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228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1.3008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1.0752in"/>
    </style:style>
    <style:style style:name="co8" style:family="table-column">
      <style:table-column-properties fo:break-before="auto" style:column-width="1.5256in"/>
    </style:style>
    <style:style style:name="co9" style:family="table-column">
      <style:table-column-properties fo:break-before="auto" style:column-width="1.2898in"/>
    </style:style>
    <style:style style:name="co10" style:family="table-column">
      <style:table-column-properties fo:break-before="auto" style:column-width="1.246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li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ype: 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2 NumServers: 3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51686" calcext:value-type="float">
            <text:p>0.951686</text:p>
          </table:table-cell>
          <table:table-cell office:value-type="float" office:value="0.020249" calcext:value-type="float">
            <text:p>0.020249</text:p>
          </table:table-cell>
          <table:table-cell office:value-type="float" office:value="0.021509" calcext:value-type="float">
            <text:p>0.021509</text:p>
          </table:table-cell>
          <table:table-cell office:value-type="float" office:value="0.011522" calcext:value-type="float">
            <text:p>0.011522</text:p>
          </table:table-cell>
          <table:table-cell office:value-type="float" office:value="53" calcext:value-type="float">
            <text:p>53</text:p>
          </table:table-cell>
          <table:table-cell office:value-type="float" office:value="1.085688" calcext:value-type="float">
            <text:p>1.085688</text:p>
          </table:table-cell>
          <table:table-cell office:value-type="float" office:value="0.020485" calcext:value-type="float">
            <text:p>0.020485</text:p>
          </table:table-cell>
          <table:table-cell office:value-type="float" office:value="0.020864" calcext:value-type="float">
            <text:p>0.020864</text:p>
          </table:table-cell>
          <table:table-cell office:value-type="float" office:value="0.020002" calcext:value-type="float">
            <text:p>0.02000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105554" calcext:value-type="float">
            <text:p>1.105554</text:p>
          </table:table-cell>
          <table:table-cell office:value-type="float" office:value="0.020473" calcext:value-type="float">
            <text:p>0.020473</text:p>
          </table:table-cell>
          <table:table-cell office:value-type="float" office:value="0.020994" calcext:value-type="float">
            <text:p>0.020994</text:p>
          </table:table-cell>
          <table:table-cell office:value-type="float" office:value="0.020012" calcext:value-type="float">
            <text:p>0.020012</text:p>
          </table:table-cell>
          <table:table-cell office:value-type="float" office:value="46" calcext:value-type="float">
            <text:p>46</text:p>
          </table:table-cell>
          <table:table-cell office:value-type="float" office:value="0.942376" calcext:value-type="float">
            <text:p>0.942376</text:p>
          </table:table-cell>
          <table:table-cell office:value-type="float" office:value="0.020486" calcext:value-type="float">
            <text:p>0.020486</text:p>
          </table:table-cell>
          <table:table-cell office:value-type="float" office:value="0.021671" calcext:value-type="float">
            <text:p>0.021671</text:p>
          </table:table-cell>
          <table:table-cell office:value-type="float" office:value="0.019165" calcext:value-type="float">
            <text:p>0.019165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Type: 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2 NumServers: 5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3713" calcext:value-type="float">
            <text:p>0.93713</text:p>
          </table:table-cell>
          <table:table-cell office:value-type="float" office:value="0.020372" calcext:value-type="float">
            <text:p>0.020372</text:p>
          </table:table-cell>
          <table:table-cell office:value-type="float" office:value="0.020654" calcext:value-type="float">
            <text:p>0.020654</text:p>
          </table:table-cell>
          <table:table-cell office:value-type="float" office:value="0.020128" calcext:value-type="float">
            <text:p>0.020128</text:p>
          </table:table-cell>
          <table:table-cell office:value-type="float" office:value="54" calcext:value-type="float">
            <text:p>54</text:p>
          </table:table-cell>
          <table:table-cell office:value-type="float" office:value="1.093196" calcext:value-type="float">
            <text:p>1.093196</text:p>
          </table:table-cell>
          <table:table-cell office:value-type="float" office:value="0.020244" calcext:value-type="float">
            <text:p>0.020244</text:p>
          </table:table-cell>
          <table:table-cell office:value-type="float" office:value="0.020763" calcext:value-type="float">
            <text:p>0.020763</text:p>
          </table:table-cell>
          <table:table-cell office:value-type="float" office:value="0.011024" calcext:value-type="float">
            <text:p>0.0110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121891" calcext:value-type="float">
            <text:p>1.121891</text:p>
          </table:table-cell>
          <table:table-cell office:value-type="float" office:value="0.020398" calcext:value-type="float">
            <text:p>0.020398</text:p>
          </table:table-cell>
          <table:table-cell office:value-type="float" office:value="0.02167" calcext:value-type="float">
            <text:p>0.02167</text:p>
          </table:table-cell>
          <table:table-cell office:value-type="float" office:value="0.019161" calcext:value-type="float">
            <text:p>0.019161</text:p>
          </table:table-cell>
          <table:table-cell office:value-type="float" office:value="45" calcext:value-type="float">
            <text:p>45</text:p>
          </table:table-cell>
          <table:table-cell office:value-type="float" office:value="0.918638" calcext:value-type="float">
            <text:p>0.918638</text:p>
          </table:table-cell>
          <table:table-cell office:value-type="float" office:value="0.020414" calcext:value-type="float">
            <text:p>0.020414</text:p>
          </table:table-cell>
          <table:table-cell office:value-type="float" office:value="0.020783" calcext:value-type="float">
            <text:p>0.020783</text:p>
          </table:table-cell>
          <table:table-cell office:value-type="float" office:value="0.020197" calcext:value-type="float">
            <text:p>0.020197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ype: 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2 NumServers: 7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312008" calcext:value-type="float">
            <text:p>1.312008</text:p>
          </table:table-cell>
          <table:table-cell office:value-type="float" office:value="0.027915" calcext:value-type="float">
            <text:p>0.027915</text:p>
          </table:table-cell>
          <table:table-cell office:value-type="float" office:value="0.061102" calcext:value-type="float">
            <text:p>0.061102</text:p>
          </table:table-cell>
          <table:table-cell office:value-type="float" office:value="0.011003" calcext:value-type="float">
            <text:p>0.011003</text:p>
          </table:table-cell>
          <table:table-cell office:value-type="float" office:value="53" calcext:value-type="float">
            <text:p>53</text:p>
          </table:table-cell>
          <table:table-cell office:value-type="float" office:value="1.503335" calcext:value-type="float">
            <text:p>1.503335</text:p>
          </table:table-cell>
          <table:table-cell office:value-type="float" office:value="0.028365" calcext:value-type="float">
            <text:p>0.028365</text:p>
          </table:table-cell>
          <table:table-cell office:value-type="float" office:value="0.060958" calcext:value-type="float">
            <text:p>0.060958</text:p>
          </table:table-cell>
          <table:table-cell office:value-type="float" office:value="0.020108" calcext:value-type="float">
            <text:p>0.02010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625189" calcext:value-type="float">
            <text:p>1.625189</text:p>
          </table:table-cell>
          <table:table-cell office:value-type="float" office:value="0.030096" calcext:value-type="float">
            <text:p>0.030096</text:p>
          </table:table-cell>
          <table:table-cell office:value-type="float" office:value="0.061042" calcext:value-type="float">
            <text:p>0.061042</text:p>
          </table:table-cell>
          <table:table-cell office:value-type="float" office:value="0.019749" calcext:value-type="float">
            <text:p>0.019749</text:p>
          </table:table-cell>
          <table:table-cell office:value-type="float" office:value="46" calcext:value-type="float">
            <text:p>46</text:p>
          </table:table-cell>
          <table:table-cell office:value-type="float" office:value="1.199872" calcext:value-type="float">
            <text:p>1.199872</text:p>
          </table:table-cell>
          <table:table-cell office:value-type="float" office:value="0.026084" calcext:value-type="float">
            <text:p>0.026084</text:p>
          </table:table-cell>
          <table:table-cell office:value-type="float" office:value="0.060978" calcext:value-type="float">
            <text:p>0.060978</text:p>
          </table:table-cell>
          <table:table-cell office:value-type="float" office:value="0.020101" calcext:value-type="float">
            <text:p>0.020101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ype: 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4 NumServers: 3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93566" calcext:value-type="float">
            <text:p>1.93566</text:p>
          </table:table-cell>
          <table:table-cell office:value-type="float" office:value="0.040326" calcext:value-type="float">
            <text:p>0.040326</text:p>
          </table:table-cell>
          <table:table-cell office:value-type="float" office:value="0.041858" calcext:value-type="float">
            <text:p>0.041858</text:p>
          </table:table-cell>
          <table:table-cell office:value-type="float" office:value="0.012397" calcext:value-type="float">
            <text:p>0.012397</text:p>
          </table:table-cell>
          <table:table-cell office:value-type="float" office:value="52" calcext:value-type="float">
            <text:p>52</text:p>
          </table:table-cell>
          <table:table-cell office:value-type="float" office:value="2.132467" calcext:value-type="float">
            <text:p>2.132467</text:p>
          </table:table-cell>
          <table:table-cell office:value-type="float" office:value="0.041009" calcext:value-type="float">
            <text:p>0.041009</text:p>
          </table:table-cell>
          <table:table-cell office:value-type="float" office:value="0.042539" calcext:value-type="float">
            <text:p>0.042539</text:p>
          </table:table-cell>
          <table:table-cell office:value-type="float" office:value="0.040574" calcext:value-type="float">
            <text:p>0.0405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049839" calcext:value-type="float">
            <text:p>2.049839</text:p>
          </table:table-cell>
          <table:table-cell office:value-type="float" office:value="0.040997" calcext:value-type="float">
            <text:p>0.040997</text:p>
          </table:table-cell>
          <table:table-cell office:value-type="float" office:value="0.041768" calcext:value-type="float">
            <text:p>0.041768</text:p>
          </table:table-cell>
          <table:table-cell office:value-type="float" office:value="0.040621" calcext:value-type="float">
            <text:p>0.040621</text:p>
          </table:table-cell>
          <table:table-cell office:value-type="float" office:value="50" calcext:value-type="float">
            <text:p>50</text:p>
          </table:table-cell>
          <table:table-cell office:value-type="float" office:value="2.028375" calcext:value-type="float">
            <text:p>2.028375</text:p>
          </table:table-cell>
          <table:table-cell office:value-type="float" office:value="0.040567" calcext:value-type="float">
            <text:p>0.040567</text:p>
          </table:table-cell>
          <table:table-cell office:value-type="float" office:value="0.041292" calcext:value-type="float">
            <text:p>0.041292</text:p>
          </table:table-cell>
          <table:table-cell office:value-type="float" office:value="0.022447" calcext:value-type="float">
            <text:p>0.02244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252669" calcext:value-type="float">
            <text:p>2.252669</text:p>
          </table:table-cell>
          <table:table-cell office:value-type="float" office:value="0.040958" calcext:value-type="float">
            <text:p>0.040958</text:p>
          </table:table-cell>
          <table:table-cell office:value-type="float" office:value="0.04161" calcext:value-type="float">
            <text:p>0.04161</text:p>
          </table:table-cell>
          <table:table-cell office:value-type="float" office:value="0.04063" calcext:value-type="float">
            <text:p>0.04063</text:p>
          </table:table-cell>
          <table:table-cell office:value-type="float" office:value="45" calcext:value-type="float">
            <text:p>45</text:p>
          </table:table-cell>
          <table:table-cell office:value-type="float" office:value="1.836796" calcext:value-type="float">
            <text:p>1.836796</text:p>
          </table:table-cell>
          <table:table-cell office:value-type="float" office:value="0.040818" calcext:value-type="float">
            <text:p>0.040818</text:p>
          </table:table-cell>
          <table:table-cell office:value-type="float" office:value="0.041484" calcext:value-type="float">
            <text:p>0.041484</text:p>
          </table:table-cell>
          <table:table-cell office:value-type="float" office:value="0.032992" calcext:value-type="float">
            <text:p>0.0329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051556" calcext:value-type="float">
            <text:p>2.051556</text:p>
          </table:table-cell>
          <table:table-cell office:value-type="float" office:value="0.041031" calcext:value-type="float">
            <text:p>0.041031</text:p>
          </table:table-cell>
          <table:table-cell office:value-type="float" office:value="0.042009" calcext:value-type="float">
            <text:p>0.042009</text:p>
          </table:table-cell>
          <table:table-cell office:value-type="float" office:value="0.04048" calcext:value-type="float">
            <text:p>0.04048</text:p>
          </table:table-cell>
          <table:table-cell office:value-type="float" office:value="50" calcext:value-type="float">
            <text:p>50</text:p>
          </table:table-cell>
          <table:table-cell office:value-type="float" office:value="2.045889" calcext:value-type="float">
            <text:p>2.045889</text:p>
          </table:table-cell>
          <table:table-cell office:value-type="float" office:value="0.040918" calcext:value-type="float">
            <text:p>0.040918</text:p>
          </table:table-cell>
          <table:table-cell office:value-type="float" office:value="0.041291" calcext:value-type="float">
            <text:p>0.041291</text:p>
          </table:table-cell>
          <table:table-cell office:value-type="float" office:value="0.040345" calcext:value-type="float">
            <text:p>0.040345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ype: 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4 NumServers: 5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92766" calcext:value-type="float">
            <text:p>1.92766</text:p>
          </table:table-cell>
          <table:table-cell office:value-type="float" office:value="0.04016" calcext:value-type="float">
            <text:p>0.04016</text:p>
          </table:table-cell>
          <table:table-cell office:value-type="float" office:value="0.041143" calcext:value-type="float">
            <text:p>0.041143</text:p>
          </table:table-cell>
          <table:table-cell office:value-type="float" office:value="0.011476" calcext:value-type="float">
            <text:p>0.011476</text:p>
          </table:table-cell>
          <table:table-cell office:value-type="float" office:value="52" calcext:value-type="float">
            <text:p>52</text:p>
          </table:table-cell>
          <table:table-cell office:value-type="float" office:value="2.123263" calcext:value-type="float">
            <text:p>2.123263</text:p>
          </table:table-cell>
          <table:table-cell office:value-type="float" office:value="0.040832" calcext:value-type="float">
            <text:p>0.040832</text:p>
          </table:table-cell>
          <table:table-cell office:value-type="float" office:value="0.041987" calcext:value-type="float">
            <text:p>0.041987</text:p>
          </table:table-cell>
          <table:table-cell office:value-type="float" office:value="0.040577" calcext:value-type="float">
            <text:p>0.0405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039664" calcext:value-type="float">
            <text:p>2.039664</text:p>
          </table:table-cell>
          <table:table-cell office:value-type="float" office:value="0.040793" calcext:value-type="float">
            <text:p>0.040793</text:p>
          </table:table-cell>
          <table:table-cell office:value-type="float" office:value="0.041387" calcext:value-type="float">
            <text:p>0.041387</text:p>
          </table:table-cell>
          <table:table-cell office:value-type="float" office:value="0.04043" calcext:value-type="float">
            <text:p>0.04043</text:p>
          </table:table-cell>
          <table:table-cell office:value-type="float" office:value="50" calcext:value-type="float">
            <text:p>50</text:p>
          </table:table-cell>
          <table:table-cell office:value-type="float" office:value="2.021463" calcext:value-type="float">
            <text:p>2.021463</text:p>
          </table:table-cell>
          <table:table-cell office:value-type="float" office:value="0.040429" calcext:value-type="float">
            <text:p>0.040429</text:p>
          </table:table-cell>
          <table:table-cell office:value-type="float" office:value="0.041807" calcext:value-type="float">
            <text:p>0.041807</text:p>
          </table:table-cell>
          <table:table-cell office:value-type="float" office:value="0.021527" calcext:value-type="float">
            <text:p>0.02152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.275655" calcext:value-type="float">
            <text:p>2.275655</text:p>
          </table:table-cell>
          <table:table-cell office:value-type="float" office:value="0.040637" calcext:value-type="float">
            <text:p>0.040637</text:p>
          </table:table-cell>
          <table:table-cell office:value-type="float" office:value="0.041983" calcext:value-type="float">
            <text:p>0.041983</text:p>
          </table:table-cell>
          <table:table-cell office:value-type="float" office:value="0.031587" calcext:value-type="float">
            <text:p>0.031587</text:p>
          </table:table-cell>
          <table:table-cell office:value-type="float" office:value="44" calcext:value-type="float">
            <text:p>44</text:p>
          </table:table-cell>
          <table:table-cell office:value-type="float" office:value="1.795277" calcext:value-type="float">
            <text:p>1.795277</text:p>
          </table:table-cell>
          <table:table-cell office:value-type="float" office:value="0.040802" calcext:value-type="float">
            <text:p>0.040802</text:p>
          </table:table-cell>
          <table:table-cell office:value-type="float" office:value="0.042249" calcext:value-type="float">
            <text:p>0.042249</text:p>
          </table:table-cell>
          <table:table-cell office:value-type="float" office:value="0.040005" calcext:value-type="float">
            <text:p>0.0400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.000577" calcext:value-type="float">
            <text:p>2.000577</text:p>
          </table:table-cell>
          <table:table-cell office:value-type="float" office:value="0.040828" calcext:value-type="float">
            <text:p>0.040828</text:p>
          </table:table-cell>
          <table:table-cell office:value-type="float" office:value="0.041495" calcext:value-type="float">
            <text:p>0.041495</text:p>
          </table:table-cell>
          <table:table-cell office:value-type="float" office:value="0.040497" calcext:value-type="float">
            <text:p>0.040497</text:p>
          </table:table-cell>
          <table:table-cell office:value-type="float" office:value="51" calcext:value-type="float">
            <text:p>51</text:p>
          </table:table-cell>
          <table:table-cell office:value-type="float" office:value="2.080732" calcext:value-type="float">
            <text:p>2.080732</text:p>
          </table:table-cell>
          <table:table-cell office:value-type="float" office:value="0.040799" calcext:value-type="float">
            <text:p>0.040799</text:p>
          </table:table-cell>
          <table:table-cell office:value-type="float" office:value="0.041841" calcext:value-type="float">
            <text:p>0.041841</text:p>
          </table:table-cell>
          <table:table-cell office:value-type="float" office:value="0.040264" calcext:value-type="float">
            <text:p>0.04026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ype: 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4 NumServers: 7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.187629" calcext:value-type="float">
            <text:p>3.187629</text:p>
          </table:table-cell>
          <table:table-cell office:value-type="float" office:value="0.067822" calcext:value-type="float">
            <text:p>0.067822</text:p>
          </table:table-cell>
          <table:table-cell office:value-type="float" office:value="0.121954" calcext:value-type="float">
            <text:p>0.121954</text:p>
          </table:table-cell>
          <table:table-cell office:value-type="float" office:value="0.040519" calcext:value-type="float">
            <text:p>0.040519</text:p>
          </table:table-cell>
          <table:table-cell office:value-type="float" office:value="53" calcext:value-type="float">
            <text:p>53</text:p>
          </table:table-cell>
          <table:table-cell office:value-type="float" office:value="3.749781" calcext:value-type="float">
            <text:p>3.749781</text:p>
          </table:table-cell>
          <table:table-cell office:value-type="float" office:value="0.070751" calcext:value-type="float">
            <text:p>0.070751</text:p>
          </table:table-cell>
          <table:table-cell office:value-type="float" office:value="0.122064" calcext:value-type="float">
            <text:p>0.122064</text:p>
          </table:table-cell>
          <table:table-cell office:value-type="float" office:value="0.011432" calcext:value-type="float">
            <text:p>0.0114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59534" calcext:value-type="float">
            <text:p>3.59534</text:p>
          </table:table-cell>
          <table:table-cell office:value-type="float" office:value="0.071907" calcext:value-type="float">
            <text:p>0.071907</text:p>
          </table:table-cell>
          <table:table-cell office:value-type="float" office:value="0.121953" calcext:value-type="float">
            <text:p>0.121953</text:p>
          </table:table-cell>
          <table:table-cell office:value-type="float" office:value="0.040003" calcext:value-type="float">
            <text:p>0.040003</text:p>
          </table:table-cell>
          <table:table-cell office:value-type="float" office:value="50" calcext:value-type="float">
            <text:p>50</text:p>
          </table:table-cell>
          <table:table-cell office:value-type="float" office:value="3.351355" calcext:value-type="float">
            <text:p>3.351355</text:p>
          </table:table-cell>
          <table:table-cell office:value-type="float" office:value="0.067027" calcext:value-type="float">
            <text:p>0.067027</text:p>
          </table:table-cell>
          <table:table-cell office:value-type="float" office:value="0.121864" calcext:value-type="float">
            <text:p>0.121864</text:p>
          </table:table-cell>
          <table:table-cell office:value-type="float" office:value="0.021549" calcext:value-type="float">
            <text:p>0.02154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.727798" calcext:value-type="float">
            <text:p>3.727798</text:p>
          </table:table-cell>
          <table:table-cell office:value-type="float" office:value="0.066568" calcext:value-type="float">
            <text:p>0.066568</text:p>
          </table:table-cell>
          <table:table-cell office:value-type="float" office:value="0.121894" calcext:value-type="float">
            <text:p>0.121894</text:p>
          </table:table-cell>
          <table:table-cell office:value-type="float" office:value="0.031402" calcext:value-type="float">
            <text:p>0.031402</text:p>
          </table:table-cell>
          <table:table-cell office:value-type="float" office:value="44" calcext:value-type="float">
            <text:p>44</text:p>
          </table:table-cell>
          <table:table-cell office:value-type="float" office:value="3.227965" calcext:value-type="float">
            <text:p>3.227965</text:p>
          </table:table-cell>
          <table:table-cell office:value-type="float" office:value="0.073363" calcext:value-type="float">
            <text:p>0.073363</text:p>
          </table:table-cell>
          <table:table-cell office:value-type="float" office:value="0.121962" calcext:value-type="float">
            <text:p>0.121962</text:p>
          </table:table-cell>
          <table:table-cell office:value-type="float" office:value="0.040415" calcext:value-type="float">
            <text:p>0.0404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615881" calcext:value-type="float">
            <text:p>3.615881</text:p>
          </table:table-cell>
          <table:table-cell office:value-type="float" office:value="0.072318" calcext:value-type="float">
            <text:p>0.072318</text:p>
          </table:table-cell>
          <table:table-cell office:value-type="float" office:value="0.121706" calcext:value-type="float">
            <text:p>0.121706</text:p>
          </table:table-cell>
          <table:table-cell office:value-type="float" office:value="0.039733" calcext:value-type="float">
            <text:p>0.039733</text:p>
          </table:table-cell>
          <table:table-cell office:value-type="float" office:value="50" calcext:value-type="float">
            <text:p>50</text:p>
          </table:table-cell>
          <table:table-cell office:value-type="float" office:value="3.351346" calcext:value-type="float">
            <text:p>3.351346</text:p>
          </table:table-cell>
          <table:table-cell office:value-type="float" office:value="0.067027" calcext:value-type="float">
            <text:p>0.067027</text:p>
          </table:table-cell>
          <table:table-cell office:value-type="float" office:value="0.121728" calcext:value-type="float">
            <text:p>0.121728</text:p>
          </table:table-cell>
          <table:table-cell office:value-type="float" office:value="0.040453" calcext:value-type="float">
            <text:p>0.040453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ype: 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8 NumServers: 3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.531126" calcext:value-type="float">
            <text:p>3.531126</text:p>
          </table:table-cell>
          <table:table-cell office:value-type="float" office:value="0.080253" calcext:value-type="float">
            <text:p>0.080253</text:p>
          </table:table-cell>
          <table:table-cell office:value-type="float" office:value="0.082347" calcext:value-type="float">
            <text:p>0.082347</text:p>
          </table:table-cell>
          <table:table-cell office:value-type="float" office:value="0.010941" calcext:value-type="float">
            <text:p>0.010941</text:p>
          </table:table-cell>
          <table:table-cell office:value-type="float" office:value="56" calcext:value-type="float">
            <text:p>56</text:p>
          </table:table-cell>
          <table:table-cell office:value-type="float" office:value="4.585681" calcext:value-type="float">
            <text:p>4.585681</text:p>
          </table:table-cell>
          <table:table-cell office:value-type="float" office:value="0.081887" calcext:value-type="float">
            <text:p>0.081887</text:p>
          </table:table-cell>
          <table:table-cell office:value-type="float" office:value="0.082814" calcext:value-type="float">
            <text:p>0.082814</text:p>
          </table:table-cell>
          <table:table-cell office:value-type="float" office:value="0.081213" calcext:value-type="float">
            <text:p>0.0812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930566" calcext:value-type="float">
            <text:p>3.930566</text:p>
          </table:table-cell>
          <table:table-cell office:value-type="float" office:value="0.081887" calcext:value-type="float">
            <text:p>0.081887</text:p>
          </table:table-cell>
          <table:table-cell office:value-type="float" office:value="0.082499" calcext:value-type="float">
            <text:p>0.082499</text:p>
          </table:table-cell>
          <table:table-cell office:value-type="float" office:value="0.081047" calcext:value-type="float">
            <text:p>0.081047</text:p>
          </table:table-cell>
          <table:table-cell office:value-type="float" office:value="52" calcext:value-type="float">
            <text:p>52</text:p>
          </table:table-cell>
          <table:table-cell office:value-type="float" office:value="4.196678" calcext:value-type="float">
            <text:p>4.196678</text:p>
          </table:table-cell>
          <table:table-cell office:value-type="float" office:value="0.080705" calcext:value-type="float">
            <text:p>0.080705</text:p>
          </table:table-cell>
          <table:table-cell office:value-type="float" office:value="0.082983" calcext:value-type="float">
            <text:p>0.082983</text:p>
          </table:table-cell>
          <table:table-cell office:value-type="float" office:value="0.021189" calcext:value-type="float">
            <text:p>0.02118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.174603" calcext:value-type="float">
            <text:p>4.174603</text:p>
          </table:table-cell>
          <table:table-cell office:value-type="float" office:value="0.081855" calcext:value-type="float">
            <text:p>0.081855</text:p>
          </table:table-cell>
          <table:table-cell office:value-type="float" office:value="0.083459" calcext:value-type="float">
            <text:p>0.083459</text:p>
          </table:table-cell>
          <table:table-cell office:value-type="float" office:value="0.079553" calcext:value-type="float">
            <text:p>0.079553</text:p>
          </table:table-cell>
          <table:table-cell office:value-type="float" office:value="49" calcext:value-type="float">
            <text:p>49</text:p>
          </table:table-cell>
          <table:table-cell office:value-type="float" office:value="3.961506" calcext:value-type="float">
            <text:p>3.961506</text:p>
          </table:table-cell>
          <table:table-cell office:value-type="float" office:value="0.080847" calcext:value-type="float">
            <text:p>0.080847</text:p>
          </table:table-cell>
          <table:table-cell office:value-type="float" office:value="0.082752" calcext:value-type="float">
            <text:p>0.082752</text:p>
          </table:table-cell>
          <table:table-cell office:value-type="float" office:value="0.031503" calcext:value-type="float">
            <text:p>0.03150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.560824" calcext:value-type="float">
            <text:p>3.560824</text:p>
          </table:table-cell>
          <table:table-cell office:value-type="float" office:value="0.080928" calcext:value-type="float">
            <text:p>0.080928</text:p>
          </table:table-cell>
          <table:table-cell office:value-type="float" office:value="0.082916" calcext:value-type="float">
            <text:p>0.082916</text:p>
          </table:table-cell>
          <table:table-cell office:value-type="float" office:value="0.041617" calcext:value-type="float">
            <text:p>0.041617</text:p>
          </table:table-cell>
          <table:table-cell office:value-type="float" office:value="56" calcext:value-type="float">
            <text:p>56</text:p>
          </table:table-cell>
          <table:table-cell office:value-type="float" office:value="4.586392" calcext:value-type="float">
            <text:p>4.586392</text:p>
          </table:table-cell>
          <table:table-cell office:value-type="float" office:value="0.0819" calcext:value-type="float">
            <text:p>0.0819</text:p>
          </table:table-cell>
          <table:table-cell office:value-type="float" office:value="0.082275" calcext:value-type="float">
            <text:p>0.082275</text:p>
          </table:table-cell>
          <table:table-cell office:value-type="float" office:value="0.081312" calcext:value-type="float">
            <text:p>0.08131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.81905" calcext:value-type="float">
            <text:p>3.81905</text:p>
          </table:table-cell>
          <table:table-cell office:value-type="float" office:value="0.081256" calcext:value-type="float">
            <text:p>0.081256</text:p>
          </table:table-cell>
          <table:table-cell office:value-type="float" office:value="0.082847" calcext:value-type="float">
            <text:p>0.082847</text:p>
          </table:table-cell>
          <table:table-cell office:value-type="float" office:value="0.051982" calcext:value-type="float">
            <text:p>0.051982</text:p>
          </table:table-cell>
          <table:table-cell office:value-type="float" office:value="53" calcext:value-type="float">
            <text:p>53</text:p>
          </table:table-cell>
          <table:table-cell office:value-type="float" office:value="4.338694" calcext:value-type="float">
            <text:p>4.338694</text:p>
          </table:table-cell>
          <table:table-cell office:value-type="float" office:value="0.081862" calcext:value-type="float">
            <text:p>0.081862</text:p>
          </table:table-cell>
          <table:table-cell office:value-type="float" office:value="0.08251" calcext:value-type="float">
            <text:p>0.08251</text:p>
          </table:table-cell>
          <table:table-cell office:value-type="float" office:value="0.080909" calcext:value-type="float">
            <text:p>0.08090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.586655" calcext:value-type="float">
            <text:p>4.586655</text:p>
          </table:table-cell>
          <table:table-cell office:value-type="float" office:value="0.081905" calcext:value-type="float">
            <text:p>0.081905</text:p>
          </table:table-cell>
          <table:table-cell office:value-type="float" office:value="0.082533" calcext:value-type="float">
            <text:p>0.082533</text:p>
          </table:table-cell>
          <table:table-cell office:value-type="float" office:value="0.081351" calcext:value-type="float">
            <text:p>0.081351</text:p>
          </table:table-cell>
          <table:table-cell office:value-type="float" office:value="44" calcext:value-type="float">
            <text:p>44</text:p>
          </table:table-cell>
          <table:table-cell office:value-type="float" office:value="3.581609" calcext:value-type="float">
            <text:p>3.581609</text:p>
          </table:table-cell>
          <table:table-cell office:value-type="float" office:value="0.0814" calcext:value-type="float">
            <text:p>0.0814</text:p>
          </table:table-cell>
          <table:table-cell office:value-type="float" office:value="0.082397" calcext:value-type="float">
            <text:p>0.082397</text:p>
          </table:table-cell>
          <table:table-cell office:value-type="float" office:value="0.062232" calcext:value-type="float">
            <text:p>0.0622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.175999" calcext:value-type="float">
            <text:p>4.175999</text:p>
          </table:table-cell>
          <table:table-cell office:value-type="float" office:value="0.081882" calcext:value-type="float">
            <text:p>0.081882</text:p>
          </table:table-cell>
          <table:table-cell office:value-type="float" office:value="0.08241" calcext:value-type="float">
            <text:p>0.08241</text:p>
          </table:table-cell>
          <table:table-cell office:value-type="float" office:value="0.081499" calcext:value-type="float">
            <text:p>0.081499</text:p>
          </table:table-cell>
          <table:table-cell office:value-type="float" office:value="49" calcext:value-type="float">
            <text:p>49</text:p>
          </table:table-cell>
          <table:table-cell office:value-type="float" office:value="4.0022" calcext:value-type="float">
            <text:p>4.0022</text:p>
          </table:table-cell>
          <table:table-cell office:value-type="float" office:value="0.081678" calcext:value-type="float">
            <text:p>0.081678</text:p>
          </table:table-cell>
          <table:table-cell office:value-type="float" office:value="0.082896" calcext:value-type="float">
            <text:p>0.082896</text:p>
          </table:table-cell>
          <table:table-cell office:value-type="float" office:value="0.072059" calcext:value-type="float">
            <text:p>0.0720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091593" calcext:value-type="float">
            <text:p>4.091593</text:p>
          </table:table-cell>
          <table:table-cell office:value-type="float" office:value="0.081832" calcext:value-type="float">
            <text:p>0.081832</text:p>
          </table:table-cell>
          <table:table-cell office:value-type="float" office:value="0.08263" calcext:value-type="float">
            <text:p>0.08263</text:p>
          </table:table-cell>
          <table:table-cell office:value-type="float" office:value="0.08059" calcext:value-type="float">
            <text:p>0.08059</text:p>
          </table:table-cell>
          <table:table-cell office:value-type="float" office:value="50" calcext:value-type="float">
            <text:p>50</text:p>
          </table:table-cell>
          <table:table-cell office:value-type="float" office:value="4.096467" calcext:value-type="float">
            <text:p>4.096467</text:p>
          </table:table-cell>
          <table:table-cell office:value-type="float" office:value="0.081929" calcext:value-type="float">
            <text:p>0.081929</text:p>
          </table:table-cell>
          <table:table-cell office:value-type="float" office:value="0.083549" calcext:value-type="float">
            <text:p>0.083549</text:p>
          </table:table-cell>
          <table:table-cell office:value-type="float" office:value="0.081471" calcext:value-type="float">
            <text:p>0.081471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ype: 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8 NumServers: 5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.509654" calcext:value-type="float">
            <text:p>3.509654</text:p>
          </table:table-cell>
          <table:table-cell office:value-type="float" office:value="0.08162" calcext:value-type="float">
            <text:p>0.08162</text:p>
          </table:table-cell>
          <table:table-cell office:value-type="float" office:value="0.082109" calcext:value-type="float">
            <text:p>0.082109</text:p>
          </table:table-cell>
          <table:table-cell office:value-type="float" office:value="0.08123" calcext:value-type="float">
            <text:p>0.08123</text:p>
          </table:table-cell>
          <table:table-cell office:value-type="float" office:value="57" calcext:value-type="float">
            <text:p>57</text:p>
          </table:table-cell>
          <table:table-cell office:value-type="float" office:value="4.58052" calcext:value-type="float">
            <text:p>4.58052</text:p>
          </table:table-cell>
          <table:table-cell office:value-type="float" office:value="0.08036" calcext:value-type="float">
            <text:p>0.08036</text:p>
          </table:table-cell>
          <table:table-cell office:value-type="float" office:value="0.082981" calcext:value-type="float">
            <text:p>0.082981</text:p>
          </table:table-cell>
          <table:table-cell office:value-type="float" office:value="0.011509" calcext:value-type="float">
            <text:p>0.01150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919812" calcext:value-type="float">
            <text:p>3.919812</text:p>
          </table:table-cell>
          <table:table-cell office:value-type="float" office:value="0.081663" calcext:value-type="float">
            <text:p>0.081663</text:p>
          </table:table-cell>
          <table:table-cell office:value-type="float" office:value="0.083811" calcext:value-type="float">
            <text:p>0.083811</text:p>
          </table:table-cell>
          <table:table-cell office:value-type="float" office:value="0.081048" calcext:value-type="float">
            <text:p>0.081048</text:p>
          </table:table-cell>
          <table:table-cell office:value-type="float" office:value="52" calcext:value-type="float">
            <text:p>52</text:p>
          </table:table-cell>
          <table:table-cell office:value-type="float" office:value="4.180384" calcext:value-type="float">
            <text:p>4.180384</text:p>
          </table:table-cell>
          <table:table-cell office:value-type="float" office:value="0.080392" calcext:value-type="float">
            <text:p>0.080392</text:p>
          </table:table-cell>
          <table:table-cell office:value-type="float" office:value="0.082433" calcext:value-type="float">
            <text:p>0.082433</text:p>
          </table:table-cell>
          <table:table-cell office:value-type="float" office:value="0.021558" calcext:value-type="float">
            <text:p>0.02155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.15898" calcext:value-type="float">
            <text:p>4.15898</text:p>
          </table:table-cell>
          <table:table-cell office:value-type="float" office:value="0.081549" calcext:value-type="float">
            <text:p>0.081549</text:p>
          </table:table-cell>
          <table:table-cell office:value-type="float" office:value="0.082312" calcext:value-type="float">
            <text:p>0.082312</text:p>
          </table:table-cell>
          <table:table-cell office:value-type="float" office:value="0.080928" calcext:value-type="float">
            <text:p>0.080928</text:p>
          </table:table-cell>
          <table:table-cell office:value-type="float" office:value="49" calcext:value-type="float">
            <text:p>49</text:p>
          </table:table-cell>
          <table:table-cell office:value-type="float" office:value="3.951136" calcext:value-type="float">
            <text:p>3.951136</text:p>
          </table:table-cell>
          <table:table-cell office:value-type="float" office:value="0.080635" calcext:value-type="float">
            <text:p>0.080635</text:p>
          </table:table-cell>
          <table:table-cell office:value-type="float" office:value="0.083504" calcext:value-type="float">
            <text:p>0.083504</text:p>
          </table:table-cell>
          <table:table-cell office:value-type="float" office:value="0.031319" calcext:value-type="float">
            <text:p>0.03131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.509748" calcext:value-type="float">
            <text:p>3.509748</text:p>
          </table:table-cell>
          <table:table-cell office:value-type="float" office:value="0.081622" calcext:value-type="float">
            <text:p>0.081622</text:p>
          </table:table-cell>
          <table:table-cell office:value-type="float" office:value="0.083282" calcext:value-type="float">
            <text:p>0.083282</text:p>
          </table:table-cell>
          <table:table-cell office:value-type="float" office:value="0.080867" calcext:value-type="float">
            <text:p>0.080867</text:p>
          </table:table-cell>
          <table:table-cell office:value-type="float" office:value="57" calcext:value-type="float">
            <text:p>57</text:p>
          </table:table-cell>
          <table:table-cell office:value-type="float" office:value="4.610427" calcext:value-type="float">
            <text:p>4.610427</text:p>
          </table:table-cell>
          <table:table-cell office:value-type="float" office:value="0.080885" calcext:value-type="float">
            <text:p>0.080885</text:p>
          </table:table-cell>
          <table:table-cell office:value-type="float" office:value="0.082469" calcext:value-type="float">
            <text:p>0.082469</text:p>
          </table:table-cell>
          <table:table-cell office:value-type="float" office:value="0.041131" calcext:value-type="float">
            <text:p>0.04113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.806022" calcext:value-type="float">
            <text:p>3.806022</text:p>
          </table:table-cell>
          <table:table-cell office:value-type="float" office:value="0.080979" calcext:value-type="float">
            <text:p>0.080979</text:p>
          </table:table-cell>
          <table:table-cell office:value-type="float" office:value="0.083168" calcext:value-type="float">
            <text:p>0.083168</text:p>
          </table:table-cell>
          <table:table-cell office:value-type="float" office:value="0.051714" calcext:value-type="float">
            <text:p>0.051714</text:p>
          </table:table-cell>
          <table:table-cell office:value-type="float" office:value="53" calcext:value-type="float">
            <text:p>53</text:p>
          </table:table-cell>
          <table:table-cell office:value-type="float" office:value="4.324613" calcext:value-type="float">
            <text:p>4.324613</text:p>
          </table:table-cell>
          <table:table-cell office:value-type="float" office:value="0.081596" calcext:value-type="float">
            <text:p>0.081596</text:p>
          </table:table-cell>
          <table:table-cell office:value-type="float" office:value="0.082215" calcext:value-type="float">
            <text:p>0.082215</text:p>
          </table:table-cell>
          <table:table-cell office:value-type="float" office:value="0.081226" calcext:value-type="float">
            <text:p>0.08122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.631073" calcext:value-type="float">
            <text:p>4.631073</text:p>
          </table:table-cell>
          <table:table-cell office:value-type="float" office:value="0.081247" calcext:value-type="float">
            <text:p>0.081247</text:p>
          </table:table-cell>
          <table:table-cell office:value-type="float" office:value="0.082994" calcext:value-type="float">
            <text:p>0.082994</text:p>
          </table:table-cell>
          <table:table-cell office:value-type="float" office:value="0.06218" calcext:value-type="float">
            <text:p>0.06218</text:p>
          </table:table-cell>
          <table:table-cell office:value-type="float" office:value="43" calcext:value-type="float">
            <text:p>43</text:p>
          </table:table-cell>
          <table:table-cell office:value-type="float" office:value="3.50991" calcext:value-type="float">
            <text:p>3.50991</text:p>
          </table:table-cell>
          <table:table-cell office:value-type="float" office:value="0.081626" calcext:value-type="float">
            <text:p>0.081626</text:p>
          </table:table-cell>
          <table:table-cell office:value-type="float" office:value="0.082669" calcext:value-type="float">
            <text:p>0.082669</text:p>
          </table:table-cell>
          <table:table-cell office:value-type="float" office:value="0.081296" calcext:value-type="float">
            <text:p>0.08129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.233343" calcext:value-type="float">
            <text:p>4.233343</text:p>
          </table:table-cell>
          <table:table-cell office:value-type="float" office:value="0.08141" calcext:value-type="float">
            <text:p>0.08141</text:p>
          </table:table-cell>
          <table:table-cell office:value-type="float" office:value="0.082566" calcext:value-type="float">
            <text:p>0.082566</text:p>
          </table:table-cell>
          <table:table-cell office:value-type="float" office:value="0.072355" calcext:value-type="float">
            <text:p>0.072355</text:p>
          </table:table-cell>
          <table:table-cell office:value-type="float" office:value="48" calcext:value-type="float">
            <text:p>48</text:p>
          </table:table-cell>
          <table:table-cell office:value-type="float" office:value="3.917598" calcext:value-type="float">
            <text:p>3.917598</text:p>
          </table:table-cell>
          <table:table-cell office:value-type="float" office:value="0.081617" calcext:value-type="float">
            <text:p>0.081617</text:p>
          </table:table-cell>
          <table:table-cell office:value-type="float" office:value="0.083255" calcext:value-type="float">
            <text:p>0.083255</text:p>
          </table:table-cell>
          <table:table-cell office:value-type="float" office:value="0.081165" calcext:value-type="float">
            <text:p>0.0811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082205" calcext:value-type="float">
            <text:p>4.082205</text:p>
          </table:table-cell>
          <table:table-cell office:value-type="float" office:value="0.081644" calcext:value-type="float">
            <text:p>0.081644</text:p>
          </table:table-cell>
          <table:table-cell office:value-type="float" office:value="0.083168" calcext:value-type="float">
            <text:p>0.083168</text:p>
          </table:table-cell>
          <table:table-cell office:value-type="float" office:value="0.081178" calcext:value-type="float">
            <text:p>0.081178</text:p>
          </table:table-cell>
          <table:table-cell office:value-type="float" office:value="50" calcext:value-type="float">
            <text:p>50</text:p>
          </table:table-cell>
          <table:table-cell office:value-type="float" office:value="4.078319" calcext:value-type="float">
            <text:p>4.078319</text:p>
          </table:table-cell>
          <table:table-cell office:value-type="float" office:value="0.081566" calcext:value-type="float">
            <text:p>0.081566</text:p>
          </table:table-cell>
          <table:table-cell office:value-type="float" office:value="0.081871" calcext:value-type="float">
            <text:p>0.081871</text:p>
          </table:table-cell>
          <table:table-cell office:value-type="float" office:value="0.081118" calcext:value-type="float">
            <text:p>0.081118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Type: 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8 NumServers: 7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.10097" calcext:value-type="float">
            <text:p>5.10097</text:p>
          </table:table-cell>
          <table:table-cell office:value-type="float" office:value="0.118627" calcext:value-type="float">
            <text:p>0.118627</text:p>
          </table:table-cell>
          <table:table-cell office:value-type="float" office:value="0.223033" calcext:value-type="float">
            <text:p>0.223033</text:p>
          </table:table-cell>
          <table:table-cell office:value-type="float" office:value="0.081174" calcext:value-type="float">
            <text:p>0.081174</text:p>
          </table:table-cell>
          <table:table-cell office:value-type="float" office:value="57" calcext:value-type="float">
            <text:p>57</text:p>
          </table:table-cell>
          <table:table-cell office:value-type="float" office:value="6.692099" calcext:value-type="float">
            <text:p>6.692099</text:p>
          </table:table-cell>
          <table:table-cell office:value-type="float" office:value="0.117405" calcext:value-type="float">
            <text:p>0.117405</text:p>
          </table:table-cell>
          <table:table-cell office:value-type="float" office:value="0.243029" calcext:value-type="float">
            <text:p>0.243029</text:p>
          </table:table-cell>
          <table:table-cell office:value-type="float" office:value="0.011439" calcext:value-type="float">
            <text:p>0.01143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.750437" calcext:value-type="float">
            <text:p>5.750437</text:p>
          </table:table-cell>
          <table:table-cell office:value-type="float" office:value="0.117356" calcext:value-type="float">
            <text:p>0.117356</text:p>
          </table:table-cell>
          <table:table-cell office:value-type="float" office:value="0.243333" calcext:value-type="float">
            <text:p>0.243333</text:p>
          </table:table-cell>
          <table:table-cell office:value-type="float" office:value="0.041661" calcext:value-type="float">
            <text:p>0.041661</text:p>
          </table:table-cell>
          <table:table-cell office:value-type="float" office:value="51" calcext:value-type="float">
            <text:p>51</text:p>
          </table:table-cell>
          <table:table-cell office:value-type="float" office:value="6.0534" calcext:value-type="float">
            <text:p>6.0534</text:p>
          </table:table-cell>
          <table:table-cell office:value-type="float" office:value="0.118694" calcext:value-type="float">
            <text:p>0.118694</text:p>
          </table:table-cell>
          <table:table-cell office:value-type="float" office:value="0.243047" calcext:value-type="float">
            <text:p>0.243047</text:p>
          </table:table-cell>
          <table:table-cell office:value-type="float" office:value="0.080993" calcext:value-type="float">
            <text:p>0.08099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.330428" calcext:value-type="float">
            <text:p>6.330428</text:p>
          </table:table-cell>
          <table:table-cell office:value-type="float" office:value="0.121739" calcext:value-type="float">
            <text:p>0.121739</text:p>
          </table:table-cell>
          <table:table-cell office:value-type="float" office:value="0.243228" calcext:value-type="float">
            <text:p>0.243228</text:p>
          </table:table-cell>
          <table:table-cell office:value-type="float" office:value="0.072205" calcext:value-type="float">
            <text:p>0.072205</text:p>
          </table:table-cell>
          <table:table-cell office:value-type="float" office:value="48" calcext:value-type="float">
            <text:p>48</text:p>
          </table:table-cell>
          <table:table-cell office:value-type="float" office:value="5.504168" calcext:value-type="float">
            <text:p>5.504168</text:p>
          </table:table-cell>
          <table:table-cell office:value-type="float" office:value="0.11467" calcext:value-type="float">
            <text:p>0.11467</text:p>
          </table:table-cell>
          <table:table-cell office:value-type="float" office:value="0.243293" calcext:value-type="float">
            <text:p>0.243293</text:p>
          </table:table-cell>
          <table:table-cell office:value-type="float" office:value="0.080963" calcext:value-type="float">
            <text:p>0.08096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.420883" calcext:value-type="float">
            <text:p>5.420883</text:p>
          </table:table-cell>
          <table:table-cell office:value-type="float" office:value="0.126067" calcext:value-type="float">
            <text:p>0.126067</text:p>
          </table:table-cell>
          <table:table-cell office:value-type="float" office:value="0.243204" calcext:value-type="float">
            <text:p>0.243204</text:p>
          </table:table-cell>
          <table:table-cell office:value-type="float" office:value="0.080218" calcext:value-type="float">
            <text:p>0.080218</text:p>
          </table:table-cell>
          <table:table-cell office:value-type="float" office:value="57" calcext:value-type="float">
            <text:p>57</text:p>
          </table:table-cell>
          <table:table-cell office:value-type="float" office:value="6.443195" calcext:value-type="float">
            <text:p>6.443195</text:p>
          </table:table-cell>
          <table:table-cell office:value-type="float" office:value="0.113039" calcext:value-type="float">
            <text:p>0.113039</text:p>
          </table:table-cell>
          <table:table-cell office:value-type="float" office:value="0.243146" calcext:value-type="float">
            <text:p>0.243146</text:p>
          </table:table-cell>
          <table:table-cell office:value-type="float" office:value="0.080942" calcext:value-type="float">
            <text:p>0.08094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.262525" calcext:value-type="float">
            <text:p>5.262525</text:p>
          </table:table-cell>
          <table:table-cell office:value-type="float" office:value="0.114403" calcext:value-type="float">
            <text:p>0.114403</text:p>
          </table:table-cell>
          <table:table-cell office:value-type="float" office:value="0.243165" calcext:value-type="float">
            <text:p>0.243165</text:p>
          </table:table-cell>
          <table:table-cell office:value-type="float" office:value="0.08106" calcext:value-type="float">
            <text:p>0.08106</text:p>
          </table:table-cell>
          <table:table-cell office:value-type="float" office:value="54" calcext:value-type="float">
            <text:p>54</text:p>
          </table:table-cell>
          <table:table-cell office:value-type="float" office:value="6.632558" calcext:value-type="float">
            <text:p>6.632558</text:p>
          </table:table-cell>
          <table:table-cell office:value-type="float" office:value="0.122825" calcext:value-type="float">
            <text:p>0.122825</text:p>
          </table:table-cell>
          <table:table-cell office:value-type="float" office:value="0.243141" calcext:value-type="float">
            <text:p>0.243141</text:p>
          </table:table-cell>
          <table:table-cell office:value-type="float" office:value="0.080907" calcext:value-type="float">
            <text:p>0.08090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.643792" calcext:value-type="float">
            <text:p>6.643792</text:p>
          </table:table-cell>
          <table:table-cell office:value-type="float" office:value="0.118639" calcext:value-type="float">
            <text:p>0.118639</text:p>
          </table:table-cell>
          <table:table-cell office:value-type="float" office:value="0.243155" calcext:value-type="float">
            <text:p>0.243155</text:p>
          </table:table-cell>
          <table:table-cell office:value-type="float" office:value="0.080844" calcext:value-type="float">
            <text:p>0.080844</text:p>
          </table:table-cell>
          <table:table-cell office:value-type="float" office:value="44" calcext:value-type="float">
            <text:p>44</text:p>
          </table:table-cell>
          <table:table-cell office:value-type="float" office:value="5.2809" calcext:value-type="float">
            <text:p>5.2809</text:p>
          </table:table-cell>
          <table:table-cell office:value-type="float" office:value="0.12002" calcext:value-type="float">
            <text:p>0.12002</text:p>
          </table:table-cell>
          <table:table-cell office:value-type="float" office:value="0.243066" calcext:value-type="float">
            <text:p>0.243066</text:p>
          </table:table-cell>
          <table:table-cell office:value-type="float" office:value="0.081142" calcext:value-type="float">
            <text:p>0.08114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.065907" calcext:value-type="float">
            <text:p>6.065907</text:p>
          </table:table-cell>
          <table:table-cell office:value-type="float" office:value="0.116652" calcext:value-type="float">
            <text:p>0.116652</text:p>
          </table:table-cell>
          <table:table-cell office:value-type="float" office:value="0.202549" calcext:value-type="float">
            <text:p>0.202549</text:p>
          </table:table-cell>
          <table:table-cell office:value-type="float" office:value="0.080586" calcext:value-type="float">
            <text:p>0.080586</text:p>
          </table:table-cell>
          <table:table-cell office:value-type="float" office:value="48" calcext:value-type="float">
            <text:p>48</text:p>
          </table:table-cell>
          <table:table-cell office:value-type="float" office:value="5.86893" calcext:value-type="float">
            <text:p>5.86893</text:p>
          </table:table-cell>
          <table:table-cell office:value-type="float" office:value="0.122269" calcext:value-type="float">
            <text:p>0.122269</text:p>
          </table:table-cell>
          <table:table-cell office:value-type="float" office:value="0.243622" calcext:value-type="float">
            <text:p>0.243622</text:p>
          </table:table-cell>
          <table:table-cell office:value-type="float" office:value="0.08091" calcext:value-type="float">
            <text:p>0.080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769555" calcext:value-type="float">
            <text:p>5.769555</text:p>
          </table:table-cell>
          <table:table-cell office:value-type="float" office:value="0.115391" calcext:value-type="float">
            <text:p>0.115391</text:p>
          </table:table-cell>
          <table:table-cell office:value-type="float" office:value="0.243379" calcext:value-type="float">
            <text:p>0.243379</text:p>
          </table:table-cell>
          <table:table-cell office:value-type="float" office:value="0.080844" calcext:value-type="float">
            <text:p>0.080844</text:p>
          </table:table-cell>
          <table:table-cell office:value-type="float" office:value="50" calcext:value-type="float">
            <text:p>50</text:p>
          </table:table-cell>
          <table:table-cell office:value-type="float" office:value="6.17534" calcext:value-type="float">
            <text:p>6.17534</text:p>
          </table:table-cell>
          <table:table-cell office:value-type="float" office:value="0.123507" calcext:value-type="float">
            <text:p>0.123507</text:p>
          </table:table-cell>
          <table:table-cell office:value-type="float" office:value="0.24343" calcext:value-type="float">
            <text:p>0.24343</text:p>
          </table:table-cell>
          <table:table-cell office:value-type="float" office:value="0.081105" calcext:value-type="float">
            <text:p>0.081105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Type: 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16 NumServers: 3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.86606" calcext:value-type="float">
            <text:p>7.86606</text:p>
          </table:table-cell>
          <table:table-cell office:value-type="float" office:value="0.160532" calcext:value-type="float">
            <text:p>0.160532</text:p>
          </table:table-cell>
          <table:table-cell office:value-type="float" office:value="0.16437" calcext:value-type="float">
            <text:p>0.16437</text:p>
          </table:table-cell>
          <table:table-cell office:value-type="float" office:value="0.012506" calcext:value-type="float">
            <text:p>0.012506</text:p>
          </table:table-cell>
          <table:table-cell office:value-type="float" office:value="51" calcext:value-type="float">
            <text:p>51</text:p>
          </table:table-cell>
          <table:table-cell office:value-type="float" office:value="8.352378" calcext:value-type="float">
            <text:p>8.352378</text:p>
          </table:table-cell>
          <table:table-cell office:value-type="float" office:value="0.163772" calcext:value-type="float">
            <text:p>0.163772</text:p>
          </table:table-cell>
          <table:table-cell office:value-type="float" office:value="0.166007" calcext:value-type="float">
            <text:p>0.166007</text:p>
          </table:table-cell>
          <table:table-cell office:value-type="float" office:value="0.162498" calcext:value-type="float">
            <text:p>0.16249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.553304" calcext:value-type="float">
            <text:p>7.553304</text:p>
          </table:table-cell>
          <table:table-cell office:value-type="float" office:value="0.160709" calcext:value-type="float">
            <text:p>0.160709</text:p>
          </table:table-cell>
          <table:table-cell office:value-type="float" office:value="0.164261" calcext:value-type="float">
            <text:p>0.164261</text:p>
          </table:table-cell>
          <table:table-cell office:value-type="float" office:value="0.022322" calcext:value-type="float">
            <text:p>0.022322</text:p>
          </table:table-cell>
          <table:table-cell office:value-type="float" office:value="53" calcext:value-type="float">
            <text:p>53</text:p>
          </table:table-cell>
          <table:table-cell office:value-type="float" office:value="8.675165" calcext:value-type="float">
            <text:p>8.675165</text:p>
          </table:table-cell>
          <table:table-cell office:value-type="float" office:value="0.163682" calcext:value-type="float">
            <text:p>0.163682</text:p>
          </table:table-cell>
          <table:table-cell office:value-type="float" office:value="0.164284" calcext:value-type="float">
            <text:p>0.164284</text:p>
          </table:table-cell>
          <table:table-cell office:value-type="float" office:value="0.162464" calcext:value-type="float">
            <text:p>0.16246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.675162" calcext:value-type="float">
            <text:p>8.675162</text:p>
          </table:table-cell>
          <table:table-cell office:value-type="float" office:value="0.163682" calcext:value-type="float">
            <text:p>0.163682</text:p>
          </table:table-cell>
          <table:table-cell office:value-type="float" office:value="0.165032" calcext:value-type="float">
            <text:p>0.165032</text:p>
          </table:table-cell>
          <table:table-cell office:value-type="float" office:value="0.162167" calcext:value-type="float">
            <text:p>0.162167</text:p>
          </table:table-cell>
          <table:table-cell office:value-type="float" office:value="47" calcext:value-type="float">
            <text:p>47</text:p>
          </table:table-cell>
          <table:table-cell office:value-type="float" office:value="7.561475" calcext:value-type="float">
            <text:p>7.561475</text:p>
          </table:table-cell>
          <table:table-cell office:value-type="float" office:value="0.160882" calcext:value-type="float">
            <text:p>0.160882</text:p>
          </table:table-cell>
          <table:table-cell office:value-type="float" office:value="0.164367" calcext:value-type="float">
            <text:p>0.164367</text:p>
          </table:table-cell>
          <table:table-cell office:value-type="float" office:value="0.031946" calcext:value-type="float">
            <text:p>0.0319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.042158" calcext:value-type="float">
            <text:p>7.042158</text:p>
          </table:table-cell>
          <table:table-cell office:value-type="float" office:value="0.163771" calcext:value-type="float">
            <text:p>0.163771</text:p>
          </table:table-cell>
          <table:table-cell office:value-type="float" office:value="0.16464" calcext:value-type="float">
            <text:p>0.16464</text:p>
          </table:table-cell>
          <table:table-cell office:value-type="float" office:value="0.162761" calcext:value-type="float">
            <text:p>0.162761</text:p>
          </table:table-cell>
          <table:table-cell office:value-type="float" office:value="57" calcext:value-type="float">
            <text:p>57</text:p>
          </table:table-cell>
          <table:table-cell office:value-type="float" office:value="9.206717" calcext:value-type="float">
            <text:p>9.206717</text:p>
          </table:table-cell>
          <table:table-cell office:value-type="float" office:value="0.161521" calcext:value-type="float">
            <text:p>0.161521</text:p>
          </table:table-cell>
          <table:table-cell office:value-type="float" office:value="0.164379" calcext:value-type="float">
            <text:p>0.164379</text:p>
          </table:table-cell>
          <table:table-cell office:value-type="float" office:value="0.042709" calcext:value-type="float">
            <text:p>0.04270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.015458" calcext:value-type="float">
            <text:p>8.015458</text:p>
          </table:table-cell>
          <table:table-cell office:value-type="float" office:value="0.163581" calcext:value-type="float">
            <text:p>0.163581</text:p>
          </table:table-cell>
          <table:table-cell office:value-type="float" office:value="0.164711" calcext:value-type="float">
            <text:p>0.164711</text:p>
          </table:table-cell>
          <table:table-cell office:value-type="float" office:value="0.162434" calcext:value-type="float">
            <text:p>0.162434</text:p>
          </table:table-cell>
          <table:table-cell office:value-type="float" office:value="51" calcext:value-type="float">
            <text:p>51</text:p>
          </table:table-cell>
          <table:table-cell office:value-type="float" office:value="8.242731" calcext:value-type="float">
            <text:p>8.242731</text:p>
          </table:table-cell>
          <table:table-cell office:value-type="float" office:value="0.161622" calcext:value-type="float">
            <text:p>0.161622</text:p>
          </table:table-cell>
          <table:table-cell office:value-type="float" office:value="0.165504" calcext:value-type="float">
            <text:p>0.165504</text:p>
          </table:table-cell>
          <table:table-cell office:value-type="float" office:value="0.051799" calcext:value-type="float">
            <text:p>0.05179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.168837" calcext:value-type="float">
            <text:p>9.168837</text:p>
          </table:table-cell>
          <table:table-cell office:value-type="float" office:value="0.163729" calcext:value-type="float">
            <text:p>0.163729</text:p>
          </table:table-cell>
          <table:table-cell office:value-type="float" office:value="0.165323" calcext:value-type="float">
            <text:p>0.165323</text:p>
          </table:table-cell>
          <table:table-cell office:value-type="float" office:value="0.162493" calcext:value-type="float">
            <text:p>0.162493</text:p>
          </table:table-cell>
          <table:table-cell office:value-type="float" office:value="44" calcext:value-type="float">
            <text:p>44</text:p>
          </table:table-cell>
          <table:table-cell office:value-type="float" office:value="7.099217" calcext:value-type="float">
            <text:p>7.099217</text:p>
          </table:table-cell>
          <table:table-cell office:value-type="float" office:value="0.161346" calcext:value-type="float">
            <text:p>0.161346</text:p>
          </table:table-cell>
          <table:table-cell office:value-type="float" office:value="0.164165" calcext:value-type="float">
            <text:p>0.164165</text:p>
          </table:table-cell>
          <table:table-cell office:value-type="float" office:value="0.061655" calcext:value-type="float">
            <text:p>0.06165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.655185" calcext:value-type="float">
            <text:p>9.655185</text:p>
          </table:table-cell>
          <table:table-cell office:value-type="float" office:value="0.163647" calcext:value-type="float">
            <text:p>0.163647</text:p>
          </table:table-cell>
          <table:table-cell office:value-type="float" office:value="0.164321" calcext:value-type="float">
            <text:p>0.164321</text:p>
          </table:table-cell>
          <table:table-cell office:value-type="float" office:value="0.162573" calcext:value-type="float">
            <text:p>0.162573</text:p>
          </table:table-cell>
          <table:table-cell office:value-type="float" office:value="41" calcext:value-type="float">
            <text:p>41</text:p>
          </table:table-cell>
          <table:table-cell office:value-type="float" office:value="6.622743" calcext:value-type="float">
            <text:p>6.622743</text:p>
          </table:table-cell>
          <table:table-cell office:value-type="float" office:value="0.16153" calcext:value-type="float">
            <text:p>0.16153</text:p>
          </table:table-cell>
          <table:table-cell office:value-type="float" office:value="0.165659" calcext:value-type="float">
            <text:p>0.165659</text:p>
          </table:table-cell>
          <table:table-cell office:value-type="float" office:value="0.071516" calcext:value-type="float">
            <text:p>0.07151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.510712" calcext:value-type="float">
            <text:p>8.510712</text:p>
          </table:table-cell>
          <table:table-cell office:value-type="float" office:value="0.163668" calcext:value-type="float">
            <text:p>0.163668</text:p>
          </table:table-cell>
          <table:table-cell office:value-type="float" office:value="0.164455" calcext:value-type="float">
            <text:p>0.164455</text:p>
          </table:table-cell>
          <table:table-cell office:value-type="float" office:value="0.162391" calcext:value-type="float">
            <text:p>0.162391</text:p>
          </table:table-cell>
          <table:table-cell office:value-type="float" office:value="48" calcext:value-type="float">
            <text:p>48</text:p>
          </table:table-cell>
          <table:table-cell office:value-type="float" office:value="7.778792" calcext:value-type="float">
            <text:p>7.778792</text:p>
          </table:table-cell>
          <table:table-cell office:value-type="float" office:value="0.162058" calcext:value-type="float">
            <text:p>0.162058</text:p>
          </table:table-cell>
          <table:table-cell office:value-type="float" office:value="0.165001" calcext:value-type="float">
            <text:p>0.165001</text:p>
          </table:table-cell>
          <table:table-cell office:value-type="float" office:value="0.084235" calcext:value-type="float">
            <text:p>0.0842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.835773" calcext:value-type="float">
            <text:p>8.835773</text:p>
          </table:table-cell>
          <table:table-cell office:value-type="float" office:value="0.163625" calcext:value-type="float">
            <text:p>0.163625</text:p>
          </table:table-cell>
          <table:table-cell office:value-type="float" office:value="0.164204" calcext:value-type="float">
            <text:p>0.164204</text:p>
          </table:table-cell>
          <table:table-cell office:value-type="float" office:value="0.162178" calcext:value-type="float">
            <text:p>0.162178</text:p>
          </table:table-cell>
          <table:table-cell office:value-type="float" office:value="46" calcext:value-type="float">
            <text:p>46</text:p>
          </table:table-cell>
          <table:table-cell office:value-type="float" office:value="7.461347" calcext:value-type="float">
            <text:p>7.461347</text:p>
          </table:table-cell>
          <table:table-cell office:value-type="float" office:value="0.162203" calcext:value-type="float">
            <text:p>0.162203</text:p>
          </table:table-cell>
          <table:table-cell office:value-type="float" office:value="0.164635" calcext:value-type="float">
            <text:p>0.164635</text:p>
          </table:table-cell>
          <table:table-cell office:value-type="float" office:value="0.092951" calcext:value-type="float">
            <text:p>0.0929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.614411" calcext:value-type="float">
            <text:p>8.614411</text:p>
          </table:table-cell>
          <table:table-cell office:value-type="float" office:value="0.162536" calcext:value-type="float">
            <text:p>0.162536</text:p>
          </table:table-cell>
          <table:table-cell office:value-type="float" office:value="0.166415" calcext:value-type="float">
            <text:p>0.166415</text:p>
          </table:table-cell>
          <table:table-cell office:value-type="float" office:value="0.102771" calcext:value-type="float">
            <text:p>0.102771</text:p>
          </table:table-cell>
          <table:table-cell office:value-type="float" office:value="47" calcext:value-type="float">
            <text:p>47</text:p>
          </table:table-cell>
          <table:table-cell office:value-type="float" office:value="7.694086" calcext:value-type="float">
            <text:p>7.694086</text:p>
          </table:table-cell>
          <table:table-cell office:value-type="float" office:value="0.163704" calcext:value-type="float">
            <text:p>0.163704</text:p>
          </table:table-cell>
          <table:table-cell office:value-type="float" office:value="0.165009" calcext:value-type="float">
            <text:p>0.165009</text:p>
          </table:table-cell>
          <table:table-cell office:value-type="float" office:value="0.162859" calcext:value-type="float">
            <text:p>0.1628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.113685" calcext:value-type="float">
            <text:p>9.113685</text:p>
          </table:table-cell>
          <table:table-cell office:value-type="float" office:value="0.162744" calcext:value-type="float">
            <text:p>0.162744</text:p>
          </table:table-cell>
          <table:table-cell office:value-type="float" office:value="0.164711" calcext:value-type="float">
            <text:p>0.164711</text:p>
          </table:table-cell>
          <table:table-cell office:value-type="float" office:value="0.113733" calcext:value-type="float">
            <text:p>0.113733</text:p>
          </table:table-cell>
          <table:table-cell office:value-type="float" office:value="44" calcext:value-type="float">
            <text:p>44</text:p>
          </table:table-cell>
          <table:table-cell office:value-type="float" office:value="7.204044" calcext:value-type="float">
            <text:p>7.204044</text:p>
          </table:table-cell>
          <table:table-cell office:value-type="float" office:value="0.163728" calcext:value-type="float">
            <text:p>0.163728</text:p>
          </table:table-cell>
          <table:table-cell office:value-type="float" office:value="0.164355" calcext:value-type="float">
            <text:p>0.164355</text:p>
          </table:table-cell>
          <table:table-cell office:value-type="float" office:value="0.162608" calcext:value-type="float">
            <text:p>0.16260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.326487" calcext:value-type="float">
            <text:p>7.326487</text:p>
          </table:table-cell>
          <table:table-cell office:value-type="float" office:value="0.162811" calcext:value-type="float">
            <text:p>0.162811</text:p>
          </table:table-cell>
          <table:table-cell office:value-type="float" office:value="0.1644" calcext:value-type="float">
            <text:p>0.1644</text:p>
          </table:table-cell>
          <table:table-cell office:value-type="float" office:value="0.123158" calcext:value-type="float">
            <text:p>0.123158</text:p>
          </table:table-cell>
          <table:table-cell office:value-type="float" office:value="55" calcext:value-type="float">
            <text:p>55</text:p>
          </table:table-cell>
          <table:table-cell office:value-type="float" office:value="9.001867" calcext:value-type="float">
            <text:p>9.001867</text:p>
          </table:table-cell>
          <table:table-cell office:value-type="float" office:value="0.16367" calcext:value-type="float">
            <text:p>0.16367</text:p>
          </table:table-cell>
          <table:table-cell office:value-type="float" office:value="0.164565" calcext:value-type="float">
            <text:p>0.164565</text:p>
          </table:table-cell>
          <table:table-cell office:value-type="float" office:value="0.162628" calcext:value-type="float">
            <text:p>0.1626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.349813" calcext:value-type="float">
            <text:p>8.349813</text:p>
          </table:table-cell>
          <table:table-cell office:value-type="float" office:value="0.163722" calcext:value-type="float">
            <text:p>0.163722</text:p>
          </table:table-cell>
          <table:table-cell office:value-type="float" office:value="0.16442" calcext:value-type="float">
            <text:p>0.16442</text:p>
          </table:table-cell>
          <table:table-cell office:value-type="float" office:value="0.162776" calcext:value-type="float">
            <text:p>0.162776</text:p>
          </table:table-cell>
          <table:table-cell office:value-type="float" office:value="49" calcext:value-type="float">
            <text:p>49</text:p>
          </table:table-cell>
          <table:table-cell office:value-type="float" office:value="7.989066" calcext:value-type="float">
            <text:p>7.989066</text:p>
          </table:table-cell>
          <table:table-cell office:value-type="float" office:value="0.163042" calcext:value-type="float">
            <text:p>0.163042</text:p>
          </table:table-cell>
          <table:table-cell office:value-type="float" office:value="0.165058" calcext:value-type="float">
            <text:p>0.165058</text:p>
          </table:table-cell>
          <table:table-cell office:value-type="float" office:value="0.133276" calcext:value-type="float">
            <text:p>0.13327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.678469" calcext:value-type="float">
            <text:p>8.678469</text:p>
          </table:table-cell>
          <table:table-cell office:value-type="float" office:value="0.163745" calcext:value-type="float">
            <text:p>0.163745</text:p>
          </table:table-cell>
          <table:table-cell office:value-type="float" office:value="0.164451" calcext:value-type="float">
            <text:p>0.164451</text:p>
          </table:table-cell>
          <table:table-cell office:value-type="float" office:value="0.16283" calcext:value-type="float">
            <text:p>0.16283</text:p>
          </table:table-cell>
          <table:table-cell office:value-type="float" office:value="47" calcext:value-type="float">
            <text:p>47</text:p>
          </table:table-cell>
          <table:table-cell office:value-type="float" office:value="7.671574" calcext:value-type="float">
            <text:p>7.671574</text:p>
          </table:table-cell>
          <table:table-cell office:value-type="float" office:value="0.163225" calcext:value-type="float">
            <text:p>0.163225</text:p>
          </table:table-cell>
          <table:table-cell office:value-type="float" office:value="0.164275" calcext:value-type="float">
            <text:p>0.164275</text:p>
          </table:table-cell>
          <table:table-cell office:value-type="float" office:value="0.144281" calcext:value-type="float">
            <text:p>0.14428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.87575" calcext:value-type="float">
            <text:p>6.87575</text:p>
          </table:table-cell>
          <table:table-cell office:value-type="float" office:value="0.163708" calcext:value-type="float">
            <text:p>0.163708</text:p>
          </table:table-cell>
          <table:table-cell office:value-type="float" office:value="0.164426" calcext:value-type="float">
            <text:p>0.164426</text:p>
          </table:table-cell>
          <table:table-cell office:value-type="float" office:value="0.162361" calcext:value-type="float">
            <text:p>0.162361</text:p>
          </table:table-cell>
          <table:table-cell office:value-type="float" office:value="58" calcext:value-type="float">
            <text:p>58</text:p>
          </table:table-cell>
          <table:table-cell office:value-type="float" office:value="9.483921" calcext:value-type="float">
            <text:p>9.483921</text:p>
          </table:table-cell>
          <table:table-cell office:value-type="float" office:value="0.163516" calcext:value-type="float">
            <text:p>0.163516</text:p>
          </table:table-cell>
          <table:table-cell office:value-type="float" office:value="0.164378" calcext:value-type="float">
            <text:p>0.164378</text:p>
          </table:table-cell>
          <table:table-cell office:value-type="float" office:value="0.154187" calcext:value-type="float">
            <text:p>0.15418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.367152" calcext:value-type="float">
            <text:p>7.367152</text:p>
          </table:table-cell>
          <table:table-cell office:value-type="float" office:value="0.163714" calcext:value-type="float">
            <text:p>0.163714</text:p>
          </table:table-cell>
          <table:table-cell office:value-type="float" office:value="0.164303" calcext:value-type="float">
            <text:p>0.164303</text:p>
          </table:table-cell>
          <table:table-cell office:value-type="float" office:value="0.162567" calcext:value-type="float">
            <text:p>0.162567</text:p>
          </table:table-cell>
          <table:table-cell office:value-type="float" office:value="55" calcext:value-type="float">
            <text:p>55</text:p>
          </table:table-cell>
          <table:table-cell office:value-type="float" office:value="9.002171" calcext:value-type="float">
            <text:p>9.002171</text:p>
          </table:table-cell>
          <table:table-cell office:value-type="float" office:value="0.163676" calcext:value-type="float">
            <text:p>0.163676</text:p>
          </table:table-cell>
          <table:table-cell office:value-type="float" office:value="0.164412" calcext:value-type="float">
            <text:p>0.164412</text:p>
          </table:table-cell>
          <table:table-cell office:value-type="float" office:value="0.162633" calcext:value-type="float">
            <text:p>0.162633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ype: 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16 NumServers: 5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.967734" calcext:value-type="float">
            <text:p>7.967734</text:p>
          </table:table-cell>
          <table:table-cell office:value-type="float" office:value="0.162607" calcext:value-type="float">
            <text:p>0.162607</text:p>
          </table:table-cell>
          <table:table-cell office:value-type="float" office:value="0.20363" calcext:value-type="float">
            <text:p>0.20363</text:p>
          </table:table-cell>
          <table:table-cell office:value-type="float" office:value="0.011326" calcext:value-type="float">
            <text:p>0.011326</text:p>
          </table:table-cell>
          <table:table-cell office:value-type="float" office:value="51" calcext:value-type="float">
            <text:p>51</text:p>
          </table:table-cell>
          <table:table-cell office:value-type="float" office:value="8.39277" calcext:value-type="float">
            <text:p>8.39277</text:p>
          </table:table-cell>
          <table:table-cell office:value-type="float" office:value="0.164564" calcext:value-type="float">
            <text:p>0.164564</text:p>
          </table:table-cell>
          <table:table-cell office:value-type="float" office:value="0.184139" calcext:value-type="float">
            <text:p>0.184139</text:p>
          </table:table-cell>
          <table:table-cell office:value-type="float" office:value="0.161577" calcext:value-type="float">
            <text:p>0.16157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.542771" calcext:value-type="float">
            <text:p>7.542771</text:p>
          </table:table-cell>
          <table:table-cell office:value-type="float" office:value="0.163973" calcext:value-type="float">
            <text:p>0.163973</text:p>
          </table:table-cell>
          <table:table-cell office:value-type="float" office:value="0.183096" calcext:value-type="float">
            <text:p>0.183096</text:p>
          </table:table-cell>
          <table:table-cell office:value-type="float" office:value="0.162032" calcext:value-type="float">
            <text:p>0.162032</text:p>
          </table:table-cell>
          <table:table-cell office:value-type="float" office:value="54" calcext:value-type="float">
            <text:p>54</text:p>
          </table:table-cell>
          <table:table-cell office:value-type="float" office:value="8.827919" calcext:value-type="float">
            <text:p>8.827919</text:p>
          </table:table-cell>
          <table:table-cell office:value-type="float" office:value="0.16348" calcext:value-type="float">
            <text:p>0.16348</text:p>
          </table:table-cell>
          <table:table-cell office:value-type="float" office:value="0.203715" calcext:value-type="float">
            <text:p>0.203715</text:p>
          </table:table-cell>
          <table:table-cell office:value-type="float" office:value="0.021826" calcext:value-type="float">
            <text:p>0.02182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.794931" calcext:value-type="float">
            <text:p>8.794931</text:p>
          </table:table-cell>
          <table:table-cell office:value-type="float" office:value="0.162869" calcext:value-type="float">
            <text:p>0.162869</text:p>
          </table:table-cell>
          <table:table-cell office:value-type="float" office:value="0.18338" calcext:value-type="float">
            <text:p>0.18338</text:p>
          </table:table-cell>
          <table:table-cell office:value-type="float" office:value="0.031602" calcext:value-type="float">
            <text:p>0.031602</text:p>
          </table:table-cell>
          <table:table-cell office:value-type="float" office:value="46" calcext:value-type="float">
            <text:p>46</text:p>
          </table:table-cell>
          <table:table-cell office:value-type="float" office:value="7.586376" calcext:value-type="float">
            <text:p>7.586376</text:p>
          </table:table-cell>
          <table:table-cell office:value-type="float" office:value="0.164921" calcext:value-type="float">
            <text:p>0.164921</text:p>
          </table:table-cell>
          <table:table-cell office:value-type="float" office:value="0.203654" calcext:value-type="float">
            <text:p>0.203654</text:p>
          </table:table-cell>
          <table:table-cell office:value-type="float" office:value="0.162053" calcext:value-type="float">
            <text:p>0.16205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.178166" calcext:value-type="float">
            <text:p>7.178166</text:p>
          </table:table-cell>
          <table:table-cell office:value-type="float" office:value="0.16314" calcext:value-type="float">
            <text:p>0.16314</text:p>
          </table:table-cell>
          <table:table-cell office:value-type="float" office:value="0.203452" calcext:value-type="float">
            <text:p>0.203452</text:p>
          </table:table-cell>
          <table:table-cell office:value-type="float" office:value="0.041552" calcext:value-type="float">
            <text:p>0.041552</text:p>
          </table:table-cell>
          <table:table-cell office:value-type="float" office:value="56" calcext:value-type="float">
            <text:p>56</text:p>
          </table:table-cell>
          <table:table-cell office:value-type="float" office:value="9.213834" calcext:value-type="float">
            <text:p>9.213834</text:p>
          </table:table-cell>
          <table:table-cell office:value-type="float" office:value="0.164533" calcext:value-type="float">
            <text:p>0.164533</text:p>
          </table:table-cell>
          <table:table-cell office:value-type="float" office:value="0.183169" calcext:value-type="float">
            <text:p>0.183169</text:p>
          </table:table-cell>
          <table:table-cell office:value-type="float" office:value="0.162192" calcext:value-type="float">
            <text:p>0.16219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.071536" calcext:value-type="float">
            <text:p>8.071536</text:p>
          </table:table-cell>
          <table:table-cell office:value-type="float" office:value="0.164725" calcext:value-type="float">
            <text:p>0.164725</text:p>
          </table:table-cell>
          <table:table-cell office:value-type="float" office:value="0.183373" calcext:value-type="float">
            <text:p>0.183373</text:p>
          </table:table-cell>
          <table:table-cell office:value-type="float" office:value="0.162269" calcext:value-type="float">
            <text:p>0.162269</text:p>
          </table:table-cell>
          <table:table-cell office:value-type="float" office:value="51" calcext:value-type="float">
            <text:p>51</text:p>
          </table:table-cell>
          <table:table-cell office:value-type="float" office:value="8.330841" calcext:value-type="float">
            <text:p>8.330841</text:p>
          </table:table-cell>
          <table:table-cell office:value-type="float" office:value="0.16335" calcext:value-type="float">
            <text:p>0.16335</text:p>
          </table:table-cell>
          <table:table-cell office:value-type="float" office:value="0.204336" calcext:value-type="float">
            <text:p>0.204336</text:p>
          </table:table-cell>
          <table:table-cell office:value-type="float" office:value="0.052125" calcext:value-type="float">
            <text:p>0.0521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.254997" calcext:value-type="float">
            <text:p>9.254997</text:p>
          </table:table-cell>
          <table:table-cell office:value-type="float" office:value="0.165268" calcext:value-type="float">
            <text:p>0.165268</text:p>
          </table:table-cell>
          <table:table-cell office:value-type="float" office:value="0.204372" calcext:value-type="float">
            <text:p>0.204372</text:p>
          </table:table-cell>
          <table:table-cell office:value-type="float" office:value="0.160899" calcext:value-type="float">
            <text:p>0.160899</text:p>
          </table:table-cell>
          <table:table-cell office:value-type="float" office:value="44" calcext:value-type="float">
            <text:p>44</text:p>
          </table:table-cell>
          <table:table-cell office:value-type="float" office:value="7.156272" calcext:value-type="float">
            <text:p>7.156272</text:p>
          </table:table-cell>
          <table:table-cell office:value-type="float" office:value="0.162643" calcext:value-type="float">
            <text:p>0.162643</text:p>
          </table:table-cell>
          <table:table-cell office:value-type="float" office:value="0.183421" calcext:value-type="float">
            <text:p>0.183421</text:p>
          </table:table-cell>
          <table:table-cell office:value-type="float" office:value="0.0623" calcext:value-type="float">
            <text:p>0.062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.783775" calcext:value-type="float">
            <text:p>9.783775</text:p>
          </table:table-cell>
          <table:table-cell office:value-type="float" office:value="0.165827" calcext:value-type="float">
            <text:p>0.165827</text:p>
          </table:table-cell>
          <table:table-cell office:value-type="float" office:value="0.20422" calcext:value-type="float">
            <text:p>0.20422</text:p>
          </table:table-cell>
          <table:table-cell office:value-type="float" office:value="0.161621" calcext:value-type="float">
            <text:p>0.161621</text:p>
          </table:table-cell>
          <table:table-cell office:value-type="float" office:value="41" calcext:value-type="float">
            <text:p>41</text:p>
          </table:table-cell>
          <table:table-cell office:value-type="float" office:value="6.638194" calcext:value-type="float">
            <text:p>6.638194</text:p>
          </table:table-cell>
          <table:table-cell office:value-type="float" office:value="0.161907" calcext:value-type="float">
            <text:p>0.161907</text:p>
          </table:table-cell>
          <table:table-cell office:value-type="float" office:value="0.183565" calcext:value-type="float">
            <text:p>0.183565</text:p>
          </table:table-cell>
          <table:table-cell office:value-type="float" office:value="0.07232" calcext:value-type="float">
            <text:p>0.0723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.639122" calcext:value-type="float">
            <text:p>8.639122</text:p>
          </table:table-cell>
          <table:table-cell office:value-type="float" office:value="0.166137" calcext:value-type="float">
            <text:p>0.166137</text:p>
          </table:table-cell>
          <table:table-cell office:value-type="float" office:value="0.202817" calcext:value-type="float">
            <text:p>0.202817</text:p>
          </table:table-cell>
          <table:table-cell office:value-type="float" office:value="0.162249" calcext:value-type="float">
            <text:p>0.162249</text:p>
          </table:table-cell>
          <table:table-cell office:value-type="float" office:value="48" calcext:value-type="float">
            <text:p>48</text:p>
          </table:table-cell>
          <table:table-cell office:value-type="float" office:value="7.792718" calcext:value-type="float">
            <text:p>7.792718</text:p>
          </table:table-cell>
          <table:table-cell office:value-type="float" office:value="0.162348" calcext:value-type="float">
            <text:p>0.162348</text:p>
          </table:table-cell>
          <table:table-cell office:value-type="float" office:value="0.183385" calcext:value-type="float">
            <text:p>0.183385</text:p>
          </table:table-cell>
          <table:table-cell office:value-type="float" office:value="0.081981" calcext:value-type="float">
            <text:p>0.08198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.889296" calcext:value-type="float">
            <text:p>8.889296</text:p>
          </table:table-cell>
          <table:table-cell office:value-type="float" office:value="0.164617" calcext:value-type="float">
            <text:p>0.164617</text:p>
          </table:table-cell>
          <table:table-cell office:value-type="float" office:value="0.183338" calcext:value-type="float">
            <text:p>0.183338</text:p>
          </table:table-cell>
          <table:table-cell office:value-type="float" office:value="0.162069" calcext:value-type="float">
            <text:p>0.162069</text:p>
          </table:table-cell>
          <table:table-cell office:value-type="float" office:value="46" calcext:value-type="float">
            <text:p>46</text:p>
          </table:table-cell>
          <table:table-cell office:value-type="float" office:value="7.551837" calcext:value-type="float">
            <text:p>7.551837</text:p>
          </table:table-cell>
          <table:table-cell office:value-type="float" office:value="0.16417" calcext:value-type="float">
            <text:p>0.16417</text:p>
          </table:table-cell>
          <table:table-cell office:value-type="float" office:value="0.203473" calcext:value-type="float">
            <text:p>0.203473</text:p>
          </table:table-cell>
          <table:table-cell office:value-type="float" office:value="0.092214" calcext:value-type="float">
            <text:p>0.0922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.563617" calcext:value-type="float">
            <text:p>8.563617</text:p>
          </table:table-cell>
          <table:table-cell office:value-type="float" office:value="0.164685" calcext:value-type="float">
            <text:p>0.164685</text:p>
          </table:table-cell>
          <table:table-cell office:value-type="float" office:value="0.184144" calcext:value-type="float">
            <text:p>0.184144</text:p>
          </table:table-cell>
          <table:table-cell office:value-type="float" office:value="0.161264" calcext:value-type="float">
            <text:p>0.161264</text:p>
          </table:table-cell>
          <table:table-cell office:value-type="float" office:value="48" calcext:value-type="float">
            <text:p>48</text:p>
          </table:table-cell>
          <table:table-cell office:value-type="float" office:value="7.887362" calcext:value-type="float">
            <text:p>7.887362</text:p>
          </table:table-cell>
          <table:table-cell office:value-type="float" office:value="0.16432" calcext:value-type="float">
            <text:p>0.16432</text:p>
          </table:table-cell>
          <table:table-cell office:value-type="float" office:value="0.203584" calcext:value-type="float">
            <text:p>0.203584</text:p>
          </table:table-cell>
          <table:table-cell office:value-type="float" office:value="0.102217" calcext:value-type="float">
            <text:p>0.10221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.185763" calcext:value-type="float">
            <text:p>9.185763</text:p>
          </table:table-cell>
          <table:table-cell office:value-type="float" office:value="0.164031" calcext:value-type="float">
            <text:p>0.164031</text:p>
          </table:table-cell>
          <table:table-cell office:value-type="float" office:value="0.183356" calcext:value-type="float">
            <text:p>0.183356</text:p>
          </table:table-cell>
          <table:table-cell office:value-type="float" office:value="0.112353" calcext:value-type="float">
            <text:p>0.112353</text:p>
          </table:table-cell>
          <table:table-cell office:value-type="float" office:value="44" calcext:value-type="float">
            <text:p>44</text:p>
          </table:table-cell>
          <table:table-cell office:value-type="float" office:value="7.276302" calcext:value-type="float">
            <text:p>7.276302</text:p>
          </table:table-cell>
          <table:table-cell office:value-type="float" office:value="0.16537" calcext:value-type="float">
            <text:p>0.16537</text:p>
          </table:table-cell>
          <table:table-cell office:value-type="float" office:value="0.203648" calcext:value-type="float">
            <text:p>0.203648</text:p>
          </table:table-cell>
          <table:table-cell office:value-type="float" office:value="0.162316" calcext:value-type="float">
            <text:p>0.1623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.261518" calcext:value-type="float">
            <text:p>7.261518</text:p>
          </table:table-cell>
          <table:table-cell office:value-type="float" office:value="0.165035" calcext:value-type="float">
            <text:p>0.165035</text:p>
          </table:table-cell>
          <table:table-cell office:value-type="float" office:value="0.183694" calcext:value-type="float">
            <text:p>0.183694</text:p>
          </table:table-cell>
          <table:table-cell office:value-type="float" office:value="0.16238" calcext:value-type="float">
            <text:p>0.16238</text:p>
          </table:table-cell>
          <table:table-cell office:value-type="float" office:value="56" calcext:value-type="float">
            <text:p>56</text:p>
          </table:table-cell>
          <table:table-cell office:value-type="float" office:value="9.210677" calcext:value-type="float">
            <text:p>9.210677</text:p>
          </table:table-cell>
          <table:table-cell office:value-type="float" office:value="0.164476" calcext:value-type="float">
            <text:p>0.164476</text:p>
          </table:table-cell>
          <table:table-cell office:value-type="float" office:value="0.203418" calcext:value-type="float">
            <text:p>0.203418</text:p>
          </table:table-cell>
          <table:table-cell office:value-type="float" office:value="0.122476" calcext:value-type="float">
            <text:p>0.1224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.461727" calcext:value-type="float">
            <text:p>8.461727</text:p>
          </table:table-cell>
          <table:table-cell office:value-type="float" office:value="0.165916" calcext:value-type="float">
            <text:p>0.165916</text:p>
          </table:table-cell>
          <table:table-cell office:value-type="float" office:value="0.183767" calcext:value-type="float">
            <text:p>0.183767</text:p>
          </table:table-cell>
          <table:table-cell office:value-type="float" office:value="0.162383" calcext:value-type="float">
            <text:p>0.162383</text:p>
          </table:table-cell>
          <table:table-cell office:value-type="float" office:value="49" calcext:value-type="float">
            <text:p>49</text:p>
          </table:table-cell>
          <table:table-cell office:value-type="float" office:value="8.020646" calcext:value-type="float">
            <text:p>8.020646</text:p>
          </table:table-cell>
          <table:table-cell office:value-type="float" office:value="0.163687" calcext:value-type="float">
            <text:p>0.163687</text:p>
          </table:table-cell>
          <table:table-cell office:value-type="float" office:value="0.203372" calcext:value-type="float">
            <text:p>0.203372</text:p>
          </table:table-cell>
          <table:table-cell office:value-type="float" office:value="0.132764" calcext:value-type="float">
            <text:p>0.13276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.92751" calcext:value-type="float">
            <text:p>8.92751</text:p>
          </table:table-cell>
          <table:table-cell office:value-type="float" office:value="0.165324" calcext:value-type="float">
            <text:p>0.165324</text:p>
          </table:table-cell>
          <table:table-cell office:value-type="float" office:value="0.201935" calcext:value-type="float">
            <text:p>0.201935</text:p>
          </table:table-cell>
          <table:table-cell office:value-type="float" office:value="0.143079" calcext:value-type="float">
            <text:p>0.143079</text:p>
          </table:table-cell>
          <table:table-cell office:value-type="float" office:value="46" calcext:value-type="float">
            <text:p>46</text:p>
          </table:table-cell>
          <table:table-cell office:value-type="float" office:value="7.564981" calcext:value-type="float">
            <text:p>7.564981</text:p>
          </table:table-cell>
          <table:table-cell office:value-type="float" office:value="0.164456" calcext:value-type="float">
            <text:p>0.164456</text:p>
          </table:table-cell>
          <table:table-cell office:value-type="float" office:value="0.183469" calcext:value-type="float">
            <text:p>0.183469</text:p>
          </table:table-cell>
          <table:table-cell office:value-type="float" office:value="0.162513" calcext:value-type="float">
            <text:p>0.16251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.086881" calcext:value-type="float">
            <text:p>7.086881</text:p>
          </table:table-cell>
          <table:table-cell office:value-type="float" office:value="0.164811" calcext:value-type="float">
            <text:p>0.164811</text:p>
          </table:table-cell>
          <table:table-cell office:value-type="float" office:value="0.183177" calcext:value-type="float">
            <text:p>0.183177</text:p>
          </table:table-cell>
          <table:table-cell office:value-type="float" office:value="0.153468" calcext:value-type="float">
            <text:p>0.153468</text:p>
          </table:table-cell>
          <table:table-cell office:value-type="float" office:value="57" calcext:value-type="float">
            <text:p>57</text:p>
          </table:table-cell>
          <table:table-cell office:value-type="float" office:value="9.414706" calcext:value-type="float">
            <text:p>9.414706</text:p>
          </table:table-cell>
          <table:table-cell office:value-type="float" office:value="0.16517" calcext:value-type="float">
            <text:p>0.16517</text:p>
          </table:table-cell>
          <table:table-cell office:value-type="float" office:value="0.184301" calcext:value-type="float">
            <text:p>0.184301</text:p>
          </table:table-cell>
          <table:table-cell office:value-type="float" office:value="0.16134" calcext:value-type="float">
            <text:p>0.1613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.192859" calcext:value-type="float">
            <text:p>7.192859</text:p>
          </table:table-cell>
          <table:table-cell office:value-type="float" office:value="0.163474" calcext:value-type="float">
            <text:p>0.163474</text:p>
          </table:table-cell>
          <table:table-cell office:value-type="float" office:value="0.183107" calcext:value-type="float">
            <text:p>0.183107</text:p>
          </table:table-cell>
          <table:table-cell office:value-type="float" office:value="0.162245" calcext:value-type="float">
            <text:p>0.162245</text:p>
          </table:table-cell>
          <table:table-cell office:value-type="float" office:value="56" calcext:value-type="float">
            <text:p>56</text:p>
          </table:table-cell>
          <table:table-cell office:value-type="float" office:value="9.320074" calcext:value-type="float">
            <text:p>9.320074</text:p>
          </table:table-cell>
          <table:table-cell office:value-type="float" office:value="0.16643" calcext:value-type="float">
            <text:p>0.16643</text:p>
          </table:table-cell>
          <table:table-cell office:value-type="float" office:value="0.185067" calcext:value-type="float">
            <text:p>0.185067</text:p>
          </table:table-cell>
          <table:table-cell office:value-type="float" office:value="0.161131" calcext:value-type="float">
            <text:p>0.161131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ype: 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16 NumServers: 7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.191729" calcext:value-type="float">
            <text:p>11.191729</text:p>
          </table:table-cell>
          <table:table-cell office:value-type="float" office:value="0.228403" calcext:value-type="float">
            <text:p>0.228403</text:p>
          </table:table-cell>
          <table:table-cell office:value-type="float" office:value="0.406701" calcext:value-type="float">
            <text:p>0.406701</text:p>
          </table:table-cell>
          <table:table-cell office:value-type="float" office:value="0.012359" calcext:value-type="float">
            <text:p>0.012359</text:p>
          </table:table-cell>
          <table:table-cell office:value-type="float" office:value="51" calcext:value-type="float">
            <text:p>51</text:p>
          </table:table-cell>
          <table:table-cell office:value-type="float" office:value="12.149792" calcext:value-type="float">
            <text:p>12.149792</text:p>
          </table:table-cell>
          <table:table-cell office:value-type="float" office:value="0.238231" calcext:value-type="float">
            <text:p>0.238231</text:p>
          </table:table-cell>
          <table:table-cell office:value-type="float" office:value="0.425145" calcext:value-type="float">
            <text:p>0.425145</text:p>
          </table:table-cell>
          <table:table-cell office:value-type="float" office:value="0.162306" calcext:value-type="float">
            <text:p>0.1623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.408599" calcext:value-type="float">
            <text:p>10.408599</text:p>
          </table:table-cell>
          <table:table-cell office:value-type="float" office:value="0.22146" calcext:value-type="float">
            <text:p>0.22146</text:p>
          </table:table-cell>
          <table:table-cell office:value-type="float" office:value="0.404979" calcext:value-type="float">
            <text:p>0.404979</text:p>
          </table:table-cell>
          <table:table-cell office:value-type="float" office:value="0.02331" calcext:value-type="float">
            <text:p>0.02331</text:p>
          </table:table-cell>
          <table:table-cell office:value-type="float" office:value="53" calcext:value-type="float">
            <text:p>53</text:p>
          </table:table-cell>
          <table:table-cell office:value-type="float" office:value="12.944996" calcext:value-type="float">
            <text:p>12.944996</text:p>
          </table:table-cell>
          <table:table-cell office:value-type="float" office:value="0.244245" calcext:value-type="float">
            <text:p>0.244245</text:p>
          </table:table-cell>
          <table:table-cell office:value-type="float" office:value="0.365439" calcext:value-type="float">
            <text:p>0.365439</text:p>
          </table:table-cell>
          <table:table-cell office:value-type="float" office:value="0.162051" calcext:value-type="float">
            <text:p>0.1620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.552867" calcext:value-type="float">
            <text:p>12.552867</text:p>
          </table:table-cell>
          <table:table-cell office:value-type="float" office:value="0.236847" calcext:value-type="float">
            <text:p>0.236847</text:p>
          </table:table-cell>
          <table:table-cell office:value-type="float" office:value="0.386122" calcext:value-type="float">
            <text:p>0.386122</text:p>
          </table:table-cell>
          <table:table-cell office:value-type="float" office:value="0.161961" calcext:value-type="float">
            <text:p>0.161961</text:p>
          </table:table-cell>
          <table:table-cell office:value-type="float" office:value="47" calcext:value-type="float">
            <text:p>47</text:p>
          </table:table-cell>
          <table:table-cell office:value-type="float" office:value="10.808634" calcext:value-type="float">
            <text:p>10.808634</text:p>
          </table:table-cell>
          <table:table-cell office:value-type="float" office:value="0.229971" calcext:value-type="float">
            <text:p>0.229971</text:p>
          </table:table-cell>
          <table:table-cell office:value-type="float" office:value="0.385081" calcext:value-type="float">
            <text:p>0.385081</text:p>
          </table:table-cell>
          <table:table-cell office:value-type="float" office:value="0.03149" calcext:value-type="float">
            <text:p>0.0314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.04435" calcext:value-type="float">
            <text:p>10.04435</text:p>
          </table:table-cell>
          <table:table-cell office:value-type="float" office:value="0.228281" calcext:value-type="float">
            <text:p>0.228281</text:p>
          </table:table-cell>
          <table:table-cell office:value-type="float" office:value="0.387161" calcext:value-type="float">
            <text:p>0.387161</text:p>
          </table:table-cell>
          <table:table-cell office:value-type="float" office:value="0.04287" calcext:value-type="float">
            <text:p>0.04287</text:p>
          </table:table-cell>
          <table:table-cell office:value-type="float" office:value="56" calcext:value-type="float">
            <text:p>56</text:p>
          </table:table-cell>
          <table:table-cell office:value-type="float" office:value="13.328877" calcext:value-type="float">
            <text:p>13.328877</text:p>
          </table:table-cell>
          <table:table-cell office:value-type="float" office:value="0.238016" calcext:value-type="float">
            <text:p>0.238016</text:p>
          </table:table-cell>
          <table:table-cell office:value-type="float" office:value="0.405472" calcext:value-type="float">
            <text:p>0.405472</text:p>
          </table:table-cell>
          <table:table-cell office:value-type="float" office:value="0.161893" calcext:value-type="float">
            <text:p>0.16189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.296403" calcext:value-type="float">
            <text:p>11.296403</text:p>
          </table:table-cell>
          <table:table-cell office:value-type="float" office:value="0.230539" calcext:value-type="float">
            <text:p>0.230539</text:p>
          </table:table-cell>
          <table:table-cell office:value-type="float" office:value="0.365138" calcext:value-type="float">
            <text:p>0.365138</text:p>
          </table:table-cell>
          <table:table-cell office:value-type="float" office:value="0.162072" calcext:value-type="float">
            <text:p>0.162072</text:p>
          </table:table-cell>
          <table:table-cell office:value-type="float" office:value="51" calcext:value-type="float">
            <text:p>51</text:p>
          </table:table-cell>
          <table:table-cell office:value-type="float" office:value="12.087729" calcext:value-type="float">
            <text:p>12.087729</text:p>
          </table:table-cell>
          <table:table-cell office:value-type="float" office:value="0.237014" calcext:value-type="float">
            <text:p>0.237014</text:p>
          </table:table-cell>
          <table:table-cell office:value-type="float" office:value="0.425628" calcext:value-type="float">
            <text:p>0.425628</text:p>
          </table:table-cell>
          <table:table-cell office:value-type="float" office:value="0.053757" calcext:value-type="float">
            <text:p>0.05375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.164232" calcext:value-type="float">
            <text:p>13.164232</text:p>
          </table:table-cell>
          <table:table-cell office:value-type="float" office:value="0.235076" calcext:value-type="float">
            <text:p>0.235076</text:p>
          </table:table-cell>
          <table:table-cell office:value-type="float" office:value="0.386186" calcext:value-type="float">
            <text:p>0.386186</text:p>
          </table:table-cell>
          <table:table-cell office:value-type="float" office:value="0.162094" calcext:value-type="float">
            <text:p>0.162094</text:p>
          </table:table-cell>
          <table:table-cell office:value-type="float" office:value="44" calcext:value-type="float">
            <text:p>44</text:p>
          </table:table-cell>
          <table:table-cell office:value-type="float" office:value="10.23031" calcext:value-type="float">
            <text:p>10.23031</text:p>
          </table:table-cell>
          <table:table-cell office:value-type="float" office:value="0.232507" calcext:value-type="float">
            <text:p>0.232507</text:p>
          </table:table-cell>
          <table:table-cell office:value-type="float" office:value="0.425333" calcext:value-type="float">
            <text:p>0.425333</text:p>
          </table:table-cell>
          <table:table-cell office:value-type="float" office:value="0.064216" calcext:value-type="float">
            <text:p>0.06421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.636344" calcext:value-type="float">
            <text:p>13.636344</text:p>
          </table:table-cell>
          <table:table-cell office:value-type="float" office:value="0.231124" calcext:value-type="float">
            <text:p>0.231124</text:p>
          </table:table-cell>
          <table:table-cell office:value-type="float" office:value="0.425374" calcext:value-type="float">
            <text:p>0.425374</text:p>
          </table:table-cell>
          <table:table-cell office:value-type="float" office:value="0.162017" calcext:value-type="float">
            <text:p>0.162017</text:p>
          </table:table-cell>
          <table:table-cell office:value-type="float" office:value="41" calcext:value-type="float">
            <text:p>41</text:p>
          </table:table-cell>
          <table:table-cell office:value-type="float" office:value="9.787529" calcext:value-type="float">
            <text:p>9.787529</text:p>
          </table:table-cell>
          <table:table-cell office:value-type="float" office:value="0.23872" calcext:value-type="float">
            <text:p>0.23872</text:p>
          </table:table-cell>
          <table:table-cell office:value-type="float" office:value="0.385279" calcext:value-type="float">
            <text:p>0.385279</text:p>
          </table:table-cell>
          <table:table-cell office:value-type="float" office:value="0.072988" calcext:value-type="float">
            <text:p>0.07298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.983618" calcext:value-type="float">
            <text:p>12.983618</text:p>
          </table:table-cell>
          <table:table-cell office:value-type="float" office:value="0.244974" calcext:value-type="float">
            <text:p>0.244974</text:p>
          </table:table-cell>
          <table:table-cell office:value-type="float" office:value="0.406455" calcext:value-type="float">
            <text:p>0.406455</text:p>
          </table:table-cell>
          <table:table-cell office:value-type="float" office:value="0.082885" calcext:value-type="float">
            <text:p>0.082885</text:p>
          </table:table-cell>
          <table:table-cell office:value-type="float" office:value="47" calcext:value-type="float">
            <text:p>47</text:p>
          </table:table-cell>
          <table:table-cell office:value-type="float" office:value="10.473794" calcext:value-type="float">
            <text:p>10.473794</text:p>
          </table:table-cell>
          <table:table-cell office:value-type="float" office:value="0.222847" calcext:value-type="float">
            <text:p>0.222847</text:p>
          </table:table-cell>
          <table:table-cell office:value-type="float" office:value="0.36541" calcext:value-type="float">
            <text:p>0.36541</text:p>
          </table:table-cell>
          <table:table-cell office:value-type="float" office:value="0.162105" calcext:value-type="float">
            <text:p>0.16210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.726603" calcext:value-type="float">
            <text:p>12.726603</text:p>
          </table:table-cell>
          <table:table-cell office:value-type="float" office:value="0.235678" calcext:value-type="float">
            <text:p>0.235678</text:p>
          </table:table-cell>
          <table:table-cell office:value-type="float" office:value="0.406567" calcext:value-type="float">
            <text:p>0.406567</text:p>
          </table:table-cell>
          <table:table-cell office:value-type="float" office:value="0.162319" calcext:value-type="float">
            <text:p>0.162319</text:p>
          </table:table-cell>
          <table:table-cell office:value-type="float" office:value="46" calcext:value-type="float">
            <text:p>46</text:p>
          </table:table-cell>
          <table:table-cell office:value-type="float" office:value="10.741691" calcext:value-type="float">
            <text:p>10.741691</text:p>
          </table:table-cell>
          <table:table-cell office:value-type="float" office:value="0.233515" calcext:value-type="float">
            <text:p>0.233515</text:p>
          </table:table-cell>
          <table:table-cell office:value-type="float" office:value="0.384821" calcext:value-type="float">
            <text:p>0.384821</text:p>
          </table:table-cell>
          <table:table-cell office:value-type="float" office:value="0.093849" calcext:value-type="float">
            <text:p>0.09384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.911759" calcext:value-type="float">
            <text:p>11.911759</text:p>
          </table:table-cell>
          <table:table-cell office:value-type="float" office:value="0.229072" calcext:value-type="float">
            <text:p>0.229072</text:p>
          </table:table-cell>
          <table:table-cell office:value-type="float" office:value="0.407129" calcext:value-type="float">
            <text:p>0.407129</text:p>
          </table:table-cell>
          <table:table-cell office:value-type="float" office:value="0.161935" calcext:value-type="float">
            <text:p>0.161935</text:p>
          </table:table-cell>
          <table:table-cell office:value-type="float" office:value="48" calcext:value-type="float">
            <text:p>48</text:p>
          </table:table-cell>
          <table:table-cell office:value-type="float" office:value="11.567041" calcext:value-type="float">
            <text:p>11.567041</text:p>
          </table:table-cell>
          <table:table-cell office:value-type="float" office:value="0.24098" calcext:value-type="float">
            <text:p>0.24098</text:p>
          </table:table-cell>
          <table:table-cell office:value-type="float" office:value="0.384784" calcext:value-type="float">
            <text:p>0.384784</text:p>
          </table:table-cell>
          <table:table-cell office:value-type="float" office:value="0.103934" calcext:value-type="float">
            <text:p>0.1039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.393988" calcext:value-type="float">
            <text:p>12.393988</text:p>
          </table:table-cell>
          <table:table-cell office:value-type="float" office:value="0.225345" calcext:value-type="float">
            <text:p>0.225345</text:p>
          </table:table-cell>
          <table:table-cell office:value-type="float" office:value="0.364866" calcext:value-type="float">
            <text:p>0.364866</text:p>
          </table:table-cell>
          <table:table-cell office:value-type="float" office:value="0.162064" calcext:value-type="float">
            <text:p>0.162064</text:p>
          </table:table-cell>
          <table:table-cell office:value-type="float" office:value="45" calcext:value-type="float">
            <text:p>45</text:p>
          </table:table-cell>
          <table:table-cell office:value-type="float" office:value="11.09327" calcext:value-type="float">
            <text:p>11.09327</text:p>
          </table:table-cell>
          <table:table-cell office:value-type="float" office:value="0.246517" calcext:value-type="float">
            <text:p>0.246517</text:p>
          </table:table-cell>
          <table:table-cell office:value-type="float" office:value="0.386247" calcext:value-type="float">
            <text:p>0.386247</text:p>
          </table:table-cell>
          <table:table-cell office:value-type="float" office:value="0.113826" calcext:value-type="float">
            <text:p>0.1138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631574" calcext:value-type="float">
            <text:p>10.631574</text:p>
          </table:table-cell>
          <table:table-cell office:value-type="float" office:value="0.236257" calcext:value-type="float">
            <text:p>0.236257</text:p>
          </table:table-cell>
          <table:table-cell office:value-type="float" office:value="0.386264" calcext:value-type="float">
            <text:p>0.386264</text:p>
          </table:table-cell>
          <table:table-cell office:value-type="float" office:value="0.12251" calcext:value-type="float">
            <text:p>0.12251</text:p>
          </table:table-cell>
          <table:table-cell office:value-type="float" office:value="55" calcext:value-type="float">
            <text:p>55</text:p>
          </table:table-cell>
          <table:table-cell office:value-type="float" office:value="12.864051" calcext:value-type="float">
            <text:p>12.864051</text:p>
          </table:table-cell>
          <table:table-cell office:value-type="float" office:value="0.233892" calcext:value-type="float">
            <text:p>0.233892</text:p>
          </table:table-cell>
          <table:table-cell office:value-type="float" office:value="0.364505" calcext:value-type="float">
            <text:p>0.364505</text:p>
          </table:table-cell>
          <table:table-cell office:value-type="float" office:value="0.16221" calcext:value-type="float">
            <text:p>0.1622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.256549" calcext:value-type="float">
            <text:p>12.256549</text:p>
          </table:table-cell>
          <table:table-cell office:value-type="float" office:value="0.240324" calcext:value-type="float">
            <text:p>0.240324</text:p>
          </table:table-cell>
          <table:table-cell office:value-type="float" office:value="0.365242" calcext:value-type="float">
            <text:p>0.365242</text:p>
          </table:table-cell>
          <table:table-cell office:value-type="float" office:value="0.162727" calcext:value-type="float">
            <text:p>0.162727</text:p>
          </table:table-cell>
          <table:table-cell office:value-type="float" office:value="49" calcext:value-type="float">
            <text:p>49</text:p>
          </table:table-cell>
          <table:table-cell office:value-type="float" office:value="11.251125" calcext:value-type="float">
            <text:p>11.251125</text:p>
          </table:table-cell>
          <table:table-cell office:value-type="float" office:value="0.229615" calcext:value-type="float">
            <text:p>0.229615</text:p>
          </table:table-cell>
          <table:table-cell office:value-type="float" office:value="0.365967" calcext:value-type="float">
            <text:p>0.365967</text:p>
          </table:table-cell>
          <table:table-cell office:value-type="float" office:value="0.134246" calcext:value-type="float">
            <text:p>0.13424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.540953" calcext:value-type="float">
            <text:p>12.540953</text:p>
          </table:table-cell>
          <table:table-cell office:value-type="float" office:value="0.23224" calcext:value-type="float">
            <text:p>0.23224</text:p>
          </table:table-cell>
          <table:table-cell office:value-type="float" office:value="0.365215" calcext:value-type="float">
            <text:p>0.365215</text:p>
          </table:table-cell>
          <table:table-cell office:value-type="float" office:value="0.143775" calcext:value-type="float">
            <text:p>0.143775</text:p>
          </table:table-cell>
          <table:table-cell office:value-type="float" office:value="46" calcext:value-type="float">
            <text:p>46</text:p>
          </table:table-cell>
          <table:table-cell office:value-type="float" office:value="10.977971" calcext:value-type="float">
            <text:p>10.977971</text:p>
          </table:table-cell>
          <table:table-cell office:value-type="float" office:value="0.238652" calcext:value-type="float">
            <text:p>0.238652</text:p>
          </table:table-cell>
          <table:table-cell office:value-type="float" office:value="0.366061" calcext:value-type="float">
            <text:p>0.366061</text:p>
          </table:table-cell>
          <table:table-cell office:value-type="float" office:value="0.162067" calcext:value-type="float">
            <text:p>0.1620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.595107" calcext:value-type="float">
            <text:p>9.595107</text:p>
          </table:table-cell>
          <table:table-cell office:value-type="float" office:value="0.228455" calcext:value-type="float">
            <text:p>0.228455</text:p>
          </table:table-cell>
          <table:table-cell office:value-type="float" office:value="0.365794" calcext:value-type="float">
            <text:p>0.365794</text:p>
          </table:table-cell>
          <table:table-cell office:value-type="float" office:value="0.161899" calcext:value-type="float">
            <text:p>0.161899</text:p>
          </table:table-cell>
          <table:table-cell office:value-type="float" office:value="58" calcext:value-type="float">
            <text:p>58</text:p>
          </table:table-cell>
          <table:table-cell office:value-type="float" office:value="13.933946" calcext:value-type="float">
            <text:p>13.933946</text:p>
          </table:table-cell>
          <table:table-cell office:value-type="float" office:value="0.24024" calcext:value-type="float">
            <text:p>0.24024</text:p>
          </table:table-cell>
          <table:table-cell office:value-type="float" office:value="0.38443" calcext:value-type="float">
            <text:p>0.38443</text:p>
          </table:table-cell>
          <table:table-cell office:value-type="float" office:value="0.154724" calcext:value-type="float">
            <text:p>0.1547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.014772" calcext:value-type="float">
            <text:p>10.014772</text:p>
          </table:table-cell>
          <table:table-cell office:value-type="float" office:value="0.227608" calcext:value-type="float">
            <text:p>0.227608</text:p>
          </table:table-cell>
          <table:table-cell office:value-type="float" office:value="0.386517" calcext:value-type="float">
            <text:p>0.386517</text:p>
          </table:table-cell>
          <table:table-cell office:value-type="float" office:value="0.161926" calcext:value-type="float">
            <text:p>0.161926</text:p>
          </table:table-cell>
          <table:table-cell office:value-type="float" office:value="56" calcext:value-type="float">
            <text:p>56</text:p>
          </table:table-cell>
          <table:table-cell office:value-type="float" office:value="13.523564" calcext:value-type="float">
            <text:p>13.523564</text:p>
          </table:table-cell>
          <table:table-cell office:value-type="float" office:value="0.241492" calcext:value-type="float">
            <text:p>0.241492</text:p>
          </table:table-cell>
          <table:table-cell office:value-type="float" office:value="0.405709" calcext:value-type="float">
            <text:p>0.405709</text:p>
          </table:table-cell>
          <table:table-cell office:value-type="float" office:value="0.162037" calcext:value-type="float">
            <text:p>0.162037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Type: 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32 NumServers: 3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.038546" calcext:value-type="float">
            <text:p>15.038546</text:p>
          </table:table-cell>
          <table:table-cell office:value-type="float" office:value="0.326925" calcext:value-type="float">
            <text:p>0.326925</text:p>
          </table:table-cell>
          <table:table-cell office:value-type="float" office:value="0.33002" calcext:value-type="float">
            <text:p>0.33002</text:p>
          </table:table-cell>
          <table:table-cell office:value-type="float" office:value="0.324473" calcext:value-type="float">
            <text:p>0.324473</text:p>
          </table:table-cell>
          <table:table-cell office:value-type="float" office:value="54" calcext:value-type="float">
            <text:p>54</text:p>
          </table:table-cell>
          <table:table-cell office:value-type="float" office:value="17.337658" calcext:value-type="float">
            <text:p>17.337658</text:p>
          </table:table-cell>
          <table:table-cell office:value-type="float" office:value="0.321068" calcext:value-type="float">
            <text:p>0.321068</text:p>
          </table:table-cell>
          <table:table-cell office:value-type="float" office:value="0.328148" calcext:value-type="float">
            <text:p>0.328148</text:p>
          </table:table-cell>
          <table:table-cell office:value-type="float" office:value="0.012528" calcext:value-type="float">
            <text:p>0.0125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.691189" calcext:value-type="float">
            <text:p>15.691189</text:p>
          </table:table-cell>
          <table:table-cell office:value-type="float" office:value="0.3269" calcext:value-type="float">
            <text:p>0.3269</text:p>
          </table:table-cell>
          <table:table-cell office:value-type="float" office:value="0.328359" calcext:value-type="float">
            <text:p>0.328359</text:p>
          </table:table-cell>
          <table:table-cell office:value-type="float" office:value="0.324749" calcext:value-type="float">
            <text:p>0.324749</text:p>
          </table:table-cell>
          <table:table-cell office:value-type="float" office:value="52" calcext:value-type="float">
            <text:p>52</text:p>
          </table:table-cell>
          <table:table-cell office:value-type="float" office:value="16.697407" calcext:value-type="float">
            <text:p>16.697407</text:p>
          </table:table-cell>
          <table:table-cell office:value-type="float" office:value="0.321104" calcext:value-type="float">
            <text:p>0.321104</text:p>
          </table:table-cell>
          <table:table-cell office:value-type="float" office:value="0.328268" calcext:value-type="float">
            <text:p>0.328268</text:p>
          </table:table-cell>
          <table:table-cell office:value-type="float" office:value="0.022125" calcext:value-type="float">
            <text:p>0.0221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.708761" calcext:value-type="float">
            <text:p>16.708761</text:p>
          </table:table-cell>
          <table:table-cell office:value-type="float" office:value="0.321322" calcext:value-type="float">
            <text:p>0.321322</text:p>
          </table:table-cell>
          <table:table-cell office:value-type="float" office:value="0.328754" calcext:value-type="float">
            <text:p>0.328754</text:p>
          </table:table-cell>
          <table:table-cell office:value-type="float" office:value="0.032802" calcext:value-type="float">
            <text:p>0.032802</text:p>
          </table:table-cell>
          <table:table-cell office:value-type="float" office:value="48" calcext:value-type="float">
            <text:p>48</text:p>
          </table:table-cell>
          <table:table-cell office:value-type="float" office:value="15.689207" calcext:value-type="float">
            <text:p>15.689207</text:p>
          </table:table-cell>
          <table:table-cell office:value-type="float" office:value="0.326858" calcext:value-type="float">
            <text:p>0.326858</text:p>
          </table:table-cell>
          <table:table-cell office:value-type="float" office:value="0.328448" calcext:value-type="float">
            <text:p>0.328448</text:p>
          </table:table-cell>
          <table:table-cell office:value-type="float" office:value="0.323618" calcext:value-type="float">
            <text:p>0.3236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.018584" calcext:value-type="float">
            <text:p>16.018584</text:p>
          </table:table-cell>
          <table:table-cell office:value-type="float" office:value="0.32691" calcext:value-type="float">
            <text:p>0.32691</text:p>
          </table:table-cell>
          <table:table-cell office:value-type="float" office:value="0.328375" calcext:value-type="float">
            <text:p>0.328375</text:p>
          </table:table-cell>
          <table:table-cell office:value-type="float" office:value="0.324918" calcext:value-type="float">
            <text:p>0.324918</text:p>
          </table:table-cell>
          <table:table-cell office:value-type="float" office:value="51" calcext:value-type="float">
            <text:p>51</text:p>
          </table:table-cell>
          <table:table-cell office:value-type="float" office:value="16.390402" calcext:value-type="float">
            <text:p>16.390402</text:p>
          </table:table-cell>
          <table:table-cell office:value-type="float" office:value="0.32138" calcext:value-type="float">
            <text:p>0.32138</text:p>
          </table:table-cell>
          <table:table-cell office:value-type="float" office:value="0.328384" calcext:value-type="float">
            <text:p>0.328384</text:p>
          </table:table-cell>
          <table:table-cell office:value-type="float" office:value="0.042442" calcext:value-type="float">
            <text:p>0.0424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.087619" calcext:value-type="float">
            <text:p>15.087619</text:p>
          </table:table-cell>
          <table:table-cell office:value-type="float" office:value="0.321013" calcext:value-type="float">
            <text:p>0.321013</text:p>
          </table:table-cell>
          <table:table-cell office:value-type="float" office:value="0.328141" calcext:value-type="float">
            <text:p>0.328141</text:p>
          </table:table-cell>
          <table:table-cell office:value-type="float" office:value="0.050837" calcext:value-type="float">
            <text:p>0.050837</text:p>
          </table:table-cell>
          <table:table-cell office:value-type="float" office:value="53" calcext:value-type="float">
            <text:p>53</text:p>
          </table:table-cell>
          <table:table-cell office:value-type="float" office:value="17.328939" calcext:value-type="float">
            <text:p>17.328939</text:p>
          </table:table-cell>
          <table:table-cell office:value-type="float" office:value="0.326961" calcext:value-type="float">
            <text:p>0.326961</text:p>
          </table:table-cell>
          <table:table-cell office:value-type="float" office:value="0.329218" calcext:value-type="float">
            <text:p>0.329218</text:p>
          </table:table-cell>
          <table:table-cell office:value-type="float" office:value="0.324894" calcext:value-type="float">
            <text:p>0.32489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.711821" calcext:value-type="float">
            <text:p>14.711821</text:p>
          </table:table-cell>
          <table:table-cell office:value-type="float" office:value="0.326929" calcext:value-type="float">
            <text:p>0.326929</text:p>
          </table:table-cell>
          <table:table-cell office:value-type="float" office:value="0.328309" calcext:value-type="float">
            <text:p>0.328309</text:p>
          </table:table-cell>
          <table:table-cell office:value-type="float" office:value="0.325468" calcext:value-type="float">
            <text:p>0.325468</text:p>
          </table:table-cell>
          <table:table-cell office:value-type="float" office:value="55" calcext:value-type="float">
            <text:p>55</text:p>
          </table:table-cell>
          <table:table-cell office:value-type="float" office:value="17.717758" calcext:value-type="float">
            <text:p>17.717758</text:p>
          </table:table-cell>
          <table:table-cell office:value-type="float" office:value="0.322141" calcext:value-type="float">
            <text:p>0.322141</text:p>
          </table:table-cell>
          <table:table-cell office:value-type="float" office:value="0.328105" calcext:value-type="float">
            <text:p>0.328105</text:p>
          </table:table-cell>
          <table:table-cell office:value-type="float" office:value="0.062835" calcext:value-type="float">
            <text:p>0.0628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.448476" calcext:value-type="float">
            <text:p>15.448476</text:p>
          </table:table-cell>
          <table:table-cell office:value-type="float" office:value="0.321843" calcext:value-type="float">
            <text:p>0.321843</text:p>
          </table:table-cell>
          <table:table-cell office:value-type="float" office:value="0.328369" calcext:value-type="float">
            <text:p>0.328369</text:p>
          </table:table-cell>
          <table:table-cell office:value-type="float" office:value="0.073109" calcext:value-type="float">
            <text:p>0.073109</text:p>
          </table:table-cell>
          <table:table-cell office:value-type="float" office:value="52" calcext:value-type="float">
            <text:p>52</text:p>
          </table:table-cell>
          <table:table-cell office:value-type="float" office:value="16.991692" calcext:value-type="float">
            <text:p>16.991692</text:p>
          </table:table-cell>
          <table:table-cell office:value-type="float" office:value="0.326763" calcext:value-type="float">
            <text:p>0.326763</text:p>
          </table:table-cell>
          <table:table-cell office:value-type="float" office:value="0.32779" calcext:value-type="float">
            <text:p>0.32779</text:p>
          </table:table-cell>
          <table:table-cell office:value-type="float" office:value="0.325438" calcext:value-type="float">
            <text:p>0.32543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.963307" calcext:value-type="float">
            <text:p>18.963307</text:p>
          </table:table-cell>
          <table:table-cell office:value-type="float" office:value="0.326954" calcext:value-type="float">
            <text:p>0.326954</text:p>
          </table:table-cell>
          <table:table-cell office:value-type="float" office:value="0.328369" calcext:value-type="float">
            <text:p>0.328369</text:p>
          </table:table-cell>
          <table:table-cell office:value-type="float" office:value="0.325436" calcext:value-type="float">
            <text:p>0.325436</text:p>
          </table:table-cell>
          <table:table-cell office:value-type="float" office:value="42" calcext:value-type="float">
            <text:p>42</text:p>
          </table:table-cell>
          <table:table-cell office:value-type="float" office:value="13.488137" calcext:value-type="float">
            <text:p>13.488137</text:p>
          </table:table-cell>
          <table:table-cell office:value-type="float" office:value="0.321146" calcext:value-type="float">
            <text:p>0.321146</text:p>
          </table:table-cell>
          <table:table-cell office:value-type="float" office:value="0.328372" calcext:value-type="float">
            <text:p>0.328372</text:p>
          </table:table-cell>
          <table:table-cell office:value-type="float" office:value="0.084184" calcext:value-type="float">
            <text:p>0.0841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.360979" calcext:value-type="float">
            <text:p>15.360979</text:p>
          </table:table-cell>
          <table:table-cell office:value-type="float" office:value="0.326829" calcext:value-type="float">
            <text:p>0.326829</text:p>
          </table:table-cell>
          <table:table-cell office:value-type="float" office:value="0.327953" calcext:value-type="float">
            <text:p>0.327953</text:p>
          </table:table-cell>
          <table:table-cell office:value-type="float" office:value="0.324436" calcext:value-type="float">
            <text:p>0.324436</text:p>
          </table:table-cell>
          <table:table-cell office:value-type="float" office:value="53" calcext:value-type="float">
            <text:p>53</text:p>
          </table:table-cell>
          <table:table-cell office:value-type="float" office:value="17.098914" calcext:value-type="float">
            <text:p>17.098914</text:p>
          </table:table-cell>
          <table:table-cell office:value-type="float" office:value="0.322621" calcext:value-type="float">
            <text:p>0.322621</text:p>
          </table:table-cell>
          <table:table-cell office:value-type="float" office:value="0.33008" calcext:value-type="float">
            <text:p>0.33008</text:p>
          </table:table-cell>
          <table:table-cell office:value-type="float" office:value="0.092909" calcext:value-type="float">
            <text:p>0.09290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.488612" calcext:value-type="float">
            <text:p>14.488612</text:p>
          </table:table-cell>
          <table:table-cell office:value-type="float" office:value="0.321969" calcext:value-type="float">
            <text:p>0.321969</text:p>
          </table:table-cell>
          <table:table-cell office:value-type="float" office:value="0.328455" calcext:value-type="float">
            <text:p>0.328455</text:p>
          </table:table-cell>
          <table:table-cell office:value-type="float" office:value="0.101192" calcext:value-type="float">
            <text:p>0.101192</text:p>
          </table:table-cell>
          <table:table-cell office:value-type="float" office:value="55" calcext:value-type="float">
            <text:p>55</text:p>
          </table:table-cell>
          <table:table-cell office:value-type="float" office:value="17.978811" calcext:value-type="float">
            <text:p>17.978811</text:p>
          </table:table-cell>
          <table:table-cell office:value-type="float" office:value="0.326887" calcext:value-type="float">
            <text:p>0.326887</text:p>
          </table:table-cell>
          <table:table-cell office:value-type="float" office:value="0.32908" calcext:value-type="float">
            <text:p>0.32908</text:p>
          </table:table-cell>
          <table:table-cell office:value-type="float" office:value="0.325115" calcext:value-type="float">
            <text:p>0.3251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.329253" calcext:value-type="float">
            <text:p>17.329253</text:p>
          </table:table-cell>
          <table:table-cell office:value-type="float" office:value="0.326967" calcext:value-type="float">
            <text:p>0.326967</text:p>
          </table:table-cell>
          <table:table-cell office:value-type="float" office:value="0.328357" calcext:value-type="float">
            <text:p>0.328357</text:p>
          </table:table-cell>
          <table:table-cell office:value-type="float" office:value="0.324429" calcext:value-type="float">
            <text:p>0.324429</text:p>
          </table:table-cell>
          <table:table-cell office:value-type="float" office:value="47" calcext:value-type="float">
            <text:p>47</text:p>
          </table:table-cell>
          <table:table-cell office:value-type="float" office:value="15.151084" calcext:value-type="float">
            <text:p>15.151084</text:p>
          </table:table-cell>
          <table:table-cell office:value-type="float" office:value="0.322363" calcext:value-type="float">
            <text:p>0.322363</text:p>
          </table:table-cell>
          <table:table-cell office:value-type="float" office:value="0.328269" calcext:value-type="float">
            <text:p>0.328269</text:p>
          </table:table-cell>
          <table:table-cell office:value-type="float" office:value="0.11396" calcext:value-type="float">
            <text:p>0.1139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.838473" calcext:value-type="float">
            <text:p>14.838473</text:p>
          </table:table-cell>
          <table:table-cell office:value-type="float" office:value="0.322576" calcext:value-type="float">
            <text:p>0.322576</text:p>
          </table:table-cell>
          <table:table-cell office:value-type="float" office:value="0.328276" calcext:value-type="float">
            <text:p>0.328276</text:p>
          </table:table-cell>
          <table:table-cell office:value-type="float" office:value="0.124855" calcext:value-type="float">
            <text:p>0.124855</text:p>
          </table:table-cell>
          <table:table-cell office:value-type="float" office:value="54" calcext:value-type="float">
            <text:p>54</text:p>
          </table:table-cell>
          <table:table-cell office:value-type="float" office:value="17.653734" calcext:value-type="float">
            <text:p>17.653734</text:p>
          </table:table-cell>
          <table:table-cell office:value-type="float" office:value="0.326921" calcext:value-type="float">
            <text:p>0.326921</text:p>
          </table:table-cell>
          <table:table-cell office:value-type="float" office:value="0.330342" calcext:value-type="float">
            <text:p>0.330342</text:p>
          </table:table-cell>
          <table:table-cell office:value-type="float" office:value="0.324249" calcext:value-type="float">
            <text:p>0.32424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8.313122" calcext:value-type="float">
            <text:p>18.313122</text:p>
          </table:table-cell>
          <table:table-cell office:value-type="float" office:value="0.32702" calcext:value-type="float">
            <text:p>0.32702</text:p>
          </table:table-cell>
          <table:table-cell office:value-type="float" office:value="0.332101" calcext:value-type="float">
            <text:p>0.332101</text:p>
          </table:table-cell>
          <table:table-cell office:value-type="float" office:value="0.322424" calcext:value-type="float">
            <text:p>0.322424</text:p>
          </table:table-cell>
          <table:table-cell office:value-type="float" office:value="44" calcext:value-type="float">
            <text:p>44</text:p>
          </table:table-cell>
          <table:table-cell office:value-type="float" office:value="14.188215" calcext:value-type="float">
            <text:p>14.188215</text:p>
          </table:table-cell>
          <table:table-cell office:value-type="float" office:value="0.322459" calcext:value-type="float">
            <text:p>0.322459</text:p>
          </table:table-cell>
          <table:table-cell office:value-type="float" office:value="0.328196" calcext:value-type="float">
            <text:p>0.328196</text:p>
          </table:table-cell>
          <table:table-cell office:value-type="float" office:value="0.134109" calcext:value-type="float">
            <text:p>0.13410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.999929" calcext:value-type="float">
            <text:p>16.999929</text:p>
          </table:table-cell>
          <table:table-cell office:value-type="float" office:value="0.326922" calcext:value-type="float">
            <text:p>0.326922</text:p>
          </table:table-cell>
          <table:table-cell office:value-type="float" office:value="0.328327" calcext:value-type="float">
            <text:p>0.328327</text:p>
          </table:table-cell>
          <table:table-cell office:value-type="float" office:value="0.325366" calcext:value-type="float">
            <text:p>0.325366</text:p>
          </table:table-cell>
          <table:table-cell office:value-type="float" office:value="48" calcext:value-type="float">
            <text:p>48</text:p>
          </table:table-cell>
          <table:table-cell office:value-type="float" office:value="15.510945" calcext:value-type="float">
            <text:p>15.510945</text:p>
          </table:table-cell>
          <table:table-cell office:value-type="float" office:value="0.323145" calcext:value-type="float">
            <text:p>0.323145</text:p>
          </table:table-cell>
          <table:table-cell office:value-type="float" office:value="0.328397" calcext:value-type="float">
            <text:p>0.328397</text:p>
          </table:table-cell>
          <table:table-cell office:value-type="float" office:value="0.143706" calcext:value-type="float">
            <text:p>0.1437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.501176" calcext:value-type="float">
            <text:p>16.501176</text:p>
          </table:table-cell>
          <table:table-cell office:value-type="float" office:value="0.323552" calcext:value-type="float">
            <text:p>0.323552</text:p>
          </table:table-cell>
          <table:table-cell office:value-type="float" office:value="0.328449" calcext:value-type="float">
            <text:p>0.328449</text:p>
          </table:table-cell>
          <table:table-cell office:value-type="float" office:value="0.153605" calcext:value-type="float">
            <text:p>0.153605</text:p>
          </table:table-cell>
          <table:table-cell office:value-type="float" office:value="49" calcext:value-type="float">
            <text:p>49</text:p>
          </table:table-cell>
          <table:table-cell office:value-type="float" office:value="16.018577" calcext:value-type="float">
            <text:p>16.018577</text:p>
          </table:table-cell>
          <table:table-cell office:value-type="float" office:value="0.32691" calcext:value-type="float">
            <text:p>0.32691</text:p>
          </table:table-cell>
          <table:table-cell office:value-type="float" office:value="0.32861" calcext:value-type="float">
            <text:p>0.32861</text:p>
          </table:table-cell>
          <table:table-cell office:value-type="float" office:value="0.325284" calcext:value-type="float">
            <text:p>0.32528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.487239" calcext:value-type="float">
            <text:p>17.487239</text:p>
          </table:table-cell>
          <table:table-cell office:value-type="float" office:value="0.323838" calcext:value-type="float">
            <text:p>0.323838</text:p>
          </table:table-cell>
          <table:table-cell office:value-type="float" office:value="0.328372" calcext:value-type="float">
            <text:p>0.328372</text:p>
          </table:table-cell>
          <table:table-cell office:value-type="float" office:value="0.164361" calcext:value-type="float">
            <text:p>0.164361</text:p>
          </table:table-cell>
          <table:table-cell office:value-type="float" office:value="46" calcext:value-type="float">
            <text:p>46</text:p>
          </table:table-cell>
          <table:table-cell office:value-type="float" office:value="15.043314" calcext:value-type="float">
            <text:p>15.043314</text:p>
          </table:table-cell>
          <table:table-cell office:value-type="float" office:value="0.327029" calcext:value-type="float">
            <text:p>0.327029</text:p>
          </table:table-cell>
          <table:table-cell office:value-type="float" office:value="0.328873" calcext:value-type="float">
            <text:p>0.328873</text:p>
          </table:table-cell>
          <table:table-cell office:value-type="float" office:value="0.325268" calcext:value-type="float">
            <text:p>0.32526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.656117" calcext:value-type="float">
            <text:p>17.656117</text:p>
          </table:table-cell>
          <table:table-cell office:value-type="float" office:value="0.326965" calcext:value-type="float">
            <text:p>0.326965</text:p>
          </table:table-cell>
          <table:table-cell office:value-type="float" office:value="0.32878" calcext:value-type="float">
            <text:p>0.32878</text:p>
          </table:table-cell>
          <table:table-cell office:value-type="float" office:value="0.324775" calcext:value-type="float">
            <text:p>0.324775</text:p>
          </table:table-cell>
          <table:table-cell office:value-type="float" office:value="46" calcext:value-type="float">
            <text:p>46</text:p>
          </table:table-cell>
          <table:table-cell office:value-type="float" office:value="14.885398" calcext:value-type="float">
            <text:p>14.885398</text:p>
          </table:table-cell>
          <table:table-cell office:value-type="float" office:value="0.323596" calcext:value-type="float">
            <text:p>0.323596</text:p>
          </table:table-cell>
          <table:table-cell office:value-type="float" office:value="0.328757" calcext:value-type="float">
            <text:p>0.328757</text:p>
          </table:table-cell>
          <table:table-cell office:value-type="float" office:value="0.173812" calcext:value-type="float">
            <text:p>0.1738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.038925" calcext:value-type="float">
            <text:p>15.038925</text:p>
          </table:table-cell>
          <table:table-cell office:value-type="float" office:value="0.326933" calcext:value-type="float">
            <text:p>0.326933</text:p>
          </table:table-cell>
          <table:table-cell office:value-type="float" office:value="0.331656" calcext:value-type="float">
            <text:p>0.331656</text:p>
          </table:table-cell>
          <table:table-cell office:value-type="float" office:value="0.325308" calcext:value-type="float">
            <text:p>0.325308</text:p>
          </table:table-cell>
          <table:table-cell office:value-type="float" office:value="54" calcext:value-type="float">
            <text:p>54</text:p>
          </table:table-cell>
          <table:table-cell office:value-type="float" office:value="17.512007" calcext:value-type="float">
            <text:p>17.512007</text:p>
          </table:table-cell>
          <table:table-cell office:value-type="float" office:value="0.324296" calcext:value-type="float">
            <text:p>0.324296</text:p>
          </table:table-cell>
          <table:table-cell office:value-type="float" office:value="0.328574" calcext:value-type="float">
            <text:p>0.328574</text:p>
          </table:table-cell>
          <table:table-cell office:value-type="float" office:value="0.184126" calcext:value-type="float">
            <text:p>0.18412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.194466" calcext:value-type="float">
            <text:p>17.194466</text:p>
          </table:table-cell>
          <table:table-cell office:value-type="float" office:value="0.324424" calcext:value-type="float">
            <text:p>0.324424</text:p>
          </table:table-cell>
          <table:table-cell office:value-type="float" office:value="0.32831" calcext:value-type="float">
            <text:p>0.32831</text:p>
          </table:table-cell>
          <table:table-cell office:value-type="float" office:value="0.193975" calcext:value-type="float">
            <text:p>0.193975</text:p>
          </table:table-cell>
          <table:table-cell office:value-type="float" office:value="47" calcext:value-type="float">
            <text:p>47</text:p>
          </table:table-cell>
          <table:table-cell office:value-type="float" office:value="15.364092" calcext:value-type="float">
            <text:p>15.364092</text:p>
          </table:table-cell>
          <table:table-cell office:value-type="float" office:value="0.326896" calcext:value-type="float">
            <text:p>0.326896</text:p>
          </table:table-cell>
          <table:table-cell office:value-type="float" office:value="0.328653" calcext:value-type="float">
            <text:p>0.328653</text:p>
          </table:table-cell>
          <table:table-cell office:value-type="float" office:value="0.323854" calcext:value-type="float">
            <text:p>0.3238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.585301" calcext:value-type="float">
            <text:p>14.585301</text:p>
          </table:table-cell>
          <table:table-cell office:value-type="float" office:value="0.324118" calcext:value-type="float">
            <text:p>0.324118</text:p>
          </table:table-cell>
          <table:table-cell office:value-type="float" office:value="0.328441" calcext:value-type="float">
            <text:p>0.328441</text:p>
          </table:table-cell>
          <table:table-cell office:value-type="float" office:value="0.205392" calcext:value-type="float">
            <text:p>0.205392</text:p>
          </table:table-cell>
          <table:table-cell office:value-type="float" office:value="55" calcext:value-type="float">
            <text:p>55</text:p>
          </table:table-cell>
          <table:table-cell office:value-type="float" office:value="17.983708" calcext:value-type="float">
            <text:p>17.983708</text:p>
          </table:table-cell>
          <table:table-cell office:value-type="float" office:value="0.326977" calcext:value-type="float">
            <text:p>0.326977</text:p>
          </table:table-cell>
          <table:table-cell office:value-type="float" office:value="0.328717" calcext:value-type="float">
            <text:p>0.328717</text:p>
          </table:table-cell>
          <table:table-cell office:value-type="float" office:value="0.325068" calcext:value-type="float">
            <text:p>0.3250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.580093" calcext:value-type="float">
            <text:p>15.580093</text:p>
          </table:table-cell>
          <table:table-cell office:value-type="float" office:value="0.324585" calcext:value-type="float">
            <text:p>0.324585</text:p>
          </table:table-cell>
          <table:table-cell office:value-type="float" office:value="0.328262" calcext:value-type="float">
            <text:p>0.328262</text:p>
          </table:table-cell>
          <table:table-cell office:value-type="float" office:value="0.213958" calcext:value-type="float">
            <text:p>0.213958</text:p>
          </table:table-cell>
          <table:table-cell office:value-type="float" office:value="52" calcext:value-type="float">
            <text:p>52</text:p>
          </table:table-cell>
          <table:table-cell office:value-type="float" office:value="17.000557" calcext:value-type="float">
            <text:p>17.000557</text:p>
          </table:table-cell>
          <table:table-cell office:value-type="float" office:value="0.326934" calcext:value-type="float">
            <text:p>0.326934</text:p>
          </table:table-cell>
          <table:table-cell office:value-type="float" office:value="0.3281" calcext:value-type="float">
            <text:p>0.3281</text:p>
          </table:table-cell>
          <table:table-cell office:value-type="float" office:value="0.324512" calcext:value-type="float">
            <text:p>0.3245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.937584" calcext:value-type="float">
            <text:p>19.937584</text:p>
          </table:table-cell>
          <table:table-cell office:value-type="float" office:value="0.326846" calcext:value-type="float">
            <text:p>0.326846</text:p>
          </table:table-cell>
          <table:table-cell office:value-type="float" office:value="0.328306" calcext:value-type="float">
            <text:p>0.328306</text:p>
          </table:table-cell>
          <table:table-cell office:value-type="float" office:value="0.324672" calcext:value-type="float">
            <text:p>0.324672</text:p>
          </table:table-cell>
          <table:table-cell office:value-type="float" office:value="39" calcext:value-type="float">
            <text:p>39</text:p>
          </table:table-cell>
          <table:table-cell office:value-type="float" office:value="12.654351" calcext:value-type="float">
            <text:p>12.654351</text:p>
          </table:table-cell>
          <table:table-cell office:value-type="float" office:value="0.324471" calcext:value-type="float">
            <text:p>0.324471</text:p>
          </table:table-cell>
          <table:table-cell office:value-type="float" office:value="0.328135" calcext:value-type="float">
            <text:p>0.328135</text:p>
          </table:table-cell>
          <table:table-cell office:value-type="float" office:value="0.224974" calcext:value-type="float">
            <text:p>0.22497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.560286" calcext:value-type="float">
            <text:p>17.560286</text:p>
          </table:table-cell>
          <table:table-cell office:value-type="float" office:value="0.32519" calcext:value-type="float">
            <text:p>0.32519</text:p>
          </table:table-cell>
          <table:table-cell office:value-type="float" office:value="0.328224" calcext:value-type="float">
            <text:p>0.328224</text:p>
          </table:table-cell>
          <table:table-cell office:value-type="float" office:value="0.233829" calcext:value-type="float">
            <text:p>0.233829</text:p>
          </table:table-cell>
          <table:table-cell office:value-type="float" office:value="46" calcext:value-type="float">
            <text:p>46</text:p>
          </table:table-cell>
          <table:table-cell office:value-type="float" office:value="15.04018" calcext:value-type="float">
            <text:p>15.04018</text:p>
          </table:table-cell>
          <table:table-cell office:value-type="float" office:value="0.32696" calcext:value-type="float">
            <text:p>0.32696</text:p>
          </table:table-cell>
          <table:table-cell office:value-type="float" office:value="0.330437" calcext:value-type="float">
            <text:p>0.330437</text:p>
          </table:table-cell>
          <table:table-cell office:value-type="float" office:value="0.325238" calcext:value-type="float">
            <text:p>0.3252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.321325" calcext:value-type="float">
            <text:p>13.321325</text:p>
          </table:table-cell>
          <table:table-cell office:value-type="float" office:value="0.32491" calcext:value-type="float">
            <text:p>0.32491</text:p>
          </table:table-cell>
          <table:table-cell office:value-type="float" office:value="0.328392" calcext:value-type="float">
            <text:p>0.328392</text:p>
          </table:table-cell>
          <table:table-cell office:value-type="float" office:value="0.245351" calcext:value-type="float">
            <text:p>0.245351</text:p>
          </table:table-cell>
          <table:table-cell office:value-type="float" office:value="59" calcext:value-type="float">
            <text:p>59</text:p>
          </table:table-cell>
          <table:table-cell office:value-type="float" office:value="19.290608" calcext:value-type="float">
            <text:p>19.290608</text:p>
          </table:table-cell>
          <table:table-cell office:value-type="float" office:value="0.326959" calcext:value-type="float">
            <text:p>0.326959</text:p>
          </table:table-cell>
          <table:table-cell office:value-type="float" office:value="0.328191" calcext:value-type="float">
            <text:p>0.328191</text:p>
          </table:table-cell>
          <table:table-cell office:value-type="float" office:value="0.324366" calcext:value-type="float">
            <text:p>0.32436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8.631627" calcext:value-type="float">
            <text:p>18.631627</text:p>
          </table:table-cell>
          <table:table-cell office:value-type="float" office:value="0.326871" calcext:value-type="float">
            <text:p>0.326871</text:p>
          </table:table-cell>
          <table:table-cell office:value-type="float" office:value="0.3285" calcext:value-type="float">
            <text:p>0.3285</text:p>
          </table:table-cell>
          <table:table-cell office:value-type="float" office:value="0.325301" calcext:value-type="float">
            <text:p>0.325301</text:p>
          </table:table-cell>
          <table:table-cell office:value-type="float" office:value="43" calcext:value-type="float">
            <text:p>43</text:p>
          </table:table-cell>
          <table:table-cell office:value-type="float" office:value="13.989469" calcext:value-type="float">
            <text:p>13.989469</text:p>
          </table:table-cell>
          <table:table-cell office:value-type="float" office:value="0.325336" calcext:value-type="float">
            <text:p>0.325336</text:p>
          </table:table-cell>
          <table:table-cell office:value-type="float" office:value="0.329153" calcext:value-type="float">
            <text:p>0.329153</text:p>
          </table:table-cell>
          <table:table-cell office:value-type="float" office:value="0.253888" calcext:value-type="float">
            <text:p>0.25388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.001819" calcext:value-type="float">
            <text:p>17.001819</text:p>
          </table:table-cell>
          <table:table-cell office:value-type="float" office:value="0.326958" calcext:value-type="float">
            <text:p>0.326958</text:p>
          </table:table-cell>
          <table:table-cell office:value-type="float" office:value="0.328388" calcext:value-type="float">
            <text:p>0.328388</text:p>
          </table:table-cell>
          <table:table-cell office:value-type="float" office:value="0.324541" calcext:value-type="float">
            <text:p>0.324541</text:p>
          </table:table-cell>
          <table:table-cell office:value-type="float" office:value="48" calcext:value-type="float">
            <text:p>48</text:p>
          </table:table-cell>
          <table:table-cell office:value-type="float" office:value="15.630666" calcext:value-type="float">
            <text:p>15.630666</text:p>
          </table:table-cell>
          <table:table-cell office:value-type="float" office:value="0.325639" calcext:value-type="float">
            <text:p>0.325639</text:p>
          </table:table-cell>
          <table:table-cell office:value-type="float" office:value="0.328127" calcext:value-type="float">
            <text:p>0.328127</text:p>
          </table:table-cell>
          <table:table-cell office:value-type="float" office:value="0.265395" calcext:value-type="float">
            <text:p>0.26539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.955927" calcext:value-type="float">
            <text:p>16.955927</text:p>
          </table:table-cell>
          <table:table-cell office:value-type="float" office:value="0.326076" calcext:value-type="float">
            <text:p>0.326076</text:p>
          </table:table-cell>
          <table:table-cell office:value-type="float" office:value="0.328336" calcext:value-type="float">
            <text:p>0.328336</text:p>
          </table:table-cell>
          <table:table-cell office:value-type="float" office:value="0.276301" calcext:value-type="float">
            <text:p>0.276301</text:p>
          </table:table-cell>
          <table:table-cell office:value-type="float" office:value="48" calcext:value-type="float">
            <text:p>48</text:p>
          </table:table-cell>
          <table:table-cell office:value-type="float" office:value="15.687661" calcext:value-type="float">
            <text:p>15.687661</text:p>
          </table:table-cell>
          <table:table-cell office:value-type="float" office:value="0.326826" calcext:value-type="float">
            <text:p>0.326826</text:p>
          </table:table-cell>
          <table:table-cell office:value-type="float" office:value="0.328153" calcext:value-type="float">
            <text:p>0.328153</text:p>
          </table:table-cell>
          <table:table-cell office:value-type="float" office:value="0.324512" calcext:value-type="float">
            <text:p>0.3245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.07453" calcext:value-type="float">
            <text:p>13.07453</text:p>
          </table:table-cell>
          <table:table-cell office:value-type="float" office:value="0.326863" calcext:value-type="float">
            <text:p>0.326863</text:p>
          </table:table-cell>
          <table:table-cell office:value-type="float" office:value="0.328198" calcext:value-type="float">
            <text:p>0.328198</text:p>
          </table:table-cell>
          <table:table-cell office:value-type="float" office:value="0.324506" calcext:value-type="float">
            <text:p>0.324506</text:p>
          </table:table-cell>
          <table:table-cell office:value-type="float" office:value="60" calcext:value-type="float">
            <text:p>60</text:p>
          </table:table-cell>
          <table:table-cell office:value-type="float" office:value="19.577667" calcext:value-type="float">
            <text:p>19.577667</text:p>
          </table:table-cell>
          <table:table-cell office:value-type="float" office:value="0.326294" calcext:value-type="float">
            <text:p>0.326294</text:p>
          </table:table-cell>
          <table:table-cell office:value-type="float" office:value="0.328588" calcext:value-type="float">
            <text:p>0.328588</text:p>
          </table:table-cell>
          <table:table-cell office:value-type="float" office:value="0.28654" calcext:value-type="float">
            <text:p>0.2865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.002773" calcext:value-type="float">
            <text:p>15.002773</text:p>
          </table:table-cell>
          <table:table-cell office:value-type="float" office:value="0.326147" calcext:value-type="float">
            <text:p>0.326147</text:p>
          </table:table-cell>
          <table:table-cell office:value-type="float" office:value="0.328719" calcext:value-type="float">
            <text:p>0.328719</text:p>
          </table:table-cell>
          <table:table-cell office:value-type="float" office:value="0.297451" calcext:value-type="float">
            <text:p>0.297451</text:p>
          </table:table-cell>
          <table:table-cell office:value-type="float" office:value="54" calcext:value-type="float">
            <text:p>54</text:p>
          </table:table-cell>
          <table:table-cell office:value-type="float" office:value="17.659593" calcext:value-type="float">
            <text:p>17.659593</text:p>
          </table:table-cell>
          <table:table-cell office:value-type="float" office:value="0.327029" calcext:value-type="float">
            <text:p>0.327029</text:p>
          </table:table-cell>
          <table:table-cell office:value-type="float" office:value="0.329366" calcext:value-type="float">
            <text:p>0.329366</text:p>
          </table:table-cell>
          <table:table-cell office:value-type="float" office:value="0.325299" calcext:value-type="float">
            <text:p>0.32529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.963373" calcext:value-type="float">
            <text:p>17.963373</text:p>
          </table:table-cell>
          <table:table-cell office:value-type="float" office:value="0.326607" calcext:value-type="float">
            <text:p>0.326607</text:p>
          </table:table-cell>
          <table:table-cell office:value-type="float" office:value="0.32822" calcext:value-type="float">
            <text:p>0.32822</text:p>
          </table:table-cell>
          <table:table-cell office:value-type="float" office:value="0.307529" calcext:value-type="float">
            <text:p>0.307529</text:p>
          </table:table-cell>
          <table:table-cell office:value-type="float" office:value="45" calcext:value-type="float">
            <text:p>45</text:p>
          </table:table-cell>
          <table:table-cell office:value-type="float" office:value="14.711018" calcext:value-type="float">
            <text:p>14.711018</text:p>
          </table:table-cell>
          <table:table-cell office:value-type="float" office:value="0.326912" calcext:value-type="float">
            <text:p>0.326912</text:p>
          </table:table-cell>
          <table:table-cell office:value-type="float" office:value="0.328301" calcext:value-type="float">
            <text:p>0.328301</text:p>
          </table:table-cell>
          <table:table-cell office:value-type="float" office:value="0.324602" calcext:value-type="float">
            <text:p>0.32460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.729718" calcext:value-type="float">
            <text:p>13.729718</text:p>
          </table:table-cell>
          <table:table-cell office:value-type="float" office:value="0.326898" calcext:value-type="float">
            <text:p>0.326898</text:p>
          </table:table-cell>
          <table:table-cell office:value-type="float" office:value="0.328706" calcext:value-type="float">
            <text:p>0.328706</text:p>
          </table:table-cell>
          <table:table-cell office:value-type="float" office:value="0.324647" calcext:value-type="float">
            <text:p>0.324647</text:p>
          </table:table-cell>
          <table:table-cell office:value-type="float" office:value="58" calcext:value-type="float">
            <text:p>58</text:p>
          </table:table-cell>
          <table:table-cell office:value-type="float" office:value="18.954493" calcext:value-type="float">
            <text:p>18.954493</text:p>
          </table:table-cell>
          <table:table-cell office:value-type="float" office:value="0.326802" calcext:value-type="float">
            <text:p>0.326802</text:p>
          </table:table-cell>
          <table:table-cell office:value-type="float" office:value="0.328376" calcext:value-type="float">
            <text:p>0.328376</text:p>
          </table:table-cell>
          <table:table-cell office:value-type="float" office:value="0.317632" calcext:value-type="float">
            <text:p>0.31763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.037891" calcext:value-type="float">
            <text:p>15.037891</text:p>
          </table:table-cell>
          <table:table-cell office:value-type="float" office:value="0.326911" calcext:value-type="float">
            <text:p>0.326911</text:p>
          </table:table-cell>
          <table:table-cell office:value-type="float" office:value="0.328288" calcext:value-type="float">
            <text:p>0.328288</text:p>
          </table:table-cell>
          <table:table-cell office:value-type="float" office:value="0.324698" calcext:value-type="float">
            <text:p>0.324698</text:p>
          </table:table-cell>
          <table:table-cell office:value-type="float" office:value="54" calcext:value-type="float">
            <text:p>54</text:p>
          </table:table-cell>
          <table:table-cell office:value-type="float" office:value="17.654759" calcext:value-type="float">
            <text:p>17.654759</text:p>
          </table:table-cell>
          <table:table-cell office:value-type="float" office:value="0.32694" calcext:value-type="float">
            <text:p>0.32694</text:p>
          </table:table-cell>
          <table:table-cell office:value-type="float" office:value="0.328496" calcext:value-type="float">
            <text:p>0.328496</text:p>
          </table:table-cell>
          <table:table-cell office:value-type="float" office:value="0.325098" calcext:value-type="float">
            <text:p>0.325098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Type: 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32 NumServers: 5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.498105" calcext:value-type="float">
            <text:p>15.498105</text:p>
          </table:table-cell>
          <table:table-cell office:value-type="float" office:value="0.329747" calcext:value-type="float">
            <text:p>0.329747</text:p>
          </table:table-cell>
          <table:table-cell office:value-type="float" office:value="0.386226" calcext:value-type="float">
            <text:p>0.386226</text:p>
          </table:table-cell>
          <table:table-cell office:value-type="float" office:value="0.011228" calcext:value-type="float">
            <text:p>0.011228</text:p>
          </table:table-cell>
          <table:table-cell office:value-type="float" office:value="53" calcext:value-type="float">
            <text:p>53</text:p>
          </table:table-cell>
          <table:table-cell office:value-type="float" office:value="17.84169" calcext:value-type="float">
            <text:p>17.84169</text:p>
          </table:table-cell>
          <table:table-cell office:value-type="float" office:value="0.336636" calcext:value-type="float">
            <text:p>0.336636</text:p>
          </table:table-cell>
          <table:table-cell office:value-type="float" office:value="0.386573" calcext:value-type="float">
            <text:p>0.386573</text:p>
          </table:table-cell>
          <table:table-cell office:value-type="float" office:value="0.324667" calcext:value-type="float">
            <text:p>0.3246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.115588" calcext:value-type="float">
            <text:p>16.115588</text:p>
          </table:table-cell>
          <table:table-cell office:value-type="float" office:value="0.335741" calcext:value-type="float">
            <text:p>0.335741</text:p>
          </table:table-cell>
          <table:table-cell office:value-type="float" office:value="0.386498" calcext:value-type="float">
            <text:p>0.386498</text:p>
          </table:table-cell>
          <table:table-cell office:value-type="float" office:value="0.324725" calcext:value-type="float">
            <text:p>0.324725</text:p>
          </table:table-cell>
          <table:table-cell office:value-type="float" office:value="52" calcext:value-type="float">
            <text:p>52</text:p>
          </table:table-cell>
          <table:table-cell office:value-type="float" office:value="17.234637" calcext:value-type="float">
            <text:p>17.234637</text:p>
          </table:table-cell>
          <table:table-cell office:value-type="float" office:value="0.331435" calcext:value-type="float">
            <text:p>0.331435</text:p>
          </table:table-cell>
          <table:table-cell office:value-type="float" office:value="0.385875" calcext:value-type="float">
            <text:p>0.385875</text:p>
          </table:table-cell>
          <table:table-cell office:value-type="float" office:value="0.021542" calcext:value-type="float">
            <text:p>0.02154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.280986" calcext:value-type="float">
            <text:p>17.280986</text:p>
          </table:table-cell>
          <table:table-cell office:value-type="float" office:value="0.338843" calcext:value-type="float">
            <text:p>0.338843</text:p>
          </table:table-cell>
          <table:table-cell office:value-type="float" office:value="0.386234" calcext:value-type="float">
            <text:p>0.386234</text:p>
          </table:table-cell>
          <table:table-cell office:value-type="float" office:value="0.325288" calcext:value-type="float">
            <text:p>0.325288</text:p>
          </table:table-cell>
          <table:table-cell office:value-type="float" office:value="49" calcext:value-type="float">
            <text:p>49</text:p>
          </table:table-cell>
          <table:table-cell office:value-type="float" office:value="16.077478" calcext:value-type="float">
            <text:p>16.077478</text:p>
          </table:table-cell>
          <table:table-cell office:value-type="float" office:value="0.328112" calcext:value-type="float">
            <text:p>0.328112</text:p>
          </table:table-cell>
          <table:table-cell office:value-type="float" office:value="0.38593" calcext:value-type="float">
            <text:p>0.38593</text:p>
          </table:table-cell>
          <table:table-cell office:value-type="float" office:value="0.031005" calcext:value-type="float">
            <text:p>0.0310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.451826" calcext:value-type="float">
            <text:p>16.451826</text:p>
          </table:table-cell>
          <table:table-cell office:value-type="float" office:value="0.335752" calcext:value-type="float">
            <text:p>0.335752</text:p>
          </table:table-cell>
          <table:table-cell office:value-type="float" office:value="0.38642" calcext:value-type="float">
            <text:p>0.38642</text:p>
          </table:table-cell>
          <table:table-cell office:value-type="float" office:value="0.323474" calcext:value-type="float">
            <text:p>0.323474</text:p>
          </table:table-cell>
          <table:table-cell office:value-type="float" office:value="51" calcext:value-type="float">
            <text:p>51</text:p>
          </table:table-cell>
          <table:table-cell office:value-type="float" office:value="16.918481" calcext:value-type="float">
            <text:p>16.918481</text:p>
          </table:table-cell>
          <table:table-cell office:value-type="float" office:value="0.331735" calcext:value-type="float">
            <text:p>0.331735</text:p>
          </table:table-cell>
          <table:table-cell office:value-type="float" office:value="0.385859" calcext:value-type="float">
            <text:p>0.385859</text:p>
          </table:table-cell>
          <table:table-cell office:value-type="float" office:value="0.041458" calcext:value-type="float">
            <text:p>0.0414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.476118" calcext:value-type="float">
            <text:p>15.476118</text:p>
          </table:table-cell>
          <table:table-cell office:value-type="float" office:value="0.336437" calcext:value-type="float">
            <text:p>0.336437</text:p>
          </table:table-cell>
          <table:table-cell office:value-type="float" office:value="0.367315" calcext:value-type="float">
            <text:p>0.367315</text:p>
          </table:table-cell>
          <table:table-cell office:value-type="float" office:value="0.324699" calcext:value-type="float">
            <text:p>0.324699</text:p>
          </table:table-cell>
          <table:table-cell office:value-type="float" office:value="54" calcext:value-type="float">
            <text:p>54</text:p>
          </table:table-cell>
          <table:table-cell office:value-type="float" office:value="17.903792" calcext:value-type="float">
            <text:p>17.903792</text:p>
          </table:table-cell>
          <table:table-cell office:value-type="float" office:value="0.331552" calcext:value-type="float">
            <text:p>0.331552</text:p>
          </table:table-cell>
          <table:table-cell office:value-type="float" office:value="0.386558" calcext:value-type="float">
            <text:p>0.386558</text:p>
          </table:table-cell>
          <table:table-cell office:value-type="float" office:value="0.051097" calcext:value-type="float">
            <text:p>0.05109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.173021" calcext:value-type="float">
            <text:p>15.173021</text:p>
          </table:table-cell>
          <table:table-cell office:value-type="float" office:value="0.329848" calcext:value-type="float">
            <text:p>0.329848</text:p>
          </table:table-cell>
          <table:table-cell office:value-type="float" office:value="0.366924" calcext:value-type="float">
            <text:p>0.366924</text:p>
          </table:table-cell>
          <table:table-cell office:value-type="float" office:value="0.062008" calcext:value-type="float">
            <text:p>0.062008</text:p>
          </table:table-cell>
          <table:table-cell office:value-type="float" office:value="54" calcext:value-type="float">
            <text:p>54</text:p>
          </table:table-cell>
          <table:table-cell office:value-type="float" office:value="18.216966" calcext:value-type="float">
            <text:p>18.216966</text:p>
          </table:table-cell>
          <table:table-cell office:value-type="float" office:value="0.337351" calcext:value-type="float">
            <text:p>0.337351</text:p>
          </table:table-cell>
          <table:table-cell office:value-type="float" office:value="0.386715" calcext:value-type="float">
            <text:p>0.386715</text:p>
          </table:table-cell>
          <table:table-cell office:value-type="float" office:value="0.324712" calcext:value-type="float">
            <text:p>0.32471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.808913" calcext:value-type="float">
            <text:p>15.808913</text:p>
          </table:table-cell>
          <table:table-cell office:value-type="float" office:value="0.33636" calcext:value-type="float">
            <text:p>0.33636</text:p>
          </table:table-cell>
          <table:table-cell office:value-type="float" office:value="0.386999" calcext:value-type="float">
            <text:p>0.386999</text:p>
          </table:table-cell>
          <table:table-cell office:value-type="float" office:value="0.325165" calcext:value-type="float">
            <text:p>0.325165</text:p>
          </table:table-cell>
          <table:table-cell office:value-type="float" office:value="53" calcext:value-type="float">
            <text:p>53</text:p>
          </table:table-cell>
          <table:table-cell office:value-type="float" office:value="17.591233" calcext:value-type="float">
            <text:p>17.591233</text:p>
          </table:table-cell>
          <table:table-cell office:value-type="float" office:value="0.33191" calcext:value-type="float">
            <text:p>0.33191</text:p>
          </table:table-cell>
          <table:table-cell office:value-type="float" office:value="0.366898" calcext:value-type="float">
            <text:p>0.366898</text:p>
          </table:table-cell>
          <table:table-cell office:value-type="float" office:value="0.072923" calcext:value-type="float">
            <text:p>0.07292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9.556998" calcext:value-type="float">
            <text:p>19.556998</text:p>
          </table:table-cell>
          <table:table-cell office:value-type="float" office:value="0.331475" calcext:value-type="float">
            <text:p>0.331475</text:p>
          </table:table-cell>
          <table:table-cell office:value-type="float" office:value="0.36701" calcext:value-type="float">
            <text:p>0.36701</text:p>
          </table:table-cell>
          <table:table-cell office:value-type="float" office:value="0.081509" calcext:value-type="float">
            <text:p>0.081509</text:p>
          </table:table-cell>
          <table:table-cell office:value-type="float" office:value="41" calcext:value-type="float">
            <text:p>41</text:p>
          </table:table-cell>
          <table:table-cell office:value-type="float" office:value="13.853223" calcext:value-type="float">
            <text:p>13.853223</text:p>
          </table:table-cell>
          <table:table-cell office:value-type="float" office:value="0.337883" calcext:value-type="float">
            <text:p>0.337883</text:p>
          </table:table-cell>
          <table:table-cell office:value-type="float" office:value="0.386981" calcext:value-type="float">
            <text:p>0.386981</text:p>
          </table:table-cell>
          <table:table-cell office:value-type="float" office:value="0.325052" calcext:value-type="float">
            <text:p>0.32505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.001613" calcext:value-type="float">
            <text:p>16.001613</text:p>
          </table:table-cell>
          <table:table-cell office:value-type="float" office:value="0.333367" calcext:value-type="float">
            <text:p>0.333367</text:p>
          </table:table-cell>
          <table:table-cell office:value-type="float" office:value="0.386994" calcext:value-type="float">
            <text:p>0.386994</text:p>
          </table:table-cell>
          <table:table-cell office:value-type="float" office:value="0.09229" calcext:value-type="float">
            <text:p>0.09229</text:p>
          </table:table-cell>
          <table:table-cell office:value-type="float" office:value="52" calcext:value-type="float">
            <text:p>52</text:p>
          </table:table-cell>
          <table:table-cell office:value-type="float" office:value="17.4185" calcext:value-type="float">
            <text:p>17.4185</text:p>
          </table:table-cell>
          <table:table-cell office:value-type="float" office:value="0.334971" calcext:value-type="float">
            <text:p>0.334971</text:p>
          </table:table-cell>
          <table:table-cell office:value-type="float" office:value="0.366584" calcext:value-type="float">
            <text:p>0.366584</text:p>
          </table:table-cell>
          <table:table-cell office:value-type="float" office:value="0.324738" calcext:value-type="float">
            <text:p>0.3247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.770902" calcext:value-type="float">
            <text:p>14.770902</text:p>
          </table:table-cell>
          <table:table-cell office:value-type="float" office:value="0.335702" calcext:value-type="float">
            <text:p>0.335702</text:p>
          </table:table-cell>
          <table:table-cell office:value-type="float" office:value="0.387113" calcext:value-type="float">
            <text:p>0.387113</text:p>
          </table:table-cell>
          <table:table-cell office:value-type="float" office:value="0.325136" calcext:value-type="float">
            <text:p>0.325136</text:p>
          </table:table-cell>
          <table:table-cell office:value-type="float" office:value="56" calcext:value-type="float">
            <text:p>56</text:p>
          </table:table-cell>
          <table:table-cell office:value-type="float" office:value="18.67943" calcext:value-type="float">
            <text:p>18.67943</text:p>
          </table:table-cell>
          <table:table-cell office:value-type="float" office:value="0.333561" calcext:value-type="float">
            <text:p>0.333561</text:p>
          </table:table-cell>
          <table:table-cell office:value-type="float" office:value="0.386549" calcext:value-type="float">
            <text:p>0.386549</text:p>
          </table:table-cell>
          <table:table-cell office:value-type="float" office:value="0.102119" calcext:value-type="float">
            <text:p>0.10211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.868373" calcext:value-type="float">
            <text:p>17.868373</text:p>
          </table:table-cell>
          <table:table-cell office:value-type="float" office:value="0.337139" calcext:value-type="float">
            <text:p>0.337139</text:p>
          </table:table-cell>
          <table:table-cell office:value-type="float" office:value="0.407513" calcext:value-type="float">
            <text:p>0.407513</text:p>
          </table:table-cell>
          <table:table-cell office:value-type="float" office:value="0.325154" calcext:value-type="float">
            <text:p>0.325154</text:p>
          </table:table-cell>
          <table:table-cell office:value-type="float" office:value="47" calcext:value-type="float">
            <text:p>47</text:p>
          </table:table-cell>
          <table:table-cell office:value-type="float" office:value="15.590408" calcext:value-type="float">
            <text:p>15.590408</text:p>
          </table:table-cell>
          <table:table-cell office:value-type="float" office:value="0.331711" calcext:value-type="float">
            <text:p>0.331711</text:p>
          </table:table-cell>
          <table:table-cell office:value-type="float" office:value="0.385966" calcext:value-type="float">
            <text:p>0.385966</text:p>
          </table:table-cell>
          <table:table-cell office:value-type="float" office:value="0.11216" calcext:value-type="float">
            <text:p>0.112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078722" calcext:value-type="float">
            <text:p>15.078722</text:p>
          </table:table-cell>
          <table:table-cell office:value-type="float" office:value="0.335083" calcext:value-type="float">
            <text:p>0.335083</text:p>
          </table:table-cell>
          <table:table-cell office:value-type="float" office:value="0.366839" calcext:value-type="float">
            <text:p>0.366839</text:p>
          </table:table-cell>
          <table:table-cell office:value-type="float" office:value="0.32526" calcext:value-type="float">
            <text:p>0.32526</text:p>
          </table:table-cell>
          <table:table-cell office:value-type="float" office:value="55" calcext:value-type="float">
            <text:p>55</text:p>
          </table:table-cell>
          <table:table-cell office:value-type="float" office:value="18.392751" calcext:value-type="float">
            <text:p>18.392751</text:p>
          </table:table-cell>
          <table:table-cell office:value-type="float" office:value="0.334414" calcext:value-type="float">
            <text:p>0.334414</text:p>
          </table:table-cell>
          <table:table-cell office:value-type="float" office:value="0.407562" calcext:value-type="float">
            <text:p>0.407562</text:p>
          </table:table-cell>
          <table:table-cell office:value-type="float" office:value="0.123044" calcext:value-type="float">
            <text:p>0.12304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8.785017" calcext:value-type="float">
            <text:p>18.785017</text:p>
          </table:table-cell>
          <table:table-cell office:value-type="float" office:value="0.335447" calcext:value-type="float">
            <text:p>0.335447</text:p>
          </table:table-cell>
          <table:table-cell office:value-type="float" office:value="0.385963" calcext:value-type="float">
            <text:p>0.385963</text:p>
          </table:table-cell>
          <table:table-cell office:value-type="float" office:value="0.325092" calcext:value-type="float">
            <text:p>0.325092</text:p>
          </table:table-cell>
          <table:table-cell office:value-type="float" office:value="44" calcext:value-type="float">
            <text:p>44</text:p>
          </table:table-cell>
          <table:table-cell office:value-type="float" office:value="14.695106" calcext:value-type="float">
            <text:p>14.695106</text:p>
          </table:table-cell>
          <table:table-cell office:value-type="float" office:value="0.33398" calcext:value-type="float">
            <text:p>0.33398</text:p>
          </table:table-cell>
          <table:table-cell office:value-type="float" office:value="0.387239" calcext:value-type="float">
            <text:p>0.387239</text:p>
          </table:table-cell>
          <table:table-cell office:value-type="float" office:value="0.132386" calcext:value-type="float">
            <text:p>0.13238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.587507" calcext:value-type="float">
            <text:p>17.587507</text:p>
          </table:table-cell>
          <table:table-cell office:value-type="float" office:value="0.338221" calcext:value-type="float">
            <text:p>0.338221</text:p>
          </table:table-cell>
          <table:table-cell office:value-type="float" office:value="0.387163" calcext:value-type="float">
            <text:p>0.387163</text:p>
          </table:table-cell>
          <table:table-cell office:value-type="float" office:value="0.32508" calcext:value-type="float">
            <text:p>0.32508</text:p>
          </table:table-cell>
          <table:table-cell office:value-type="float" office:value="48" calcext:value-type="float">
            <text:p>48</text:p>
          </table:table-cell>
          <table:table-cell office:value-type="float" office:value="15.90366" calcext:value-type="float">
            <text:p>15.90366</text:p>
          </table:table-cell>
          <table:table-cell office:value-type="float" office:value="0.331326" calcext:value-type="float">
            <text:p>0.331326</text:p>
          </table:table-cell>
          <table:table-cell office:value-type="float" office:value="0.366387" calcext:value-type="float">
            <text:p>0.366387</text:p>
          </table:table-cell>
          <table:table-cell office:value-type="float" office:value="0.142791" calcext:value-type="float">
            <text:p>0.14279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.035061" calcext:value-type="float">
            <text:p>17.035061</text:p>
          </table:table-cell>
          <table:table-cell office:value-type="float" office:value="0.334021" calcext:value-type="float">
            <text:p>0.334021</text:p>
          </table:table-cell>
          <table:table-cell office:value-type="float" office:value="0.387061" calcext:value-type="float">
            <text:p>0.387061</text:p>
          </table:table-cell>
          <table:table-cell office:value-type="float" office:value="0.152948" calcext:value-type="float">
            <text:p>0.152948</text:p>
          </table:table-cell>
          <table:table-cell office:value-type="float" office:value="49" calcext:value-type="float">
            <text:p>49</text:p>
          </table:table-cell>
          <table:table-cell office:value-type="float" office:value="16.466111" calcext:value-type="float">
            <text:p>16.466111</text:p>
          </table:table-cell>
          <table:table-cell office:value-type="float" office:value="0.336043" calcext:value-type="float">
            <text:p>0.336043</text:p>
          </table:table-cell>
          <table:table-cell office:value-type="float" office:value="0.386871" calcext:value-type="float">
            <text:p>0.386871</text:p>
          </table:table-cell>
          <table:table-cell office:value-type="float" office:value="0.32518" calcext:value-type="float">
            <text:p>0.325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8.016544" calcext:value-type="float">
            <text:p>18.016544</text:p>
          </table:table-cell>
          <table:table-cell office:value-type="float" office:value="0.33364" calcext:value-type="float">
            <text:p>0.33364</text:p>
          </table:table-cell>
          <table:table-cell office:value-type="float" office:value="0.38662" calcext:value-type="float">
            <text:p>0.38662</text:p>
          </table:table-cell>
          <table:table-cell office:value-type="float" office:value="0.162961" calcext:value-type="float">
            <text:p>0.162961</text:p>
          </table:table-cell>
          <table:table-cell office:value-type="float" office:value="46" calcext:value-type="float">
            <text:p>46</text:p>
          </table:table-cell>
          <table:table-cell office:value-type="float" office:value="15.494166" calcext:value-type="float">
            <text:p>15.494166</text:p>
          </table:table-cell>
          <table:table-cell office:value-type="float" office:value="0.33683" calcext:value-type="float">
            <text:p>0.33683</text:p>
          </table:table-cell>
          <table:table-cell office:value-type="float" office:value="0.387238" calcext:value-type="float">
            <text:p>0.387238</text:p>
          </table:table-cell>
          <table:table-cell office:value-type="float" office:value="0.325346" calcext:value-type="float">
            <text:p>0.32534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8.218276" calcext:value-type="float">
            <text:p>18.218276</text:p>
          </table:table-cell>
          <table:table-cell office:value-type="float" office:value="0.337375" calcext:value-type="float">
            <text:p>0.337375</text:p>
          </table:table-cell>
          <table:table-cell office:value-type="float" office:value="0.386724" calcext:value-type="float">
            <text:p>0.386724</text:p>
          </table:table-cell>
          <table:table-cell office:value-type="float" office:value="0.324726" calcext:value-type="float">
            <text:p>0.324726</text:p>
          </table:table-cell>
          <table:table-cell office:value-type="float" office:value="46" calcext:value-type="float">
            <text:p>46</text:p>
          </table:table-cell>
          <table:table-cell office:value-type="float" office:value="15.301624" calcext:value-type="float">
            <text:p>15.301624</text:p>
          </table:table-cell>
          <table:table-cell office:value-type="float" office:value="0.332644" calcext:value-type="float">
            <text:p>0.332644</text:p>
          </table:table-cell>
          <table:table-cell office:value-type="float" office:value="0.387287" calcext:value-type="float">
            <text:p>0.387287</text:p>
          </table:table-cell>
          <table:table-cell office:value-type="float" office:value="0.172896" calcext:value-type="float">
            <text:p>0.17289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.538316" calcext:value-type="float">
            <text:p>15.538316</text:p>
          </table:table-cell>
          <table:table-cell office:value-type="float" office:value="0.337789" calcext:value-type="float">
            <text:p>0.337789</text:p>
          </table:table-cell>
          <table:table-cell office:value-type="float" office:value="0.387429" calcext:value-type="float">
            <text:p>0.387429</text:p>
          </table:table-cell>
          <table:table-cell office:value-type="float" office:value="0.325047" calcext:value-type="float">
            <text:p>0.325047</text:p>
          </table:table-cell>
          <table:table-cell office:value-type="float" office:value="54" calcext:value-type="float">
            <text:p>54</text:p>
          </table:table-cell>
          <table:table-cell office:value-type="float" office:value="17.992988" calcext:value-type="float">
            <text:p>17.992988</text:p>
          </table:table-cell>
          <table:table-cell office:value-type="float" office:value="0.333203" calcext:value-type="float">
            <text:p>0.333203</text:p>
          </table:table-cell>
          <table:table-cell office:value-type="float" office:value="0.367078" calcext:value-type="float">
            <text:p>0.367078</text:p>
          </table:table-cell>
          <table:table-cell office:value-type="float" office:value="0.183219" calcext:value-type="float">
            <text:p>0.18321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.544118" calcext:value-type="float">
            <text:p>17.544118</text:p>
          </table:table-cell>
          <table:table-cell office:value-type="float" office:value="0.337387" calcext:value-type="float">
            <text:p>0.337387</text:p>
          </table:table-cell>
          <table:table-cell office:value-type="float" office:value="0.387453" calcext:value-type="float">
            <text:p>0.387453</text:p>
          </table:table-cell>
          <table:table-cell office:value-type="float" office:value="0.324675" calcext:value-type="float">
            <text:p>0.324675</text:p>
          </table:table-cell>
          <table:table-cell office:value-type="float" office:value="48" calcext:value-type="float">
            <text:p>48</text:p>
          </table:table-cell>
          <table:table-cell office:value-type="float" office:value="15.997115" calcext:value-type="float">
            <text:p>15.997115</text:p>
          </table:table-cell>
          <table:table-cell office:value-type="float" office:value="0.333273" calcext:value-type="float">
            <text:p>0.333273</text:p>
          </table:table-cell>
          <table:table-cell office:value-type="float" office:value="0.386054" calcext:value-type="float">
            <text:p>0.386054</text:p>
          </table:table-cell>
          <table:table-cell office:value-type="float" office:value="0.193144" calcext:value-type="float">
            <text:p>0.1931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168852" calcext:value-type="float">
            <text:p>15.168852</text:p>
          </table:table-cell>
          <table:table-cell office:value-type="float" office:value="0.337086" calcext:value-type="float">
            <text:p>0.337086</text:p>
          </table:table-cell>
          <table:table-cell office:value-type="float" office:value="0.387543" calcext:value-type="float">
            <text:p>0.387543</text:p>
          </table:table-cell>
          <table:table-cell office:value-type="float" office:value="0.203674" calcext:value-type="float">
            <text:p>0.203674</text:p>
          </table:table-cell>
          <table:table-cell office:value-type="float" office:value="55" calcext:value-type="float">
            <text:p>55</text:p>
          </table:table-cell>
          <table:table-cell office:value-type="float" office:value="18.382669" calcext:value-type="float">
            <text:p>18.382669</text:p>
          </table:table-cell>
          <table:table-cell office:value-type="float" office:value="0.33423" calcext:value-type="float">
            <text:p>0.33423</text:p>
          </table:table-cell>
          <table:table-cell office:value-type="float" office:value="0.386537" calcext:value-type="float">
            <text:p>0.386537</text:p>
          </table:table-cell>
          <table:table-cell office:value-type="float" office:value="0.324553" calcext:value-type="float">
            <text:p>0.32455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.980174" calcext:value-type="float">
            <text:p>15.980174</text:p>
          </table:table-cell>
          <table:table-cell office:value-type="float" office:value="0.33292" calcext:value-type="float">
            <text:p>0.33292</text:p>
          </table:table-cell>
          <table:table-cell office:value-type="float" office:value="0.386491" calcext:value-type="float">
            <text:p>0.386491</text:p>
          </table:table-cell>
          <table:table-cell office:value-type="float" office:value="0.213747" calcext:value-type="float">
            <text:p>0.213747</text:p>
          </table:table-cell>
          <table:table-cell office:value-type="float" office:value="52" calcext:value-type="float">
            <text:p>52</text:p>
          </table:table-cell>
          <table:table-cell office:value-type="float" office:value="17.581416" calcext:value-type="float">
            <text:p>17.581416</text:p>
          </table:table-cell>
          <table:table-cell office:value-type="float" office:value="0.338104" calcext:value-type="float">
            <text:p>0.338104</text:p>
          </table:table-cell>
          <table:table-cell office:value-type="float" office:value="0.3872" calcext:value-type="float">
            <text:p>0.3872</text:p>
          </table:table-cell>
          <table:table-cell office:value-type="float" office:value="0.325228" calcext:value-type="float">
            <text:p>0.32522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.357071" calcext:value-type="float">
            <text:p>20.357071</text:p>
          </table:table-cell>
          <table:table-cell office:value-type="float" office:value="0.333722" calcext:value-type="float">
            <text:p>0.333722</text:p>
          </table:table-cell>
          <table:table-cell office:value-type="float" office:value="0.386402" calcext:value-type="float">
            <text:p>0.386402</text:p>
          </table:table-cell>
          <table:table-cell office:value-type="float" office:value="0.323874" calcext:value-type="float">
            <text:p>0.323874</text:p>
          </table:table-cell>
          <table:table-cell office:value-type="float" office:value="39" calcext:value-type="float">
            <text:p>39</text:p>
          </table:table-cell>
          <table:table-cell office:value-type="float" office:value="13.2143" calcext:value-type="float">
            <text:p>13.2143</text:p>
          </table:table-cell>
          <table:table-cell office:value-type="float" office:value="0.338828" calcext:value-type="float">
            <text:p>0.338828</text:p>
          </table:table-cell>
          <table:table-cell office:value-type="float" office:value="0.387154" calcext:value-type="float">
            <text:p>0.387154</text:p>
          </table:table-cell>
          <table:table-cell office:value-type="float" office:value="0.223826" calcext:value-type="float">
            <text:p>0.22382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.997128" calcext:value-type="float">
            <text:p>17.997128</text:p>
          </table:table-cell>
          <table:table-cell office:value-type="float" office:value="0.33328" calcext:value-type="float">
            <text:p>0.33328</text:p>
          </table:table-cell>
          <table:table-cell office:value-type="float" office:value="0.386395" calcext:value-type="float">
            <text:p>0.386395</text:p>
          </table:table-cell>
          <table:table-cell office:value-type="float" office:value="0.23406" calcext:value-type="float">
            <text:p>0.23406</text:p>
          </table:table-cell>
          <table:table-cell office:value-type="float" office:value="46" calcext:value-type="float">
            <text:p>46</text:p>
          </table:table-cell>
          <table:table-cell office:value-type="float" office:value="15.60463" calcext:value-type="float">
            <text:p>15.60463</text:p>
          </table:table-cell>
          <table:table-cell office:value-type="float" office:value="0.339231" calcext:value-type="float">
            <text:p>0.339231</text:p>
          </table:table-cell>
          <table:table-cell office:value-type="float" office:value="0.386412" calcext:value-type="float">
            <text:p>0.386412</text:p>
          </table:table-cell>
          <table:table-cell office:value-type="float" office:value="0.324528" calcext:value-type="float">
            <text:p>0.32452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.629871" calcext:value-type="float">
            <text:p>13.629871</text:p>
          </table:table-cell>
          <table:table-cell office:value-type="float" office:value="0.332436" calcext:value-type="float">
            <text:p>0.332436</text:p>
          </table:table-cell>
          <table:table-cell office:value-type="float" office:value="0.383992" calcext:value-type="float">
            <text:p>0.383992</text:p>
          </table:table-cell>
          <table:table-cell office:value-type="float" office:value="0.244033" calcext:value-type="float">
            <text:p>0.244033</text:p>
          </table:table-cell>
          <table:table-cell office:value-type="float" office:value="59" calcext:value-type="float">
            <text:p>59</text:p>
          </table:table-cell>
          <table:table-cell office:value-type="float" office:value="19.9816" calcext:value-type="float">
            <text:p>19.9816</text:p>
          </table:table-cell>
          <table:table-cell office:value-type="float" office:value="0.338671" calcext:value-type="float">
            <text:p>0.338671</text:p>
          </table:table-cell>
          <table:table-cell office:value-type="float" office:value="0.386377" calcext:value-type="float">
            <text:p>0.386377</text:p>
          </table:table-cell>
          <table:table-cell office:value-type="float" office:value="0.321686" calcext:value-type="float">
            <text:p>0.32168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9.197855" calcext:value-type="float">
            <text:p>19.197855</text:p>
          </table:table-cell>
          <table:table-cell office:value-type="float" office:value="0.336804" calcext:value-type="float">
            <text:p>0.336804</text:p>
          </table:table-cell>
          <table:table-cell office:value-type="float" office:value="0.386184" calcext:value-type="float">
            <text:p>0.386184</text:p>
          </table:table-cell>
          <table:table-cell office:value-type="float" office:value="0.324535" calcext:value-type="float">
            <text:p>0.324535</text:p>
          </table:table-cell>
          <table:table-cell office:value-type="float" office:value="43" calcext:value-type="float">
            <text:p>43</text:p>
          </table:table-cell>
          <table:table-cell office:value-type="float" office:value="14.424833" calcext:value-type="float">
            <text:p>14.424833</text:p>
          </table:table-cell>
          <table:table-cell office:value-type="float" office:value="0.335461" calcext:value-type="float">
            <text:p>0.335461</text:p>
          </table:table-cell>
          <table:table-cell office:value-type="float" office:value="0.386394" calcext:value-type="float">
            <text:p>0.386394</text:p>
          </table:table-cell>
          <table:table-cell office:value-type="float" office:value="0.254235" calcext:value-type="float">
            <text:p>0.2542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.84163" calcext:value-type="float">
            <text:p>17.84163</text:p>
          </table:table-cell>
          <table:table-cell office:value-type="float" office:value="0.336635" calcext:value-type="float">
            <text:p>0.336635</text:p>
          </table:table-cell>
          <table:table-cell office:value-type="float" office:value="0.386" calcext:value-type="float">
            <text:p>0.386</text:p>
          </table:table-cell>
          <table:table-cell office:value-type="float" office:value="0.264103" calcext:value-type="float">
            <text:p>0.264103</text:p>
          </table:table-cell>
          <table:table-cell office:value-type="float" office:value="47" calcext:value-type="float">
            <text:p>47</text:p>
          </table:table-cell>
          <table:table-cell office:value-type="float" office:value="15.790544" calcext:value-type="float">
            <text:p>15.790544</text:p>
          </table:table-cell>
          <table:table-cell office:value-type="float" office:value="0.335969" calcext:value-type="float">
            <text:p>0.335969</text:p>
          </table:table-cell>
          <table:table-cell office:value-type="float" office:value="0.366873" calcext:value-type="float">
            <text:p>0.366873</text:p>
          </table:table-cell>
          <table:table-cell office:value-type="float" office:value="0.325089" calcext:value-type="float">
            <text:p>0.32508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.327859" calcext:value-type="float">
            <text:p>17.327859</text:p>
          </table:table-cell>
          <table:table-cell office:value-type="float" office:value="0.333228" calcext:value-type="float">
            <text:p>0.333228</text:p>
          </table:table-cell>
          <table:table-cell office:value-type="float" office:value="0.367076" calcext:value-type="float">
            <text:p>0.367076</text:p>
          </table:table-cell>
          <table:table-cell office:value-type="float" office:value="0.274055" calcext:value-type="float">
            <text:p>0.274055</text:p>
          </table:table-cell>
          <table:table-cell office:value-type="float" office:value="48" calcext:value-type="float">
            <text:p>48</text:p>
          </table:table-cell>
          <table:table-cell office:value-type="float" office:value="16.314702" calcext:value-type="float">
            <text:p>16.314702</text:p>
          </table:table-cell>
          <table:table-cell office:value-type="float" office:value="0.33989" calcext:value-type="float">
            <text:p>0.33989</text:p>
          </table:table-cell>
          <table:table-cell office:value-type="float" office:value="0.38631" calcext:value-type="float">
            <text:p>0.38631</text:p>
          </table:table-cell>
          <table:table-cell office:value-type="float" office:value="0.324796" calcext:value-type="float">
            <text:p>0.32479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.66439" calcext:value-type="float">
            <text:p>13.66439</text:p>
          </table:table-cell>
          <table:table-cell office:value-type="float" office:value="0.333278" calcext:value-type="float">
            <text:p>0.333278</text:p>
          </table:table-cell>
          <table:table-cell office:value-type="float" office:value="0.367648" calcext:value-type="float">
            <text:p>0.367648</text:p>
          </table:table-cell>
          <table:table-cell office:value-type="float" office:value="0.284742" calcext:value-type="float">
            <text:p>0.284742</text:p>
          </table:table-cell>
          <table:table-cell office:value-type="float" office:value="59" calcext:value-type="float">
            <text:p>59</text:p>
          </table:table-cell>
          <table:table-cell office:value-type="float" office:value="19.989042" calcext:value-type="float">
            <text:p>19.989042</text:p>
          </table:table-cell>
          <table:table-cell office:value-type="float" office:value="0.338797" calcext:value-type="float">
            <text:p>0.338797</text:p>
          </table:table-cell>
          <table:table-cell office:value-type="float" office:value="0.387256" calcext:value-type="float">
            <text:p>0.387256</text:p>
          </table:table-cell>
          <table:table-cell office:value-type="float" office:value="0.324818" calcext:value-type="float">
            <text:p>0.3248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.50093" calcext:value-type="float">
            <text:p>15.50093</text:p>
          </table:table-cell>
          <table:table-cell office:value-type="float" office:value="0.336977" calcext:value-type="float">
            <text:p>0.336977</text:p>
          </table:table-cell>
          <table:table-cell office:value-type="float" office:value="0.386808" calcext:value-type="float">
            <text:p>0.386808</text:p>
          </table:table-cell>
          <table:table-cell office:value-type="float" office:value="0.294986" calcext:value-type="float">
            <text:p>0.294986</text:p>
          </table:table-cell>
          <table:table-cell office:value-type="float" office:value="54" calcext:value-type="float">
            <text:p>54</text:p>
          </table:table-cell>
          <table:table-cell office:value-type="float" office:value="18.16248" calcext:value-type="float">
            <text:p>18.16248</text:p>
          </table:table-cell>
          <table:table-cell office:value-type="float" office:value="0.336342" calcext:value-type="float">
            <text:p>0.336342</text:p>
          </table:table-cell>
          <table:table-cell office:value-type="float" office:value="0.386091" calcext:value-type="float">
            <text:p>0.386091</text:p>
          </table:table-cell>
          <table:table-cell office:value-type="float" office:value="0.32489" calcext:value-type="float">
            <text:p>0.3248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.535171" calcext:value-type="float">
            <text:p>18.535171</text:p>
          </table:table-cell>
          <table:table-cell office:value-type="float" office:value="0.337003" calcext:value-type="float">
            <text:p>0.337003</text:p>
          </table:table-cell>
          <table:table-cell office:value-type="float" office:value="0.386931" calcext:value-type="float">
            <text:p>0.386931</text:p>
          </table:table-cell>
          <table:table-cell office:value-type="float" office:value="0.304807" calcext:value-type="float">
            <text:p>0.304807</text:p>
          </table:table-cell>
          <table:table-cell office:value-type="float" office:value="45" calcext:value-type="float">
            <text:p>45</text:p>
          </table:table-cell>
          <table:table-cell office:value-type="float" office:value="15.138026" calcext:value-type="float">
            <text:p>15.138026</text:p>
          </table:table-cell>
          <table:table-cell office:value-type="float" office:value="0.336401" calcext:value-type="float">
            <text:p>0.336401</text:p>
          </table:table-cell>
          <table:table-cell office:value-type="float" office:value="0.386011" calcext:value-type="float">
            <text:p>0.386011</text:p>
          </table:table-cell>
          <table:table-cell office:value-type="float" office:value="0.32461" calcext:value-type="float">
            <text:p>0.3246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.209212" calcext:value-type="float">
            <text:p>14.209212</text:p>
          </table:table-cell>
          <table:table-cell office:value-type="float" office:value="0.338315" calcext:value-type="float">
            <text:p>0.338315</text:p>
          </table:table-cell>
          <table:table-cell office:value-type="float" office:value="0.386923" calcext:value-type="float">
            <text:p>0.386923</text:p>
          </table:table-cell>
          <table:table-cell office:value-type="float" office:value="0.324622" calcext:value-type="float">
            <text:p>0.324622</text:p>
          </table:table-cell>
          <table:table-cell office:value-type="float" office:value="58" calcext:value-type="float">
            <text:p>58</text:p>
          </table:table-cell>
          <table:table-cell office:value-type="float" office:value="19.473575" calcext:value-type="float">
            <text:p>19.473575</text:p>
          </table:table-cell>
          <table:table-cell office:value-type="float" office:value="0.335751" calcext:value-type="float">
            <text:p>0.335751</text:p>
          </table:table-cell>
          <table:table-cell office:value-type="float" office:value="0.386157" calcext:value-type="float">
            <text:p>0.386157</text:p>
          </table:table-cell>
          <table:table-cell office:value-type="float" office:value="0.314982" calcext:value-type="float">
            <text:p>0.31498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.473889" calcext:value-type="float">
            <text:p>15.473889</text:p>
          </table:table-cell>
          <table:table-cell office:value-type="float" office:value="0.336389" calcext:value-type="float">
            <text:p>0.336389</text:p>
          </table:table-cell>
          <table:table-cell office:value-type="float" office:value="0.386133" calcext:value-type="float">
            <text:p>0.386133</text:p>
          </table:table-cell>
          <table:table-cell office:value-type="float" office:value="0.324707" calcext:value-type="float">
            <text:p>0.324707</text:p>
          </table:table-cell>
          <table:table-cell office:value-type="float" office:value="54" calcext:value-type="float">
            <text:p>54</text:p>
          </table:table-cell>
          <table:table-cell office:value-type="float" office:value="18.219835" calcext:value-type="float">
            <text:p>18.219835</text:p>
          </table:table-cell>
          <table:table-cell office:value-type="float" office:value="0.337404" calcext:value-type="float">
            <text:p>0.337404</text:p>
          </table:table-cell>
          <table:table-cell office:value-type="float" office:value="0.386881" calcext:value-type="float">
            <text:p>0.386881</text:p>
          </table:table-cell>
          <table:table-cell office:value-type="float" office:value="0.324788" calcext:value-type="float">
            <text:p>0.324788</text:p>
          </table:table-cell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Type: 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32 NumServers: 7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.147761" calcext:value-type="float">
            <text:p>19.147761</text:p>
          </table:table-cell>
          <table:table-cell office:value-type="float" office:value="0.407399" calcext:value-type="float">
            <text:p>0.407399</text:p>
          </table:table-cell>
          <table:table-cell office:value-type="float" office:value="0.550244" calcext:value-type="float">
            <text:p>0.550244</text:p>
          </table:table-cell>
          <table:table-cell office:value-type="float" office:value="0.011499" calcext:value-type="float">
            <text:p>0.011499</text:p>
          </table:table-cell>
          <table:table-cell office:value-type="float" office:value="53" calcext:value-type="float">
            <text:p>53</text:p>
          </table:table-cell>
          <table:table-cell office:value-type="float" office:value="21.009342" calcext:value-type="float">
            <text:p>21.009342</text:p>
          </table:table-cell>
          <table:table-cell office:value-type="float" office:value="0.396403" calcext:value-type="float">
            <text:p>0.396403</text:p>
          </table:table-cell>
          <table:table-cell office:value-type="float" office:value="0.547579" calcext:value-type="float">
            <text:p>0.547579</text:p>
          </table:table-cell>
          <table:table-cell office:value-type="float" office:value="0.3245" calcext:value-type="float">
            <text:p>0.324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9.62605" calcext:value-type="float">
            <text:p>19.62605</text:p>
          </table:table-cell>
          <table:table-cell office:value-type="float" office:value="0.400532" calcext:value-type="float">
            <text:p>0.400532</text:p>
          </table:table-cell>
          <table:table-cell office:value-type="float" office:value="0.549095" calcext:value-type="float">
            <text:p>0.549095</text:p>
          </table:table-cell>
          <table:table-cell office:value-type="float" office:value="0.022221" calcext:value-type="float">
            <text:p>0.022221</text:p>
          </table:table-cell>
          <table:table-cell office:value-type="float" office:value="51" calcext:value-type="float">
            <text:p>51</text:p>
          </table:table-cell>
          <table:table-cell office:value-type="float" office:value="20.542051" calcext:value-type="float">
            <text:p>20.542051</text:p>
          </table:table-cell>
          <table:table-cell office:value-type="float" office:value="0.402785" calcext:value-type="float">
            <text:p>0.402785</text:p>
          </table:table-cell>
          <table:table-cell office:value-type="float" office:value="0.550065" calcext:value-type="float">
            <text:p>0.550065</text:p>
          </table:table-cell>
          <table:table-cell office:value-type="float" office:value="0.324272" calcext:value-type="float">
            <text:p>0.32427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.669512" calcext:value-type="float">
            <text:p>20.669512</text:p>
          </table:table-cell>
          <table:table-cell office:value-type="float" office:value="0.397491" calcext:value-type="float">
            <text:p>0.397491</text:p>
          </table:table-cell>
          <table:table-cell office:value-type="float" office:value="0.550232" calcext:value-type="float">
            <text:p>0.550232</text:p>
          </table:table-cell>
          <table:table-cell office:value-type="float" office:value="0.031971" calcext:value-type="float">
            <text:p>0.031971</text:p>
          </table:table-cell>
          <table:table-cell office:value-type="float" office:value="48" calcext:value-type="float">
            <text:p>48</text:p>
          </table:table-cell>
          <table:table-cell office:value-type="float" office:value="19.508294" calcext:value-type="float">
            <text:p>19.508294</text:p>
          </table:table-cell>
          <table:table-cell office:value-type="float" office:value="0.406423" calcext:value-type="float">
            <text:p>0.406423</text:p>
          </table:table-cell>
          <table:table-cell office:value-type="float" office:value="0.549138" calcext:value-type="float">
            <text:p>0.549138</text:p>
          </table:table-cell>
          <table:table-cell office:value-type="float" office:value="0.324289" calcext:value-type="float">
            <text:p>0.3242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.191071" calcext:value-type="float">
            <text:p>20.191071</text:p>
          </table:table-cell>
          <table:table-cell office:value-type="float" office:value="0.412063" calcext:value-type="float">
            <text:p>0.412063</text:p>
          </table:table-cell>
          <table:table-cell office:value-type="float" office:value="0.54742" calcext:value-type="float">
            <text:p>0.54742</text:p>
          </table:table-cell>
          <table:table-cell office:value-type="float" office:value="0.324002" calcext:value-type="float">
            <text:p>0.324002</text:p>
          </table:table-cell>
          <table:table-cell office:value-type="float" office:value="51" calcext:value-type="float">
            <text:p>51</text:p>
          </table:table-cell>
          <table:table-cell office:value-type="float" office:value="19.997353" calcext:value-type="float">
            <text:p>19.997353</text:p>
          </table:table-cell>
          <table:table-cell office:value-type="float" office:value="0.392105" calcext:value-type="float">
            <text:p>0.392105</text:p>
          </table:table-cell>
          <table:table-cell office:value-type="float" office:value="0.55015" calcext:value-type="float">
            <text:p>0.55015</text:p>
          </table:table-cell>
          <table:table-cell office:value-type="float" office:value="0.042463" calcext:value-type="float">
            <text:p>0.04246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.830929" calcext:value-type="float">
            <text:p>18.830929</text:p>
          </table:table-cell>
          <table:table-cell office:value-type="float" office:value="0.409368" calcext:value-type="float">
            <text:p>0.409368</text:p>
          </table:table-cell>
          <table:table-cell office:value-type="float" office:value="0.548316" calcext:value-type="float">
            <text:p>0.548316</text:p>
          </table:table-cell>
          <table:table-cell office:value-type="float" office:value="0.323944" calcext:value-type="float">
            <text:p>0.323944</text:p>
          </table:table-cell>
          <table:table-cell office:value-type="float" office:value="54" calcext:value-type="float">
            <text:p>54</text:p>
          </table:table-cell>
          <table:table-cell office:value-type="float" office:value="21.366466" calcext:value-type="float">
            <text:p>21.366466</text:p>
          </table:table-cell>
          <table:table-cell office:value-type="float" office:value="0.395675" calcext:value-type="float">
            <text:p>0.395675</text:p>
          </table:table-cell>
          <table:table-cell office:value-type="float" office:value="0.550218" calcext:value-type="float">
            <text:p>0.550218</text:p>
          </table:table-cell>
          <table:table-cell office:value-type="float" office:value="0.051774" calcext:value-type="float">
            <text:p>0.0517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.278153" calcext:value-type="float">
            <text:p>18.278153</text:p>
          </table:table-cell>
          <table:table-cell office:value-type="float" office:value="0.406181" calcext:value-type="float">
            <text:p>0.406181</text:p>
          </table:table-cell>
          <table:table-cell office:value-type="float" office:value="0.550652" calcext:value-type="float">
            <text:p>0.550652</text:p>
          </table:table-cell>
          <table:table-cell office:value-type="float" office:value="0.324308" calcext:value-type="float">
            <text:p>0.324308</text:p>
          </table:table-cell>
          <table:table-cell office:value-type="float" office:value="55" calcext:value-type="float">
            <text:p>55</text:p>
          </table:table-cell>
          <table:table-cell office:value-type="float" office:value="21.93016" calcext:value-type="float">
            <text:p>21.93016</text:p>
          </table:table-cell>
          <table:table-cell office:value-type="float" office:value="0.39873" calcext:value-type="float">
            <text:p>0.39873</text:p>
          </table:table-cell>
          <table:table-cell office:value-type="float" office:value="0.547908" calcext:value-type="float">
            <text:p>0.547908</text:p>
          </table:table-cell>
          <table:table-cell office:value-type="float" office:value="0.062332" calcext:value-type="float">
            <text:p>0.06233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.958162" calcext:value-type="float">
            <text:p>18.958162</text:p>
          </table:table-cell>
          <table:table-cell office:value-type="float" office:value="0.403365" calcext:value-type="float">
            <text:p>0.403365</text:p>
          </table:table-cell>
          <table:table-cell office:value-type="float" office:value="0.550377" calcext:value-type="float">
            <text:p>0.550377</text:p>
          </table:table-cell>
          <table:table-cell office:value-type="float" office:value="0.324105" calcext:value-type="float">
            <text:p>0.324105</text:p>
          </table:table-cell>
          <table:table-cell office:value-type="float" office:value="53" calcext:value-type="float">
            <text:p>53</text:p>
          </table:table-cell>
          <table:table-cell office:value-type="float" office:value="21.259876" calcext:value-type="float">
            <text:p>21.259876</text:p>
          </table:table-cell>
          <table:table-cell office:value-type="float" office:value="0.40113" calcext:value-type="float">
            <text:p>0.40113</text:p>
          </table:table-cell>
          <table:table-cell office:value-type="float" office:value="0.547938" calcext:value-type="float">
            <text:p>0.547938</text:p>
          </table:table-cell>
          <table:table-cell office:value-type="float" office:value="0.072171" calcext:value-type="float">
            <text:p>0.07217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3.559436" calcext:value-type="float">
            <text:p>23.559436</text:p>
          </table:table-cell>
          <table:table-cell office:value-type="float" office:value="0.399312" calcext:value-type="float">
            <text:p>0.399312</text:p>
          </table:table-cell>
          <table:table-cell office:value-type="float" office:value="0.547936" calcext:value-type="float">
            <text:p>0.547936</text:p>
          </table:table-cell>
          <table:table-cell office:value-type="float" office:value="0.082073" calcext:value-type="float">
            <text:p>0.082073</text:p>
          </table:table-cell>
          <table:table-cell office:value-type="float" office:value="41" calcext:value-type="float">
            <text:p>41</text:p>
          </table:table-cell>
          <table:table-cell office:value-type="float" office:value="16.66857" calcext:value-type="float">
            <text:p>16.66857</text:p>
          </table:table-cell>
          <table:table-cell office:value-type="float" office:value="0.40655" calcext:value-type="float">
            <text:p>0.40655</text:p>
          </table:table-cell>
          <table:table-cell office:value-type="float" office:value="0.550333" calcext:value-type="float">
            <text:p>0.550333</text:p>
          </table:table-cell>
          <table:table-cell office:value-type="float" office:value="0.321278" calcext:value-type="float">
            <text:p>0.3212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.968655" calcext:value-type="float">
            <text:p>18.968655</text:p>
          </table:table-cell>
          <table:table-cell office:value-type="float" office:value="0.403588" calcext:value-type="float">
            <text:p>0.403588</text:p>
          </table:table-cell>
          <table:table-cell office:value-type="float" office:value="0.50803" calcext:value-type="float">
            <text:p>0.50803</text:p>
          </table:table-cell>
          <table:table-cell office:value-type="float" office:value="0.324134" calcext:value-type="float">
            <text:p>0.324134</text:p>
          </table:table-cell>
          <table:table-cell office:value-type="float" office:value="53" calcext:value-type="float">
            <text:p>53</text:p>
          </table:table-cell>
          <table:table-cell office:value-type="float" office:value="21.270357" calcext:value-type="float">
            <text:p>21.270357</text:p>
          </table:table-cell>
          <table:table-cell office:value-type="float" office:value="0.401327" calcext:value-type="float">
            <text:p>0.401327</text:p>
          </table:table-cell>
          <table:table-cell office:value-type="float" office:value="0.550317" calcext:value-type="float">
            <text:p>0.550317</text:p>
          </table:table-cell>
          <table:table-cell office:value-type="float" office:value="0.093048" calcext:value-type="float">
            <text:p>0.09304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.606019" calcext:value-type="float">
            <text:p>18.606019</text:p>
          </table:table-cell>
          <table:table-cell office:value-type="float" office:value="0.422864" calcext:value-type="float">
            <text:p>0.422864</text:p>
          </table:table-cell>
          <table:table-cell office:value-type="float" office:value="0.550313" calcext:value-type="float">
            <text:p>0.550313</text:p>
          </table:table-cell>
          <table:table-cell office:value-type="float" office:value="0.324168" calcext:value-type="float">
            <text:p>0.324168</text:p>
          </table:table-cell>
          <table:table-cell office:value-type="float" office:value="56" calcext:value-type="float">
            <text:p>56</text:p>
          </table:table-cell>
          <table:table-cell office:value-type="float" office:value="21.641981" calcext:value-type="float">
            <text:p>21.641981</text:p>
          </table:table-cell>
          <table:table-cell office:value-type="float" office:value="0.386464" calcext:value-type="float">
            <text:p>0.386464</text:p>
          </table:table-cell>
          <table:table-cell office:value-type="float" office:value="0.549285" calcext:value-type="float">
            <text:p>0.549285</text:p>
          </table:table-cell>
          <table:table-cell office:value-type="float" office:value="0.12298" calcext:value-type="float">
            <text:p>0.1229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1.982094" calcext:value-type="float">
            <text:p>21.982094</text:p>
          </table:table-cell>
          <table:table-cell office:value-type="float" office:value="0.407076" calcext:value-type="float">
            <text:p>0.407076</text:p>
          </table:table-cell>
          <table:table-cell office:value-type="float" office:value="0.567951" calcext:value-type="float">
            <text:p>0.567951</text:p>
          </table:table-cell>
          <table:table-cell office:value-type="float" office:value="0.152747" calcext:value-type="float">
            <text:p>0.152747</text:p>
          </table:table-cell>
          <table:table-cell office:value-type="float" office:value="46" calcext:value-type="float">
            <text:p>46</text:p>
          </table:table-cell>
          <table:table-cell office:value-type="float" office:value="18.276041" calcext:value-type="float">
            <text:p>18.276041</text:p>
          </table:table-cell>
          <table:table-cell office:value-type="float" office:value="0.397305" calcext:value-type="float">
            <text:p>0.397305</text:p>
          </table:table-cell>
          <table:table-cell office:value-type="float" office:value="0.528065" calcext:value-type="float">
            <text:p>0.528065</text:p>
          </table:table-cell>
          <table:table-cell office:value-type="float" office:value="0.324257" calcext:value-type="float">
            <text:p>0.32425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.360951" calcext:value-type="float">
            <text:p>18.360951</text:p>
          </table:table-cell>
          <table:table-cell office:value-type="float" office:value="0.408021" calcext:value-type="float">
            <text:p>0.408021</text:p>
          </table:table-cell>
          <table:table-cell office:value-type="float" office:value="0.567876" calcext:value-type="float">
            <text:p>0.567876</text:p>
          </table:table-cell>
          <table:table-cell office:value-type="float" office:value="0.324175" calcext:value-type="float">
            <text:p>0.324175</text:p>
          </table:table-cell>
          <table:table-cell office:value-type="float" office:value="55" calcext:value-type="float">
            <text:p>55</text:p>
          </table:table-cell>
          <table:table-cell office:value-type="float" office:value="21.905414" calcext:value-type="float">
            <text:p>21.905414</text:p>
          </table:table-cell>
          <table:table-cell office:value-type="float" office:value="0.39828" calcext:value-type="float">
            <text:p>0.39828</text:p>
          </table:table-cell>
          <table:table-cell office:value-type="float" office:value="0.550418" calcext:value-type="float">
            <text:p>0.550418</text:p>
          </table:table-cell>
          <table:table-cell office:value-type="float" office:value="0.183837" calcext:value-type="float">
            <text:p>0.18383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.720175" calcext:value-type="float">
            <text:p>22.720175</text:p>
          </table:table-cell>
          <table:table-cell office:value-type="float" office:value="0.3986" calcext:value-type="float">
            <text:p>0.3986</text:p>
          </table:table-cell>
          <table:table-cell office:value-type="float" office:value="0.549021" calcext:value-type="float">
            <text:p>0.549021</text:p>
          </table:table-cell>
          <table:table-cell office:value-type="float" office:value="0.213863" calcext:value-type="float">
            <text:p>0.213863</text:p>
          </table:table-cell>
          <table:table-cell office:value-type="float" office:value="43" calcext:value-type="float">
            <text:p>43</text:p>
          </table:table-cell>
          <table:table-cell office:value-type="float" office:value="17.558652" calcext:value-type="float">
            <text:p>17.558652</text:p>
          </table:table-cell>
          <table:table-cell office:value-type="float" office:value="0.408341" calcext:value-type="float">
            <text:p>0.408341</text:p>
          </table:table-cell>
          <table:table-cell office:value-type="float" office:value="0.547556" calcext:value-type="float">
            <text:p>0.547556</text:p>
          </table:table-cell>
          <table:table-cell office:value-type="float" office:value="0.324232" calcext:value-type="float">
            <text:p>0.32423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1.71683" calcext:value-type="float">
            <text:p>21.71683</text:p>
          </table:table-cell>
          <table:table-cell office:value-type="float" office:value="0.409752" calcext:value-type="float">
            <text:p>0.409752</text:p>
          </table:table-cell>
          <table:table-cell office:value-type="float" office:value="0.568111" calcext:value-type="float">
            <text:p>0.568111</text:p>
          </table:table-cell>
          <table:table-cell office:value-type="float" office:value="0.244037" calcext:value-type="float">
            <text:p>0.244037</text:p>
          </table:table-cell>
          <table:table-cell office:value-type="float" office:value="47" calcext:value-type="float">
            <text:p>47</text:p>
          </table:table-cell>
          <table:table-cell office:value-type="float" office:value="18.572055" calcext:value-type="float">
            <text:p>18.572055</text:p>
          </table:table-cell>
          <table:table-cell office:value-type="float" office:value="0.39515" calcext:value-type="float">
            <text:p>0.39515</text:p>
          </table:table-cell>
          <table:table-cell office:value-type="float" office:value="0.550363" calcext:value-type="float">
            <text:p>0.550363</text:p>
          </table:table-cell>
          <table:table-cell office:value-type="float" office:value="0.324193" calcext:value-type="float">
            <text:p>0.32419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.227292" calcext:value-type="float">
            <text:p>20.227292</text:p>
          </table:table-cell>
          <table:table-cell office:value-type="float" office:value="0.404546" calcext:value-type="float">
            <text:p>0.404546</text:p>
          </table:table-cell>
          <table:table-cell office:value-type="float" office:value="0.529283" calcext:value-type="float">
            <text:p>0.529283</text:p>
          </table:table-cell>
          <table:table-cell office:value-type="float" office:value="0.324013" calcext:value-type="float">
            <text:p>0.324013</text:p>
          </table:table-cell>
          <table:table-cell office:value-type="float" office:value="50" calcext:value-type="float">
            <text:p>50</text:p>
          </table:table-cell>
          <table:table-cell office:value-type="float" office:value="20.070445" calcext:value-type="float">
            <text:p>20.070445</text:p>
          </table:table-cell>
          <table:table-cell office:value-type="float" office:value="0.401409" calcext:value-type="float">
            <text:p>0.401409</text:p>
          </table:table-cell>
          <table:table-cell office:value-type="float" office:value="0.567789" calcext:value-type="float">
            <text:p>0.567789</text:p>
          </table:table-cell>
          <table:table-cell office:value-type="float" office:value="0.253792" calcext:value-type="float">
            <text:p>0.25379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1.494205" calcext:value-type="float">
            <text:p>21.494205</text:p>
          </table:table-cell>
          <table:table-cell office:value-type="float" office:value="0.405551" calcext:value-type="float">
            <text:p>0.405551</text:p>
          </table:table-cell>
          <table:table-cell office:value-type="float" office:value="0.549221" calcext:value-type="float">
            <text:p>0.549221</text:p>
          </table:table-cell>
          <table:table-cell office:value-type="float" office:value="0.324661" calcext:value-type="float">
            <text:p>0.324661</text:p>
          </table:table-cell>
          <table:table-cell office:value-type="float" office:value="47" calcext:value-type="float">
            <text:p>47</text:p>
          </table:table-cell>
          <table:table-cell office:value-type="float" office:value="18.814455" calcext:value-type="float">
            <text:p>18.814455</text:p>
          </table:table-cell>
          <table:table-cell office:value-type="float" office:value="0.400308" calcext:value-type="float">
            <text:p>0.400308</text:p>
          </table:table-cell>
          <table:table-cell office:value-type="float" office:value="0.527843" calcext:value-type="float">
            <text:p>0.527843</text:p>
          </table:table-cell>
          <table:table-cell office:value-type="float" office:value="0.265502" calcext:value-type="float">
            <text:p>0.26550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.879215" calcext:value-type="float">
            <text:p>21.879215</text:p>
          </table:table-cell>
          <table:table-cell office:value-type="float" office:value="0.397804" calcext:value-type="float">
            <text:p>0.397804</text:p>
          </table:table-cell>
          <table:table-cell office:value-type="float" office:value="0.549422" calcext:value-type="float">
            <text:p>0.549422</text:p>
          </table:table-cell>
          <table:table-cell office:value-type="float" office:value="0.273564" calcext:value-type="float">
            <text:p>0.273564</text:p>
          </table:table-cell>
          <table:table-cell office:value-type="float" office:value="45" calcext:value-type="float">
            <text:p>45</text:p>
          </table:table-cell>
          <table:table-cell office:value-type="float" office:value="18.437985" calcext:value-type="float">
            <text:p>18.437985</text:p>
          </table:table-cell>
          <table:table-cell office:value-type="float" office:value="0.409733" calcext:value-type="float">
            <text:p>0.409733</text:p>
          </table:table-cell>
          <table:table-cell office:value-type="float" office:value="0.549135" calcext:value-type="float">
            <text:p>0.549135</text:p>
          </table:table-cell>
          <table:table-cell office:value-type="float" office:value="0.324437" calcext:value-type="float">
            <text:p>0.32443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.734364" calcext:value-type="float">
            <text:p>18.734364</text:p>
          </table:table-cell>
          <table:table-cell office:value-type="float" office:value="0.398603" calcext:value-type="float">
            <text:p>0.398603</text:p>
          </table:table-cell>
          <table:table-cell office:value-type="float" office:value="0.569538" calcext:value-type="float">
            <text:p>0.569538</text:p>
          </table:table-cell>
          <table:table-cell office:value-type="float" office:value="0.284513" calcext:value-type="float">
            <text:p>0.284513</text:p>
          </table:table-cell>
          <table:table-cell office:value-type="float" office:value="53" calcext:value-type="float">
            <text:p>53</text:p>
          </table:table-cell>
          <table:table-cell office:value-type="float" office:value="21.59489" calcext:value-type="float">
            <text:p>21.59489</text:p>
          </table:table-cell>
          <table:table-cell office:value-type="float" office:value="0.407451" calcext:value-type="float">
            <text:p>0.407451</text:p>
          </table:table-cell>
          <table:table-cell office:value-type="float" office:value="0.548405" calcext:value-type="float">
            <text:p>0.548405</text:p>
          </table:table-cell>
          <table:table-cell office:value-type="float" office:value="0.324168" calcext:value-type="float">
            <text:p>0.32416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.726685" calcext:value-type="float">
            <text:p>20.726685</text:p>
          </table:table-cell>
          <table:table-cell office:value-type="float" office:value="0.39107" calcext:value-type="float">
            <text:p>0.39107</text:p>
          </table:table-cell>
          <table:table-cell office:value-type="float" office:value="0.509113" calcext:value-type="float">
            <text:p>0.509113</text:p>
          </table:table-cell>
          <table:table-cell office:value-type="float" office:value="0.294419" calcext:value-type="float">
            <text:p>0.294419</text:p>
          </table:table-cell>
          <table:table-cell office:value-type="float" office:value="47" calcext:value-type="float">
            <text:p>47</text:p>
          </table:table-cell>
          <table:table-cell office:value-type="float" office:value="19.612243" calcext:value-type="float">
            <text:p>19.612243</text:p>
          </table:table-cell>
          <table:table-cell office:value-type="float" office:value="0.417282" calcext:value-type="float">
            <text:p>0.417282</text:p>
          </table:table-cell>
          <table:table-cell office:value-type="float" office:value="0.569361" calcext:value-type="float">
            <text:p>0.569361</text:p>
          </table:table-cell>
          <table:table-cell office:value-type="float" office:value="0.324696" calcext:value-type="float">
            <text:p>0.32469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.586097" calcext:value-type="float">
            <text:p>17.586097</text:p>
          </table:table-cell>
          <table:table-cell office:value-type="float" office:value="0.390802" calcext:value-type="float">
            <text:p>0.390802</text:p>
          </table:table-cell>
          <table:table-cell office:value-type="float" office:value="0.52905" calcext:value-type="float">
            <text:p>0.52905</text:p>
          </table:table-cell>
          <table:table-cell office:value-type="float" office:value="0.304692" calcext:value-type="float">
            <text:p>0.304692</text:p>
          </table:table-cell>
          <table:table-cell office:value-type="float" office:value="55" calcext:value-type="float">
            <text:p>55</text:p>
          </table:table-cell>
          <table:table-cell office:value-type="float" office:value="22.763386" calcext:value-type="float">
            <text:p>22.763386</text:p>
          </table:table-cell>
          <table:table-cell office:value-type="float" office:value="0.41388" calcext:value-type="float">
            <text:p>0.41388</text:p>
          </table:table-cell>
          <table:table-cell office:value-type="float" office:value="0.569156" calcext:value-type="float">
            <text:p>0.569156</text:p>
          </table:table-cell>
          <table:table-cell office:value-type="float" office:value="0.324441" calcext:value-type="float">
            <text:p>0.32444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.474409" calcext:value-type="float">
            <text:p>19.474409</text:p>
          </table:table-cell>
          <table:table-cell office:value-type="float" office:value="0.405717" calcext:value-type="float">
            <text:p>0.405717</text:p>
          </table:table-cell>
          <table:table-cell office:value-type="float" office:value="0.548839" calcext:value-type="float">
            <text:p>0.548839</text:p>
          </table:table-cell>
          <table:table-cell office:value-type="float" office:value="0.314545" calcext:value-type="float">
            <text:p>0.314545</text:p>
          </table:table-cell>
          <table:table-cell office:value-type="float" office:value="52" calcext:value-type="float">
            <text:p>52</text:p>
          </table:table-cell>
          <table:table-cell office:value-type="float" office:value="20.884892" calcext:value-type="float">
            <text:p>20.884892</text:p>
          </table:table-cell>
          <table:table-cell office:value-type="float" office:value="0.401633" calcext:value-type="float">
            <text:p>0.401633</text:p>
          </table:table-cell>
          <table:table-cell office:value-type="float" office:value="0.54882" calcext:value-type="float">
            <text:p>0.54882</text:p>
          </table:table-cell>
          <table:table-cell office:value-type="float" office:value="0.324086" calcext:value-type="float">
            <text:p>0.32408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4.995538" calcext:value-type="float">
            <text:p>24.995538</text:p>
          </table:table-cell>
          <table:table-cell office:value-type="float" office:value="0.409763" calcext:value-type="float">
            <text:p>0.409763</text:p>
          </table:table-cell>
          <table:table-cell office:value-type="float" office:value="0.56878" calcext:value-type="float">
            <text:p>0.56878</text:p>
          </table:table-cell>
          <table:table-cell office:value-type="float" office:value="0.324101" calcext:value-type="float">
            <text:p>0.324101</text:p>
          </table:table-cell>
          <table:table-cell office:value-type="float" office:value="39" calcext:value-type="float">
            <text:p>39</text:p>
          </table:table-cell>
          <table:table-cell office:value-type="float" office:value="15.374879" calcext:value-type="float">
            <text:p>15.374879</text:p>
          </table:table-cell>
          <table:table-cell office:value-type="float" office:value="0.394228" calcext:value-type="float">
            <text:p>0.394228</text:p>
          </table:table-cell>
          <table:table-cell office:value-type="float" office:value="0.527484" calcext:value-type="float">
            <text:p>0.527484</text:p>
          </table:table-cell>
          <table:table-cell office:value-type="float" office:value="0.324346" calcext:value-type="float">
            <text:p>0.32434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1.887368" calcext:value-type="float">
            <text:p>21.887368</text:p>
          </table:table-cell>
          <table:table-cell office:value-type="float" office:value="0.405322" calcext:value-type="float">
            <text:p>0.405322</text:p>
          </table:table-cell>
          <table:table-cell office:value-type="float" office:value="0.589537" calcext:value-type="float">
            <text:p>0.589537</text:p>
          </table:table-cell>
          <table:table-cell office:value-type="float" office:value="0.323913" calcext:value-type="float">
            <text:p>0.323913</text:p>
          </table:table-cell>
          <table:table-cell office:value-type="float" office:value="46" calcext:value-type="float">
            <text:p>46</text:p>
          </table:table-cell>
          <table:table-cell office:value-type="float" office:value="18.492406" calcext:value-type="float">
            <text:p>18.492406</text:p>
          </table:table-cell>
          <table:table-cell office:value-type="float" office:value="0.402009" calcext:value-type="float">
            <text:p>0.402009</text:p>
          </table:table-cell>
          <table:table-cell office:value-type="float" office:value="0.549156" calcext:value-type="float">
            <text:p>0.549156</text:p>
          </table:table-cell>
          <table:table-cell office:value-type="float" office:value="0.323909" calcext:value-type="float">
            <text:p>0.32390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.880165" calcext:value-type="float">
            <text:p>16.880165</text:p>
          </table:table-cell>
          <table:table-cell office:value-type="float" office:value="0.411711" calcext:value-type="float">
            <text:p>0.411711</text:p>
          </table:table-cell>
          <table:table-cell office:value-type="float" office:value="0.589488" calcext:value-type="float">
            <text:p>0.589488</text:p>
          </table:table-cell>
          <table:table-cell office:value-type="float" office:value="0.324048" calcext:value-type="float">
            <text:p>0.324048</text:p>
          </table:table-cell>
          <table:table-cell office:value-type="float" office:value="59" calcext:value-type="float">
            <text:p>59</text:p>
          </table:table-cell>
          <table:table-cell office:value-type="float" office:value="23.508571" calcext:value-type="float">
            <text:p>23.508571</text:p>
          </table:table-cell>
          <table:table-cell office:value-type="float" office:value="0.39845" calcext:value-type="float">
            <text:p>0.39845</text:p>
          </table:table-cell>
          <table:table-cell office:value-type="float" office:value="0.550313" calcext:value-type="float">
            <text:p>0.550313</text:p>
          </table:table-cell>
          <table:table-cell office:value-type="float" office:value="0.324383" calcext:value-type="float">
            <text:p>0.32438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.933845" calcext:value-type="float">
            <text:p>22.933845</text:p>
          </table:table-cell>
          <table:table-cell office:value-type="float" office:value="0.402348" calcext:value-type="float">
            <text:p>0.402348</text:p>
          </table:table-cell>
          <table:table-cell office:value-type="float" office:value="0.568395" calcext:value-type="float">
            <text:p>0.568395</text:p>
          </table:table-cell>
          <table:table-cell office:value-type="float" office:value="0.323916" calcext:value-type="float">
            <text:p>0.323916</text:p>
          </table:table-cell>
          <table:table-cell office:value-type="float" office:value="43" calcext:value-type="float">
            <text:p>43</text:p>
          </table:table-cell>
          <table:table-cell office:value-type="float" office:value="17.485693" calcext:value-type="float">
            <text:p>17.485693</text:p>
          </table:table-cell>
          <table:table-cell office:value-type="float" office:value="0.406644" calcext:value-type="float">
            <text:p>0.406644</text:p>
          </table:table-cell>
          <table:table-cell office:value-type="float" office:value="0.589539" calcext:value-type="float">
            <text:p>0.589539</text:p>
          </table:table-cell>
          <table:table-cell office:value-type="float" office:value="0.324922" calcext:value-type="float">
            <text:p>0.32492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.318547" calcext:value-type="float">
            <text:p>20.318547</text:p>
          </table:table-cell>
          <table:table-cell office:value-type="float" office:value="0.390741" calcext:value-type="float">
            <text:p>0.390741</text:p>
          </table:table-cell>
          <table:table-cell office:value-type="float" office:value="0.549887" calcext:value-type="float">
            <text:p>0.549887</text:p>
          </table:table-cell>
          <table:table-cell office:value-type="float" office:value="0.323779" calcext:value-type="float">
            <text:p>0.323779</text:p>
          </table:table-cell>
          <table:table-cell office:value-type="float" office:value="48" calcext:value-type="float">
            <text:p>48</text:p>
          </table:table-cell>
          <table:table-cell office:value-type="float" office:value="20.111411" calcext:value-type="float">
            <text:p>20.111411</text:p>
          </table:table-cell>
          <table:table-cell office:value-type="float" office:value="0.418988" calcext:value-type="float">
            <text:p>0.418988</text:p>
          </table:table-cell>
          <table:table-cell office:value-type="float" office:value="0.58953" calcext:value-type="float">
            <text:p>0.58953</text:p>
          </table:table-cell>
          <table:table-cell office:value-type="float" office:value="0.323982" calcext:value-type="float">
            <text:p>0.32398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.532995" calcext:value-type="float">
            <text:p>20.532995</text:p>
          </table:table-cell>
          <table:table-cell office:value-type="float" office:value="0.402608" calcext:value-type="float">
            <text:p>0.402608</text:p>
          </table:table-cell>
          <table:table-cell office:value-type="float" office:value="0.547718" calcext:value-type="float">
            <text:p>0.547718</text:p>
          </table:table-cell>
          <table:table-cell office:value-type="float" office:value="0.324033" calcext:value-type="float">
            <text:p>0.324033</text:p>
          </table:table-cell>
          <table:table-cell office:value-type="float" office:value="49" calcext:value-type="float">
            <text:p>49</text:p>
          </table:table-cell>
          <table:table-cell office:value-type="float" office:value="19.908165" calcext:value-type="float">
            <text:p>19.908165</text:p>
          </table:table-cell>
          <table:table-cell office:value-type="float" office:value="0.406289" calcext:value-type="float">
            <text:p>0.406289</text:p>
          </table:table-cell>
          <table:table-cell office:value-type="float" office:value="0.569398" calcext:value-type="float">
            <text:p>0.569398</text:p>
          </table:table-cell>
          <table:table-cell office:value-type="float" office:value="0.324663" calcext:value-type="float">
            <text:p>0.3246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.976991" calcext:value-type="float">
            <text:p>15.976991</text:p>
          </table:table-cell>
          <table:table-cell office:value-type="float" office:value="0.399425" calcext:value-type="float">
            <text:p>0.399425</text:p>
          </table:table-cell>
          <table:table-cell office:value-type="float" office:value="0.569348" calcext:value-type="float">
            <text:p>0.569348</text:p>
          </table:table-cell>
          <table:table-cell office:value-type="float" office:value="0.324479" calcext:value-type="float">
            <text:p>0.324479</text:p>
          </table:table-cell>
          <table:table-cell office:value-type="float" office:value="60" calcext:value-type="float">
            <text:p>60</text:p>
          </table:table-cell>
          <table:table-cell office:value-type="float" office:value="24.472308" calcext:value-type="float">
            <text:p>24.472308</text:p>
          </table:table-cell>
          <table:table-cell office:value-type="float" office:value="0.407872" calcext:value-type="float">
            <text:p>0.407872</text:p>
          </table:table-cell>
          <table:table-cell office:value-type="float" office:value="0.567972" calcext:value-type="float">
            <text:p>0.567972</text:p>
          </table:table-cell>
          <table:table-cell office:value-type="float" office:value="0.323937" calcext:value-type="float">
            <text:p>0.32393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.424268" calcext:value-type="float">
            <text:p>18.424268</text:p>
          </table:table-cell>
          <table:table-cell office:value-type="float" office:value="0.400528" calcext:value-type="float">
            <text:p>0.400528</text:p>
          </table:table-cell>
          <table:table-cell office:value-type="float" office:value="0.550135" calcext:value-type="float">
            <text:p>0.550135</text:p>
          </table:table-cell>
          <table:table-cell office:value-type="float" office:value="0.324468" calcext:value-type="float">
            <text:p>0.324468</text:p>
          </table:table-cell>
          <table:table-cell office:value-type="float" office:value="54" calcext:value-type="float">
            <text:p>54</text:p>
          </table:table-cell>
          <table:table-cell office:value-type="float" office:value="22.034613" calcext:value-type="float">
            <text:p>22.034613</text:p>
          </table:table-cell>
          <table:table-cell office:value-type="float" office:value="0.408048" calcext:value-type="float">
            <text:p>0.408048</text:p>
          </table:table-cell>
          <table:table-cell office:value-type="float" office:value="0.549311" calcext:value-type="float">
            <text:p>0.549311</text:p>
          </table:table-cell>
          <table:table-cell office:value-type="float" office:value="0.323994" calcext:value-type="float">
            <text:p>0.32399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1.796146" calcext:value-type="float">
            <text:p>21.796146</text:p>
          </table:table-cell>
          <table:table-cell office:value-type="float" office:value="0.403632" calcext:value-type="float">
            <text:p>0.403632</text:p>
          </table:table-cell>
          <table:table-cell office:value-type="float" office:value="0.547604" calcext:value-type="float">
            <text:p>0.547604</text:p>
          </table:table-cell>
          <table:table-cell office:value-type="float" office:value="0.323086" calcext:value-type="float">
            <text:p>0.323086</text:p>
          </table:table-cell>
          <table:table-cell office:value-type="float" office:value="46" calcext:value-type="float">
            <text:p>46</text:p>
          </table:table-cell>
          <table:table-cell office:value-type="float" office:value="18.67675" calcext:value-type="float">
            <text:p>18.67675</text:p>
          </table:table-cell>
          <table:table-cell office:value-type="float" office:value="0.406016" calcext:value-type="float">
            <text:p>0.406016</text:p>
          </table:table-cell>
          <table:table-cell office:value-type="float" office:value="0.55039" calcext:value-type="float">
            <text:p>0.55039</text:p>
          </table:table-cell>
          <table:table-cell office:value-type="float" office:value="0.324366" calcext:value-type="float">
            <text:p>0.32436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.843772" calcext:value-type="float">
            <text:p>17.843772</text:p>
          </table:table-cell>
          <table:table-cell office:value-type="float" office:value="0.414971" calcext:value-type="float">
            <text:p>0.414971</text:p>
          </table:table-cell>
          <table:table-cell office:value-type="float" office:value="0.550029" calcext:value-type="float">
            <text:p>0.550029</text:p>
          </table:table-cell>
          <table:table-cell office:value-type="float" office:value="0.323506" calcext:value-type="float">
            <text:p>0.323506</text:p>
          </table:table-cell>
          <table:table-cell office:value-type="float" office:value="57" calcext:value-type="float">
            <text:p>57</text:p>
          </table:table-cell>
          <table:table-cell office:value-type="float" office:value="22.637368" calcext:value-type="float">
            <text:p>22.637368</text:p>
          </table:table-cell>
          <table:table-cell office:value-type="float" office:value="0.397147" calcext:value-type="float">
            <text:p>0.397147</text:p>
          </table:table-cell>
          <table:table-cell office:value-type="float" office:value="0.526741" calcext:value-type="float">
            <text:p>0.526741</text:p>
          </table:table-cell>
          <table:table-cell office:value-type="float" office:value="0.32414" calcext:value-type="float">
            <text:p>0.324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.558352" calcext:value-type="float">
            <text:p>18.558352</text:p>
          </table:table-cell>
          <table:table-cell office:value-type="float" office:value="0.412408" calcext:value-type="float">
            <text:p>0.412408</text:p>
          </table:table-cell>
          <table:table-cell office:value-type="float" office:value="0.550064" calcext:value-type="float">
            <text:p>0.550064</text:p>
          </table:table-cell>
          <table:table-cell office:value-type="float" office:value="0.324257" calcext:value-type="float">
            <text:p>0.324257</text:p>
          </table:table-cell>
          <table:table-cell office:value-type="float" office:value="55" calcext:value-type="float">
            <text:p>55</text:p>
          </table:table-cell>
          <table:table-cell office:value-type="float" office:value="21.932866" calcext:value-type="float">
            <text:p>21.932866</text:p>
          </table:table-cell>
          <table:table-cell office:value-type="float" office:value="0.398779" calcext:value-type="float">
            <text:p>0.398779</text:p>
          </table:table-cell>
          <table:table-cell office:value-type="float" office:value="0.54821" calcext:value-type="float">
            <text:p>0.54821</text:p>
          </table:table-cell>
          <table:table-cell office:value-type="float" office:value="0.324026" calcext:value-type="float">
            <text:p>0.324026</text:p>
          </table:table-cell>
        </table:table-row>
      </table:table>
      <table:table table:name="Unreliable" table:style-name="ta1">
        <table:table-column table:style-name="co11" table:number-columns-repeated="10" table:default-cell-style-name="Default"/>
        <table:table-row table:style-name="ro1">
          <table:table-cell office:value-type="string" calcext:value-type="string">
            <text:p>Type: UN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2 NumServers: 3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54655" calcext:value-type="float">
            <text:p>0.954655</text:p>
          </table:table-cell>
          <table:table-cell office:value-type="float" office:value="0.019483" calcext:value-type="float">
            <text:p>0.019483</text:p>
          </table:table-cell>
          <table:table-cell office:value-type="float" office:value="0.030623" calcext:value-type="float">
            <text:p>0.030623</text:p>
          </table:table-cell>
          <table:table-cell office:value-type="float" office:value="0.010801" calcext:value-type="float">
            <text:p>0.010801</text:p>
          </table:table-cell>
          <table:table-cell office:value-type="float" office:value="51" calcext:value-type="float">
            <text:p>51</text:p>
          </table:table-cell>
          <table:table-cell office:value-type="float" office:value="1.092516" calcext:value-type="float">
            <text:p>1.092516</text:p>
          </table:table-cell>
          <table:table-cell office:value-type="float" office:value="0.021422" calcext:value-type="float">
            <text:p>0.021422</text:p>
          </table:table-cell>
          <table:table-cell office:value-type="float" office:value="0.061838" calcext:value-type="float">
            <text:p>0.061838</text:p>
          </table:table-cell>
          <table:table-cell office:value-type="float" office:value="0.010689" calcext:value-type="float">
            <text:p>0.0106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070339" calcext:value-type="float">
            <text:p>1.070339</text:p>
          </table:table-cell>
          <table:table-cell office:value-type="float" office:value="0.021407" calcext:value-type="float">
            <text:p>0.021407</text:p>
          </table:table-cell>
          <table:table-cell office:value-type="float" office:value="0.050154" calcext:value-type="float">
            <text:p>0.050154</text:p>
          </table:table-cell>
          <table:table-cell office:value-type="float" office:value="0.010683" calcext:value-type="float">
            <text:p>0.010683</text:p>
          </table:table-cell>
          <table:table-cell office:value-type="float" office:value="50" calcext:value-type="float">
            <text:p>50</text:p>
          </table:table-cell>
          <table:table-cell office:value-type="float" office:value="1.031058" calcext:value-type="float">
            <text:p>1.031058</text:p>
          </table:table-cell>
          <table:table-cell office:value-type="float" office:value="0.020621" calcext:value-type="float">
            <text:p>0.020621</text:p>
          </table:table-cell>
          <table:table-cell office:value-type="float" office:value="0.062034" calcext:value-type="float">
            <text:p>0.062034</text:p>
          </table:table-cell>
          <table:table-cell office:value-type="float" office:value="0.010821" calcext:value-type="float">
            <text:p>0.010821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Type: UN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2 NumServers: 5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26342" calcext:value-type="float">
            <text:p>0.926342</text:p>
          </table:table-cell>
          <table:table-cell office:value-type="float" office:value="0.020585" calcext:value-type="float">
            <text:p>0.020585</text:p>
          </table:table-cell>
          <table:table-cell office:value-type="float" office:value="0.039168" calcext:value-type="float">
            <text:p>0.039168</text:p>
          </table:table-cell>
          <table:table-cell office:value-type="float" office:value="0.01072" calcext:value-type="float">
            <text:p>0.01072</text:p>
          </table:table-cell>
          <table:table-cell office:value-type="float" office:value="55" calcext:value-type="float">
            <text:p>55</text:p>
          </table:table-cell>
          <table:table-cell office:value-type="float" office:value="1.140184" calcext:value-type="float">
            <text:p>1.140184</text:p>
          </table:table-cell>
          <table:table-cell office:value-type="float" office:value="0.020731" calcext:value-type="float">
            <text:p>0.020731</text:p>
          </table:table-cell>
          <table:table-cell office:value-type="float" office:value="0.040556" calcext:value-type="float">
            <text:p>0.040556</text:p>
          </table:table-cell>
          <table:table-cell office:value-type="float" office:value="0.010686" calcext:value-type="float">
            <text:p>0.0106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894614" calcext:value-type="float">
            <text:p>0.894614</text:p>
          </table:table-cell>
          <table:table-cell office:value-type="float" office:value="0.020805" calcext:value-type="float">
            <text:p>0.020805</text:p>
          </table:table-cell>
          <table:table-cell office:value-type="float" office:value="0.050633" calcext:value-type="float">
            <text:p>0.050633</text:p>
          </table:table-cell>
          <table:table-cell office:value-type="float" office:value="0.010935" calcext:value-type="float">
            <text:p>0.010935</text:p>
          </table:table-cell>
          <table:table-cell office:value-type="float" office:value="57" calcext:value-type="float">
            <text:p>57</text:p>
          </table:table-cell>
          <table:table-cell office:value-type="float" office:value="1.203874" calcext:value-type="float">
            <text:p>1.203874</text:p>
          </table:table-cell>
          <table:table-cell office:value-type="float" office:value="0.021121" calcext:value-type="float">
            <text:p>0.021121</text:p>
          </table:table-cell>
          <table:table-cell office:value-type="float" office:value="0.050684" calcext:value-type="float">
            <text:p>0.050684</text:p>
          </table:table-cell>
          <table:table-cell office:value-type="float" office:value="0.010681" calcext:value-type="float">
            <text:p>0.010681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Type: UN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2 NumServers: 7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001684" calcext:value-type="float">
            <text:p>1.001684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61138" calcext:value-type="float">
            <text:p>0.061138</text:p>
          </table:table-cell>
          <table:table-cell office:value-type="float" office:value="0.010508" calcext:value-type="float">
            <text:p>0.010508</text:p>
          </table:table-cell>
          <table:table-cell office:value-type="float" office:value="58" calcext:value-type="float">
            <text:p>58</text:p>
          </table:table-cell>
          <table:table-cell office:value-type="float" office:value="1.236391" calcext:value-type="float">
            <text:p>1.236391</text:p>
          </table:table-cell>
          <table:table-cell office:value-type="float" office:value="0.021317" calcext:value-type="float">
            <text:p>0.021317</text:p>
          </table:table-cell>
          <table:table-cell office:value-type="float" office:value="0.050709" calcext:value-type="float">
            <text:p>0.050709</text:p>
          </table:table-cell>
          <table:table-cell office:value-type="float" office:value="0.010506" calcext:value-type="float">
            <text:p>0.0105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165632" calcext:value-type="float">
            <text:p>1.165632</text:p>
          </table:table-cell>
          <table:table-cell office:value-type="float" office:value="0.026492" calcext:value-type="float">
            <text:p>0.026492</text:p>
          </table:table-cell>
          <table:table-cell office:value-type="float" office:value="0.060774" calcext:value-type="float">
            <text:p>0.060774</text:p>
          </table:table-cell>
          <table:table-cell office:value-type="float" office:value="0.010528" calcext:value-type="float">
            <text:p>0.010528</text:p>
          </table:table-cell>
          <table:table-cell office:value-type="float" office:value="56" calcext:value-type="float">
            <text:p>56</text:p>
          </table:table-cell>
          <table:table-cell office:value-type="float" office:value="1.454562" calcext:value-type="float">
            <text:p>1.454562</text:p>
          </table:table-cell>
          <table:table-cell office:value-type="float" office:value="0.025974" calcext:value-type="float">
            <text:p>0.025974</text:p>
          </table:table-cell>
          <table:table-cell office:value-type="float" office:value="0.153429" calcext:value-type="float">
            <text:p>0.153429</text:p>
          </table:table-cell>
          <table:table-cell office:value-type="float" office:value="0.010628" calcext:value-type="float">
            <text:p>0.010628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ype: UN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4 NumServers: 3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754503" calcext:value-type="float">
            <text:p>1.754503</text:p>
          </table:table-cell>
          <table:table-cell office:value-type="float" office:value="0.035806" calcext:value-type="float">
            <text:p>0.035806</text:p>
          </table:table-cell>
          <table:table-cell office:value-type="float" office:value="0.071847" calcext:value-type="float">
            <text:p>0.071847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51" calcext:value-type="float">
            <text:p>51</text:p>
          </table:table-cell>
          <table:table-cell office:value-type="float" office:value="1.868927" calcext:value-type="float">
            <text:p>1.868927</text:p>
          </table:table-cell>
          <table:table-cell office:value-type="float" office:value="0.036646" calcext:value-type="float">
            <text:p>0.036646</text:p>
          </table:table-cell>
          <table:table-cell office:value-type="float" office:value="0.059872" calcext:value-type="float">
            <text:p>0.059872</text:p>
          </table:table-cell>
          <table:table-cell office:value-type="float" office:value="0.010879" calcext:value-type="float">
            <text:p>0.01087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695231" calcext:value-type="float">
            <text:p>1.695231</text:p>
          </table:table-cell>
          <table:table-cell office:value-type="float" office:value="0.040363" calcext:value-type="float">
            <text:p>0.040363</text:p>
          </table:table-cell>
          <table:table-cell office:value-type="float" office:value="0.09377" calcext:value-type="float">
            <text:p>0.09377</text:p>
          </table:table-cell>
          <table:table-cell office:value-type="float" office:value="0.011679" calcext:value-type="float">
            <text:p>0.011679</text:p>
          </table:table-cell>
          <table:table-cell office:value-type="float" office:value="58" calcext:value-type="float">
            <text:p>58</text:p>
          </table:table-cell>
          <table:table-cell office:value-type="float" office:value="2.11181" calcext:value-type="float">
            <text:p>2.11181</text:p>
          </table:table-cell>
          <table:table-cell office:value-type="float" office:value="0.036411" calcext:value-type="float">
            <text:p>0.036411</text:p>
          </table:table-cell>
          <table:table-cell office:value-type="float" office:value="0.060874" calcext:value-type="float">
            <text:p>0.060874</text:p>
          </table:table-cell>
          <table:table-cell office:value-type="float" office:value="0.010571" calcext:value-type="float">
            <text:p>0.01057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.131859" calcext:value-type="float">
            <text:p>2.131859</text:p>
          </table:table-cell>
          <table:table-cell office:value-type="float" office:value="0.040997" calcext:value-type="float">
            <text:p>0.040997</text:p>
          </table:table-cell>
          <table:table-cell office:value-type="float" office:value="0.154529" calcext:value-type="float">
            <text:p>0.154529</text:p>
          </table:table-cell>
          <table:table-cell office:value-type="float" office:value="0.020416" calcext:value-type="float">
            <text:p>0.020416</text:p>
          </table:table-cell>
          <table:table-cell office:value-type="float" office:value="48" calcext:value-type="float">
            <text:p>48</text:p>
          </table:table-cell>
          <table:table-cell office:value-type="float" office:value="1.726425" calcext:value-type="float">
            <text:p>1.726425</text:p>
          </table:table-cell>
          <table:table-cell office:value-type="float" office:value="0.035967" calcext:value-type="float">
            <text:p>0.035967</text:p>
          </table:table-cell>
          <table:table-cell office:value-type="float" office:value="0.063254" calcext:value-type="float">
            <text:p>0.063254</text:p>
          </table:table-cell>
          <table:table-cell office:value-type="float" office:value="0.010554" calcext:value-type="float">
            <text:p>0.01055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402926" calcext:value-type="float">
            <text:p>1.402926</text:p>
          </table:table-cell>
          <table:table-cell office:value-type="float" office:value="0.03897" calcext:value-type="float">
            <text:p>0.03897</text:p>
          </table:table-cell>
          <table:table-cell office:value-type="float" office:value="0.08378" calcext:value-type="float">
            <text:p>0.08378</text:p>
          </table:table-cell>
          <table:table-cell office:value-type="float" office:value="0.020415" calcext:value-type="float">
            <text:p>0.020415</text:p>
          </table:table-cell>
          <table:table-cell office:value-type="float" office:value="64" calcext:value-type="float">
            <text:p>64</text:p>
          </table:table-cell>
          <table:table-cell office:value-type="float" office:value="2.52934" calcext:value-type="float">
            <text:p>2.52934</text:p>
          </table:table-cell>
          <table:table-cell office:value-type="float" office:value="0.039521" calcext:value-type="float">
            <text:p>0.039521</text:p>
          </table:table-cell>
          <table:table-cell office:value-type="float" office:value="0.093319" calcext:value-type="float">
            <text:p>0.093319</text:p>
          </table:table-cell>
          <table:table-cell office:value-type="float" office:value="0.010974" calcext:value-type="float">
            <text:p>0.010974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Type: UN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4 NumServers: 5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.009761" calcext:value-type="float">
            <text:p>2.009761</text:p>
          </table:table-cell>
          <table:table-cell office:value-type="float" office:value="0.03792" calcext:value-type="float">
            <text:p>0.03792</text:p>
          </table:table-cell>
          <table:table-cell office:value-type="float" office:value="0.090331" calcext:value-type="float">
            <text:p>0.090331</text:p>
          </table:table-cell>
          <table:table-cell office:value-type="float" office:value="0.010765" calcext:value-type="float">
            <text:p>0.010765</text:p>
          </table:table-cell>
          <table:table-cell office:value-type="float" office:value="47" calcext:value-type="float">
            <text:p>47</text:p>
          </table:table-cell>
          <table:table-cell office:value-type="float" office:value="1.873907" calcext:value-type="float">
            <text:p>1.873907</text:p>
          </table:table-cell>
          <table:table-cell office:value-type="float" office:value="0.03987" calcext:value-type="float">
            <text:p>0.03987</text:p>
          </table:table-cell>
          <table:table-cell office:value-type="float" office:value="0.071331" calcext:value-type="float">
            <text:p>0.071331</text:p>
          </table:table-cell>
          <table:table-cell office:value-type="float" office:value="0.010662" calcext:value-type="float">
            <text:p>0.01066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83849" calcext:value-type="float">
            <text:p>1.83849</text:p>
          </table:table-cell>
          <table:table-cell office:value-type="float" office:value="0.043774" calcext:value-type="float">
            <text:p>0.043774</text:p>
          </table:table-cell>
          <table:table-cell office:value-type="float" office:value="0.07997" calcext:value-type="float">
            <text:p>0.07997</text:p>
          </table:table-cell>
          <table:table-cell office:value-type="float" office:value="0.010782" calcext:value-type="float">
            <text:p>0.010782</text:p>
          </table:table-cell>
          <table:table-cell office:value-type="float" office:value="58" calcext:value-type="float">
            <text:p>58</text:p>
          </table:table-cell>
          <table:table-cell office:value-type="float" office:value="2.350886" calcext:value-type="float">
            <text:p>2.350886</text:p>
          </table:table-cell>
          <table:table-cell office:value-type="float" office:value="0.040533" calcext:value-type="float">
            <text:p>0.040533</text:p>
          </table:table-cell>
          <table:table-cell office:value-type="float" office:value="0.081038" calcext:value-type="float">
            <text:p>0.081038</text:p>
          </table:table-cell>
          <table:table-cell office:value-type="float" office:value="0.010623" calcext:value-type="float">
            <text:p>0.01062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.035327" calcext:value-type="float">
            <text:p>2.035327</text:p>
          </table:table-cell>
          <table:table-cell office:value-type="float" office:value="0.041537" calcext:value-type="float">
            <text:p>0.041537</text:p>
          </table:table-cell>
          <table:table-cell office:value-type="float" office:value="0.090788" calcext:value-type="float">
            <text:p>0.090788</text:p>
          </table:table-cell>
          <table:table-cell office:value-type="float" office:value="0.010566" calcext:value-type="float">
            <text:p>0.010566</text:p>
          </table:table-cell>
          <table:table-cell office:value-type="float" office:value="51" calcext:value-type="float">
            <text:p>51</text:p>
          </table:table-cell>
          <table:table-cell office:value-type="float" office:value="2.194184" calcext:value-type="float">
            <text:p>2.194184</text:p>
          </table:table-cell>
          <table:table-cell office:value-type="float" office:value="0.043023" calcext:value-type="float">
            <text:p>0.043023</text:p>
          </table:table-cell>
          <table:table-cell office:value-type="float" office:value="0.101542" calcext:value-type="float">
            <text:p>0.101542</text:p>
          </table:table-cell>
          <table:table-cell office:value-type="float" office:value="0.010632" calcext:value-type="float">
            <text:p>0.0106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985839" calcext:value-type="float">
            <text:p>1.985839</text:p>
          </table:table-cell>
          <table:table-cell office:value-type="float" office:value="0.041372" calcext:value-type="float">
            <text:p>0.041372</text:p>
          </table:table-cell>
          <table:table-cell office:value-type="float" office:value="0.094169" calcext:value-type="float">
            <text:p>0.094169</text:p>
          </table:table-cell>
          <table:table-cell office:value-type="float" office:value="0.010647" calcext:value-type="float">
            <text:p>0.010647</text:p>
          </table:table-cell>
          <table:table-cell office:value-type="float" office:value="52" calcext:value-type="float">
            <text:p>52</text:p>
          </table:table-cell>
          <table:table-cell office:value-type="float" office:value="2.307485" calcext:value-type="float">
            <text:p>2.307485</text:p>
          </table:table-cell>
          <table:table-cell office:value-type="float" office:value="0.044375" calcext:value-type="float">
            <text:p>0.044375</text:p>
          </table:table-cell>
          <table:table-cell office:value-type="float" office:value="0.091071" calcext:value-type="float">
            <text:p>0.091071</text:p>
          </table:table-cell>
          <table:table-cell office:value-type="float" office:value="0.01074" calcext:value-type="float">
            <text:p>0.01074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Type: UN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4 NumServers: 7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.110443" calcext:value-type="float">
            <text:p>2.110443</text:p>
          </table:table-cell>
          <table:table-cell office:value-type="float" office:value="0.040585" calcext:value-type="float">
            <text:p>0.040585</text:p>
          </table:table-cell>
          <table:table-cell office:value-type="float" office:value="0.101175" calcext:value-type="float">
            <text:p>0.101175</text:p>
          </table:table-cell>
          <table:table-cell office:value-type="float" office:value="0.010632" calcext:value-type="float">
            <text:p>0.010632</text:p>
          </table:table-cell>
          <table:table-cell office:value-type="float" office:value="48" calcext:value-type="float">
            <text:p>48</text:p>
          </table:table-cell>
          <table:table-cell office:value-type="float" office:value="2.247019" calcext:value-type="float">
            <text:p>2.247019</text:p>
          </table:table-cell>
          <table:table-cell office:value-type="float" office:value="0.046813" calcext:value-type="float">
            <text:p>0.046813</text:p>
          </table:table-cell>
          <table:table-cell office:value-type="float" office:value="0.120382" calcext:value-type="float">
            <text:p>0.120382</text:p>
          </table:table-cell>
          <table:table-cell office:value-type="float" office:value="0.010999" calcext:value-type="float">
            <text:p>0.01099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.441262" calcext:value-type="float">
            <text:p>2.441262</text:p>
          </table:table-cell>
          <table:table-cell office:value-type="float" office:value="0.047868" calcext:value-type="float">
            <text:p>0.047868</text:p>
          </table:table-cell>
          <table:table-cell office:value-type="float" office:value="0.237613" calcext:value-type="float">
            <text:p>0.237613</text:p>
          </table:table-cell>
          <table:table-cell office:value-type="float" office:value="0.010649" calcext:value-type="float">
            <text:p>0.010649</text:p>
          </table:table-cell>
          <table:table-cell office:value-type="float" office:value="49" calcext:value-type="float">
            <text:p>49</text:p>
          </table:table-cell>
          <table:table-cell office:value-type="float" office:value="2.212669" calcext:value-type="float">
            <text:p>2.212669</text:p>
          </table:table-cell>
          <table:table-cell office:value-type="float" office:value="0.045157" calcext:value-type="float">
            <text:p>0.045157</text:p>
          </table:table-cell>
          <table:table-cell office:value-type="float" office:value="0.151437" calcext:value-type="float">
            <text:p>0.151437</text:p>
          </table:table-cell>
          <table:table-cell office:value-type="float" office:value="0.010697" calcext:value-type="float">
            <text:p>0.01069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.369097" calcext:value-type="float">
            <text:p>2.369097</text:p>
          </table:table-cell>
          <table:table-cell office:value-type="float" office:value="0.046453" calcext:value-type="float">
            <text:p>0.046453</text:p>
          </table:table-cell>
          <table:table-cell office:value-type="float" office:value="0.100907" calcext:value-type="float">
            <text:p>0.100907</text:p>
          </table:table-cell>
          <table:table-cell office:value-type="float" office:value="0.010936" calcext:value-type="float">
            <text:p>0.010936</text:p>
          </table:table-cell>
          <table:table-cell office:value-type="float" office:value="49" calcext:value-type="float">
            <text:p>49</text:p>
          </table:table-cell>
          <table:table-cell office:value-type="float" office:value="2.302878" calcext:value-type="float">
            <text:p>2.302878</text:p>
          </table:table-cell>
          <table:table-cell office:value-type="float" office:value="0.046998" calcext:value-type="float">
            <text:p>0.046998</text:p>
          </table:table-cell>
          <table:table-cell office:value-type="float" office:value="0.121494" calcext:value-type="float">
            <text:p>0.121494</text:p>
          </table:table-cell>
          <table:table-cell office:value-type="float" office:value="0.010543" calcext:value-type="float">
            <text:p>0.01054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.212072" calcext:value-type="float">
            <text:p>2.212072</text:p>
          </table:table-cell>
          <table:table-cell office:value-type="float" office:value="0.043374" calcext:value-type="float">
            <text:p>0.043374</text:p>
          </table:table-cell>
          <table:table-cell office:value-type="float" office:value="0.091078" calcext:value-type="float">
            <text:p>0.091078</text:p>
          </table:table-cell>
          <table:table-cell office:value-type="float" office:value="0.010644" calcext:value-type="float">
            <text:p>0.010644</text:p>
          </table:table-cell>
          <table:table-cell office:value-type="float" office:value="49" calcext:value-type="float">
            <text:p>49</text:p>
          </table:table-cell>
          <table:table-cell office:value-type="float" office:value="2.502574" calcext:value-type="float">
            <text:p>2.502574</text:p>
          </table:table-cell>
          <table:table-cell office:value-type="float" office:value="0.051073" calcext:value-type="float">
            <text:p>0.051073</text:p>
          </table:table-cell>
          <table:table-cell office:value-type="float" office:value="0.141709" calcext:value-type="float">
            <text:p>0.141709</text:p>
          </table:table-cell>
          <table:table-cell office:value-type="float" office:value="0.010673" calcext:value-type="float">
            <text:p>0.010673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ype: UN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8 NumServers: 3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.451467" calcext:value-type="float">
            <text:p>3.451467</text:p>
          </table:table-cell>
          <table:table-cell office:value-type="float" office:value="0.070438" calcext:value-type="float">
            <text:p>0.070438</text:p>
          </table:table-cell>
          <table:table-cell office:value-type="float" office:value="0.122018" calcext:value-type="float">
            <text:p>0.122018</text:p>
          </table:table-cell>
          <table:table-cell office:value-type="float" office:value="0.010864" calcext:value-type="float">
            <text:p>0.010864</text:p>
          </table:table-cell>
          <table:table-cell office:value-type="float" office:value="51" calcext:value-type="float">
            <text:p>51</text:p>
          </table:table-cell>
          <table:table-cell office:value-type="float" office:value="3.75517" calcext:value-type="float">
            <text:p>3.75517</text:p>
          </table:table-cell>
          <table:table-cell office:value-type="float" office:value="0.073631" calcext:value-type="float">
            <text:p>0.073631</text:p>
          </table:table-cell>
          <table:table-cell office:value-type="float" office:value="0.122251" calcext:value-type="float">
            <text:p>0.122251</text:p>
          </table:table-cell>
          <table:table-cell office:value-type="float" office:value="0.010647" calcext:value-type="float">
            <text:p>0.01064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.777851" calcext:value-type="float">
            <text:p>3.777851</text:p>
          </table:table-cell>
          <table:table-cell office:value-type="float" office:value="0.07128" calcext:value-type="float">
            <text:p>0.07128</text:p>
          </table:table-cell>
          <table:table-cell office:value-type="float" office:value="0.123254" calcext:value-type="float">
            <text:p>0.123254</text:p>
          </table:table-cell>
          <table:table-cell office:value-type="float" office:value="0.0109" calcext:value-type="float">
            <text:p>0.0109</text:p>
          </table:table-cell>
          <table:table-cell office:value-type="float" office:value="47" calcext:value-type="float">
            <text:p>47</text:p>
          </table:table-cell>
          <table:table-cell office:value-type="float" office:value="3.602046" calcext:value-type="float">
            <text:p>3.602046</text:p>
          </table:table-cell>
          <table:table-cell office:value-type="float" office:value="0.076639" calcext:value-type="float">
            <text:p>0.076639</text:p>
          </table:table-cell>
          <table:table-cell office:value-type="float" office:value="0.132772" calcext:value-type="float">
            <text:p>0.132772</text:p>
          </table:table-cell>
          <table:table-cell office:value-type="float" office:value="0.010713" calcext:value-type="float">
            <text:p>0.01071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.316556" calcext:value-type="float">
            <text:p>4.316556</text:p>
          </table:table-cell>
          <table:table-cell office:value-type="float" office:value="0.074423" calcext:value-type="float">
            <text:p>0.074423</text:p>
          </table:table-cell>
          <table:table-cell office:value-type="float" office:value="0.13124" calcext:value-type="float">
            <text:p>0.13124</text:p>
          </table:table-cell>
          <table:table-cell office:value-type="float" office:value="0.01104" calcext:value-type="float">
            <text:p>0.01104</text:p>
          </table:table-cell>
          <table:table-cell office:value-type="float" office:value="42" calcext:value-type="float">
            <text:p>42</text:p>
          </table:table-cell>
          <table:table-cell office:value-type="float" office:value="3.195018" calcext:value-type="float">
            <text:p>3.195018</text:p>
          </table:table-cell>
          <table:table-cell office:value-type="float" office:value="0.076072" calcext:value-type="float">
            <text:p>0.076072</text:p>
          </table:table-cell>
          <table:table-cell office:value-type="float" office:value="0.130685" calcext:value-type="float">
            <text:p>0.130685</text:p>
          </table:table-cell>
          <table:table-cell office:value-type="float" office:value="0.010845" calcext:value-type="float">
            <text:p>0.01084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.84328" calcext:value-type="float">
            <text:p>3.84328</text:p>
          </table:table-cell>
          <table:table-cell office:value-type="float" office:value="0.073909" calcext:value-type="float">
            <text:p>0.073909</text:p>
          </table:table-cell>
          <table:table-cell office:value-type="float" office:value="0.114506" calcext:value-type="float">
            <text:p>0.114506</text:p>
          </table:table-cell>
          <table:table-cell office:value-type="float" office:value="0.010998" calcext:value-type="float">
            <text:p>0.010998</text:p>
          </table:table-cell>
          <table:table-cell office:value-type="float" office:value="48" calcext:value-type="float">
            <text:p>48</text:p>
          </table:table-cell>
          <table:table-cell office:value-type="float" office:value="3.72025" calcext:value-type="float">
            <text:p>3.72025</text:p>
          </table:table-cell>
          <table:table-cell office:value-type="float" office:value="0.077505" calcext:value-type="float">
            <text:p>0.077505</text:p>
          </table:table-cell>
          <table:table-cell office:value-type="float" office:value="0.122322" calcext:value-type="float">
            <text:p>0.122322</text:p>
          </table:table-cell>
          <table:table-cell office:value-type="float" office:value="0.011057" calcext:value-type="float">
            <text:p>0.0110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973057" calcext:value-type="float">
            <text:p>3.973057</text:p>
          </table:table-cell>
          <table:table-cell office:value-type="float" office:value="0.079461" calcext:value-type="float">
            <text:p>0.079461</text:p>
          </table:table-cell>
          <table:table-cell office:value-type="float" office:value="0.214878" calcext:value-type="float">
            <text:p>0.214878</text:p>
          </table:table-cell>
          <table:table-cell office:value-type="float" office:value="0.020953" calcext:value-type="float">
            <text:p>0.020953</text:p>
          </table:table-cell>
          <table:table-cell office:value-type="float" office:value="50" calcext:value-type="float">
            <text:p>50</text:p>
          </table:table-cell>
          <table:table-cell office:value-type="float" office:value="3.61129" calcext:value-type="float">
            <text:p>3.61129</text:p>
          </table:table-cell>
          <table:table-cell office:value-type="float" office:value="0.072226" calcext:value-type="float">
            <text:p>0.072226</text:p>
          </table:table-cell>
          <table:table-cell office:value-type="float" office:value="0.121433" calcext:value-type="float">
            <text:p>0.121433</text:p>
          </table:table-cell>
          <table:table-cell office:value-type="float" office:value="0.010691" calcext:value-type="float">
            <text:p>0.01069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.54192" calcext:value-type="float">
            <text:p>4.54192</text:p>
          </table:table-cell>
          <table:table-cell office:value-type="float" office:value="0.078309" calcext:value-type="float">
            <text:p>0.078309</text:p>
          </table:table-cell>
          <table:table-cell office:value-type="float" office:value="0.122265" calcext:value-type="float">
            <text:p>0.122265</text:p>
          </table:table-cell>
          <table:table-cell office:value-type="float" office:value="0.011764" calcext:value-type="float">
            <text:p>0.011764</text:p>
          </table:table-cell>
          <table:table-cell office:value-type="float" office:value="42" calcext:value-type="float">
            <text:p>42</text:p>
          </table:table-cell>
          <table:table-cell office:value-type="float" office:value="3.134091" calcext:value-type="float">
            <text:p>3.134091</text:p>
          </table:table-cell>
          <table:table-cell office:value-type="float" office:value="0.074621" calcext:value-type="float">
            <text:p>0.074621</text:p>
          </table:table-cell>
          <table:table-cell office:value-type="float" office:value="0.12274" calcext:value-type="float">
            <text:p>0.12274</text:p>
          </table:table-cell>
          <table:table-cell office:value-type="float" office:value="0.011076" calcext:value-type="float">
            <text:p>0.0110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.826628" calcext:value-type="float">
            <text:p>3.826628</text:p>
          </table:table-cell>
          <table:table-cell office:value-type="float" office:value="0.075032" calcext:value-type="float">
            <text:p>0.075032</text:p>
          </table:table-cell>
          <table:table-cell office:value-type="float" office:value="0.205206" calcext:value-type="float">
            <text:p>0.205206</text:p>
          </table:table-cell>
          <table:table-cell office:value-type="float" office:value="0.011084" calcext:value-type="float">
            <text:p>0.011084</text:p>
          </table:table-cell>
          <table:table-cell office:value-type="float" office:value="49" calcext:value-type="float">
            <text:p>49</text:p>
          </table:table-cell>
          <table:table-cell office:value-type="float" office:value="3.880157" calcext:value-type="float">
            <text:p>3.880157</text:p>
          </table:table-cell>
          <table:table-cell office:value-type="float" office:value="0.079187" calcext:value-type="float">
            <text:p>0.079187</text:p>
          </table:table-cell>
          <table:table-cell office:value-type="float" office:value="0.121931" calcext:value-type="float">
            <text:p>0.121931</text:p>
          </table:table-cell>
          <table:table-cell office:value-type="float" office:value="0.010992" calcext:value-type="float">
            <text:p>0.01099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.189217" calcext:value-type="float">
            <text:p>4.189217</text:p>
          </table:table-cell>
          <table:table-cell office:value-type="float" office:value="0.077578" calcext:value-type="float">
            <text:p>0.077578</text:p>
          </table:table-cell>
          <table:table-cell office:value-type="float" office:value="0.143974" calcext:value-type="float">
            <text:p>0.143974</text:p>
          </table:table-cell>
          <table:table-cell office:value-type="float" office:value="0.010567" calcext:value-type="float">
            <text:p>0.010567</text:p>
          </table:table-cell>
          <table:table-cell office:value-type="float" office:value="46" calcext:value-type="float">
            <text:p>46</text:p>
          </table:table-cell>
          <table:table-cell office:value-type="float" office:value="3.570811" calcext:value-type="float">
            <text:p>3.570811</text:p>
          </table:table-cell>
          <table:table-cell office:value-type="float" office:value="0.077626" calcext:value-type="float">
            <text:p>0.077626</text:p>
          </table:table-cell>
          <table:table-cell office:value-type="float" office:value="0.131507" calcext:value-type="float">
            <text:p>0.131507</text:p>
          </table:table-cell>
          <table:table-cell office:value-type="float" office:value="0.010914" calcext:value-type="float">
            <text:p>0.01091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ype: UN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8 NumServers: 5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.304289" calcext:value-type="float">
            <text:p>4.304289</text:p>
          </table:table-cell>
          <table:table-cell office:value-type="float" office:value="0.076862" calcext:value-type="float">
            <text:p>0.076862</text:p>
          </table:table-cell>
          <table:table-cell office:value-type="float" office:value="0.174287" calcext:value-type="float">
            <text:p>0.174287</text:p>
          </table:table-cell>
          <table:table-cell office:value-type="float" office:value="0.010737" calcext:value-type="float">
            <text:p>0.010737</text:p>
          </table:table-cell>
          <table:table-cell office:value-type="float" office:value="44" calcext:value-type="float">
            <text:p>44</text:p>
          </table:table-cell>
          <table:table-cell office:value-type="float" office:value="3.637775" calcext:value-type="float">
            <text:p>3.637775</text:p>
          </table:table-cell>
          <table:table-cell office:value-type="float" office:value="0.082677" calcext:value-type="float">
            <text:p>0.082677</text:p>
          </table:table-cell>
          <table:table-cell office:value-type="float" office:value="0.142067" calcext:value-type="float">
            <text:p>0.142067</text:p>
          </table:table-cell>
          <table:table-cell office:value-type="float" office:value="0.010729" calcext:value-type="float">
            <text:p>0.0107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.484839" calcext:value-type="float">
            <text:p>3.484839</text:p>
          </table:table-cell>
          <table:table-cell office:value-type="float" office:value="0.082972" calcext:value-type="float">
            <text:p>0.082972</text:p>
          </table:table-cell>
          <table:table-cell office:value-type="float" office:value="0.151168" calcext:value-type="float">
            <text:p>0.151168</text:p>
          </table:table-cell>
          <table:table-cell office:value-type="float" office:value="0.010769" calcext:value-type="float">
            <text:p>0.010769</text:p>
          </table:table-cell>
          <table:table-cell office:value-type="float" office:value="58" calcext:value-type="float">
            <text:p>58</text:p>
          </table:table-cell>
          <table:table-cell office:value-type="float" office:value="4.497309" calcext:value-type="float">
            <text:p>4.497309</text:p>
          </table:table-cell>
          <table:table-cell office:value-type="float" office:value="0.07754" calcext:value-type="float">
            <text:p>0.07754</text:p>
          </table:table-cell>
          <table:table-cell office:value-type="float" office:value="0.142015" calcext:value-type="float">
            <text:p>0.142015</text:p>
          </table:table-cell>
          <table:table-cell office:value-type="float" office:value="0.010599" calcext:value-type="float">
            <text:p>0.01059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.11687" calcext:value-type="float">
            <text:p>3.11687</text:p>
          </table:table-cell>
          <table:table-cell office:value-type="float" office:value="0.07992" calcext:value-type="float">
            <text:p>0.07992</text:p>
          </table:table-cell>
          <table:table-cell office:value-type="float" office:value="0.15152" calcext:value-type="float">
            <text:p>0.15152</text:p>
          </table:table-cell>
          <table:table-cell office:value-type="float" office:value="0.01067" calcext:value-type="float">
            <text:p>0.01067</text:p>
          </table:table-cell>
          <table:table-cell office:value-type="float" office:value="61" calcext:value-type="float">
            <text:p>61</text:p>
          </table:table-cell>
          <table:table-cell office:value-type="float" office:value="5.088702" calcext:value-type="float">
            <text:p>5.088702</text:p>
          </table:table-cell>
          <table:table-cell office:value-type="float" office:value="0.083421" calcext:value-type="float">
            <text:p>0.083421</text:p>
          </table:table-cell>
          <table:table-cell office:value-type="float" office:value="0.184023" calcext:value-type="float">
            <text:p>0.184023</text:p>
          </table:table-cell>
          <table:table-cell office:value-type="float" office:value="0.010728" calcext:value-type="float">
            <text:p>0.0107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135513" calcext:value-type="float">
            <text:p>4.135513</text:p>
          </table:table-cell>
          <table:table-cell office:value-type="float" office:value="0.08271" calcext:value-type="float">
            <text:p>0.08271</text:p>
          </table:table-cell>
          <table:table-cell office:value-type="float" office:value="0.174996" calcext:value-type="float">
            <text:p>0.174996</text:p>
          </table:table-cell>
          <table:table-cell office:value-type="float" office:value="0.011038" calcext:value-type="float">
            <text:p>0.011038</text:p>
          </table:table-cell>
          <table:table-cell office:value-type="float" office:value="50" calcext:value-type="float">
            <text:p>50</text:p>
          </table:table-cell>
          <table:table-cell office:value-type="float" office:value="4.181341" calcext:value-type="float">
            <text:p>4.181341</text:p>
          </table:table-cell>
          <table:table-cell office:value-type="float" office:value="0.083627" calcext:value-type="float">
            <text:p>0.083627</text:p>
          </table:table-cell>
          <table:table-cell office:value-type="float" office:value="0.160627" calcext:value-type="float">
            <text:p>0.160627</text:p>
          </table:table-cell>
          <table:table-cell office:value-type="float" office:value="0.010596" calcext:value-type="float">
            <text:p>0.01059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.390245" calcext:value-type="float">
            <text:p>4.390245</text:p>
          </table:table-cell>
          <table:table-cell office:value-type="float" office:value="0.082835" calcext:value-type="float">
            <text:p>0.082835</text:p>
          </table:table-cell>
          <table:table-cell office:value-type="float" office:value="0.142074" calcext:value-type="float">
            <text:p>0.142074</text:p>
          </table:table-cell>
          <table:table-cell office:value-type="float" office:value="0.010783" calcext:value-type="float">
            <text:p>0.010783</text:p>
          </table:table-cell>
          <table:table-cell office:value-type="float" office:value="47" calcext:value-type="float">
            <text:p>47</text:p>
          </table:table-cell>
          <table:table-cell office:value-type="float" office:value="3.966884" calcext:value-type="float">
            <text:p>3.966884</text:p>
          </table:table-cell>
          <table:table-cell office:value-type="float" office:value="0.084402" calcext:value-type="float">
            <text:p>0.084402</text:p>
          </table:table-cell>
          <table:table-cell office:value-type="float" office:value="0.162677" calcext:value-type="float">
            <text:p>0.162677</text:p>
          </table:table-cell>
          <table:table-cell office:value-type="float" office:value="0.010679" calcext:value-type="float">
            <text:p>0.01067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.428434" calcext:value-type="float">
            <text:p>4.428434</text:p>
          </table:table-cell>
          <table:table-cell office:value-type="float" office:value="0.082008" calcext:value-type="float">
            <text:p>0.082008</text:p>
          </table:table-cell>
          <table:table-cell office:value-type="float" office:value="0.152001" calcext:value-type="float">
            <text:p>0.152001</text:p>
          </table:table-cell>
          <table:table-cell office:value-type="float" office:value="0.010705" calcext:value-type="float">
            <text:p>0.010705</text:p>
          </table:table-cell>
          <table:table-cell office:value-type="float" office:value="46" calcext:value-type="float">
            <text:p>46</text:p>
          </table:table-cell>
          <table:table-cell office:value-type="float" office:value="4.0208" calcext:value-type="float">
            <text:p>4.0208</text:p>
          </table:table-cell>
          <table:table-cell office:value-type="float" office:value="0.087409" calcext:value-type="float">
            <text:p>0.087409</text:p>
          </table:table-cell>
          <table:table-cell office:value-type="float" office:value="0.154254" calcext:value-type="float">
            <text:p>0.154254</text:p>
          </table:table-cell>
          <table:table-cell office:value-type="float" office:value="0.010809" calcext:value-type="float">
            <text:p>0.01080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.873441" calcext:value-type="float">
            <text:p>4.873441</text:p>
          </table:table-cell>
          <table:table-cell office:value-type="float" office:value="0.079892" calcext:value-type="float">
            <text:p>0.079892</text:p>
          </table:table-cell>
          <table:table-cell office:value-type="float" office:value="0.142039" calcext:value-type="float">
            <text:p>0.142039</text:p>
          </table:table-cell>
          <table:table-cell office:value-type="float" office:value="0.010741" calcext:value-type="float">
            <text:p>0.010741</text:p>
          </table:table-cell>
          <table:table-cell office:value-type="float" office:value="39" calcext:value-type="float">
            <text:p>39</text:p>
          </table:table-cell>
          <table:table-cell office:value-type="float" office:value="3.639251" calcext:value-type="float">
            <text:p>3.639251</text:p>
          </table:table-cell>
          <table:table-cell office:value-type="float" office:value="0.093314" calcext:value-type="float">
            <text:p>0.093314</text:p>
          </table:table-cell>
          <table:table-cell office:value-type="float" office:value="0.235582" calcext:value-type="float">
            <text:p>0.235582</text:p>
          </table:table-cell>
          <table:table-cell office:value-type="float" office:value="0.010848" calcext:value-type="float">
            <text:p>0.0108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.697617" calcext:value-type="float">
            <text:p>3.697617</text:p>
          </table:table-cell>
          <table:table-cell office:value-type="float" office:value="0.078673" calcext:value-type="float">
            <text:p>0.078673</text:p>
          </table:table-cell>
          <table:table-cell office:value-type="float" office:value="0.163306" calcext:value-type="float">
            <text:p>0.163306</text:p>
          </table:table-cell>
          <table:table-cell office:value-type="float" office:value="0.010632" calcext:value-type="float">
            <text:p>0.010632</text:p>
          </table:table-cell>
          <table:table-cell office:value-type="float" office:value="53" calcext:value-type="float">
            <text:p>53</text:p>
          </table:table-cell>
          <table:table-cell office:value-type="float" office:value="4.84534" calcext:value-type="float">
            <text:p>4.84534</text:p>
          </table:table-cell>
          <table:table-cell office:value-type="float" office:value="0.091422" calcext:value-type="float">
            <text:p>0.091422</text:p>
          </table:table-cell>
          <table:table-cell office:value-type="float" office:value="0.263733" calcext:value-type="float">
            <text:p>0.263733</text:p>
          </table:table-cell>
          <table:table-cell office:value-type="float" office:value="0.012402" calcext:value-type="float">
            <text:p>0.012402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ype: UN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8 NumServers: 7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.583638" calcext:value-type="float">
            <text:p>4.583638</text:p>
          </table:table-cell>
          <table:table-cell office:value-type="float" office:value="0.080415" calcext:value-type="float">
            <text:p>0.080415</text:p>
          </table:table-cell>
          <table:table-cell office:value-type="float" office:value="0.182348" calcext:value-type="float">
            <text:p>0.182348</text:p>
          </table:table-cell>
          <table:table-cell office:value-type="float" office:value="0.010658" calcext:value-type="float">
            <text:p>0.010658</text:p>
          </table:table-cell>
          <table:table-cell office:value-type="float" office:value="43" calcext:value-type="float">
            <text:p>43</text:p>
          </table:table-cell>
          <table:table-cell office:value-type="float" office:value="3.726097" calcext:value-type="float">
            <text:p>3.726097</text:p>
          </table:table-cell>
          <table:table-cell office:value-type="float" office:value="0.086653" calcext:value-type="float">
            <text:p>0.086653</text:p>
          </table:table-cell>
          <table:table-cell office:value-type="float" office:value="0.200634" calcext:value-type="float">
            <text:p>0.200634</text:p>
          </table:table-cell>
          <table:table-cell office:value-type="float" office:value="0.01064" calcext:value-type="float">
            <text:p>0.010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520775" calcext:value-type="float">
            <text:p>4.520775</text:p>
          </table:table-cell>
          <table:table-cell office:value-type="float" office:value="0.090416" calcext:value-type="float">
            <text:p>0.090416</text:p>
          </table:table-cell>
          <table:table-cell office:value-type="float" office:value="0.182951" calcext:value-type="float">
            <text:p>0.182951</text:p>
          </table:table-cell>
          <table:table-cell office:value-type="float" office:value="0.010597" calcext:value-type="float">
            <text:p>0.010597</text:p>
          </table:table-cell>
          <table:table-cell office:value-type="float" office:value="50" calcext:value-type="float">
            <text:p>50</text:p>
          </table:table-cell>
          <table:table-cell office:value-type="float" office:value="4.328768" calcext:value-type="float">
            <text:p>4.328768</text:p>
          </table:table-cell>
          <table:table-cell office:value-type="float" office:value="0.086575" calcext:value-type="float">
            <text:p>0.086575</text:p>
          </table:table-cell>
          <table:table-cell office:value-type="float" office:value="0.188873" calcext:value-type="float">
            <text:p>0.188873</text:p>
          </table:table-cell>
          <table:table-cell office:value-type="float" office:value="0.010576" calcext:value-type="float">
            <text:p>0.01057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.863687" calcext:value-type="float">
            <text:p>4.863687</text:p>
          </table:table-cell>
          <table:table-cell office:value-type="float" office:value="0.093532" calcext:value-type="float">
            <text:p>0.093532</text:p>
          </table:table-cell>
          <table:table-cell office:value-type="float" office:value="0.212485" calcext:value-type="float">
            <text:p>0.212485</text:p>
          </table:table-cell>
          <table:table-cell office:value-type="float" office:value="0.010531" calcext:value-type="float">
            <text:p>0.010531</text:p>
          </table:table-cell>
          <table:table-cell office:value-type="float" office:value="48" calcext:value-type="float">
            <text:p>48</text:p>
          </table:table-cell>
          <table:table-cell office:value-type="float" office:value="4.166122" calcext:value-type="float">
            <text:p>4.166122</text:p>
          </table:table-cell>
          <table:table-cell office:value-type="float" office:value="0.086794" calcext:value-type="float">
            <text:p>0.086794</text:p>
          </table:table-cell>
          <table:table-cell office:value-type="float" office:value="0.192232" calcext:value-type="float">
            <text:p>0.192232</text:p>
          </table:table-cell>
          <table:table-cell office:value-type="float" office:value="0.011035" calcext:value-type="float">
            <text:p>0.0110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.885136" calcext:value-type="float">
            <text:p>4.885136</text:p>
          </table:table-cell>
          <table:table-cell office:value-type="float" office:value="0.092172" calcext:value-type="float">
            <text:p>0.092172</text:p>
          </table:table-cell>
          <table:table-cell office:value-type="float" office:value="0.190601" calcext:value-type="float">
            <text:p>0.190601</text:p>
          </table:table-cell>
          <table:table-cell office:value-type="float" office:value="0.010849" calcext:value-type="float">
            <text:p>0.010849</text:p>
          </table:table-cell>
          <table:table-cell office:value-type="float" office:value="47" calcext:value-type="float">
            <text:p>47</text:p>
          </table:table-cell>
          <table:table-cell office:value-type="float" office:value="4.226286" calcext:value-type="float">
            <text:p>4.226286</text:p>
          </table:table-cell>
          <table:table-cell office:value-type="float" office:value="0.089921" calcext:value-type="float">
            <text:p>0.089921</text:p>
          </table:table-cell>
          <table:table-cell office:value-type="float" office:value="0.340276" calcext:value-type="float">
            <text:p>0.340276</text:p>
          </table:table-cell>
          <table:table-cell office:value-type="float" office:value="0.010618" calcext:value-type="float">
            <text:p>0.0106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.970933" calcext:value-type="float">
            <text:p>4.970933</text:p>
          </table:table-cell>
          <table:table-cell office:value-type="float" office:value="0.095595" calcext:value-type="float">
            <text:p>0.095595</text:p>
          </table:table-cell>
          <table:table-cell office:value-type="float" office:value="0.201517" calcext:value-type="float">
            <text:p>0.201517</text:p>
          </table:table-cell>
          <table:table-cell office:value-type="float" office:value="0.010954" calcext:value-type="float">
            <text:p>0.010954</text:p>
          </table:table-cell>
          <table:table-cell office:value-type="float" office:value="48" calcext:value-type="float">
            <text:p>48</text:p>
          </table:table-cell>
          <table:table-cell office:value-type="float" office:value="4.23244" calcext:value-type="float">
            <text:p>4.23244</text:p>
          </table:table-cell>
          <table:table-cell office:value-type="float" office:value="0.088176" calcext:value-type="float">
            <text:p>0.088176</text:p>
          </table:table-cell>
          <table:table-cell office:value-type="float" office:value="0.232937" calcext:value-type="float">
            <text:p>0.232937</text:p>
          </table:table-cell>
          <table:table-cell office:value-type="float" office:value="0.010662" calcext:value-type="float">
            <text:p>0.0106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.984434" calcext:value-type="float">
            <text:p>4.984434</text:p>
          </table:table-cell>
          <table:table-cell office:value-type="float" office:value="0.097734" calcext:value-type="float">
            <text:p>0.097734</text:p>
          </table:table-cell>
          <table:table-cell office:value-type="float" office:value="0.202448" calcext:value-type="float">
            <text:p>0.202448</text:p>
          </table:table-cell>
          <table:table-cell office:value-type="float" office:value="0.010868" calcext:value-type="float">
            <text:p>0.010868</text:p>
          </table:table-cell>
          <table:table-cell office:value-type="float" office:value="49" calcext:value-type="float">
            <text:p>49</text:p>
          </table:table-cell>
          <table:table-cell office:value-type="float" office:value="4.270372" calcext:value-type="float">
            <text:p>4.270372</text:p>
          </table:table-cell>
          <table:table-cell office:value-type="float" office:value="0.08715" calcext:value-type="float">
            <text:p>0.08715</text:p>
          </table:table-cell>
          <table:table-cell office:value-type="float" office:value="0.152234" calcext:value-type="float">
            <text:p>0.152234</text:p>
          </table:table-cell>
          <table:table-cell office:value-type="float" office:value="0.01077" calcext:value-type="float">
            <text:p>0.0107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.719642" calcext:value-type="float">
            <text:p>4.719642</text:p>
          </table:table-cell>
          <table:table-cell office:value-type="float" office:value="0.098326" calcext:value-type="float">
            <text:p>0.098326</text:p>
          </table:table-cell>
          <table:table-cell office:value-type="float" office:value="0.192459" calcext:value-type="float">
            <text:p>0.192459</text:p>
          </table:table-cell>
          <table:table-cell office:value-type="float" office:value="0.01049" calcext:value-type="float">
            <text:p>0.01049</text:p>
          </table:table-cell>
          <table:table-cell office:value-type="float" office:value="52" calcext:value-type="float">
            <text:p>52</text:p>
          </table:table-cell>
          <table:table-cell office:value-type="float" office:value="4.580927" calcext:value-type="float">
            <text:p>4.580927</text:p>
          </table:table-cell>
          <table:table-cell office:value-type="float" office:value="0.088095" calcext:value-type="float">
            <text:p>0.088095</text:p>
          </table:table-cell>
          <table:table-cell office:value-type="float" office:value="0.172798" calcext:value-type="float">
            <text:p>0.172798</text:p>
          </table:table-cell>
          <table:table-cell office:value-type="float" office:value="0.010698" calcext:value-type="float">
            <text:p>0.01069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.625759" calcext:value-type="float">
            <text:p>3.625759</text:p>
          </table:table-cell>
          <table:table-cell office:value-type="float" office:value="0.088433" calcext:value-type="float">
            <text:p>0.088433</text:p>
          </table:table-cell>
          <table:table-cell office:value-type="float" office:value="0.176136" calcext:value-type="float">
            <text:p>0.176136</text:p>
          </table:table-cell>
          <table:table-cell office:value-type="float" office:value="0.010725" calcext:value-type="float">
            <text:p>0.010725</text:p>
          </table:table-cell>
          <table:table-cell office:value-type="float" office:value="59" calcext:value-type="float">
            <text:p>59</text:p>
          </table:table-cell>
          <table:table-cell office:value-type="float" office:value="5.691352" calcext:value-type="float">
            <text:p>5.691352</text:p>
          </table:table-cell>
          <table:table-cell office:value-type="float" office:value="0.096464" calcext:value-type="float">
            <text:p>0.096464</text:p>
          </table:table-cell>
          <table:table-cell office:value-type="float" office:value="0.250108" calcext:value-type="float">
            <text:p>0.250108</text:p>
          </table:table-cell>
          <table:table-cell office:value-type="float" office:value="0.010611" calcext:value-type="float">
            <text:p>0.010611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ype: UN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16 NumServers: 3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.301276" calcext:value-type="float">
            <text:p>7.301276</text:p>
          </table:table-cell>
          <table:table-cell office:value-type="float" office:value="0.146026" calcext:value-type="float">
            <text:p>0.146026</text:p>
          </table:table-cell>
          <table:table-cell office:value-type="float" office:value="0.244543" calcext:value-type="float">
            <text:p>0.244543</text:p>
          </table:table-cell>
          <table:table-cell office:value-type="float" office:value="0.01079" calcext:value-type="float">
            <text:p>0.01079</text:p>
          </table:table-cell>
          <table:table-cell office:value-type="float" office:value="50" calcext:value-type="float">
            <text:p>50</text:p>
          </table:table-cell>
          <table:table-cell office:value-type="float" office:value="7.189962" calcext:value-type="float">
            <text:p>7.189962</text:p>
          </table:table-cell>
          <table:table-cell office:value-type="float" office:value="0.143799" calcext:value-type="float">
            <text:p>0.143799</text:p>
          </table:table-cell>
          <table:table-cell office:value-type="float" office:value="0.224254" calcext:value-type="float">
            <text:p>0.224254</text:p>
          </table:table-cell>
          <table:table-cell office:value-type="float" office:value="0.010826" calcext:value-type="float">
            <text:p>0.01082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.004332" calcext:value-type="float">
            <text:p>8.004332</text:p>
          </table:table-cell>
          <table:table-cell office:value-type="float" office:value="0.153929" calcext:value-type="float">
            <text:p>0.153929</text:p>
          </table:table-cell>
          <table:table-cell office:value-type="float" office:value="0.264759" calcext:value-type="float">
            <text:p>0.264759</text:p>
          </table:table-cell>
          <table:table-cell office:value-type="float" office:value="0.021085" calcext:value-type="float">
            <text:p>0.021085</text:p>
          </table:table-cell>
          <table:table-cell office:value-type="float" office:value="48" calcext:value-type="float">
            <text:p>48</text:p>
          </table:table-cell>
          <table:table-cell office:value-type="float" office:value="6.833846" calcext:value-type="float">
            <text:p>6.833846</text:p>
          </table:table-cell>
          <table:table-cell office:value-type="float" office:value="0.142372" calcext:value-type="float">
            <text:p>0.142372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020254" calcext:value-type="float">
            <text:p>0.0202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.521123" calcext:value-type="float">
            <text:p>5.521123</text:p>
          </table:table-cell>
          <table:table-cell office:value-type="float" office:value="0.12548" calcext:value-type="float">
            <text:p>0.12548</text:p>
          </table:table-cell>
          <table:table-cell office:value-type="float" office:value="0.244502" calcext:value-type="float">
            <text:p>0.244502</text:p>
          </table:table-cell>
          <table:table-cell office:value-type="float" office:value="0.010968" calcext:value-type="float">
            <text:p>0.010968</text:p>
          </table:table-cell>
          <table:table-cell office:value-type="float" office:value="56" calcext:value-type="float">
            <text:p>56</text:p>
          </table:table-cell>
          <table:table-cell office:value-type="float" office:value="9.327632" calcext:value-type="float">
            <text:p>9.327632</text:p>
          </table:table-cell>
          <table:table-cell office:value-type="float" office:value="0.166565" calcext:value-type="float">
            <text:p>0.166565</text:p>
          </table:table-cell>
          <table:table-cell office:value-type="float" office:value="0.263484" calcext:value-type="float">
            <text:p>0.263484</text:p>
          </table:table-cell>
          <table:table-cell office:value-type="float" office:value="0.010871" calcext:value-type="float">
            <text:p>0.01087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.951882" calcext:value-type="float">
            <text:p>6.951882</text:p>
          </table:table-cell>
          <table:table-cell office:value-type="float" office:value="0.154486" calcext:value-type="float">
            <text:p>0.154486</text:p>
          </table:table-cell>
          <table:table-cell office:value-type="float" office:value="0.243505" calcext:value-type="float">
            <text:p>0.243505</text:p>
          </table:table-cell>
          <table:table-cell office:value-type="float" office:value="0.010693" calcext:value-type="float">
            <text:p>0.010693</text:p>
          </table:table-cell>
          <table:table-cell office:value-type="float" office:value="55" calcext:value-type="float">
            <text:p>55</text:p>
          </table:table-cell>
          <table:table-cell office:value-type="float" office:value="8.27403" calcext:value-type="float">
            <text:p>8.27403</text:p>
          </table:table-cell>
          <table:table-cell office:value-type="float" office:value="0.150437" calcext:value-type="float">
            <text:p>0.150437</text:p>
          </table:table-cell>
          <table:table-cell office:value-type="float" office:value="0.264552" calcext:value-type="float">
            <text:p>0.264552</text:p>
          </table:table-cell>
          <table:table-cell office:value-type="float" office:value="0.010819" calcext:value-type="float">
            <text:p>0.01081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.4255" calcext:value-type="float">
            <text:p>8.4255</text:p>
          </table:table-cell>
          <table:table-cell office:value-type="float" office:value="0.158972" calcext:value-type="float">
            <text:p>0.158972</text:p>
          </table:table-cell>
          <table:table-cell office:value-type="float" office:value="0.250811" calcext:value-type="float">
            <text:p>0.250811</text:p>
          </table:table-cell>
          <table:table-cell office:value-type="float" office:value="0.011078" calcext:value-type="float">
            <text:p>0.011078</text:p>
          </table:table-cell>
          <table:table-cell office:value-type="float" office:value="47" calcext:value-type="float">
            <text:p>47</text:p>
          </table:table-cell>
          <table:table-cell office:value-type="float" office:value="6.831374" calcext:value-type="float">
            <text:p>6.831374</text:p>
          </table:table-cell>
          <table:table-cell office:value-type="float" office:value="0.145348" calcext:value-type="float">
            <text:p>0.145348</text:p>
          </table:table-cell>
          <table:table-cell office:value-type="float" office:value="0.241476" calcext:value-type="float">
            <text:p>0.241476</text:p>
          </table:table-cell>
          <table:table-cell office:value-type="float" office:value="0.020538" calcext:value-type="float">
            <text:p>0.02053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.235256" calcext:value-type="float">
            <text:p>7.235256</text:p>
          </table:table-cell>
          <table:table-cell office:value-type="float" office:value="0.150734" calcext:value-type="float">
            <text:p>0.150734</text:p>
          </table:table-cell>
          <table:table-cell office:value-type="float" office:value="0.244638" calcext:value-type="float">
            <text:p>0.244638</text:p>
          </table:table-cell>
          <table:table-cell office:value-type="float" office:value="0.013931" calcext:value-type="float">
            <text:p>0.013931</text:p>
          </table:table-cell>
          <table:table-cell office:value-type="float" office:value="52" calcext:value-type="float">
            <text:p>52</text:p>
          </table:table-cell>
          <table:table-cell office:value-type="float" office:value="8.019887" calcext:value-type="float">
            <text:p>8.019887</text:p>
          </table:table-cell>
          <table:table-cell office:value-type="float" office:value="0.154229" calcext:value-type="float">
            <text:p>0.154229</text:p>
          </table:table-cell>
          <table:table-cell office:value-type="float" office:value="0.254279" calcext:value-type="float">
            <text:p>0.254279</text:p>
          </table:table-cell>
          <table:table-cell office:value-type="float" office:value="0.011173" calcext:value-type="float">
            <text:p>0.01117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.505561" calcext:value-type="float">
            <text:p>8.505561</text:p>
          </table:table-cell>
          <table:table-cell office:value-type="float" office:value="0.15751" calcext:value-type="float">
            <text:p>0.15751</text:p>
          </table:table-cell>
          <table:table-cell office:value-type="float" office:value="0.264953" calcext:value-type="float">
            <text:p>0.264953</text:p>
          </table:table-cell>
          <table:table-cell office:value-type="float" office:value="0.010535" calcext:value-type="float">
            <text:p>0.010535</text:p>
          </table:table-cell>
          <table:table-cell office:value-type="float" office:value="46" calcext:value-type="float">
            <text:p>46</text:p>
          </table:table-cell>
          <table:table-cell office:value-type="float" office:value="6.933521" calcext:value-type="float">
            <text:p>6.933521</text:p>
          </table:table-cell>
          <table:table-cell office:value-type="float" office:value="0.150729" calcext:value-type="float">
            <text:p>0.150729</text:p>
          </table:table-cell>
          <table:table-cell office:value-type="float" office:value="0.234094" calcext:value-type="float">
            <text:p>0.234094</text:p>
          </table:table-cell>
          <table:table-cell office:value-type="float" office:value="0.010738" calcext:value-type="float">
            <text:p>0.0107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.877733" calcext:value-type="float">
            <text:p>7.877733</text:p>
          </table:table-cell>
          <table:table-cell office:value-type="float" office:value="0.157555" calcext:value-type="float">
            <text:p>0.157555</text:p>
          </table:table-cell>
          <table:table-cell office:value-type="float" office:value="0.24395" calcext:value-type="float">
            <text:p>0.24395</text:p>
          </table:table-cell>
          <table:table-cell office:value-type="float" office:value="0.011205" calcext:value-type="float">
            <text:p>0.011205</text:p>
          </table:table-cell>
          <table:table-cell office:value-type="float" office:value="50" calcext:value-type="float">
            <text:p>50</text:p>
          </table:table-cell>
          <table:table-cell office:value-type="float" office:value="7.572056" calcext:value-type="float">
            <text:p>7.572056</text:p>
          </table:table-cell>
          <table:table-cell office:value-type="float" office:value="0.151441" calcext:value-type="float">
            <text:p>0.151441</text:p>
          </table:table-cell>
          <table:table-cell office:value-type="float" office:value="0.264676" calcext:value-type="float">
            <text:p>0.264676</text:p>
          </table:table-cell>
          <table:table-cell office:value-type="float" office:value="0.011748" calcext:value-type="float">
            <text:p>0.0117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.080116" calcext:value-type="float">
            <text:p>7.080116</text:p>
          </table:table-cell>
          <table:table-cell office:value-type="float" office:value="0.147502" calcext:value-type="float">
            <text:p>0.147502</text:p>
          </table:table-cell>
          <table:table-cell office:value-type="float" office:value="0.244438" calcext:value-type="float">
            <text:p>0.244438</text:p>
          </table:table-cell>
          <table:table-cell office:value-type="float" office:value="0.011171" calcext:value-type="float">
            <text:p>0.011171</text:p>
          </table:table-cell>
          <table:table-cell office:value-type="float" office:value="52" calcext:value-type="float">
            <text:p>52</text:p>
          </table:table-cell>
          <table:table-cell office:value-type="float" office:value="8.380178" calcext:value-type="float">
            <text:p>8.380178</text:p>
          </table:table-cell>
          <table:table-cell office:value-type="float" office:value="0.161157" calcext:value-type="float">
            <text:p>0.161157</text:p>
          </table:table-cell>
          <table:table-cell office:value-type="float" office:value="0.264959" calcext:value-type="float">
            <text:p>0.264959</text:p>
          </table:table-cell>
          <table:table-cell office:value-type="float" office:value="0.011327" calcext:value-type="float">
            <text:p>0.0113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.164331" calcext:value-type="float">
            <text:p>6.164331</text:p>
          </table:table-cell>
          <table:table-cell office:value-type="float" office:value="0.143357" calcext:value-type="float">
            <text:p>0.143357</text:p>
          </table:table-cell>
          <table:table-cell office:value-type="float" office:value="0.234344" calcext:value-type="float">
            <text:p>0.234344</text:p>
          </table:table-cell>
          <table:table-cell office:value-type="float" office:value="0.010898" calcext:value-type="float">
            <text:p>0.010898</text:p>
          </table:table-cell>
          <table:table-cell office:value-type="float" office:value="57" calcext:value-type="float">
            <text:p>57</text:p>
          </table:table-cell>
          <table:table-cell office:value-type="float" office:value="9.408195" calcext:value-type="float">
            <text:p>9.408195</text:p>
          </table:table-cell>
          <table:table-cell office:value-type="float" office:value="0.165056" calcext:value-type="float">
            <text:p>0.165056</text:p>
          </table:table-cell>
          <table:table-cell office:value-type="float" office:value="0.246084" calcext:value-type="float">
            <text:p>0.246084</text:p>
          </table:table-cell>
          <table:table-cell office:value-type="float" office:value="0.010976" calcext:value-type="float">
            <text:p>0.01097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.517439" calcext:value-type="float">
            <text:p>8.517439</text:p>
          </table:table-cell>
          <table:table-cell office:value-type="float" office:value="0.154863" calcext:value-type="float">
            <text:p>0.154863</text:p>
          </table:table-cell>
          <table:table-cell office:value-type="float" office:value="0.222877" calcext:value-type="float">
            <text:p>0.222877</text:p>
          </table:table-cell>
          <table:table-cell office:value-type="float" office:value="0.010689" calcext:value-type="float">
            <text:p>0.010689</text:p>
          </table:table-cell>
          <table:table-cell office:value-type="float" office:value="45" calcext:value-type="float">
            <text:p>45</text:p>
          </table:table-cell>
          <table:table-cell office:value-type="float" office:value="7.146425" calcext:value-type="float">
            <text:p>7.146425</text:p>
          </table:table-cell>
          <table:table-cell office:value-type="float" office:value="0.158809" calcext:value-type="float">
            <text:p>0.158809</text:p>
          </table:table-cell>
          <table:table-cell office:value-type="float" office:value="0.264362" calcext:value-type="float">
            <text:p>0.264362</text:p>
          </table:table-cell>
          <table:table-cell office:value-type="float" office:value="0.010809" calcext:value-type="float">
            <text:p>0.01080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.462872" calcext:value-type="float">
            <text:p>8.462872</text:p>
          </table:table-cell>
          <table:table-cell office:value-type="float" office:value="0.159677" calcext:value-type="float">
            <text:p>0.159677</text:p>
          </table:table-cell>
          <table:table-cell office:value-type="float" office:value="0.224148" calcext:value-type="float">
            <text:p>0.224148</text:p>
          </table:table-cell>
          <table:table-cell office:value-type="float" office:value="0.011058" calcext:value-type="float">
            <text:p>0.011058</text:p>
          </table:table-cell>
          <table:table-cell office:value-type="float" office:value="47" calcext:value-type="float">
            <text:p>47</text:p>
          </table:table-cell>
          <table:table-cell office:value-type="float" office:value="7.221169" calcext:value-type="float">
            <text:p>7.221169</text:p>
          </table:table-cell>
          <table:table-cell office:value-type="float" office:value="0.153642" calcext:value-type="float">
            <text:p>0.153642</text:p>
          </table:table-cell>
          <table:table-cell office:value-type="float" office:value="0.254522" calcext:value-type="float">
            <text:p>0.254522</text:p>
          </table:table-cell>
          <table:table-cell office:value-type="float" office:value="0.011024" calcext:value-type="float">
            <text:p>0.01102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.385481" calcext:value-type="float">
            <text:p>8.385481</text:p>
          </table:table-cell>
          <table:table-cell office:value-type="float" office:value="0.158217" calcext:value-type="float">
            <text:p>0.158217</text:p>
          </table:table-cell>
          <table:table-cell office:value-type="float" office:value="0.271056" calcext:value-type="float">
            <text:p>0.271056</text:p>
          </table:table-cell>
          <table:table-cell office:value-type="float" office:value="0.010872" calcext:value-type="float">
            <text:p>0.010872</text:p>
          </table:table-cell>
          <table:table-cell office:value-type="float" office:value="47" calcext:value-type="float">
            <text:p>47</text:p>
          </table:table-cell>
          <table:table-cell office:value-type="float" office:value="7.30838" calcext:value-type="float">
            <text:p>7.30838</text:p>
          </table:table-cell>
          <table:table-cell office:value-type="float" office:value="0.155497" calcext:value-type="float">
            <text:p>0.155497</text:p>
          </table:table-cell>
          <table:table-cell office:value-type="float" office:value="0.233928" calcext:value-type="float">
            <text:p>0.233928</text:p>
          </table:table-cell>
          <table:table-cell office:value-type="float" office:value="0.011086" calcext:value-type="float">
            <text:p>0.01108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.094278" calcext:value-type="float">
            <text:p>7.094278</text:p>
          </table:table-cell>
          <table:table-cell office:value-type="float" office:value="0.154223" calcext:value-type="float">
            <text:p>0.154223</text:p>
          </table:table-cell>
          <table:table-cell office:value-type="float" office:value="0.234147" calcext:value-type="float">
            <text:p>0.234147</text:p>
          </table:table-cell>
          <table:table-cell office:value-type="float" office:value="0.010791" calcext:value-type="float">
            <text:p>0.010791</text:p>
          </table:table-cell>
          <table:table-cell office:value-type="float" office:value="54" calcext:value-type="float">
            <text:p>54</text:p>
          </table:table-cell>
          <table:table-cell office:value-type="float" office:value="8.619968" calcext:value-type="float">
            <text:p>8.619968</text:p>
          </table:table-cell>
          <table:table-cell office:value-type="float" office:value="0.159629" calcext:value-type="float">
            <text:p>0.159629</text:p>
          </table:table-cell>
          <table:table-cell office:value-type="float" office:value="0.260946" calcext:value-type="float">
            <text:p>0.260946</text:p>
          </table:table-cell>
          <table:table-cell office:value-type="float" office:value="0.01077" calcext:value-type="float">
            <text:p>0.0107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.12582" calcext:value-type="float">
            <text:p>9.12582</text:p>
          </table:table-cell>
          <table:table-cell office:value-type="float" office:value="0.154675" calcext:value-type="float">
            <text:p>0.154675</text:p>
          </table:table-cell>
          <table:table-cell office:value-type="float" office:value="0.242618" calcext:value-type="float">
            <text:p>0.242618</text:p>
          </table:table-cell>
          <table:table-cell office:value-type="float" office:value="0.011293" calcext:value-type="float">
            <text:p>0.011293</text:p>
          </table:table-cell>
          <table:table-cell office:value-type="float" office:value="41" calcext:value-type="float">
            <text:p>41</text:p>
          </table:table-cell>
          <table:table-cell office:value-type="float" office:value="6.620494" calcext:value-type="float">
            <text:p>6.620494</text:p>
          </table:table-cell>
          <table:table-cell office:value-type="float" office:value="0.161475" calcext:value-type="float">
            <text:p>0.161475</text:p>
          </table:table-cell>
          <table:table-cell office:value-type="float" office:value="0.264908" calcext:value-type="float">
            <text:p>0.264908</text:p>
          </table:table-cell>
          <table:table-cell office:value-type="float" office:value="0.010783" calcext:value-type="float">
            <text:p>0.01078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.291948" calcext:value-type="float">
            <text:p>7.291948</text:p>
          </table:table-cell>
          <table:table-cell office:value-type="float" office:value="0.158521" calcext:value-type="float">
            <text:p>0.158521</text:p>
          </table:table-cell>
          <table:table-cell office:value-type="float" office:value="0.25465" calcext:value-type="float">
            <text:p>0.25465</text:p>
          </table:table-cell>
          <table:table-cell office:value-type="float" office:value="0.013978" calcext:value-type="float">
            <text:p>0.013978</text:p>
          </table:table-cell>
          <table:table-cell office:value-type="float" office:value="54" calcext:value-type="float">
            <text:p>54</text:p>
          </table:table-cell>
          <table:table-cell office:value-type="float" office:value="8.455101" calcext:value-type="float">
            <text:p>8.455101</text:p>
          </table:table-cell>
          <table:table-cell office:value-type="float" office:value="0.156576" calcext:value-type="float">
            <text:p>0.156576</text:p>
          </table:table-cell>
          <table:table-cell office:value-type="float" office:value="0.264517" calcext:value-type="float">
            <text:p>0.264517</text:p>
          </table:table-cell>
          <table:table-cell office:value-type="float" office:value="0.011661" calcext:value-type="float">
            <text:p>0.011661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ype: UN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16 NumServers: 5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.278046" calcext:value-type="float">
            <text:p>6.278046</text:p>
          </table:table-cell>
          <table:table-cell office:value-type="float" office:value="0.139512" calcext:value-type="float">
            <text:p>0.139512</text:p>
          </table:table-cell>
          <table:table-cell office:value-type="float" office:value="0.2943" calcext:value-type="float">
            <text:p>0.2943</text:p>
          </table:table-cell>
          <table:table-cell office:value-type="float" office:value="0.01077" calcext:value-type="float">
            <text:p>0.01077</text:p>
          </table:table-cell>
          <table:table-cell office:value-type="float" office:value="55" calcext:value-type="float">
            <text:p>55</text:p>
          </table:table-cell>
          <table:table-cell office:value-type="float" office:value="8.78034" calcext:value-type="float">
            <text:p>8.78034</text:p>
          </table:table-cell>
          <table:table-cell office:value-type="float" office:value="0.159643" calcext:value-type="float">
            <text:p>0.159643</text:p>
          </table:table-cell>
          <table:table-cell office:value-type="float" office:value="0.284479" calcext:value-type="float">
            <text:p>0.284479</text:p>
          </table:table-cell>
          <table:table-cell office:value-type="float" office:value="0.010573" calcext:value-type="float">
            <text:p>0.01057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.691291" calcext:value-type="float">
            <text:p>8.691291</text:p>
          </table:table-cell>
          <table:table-cell office:value-type="float" office:value="0.163987" calcext:value-type="float">
            <text:p>0.163987</text:p>
          </table:table-cell>
          <table:table-cell office:value-type="float" office:value="0.273734" calcext:value-type="float">
            <text:p>0.273734</text:p>
          </table:table-cell>
          <table:table-cell office:value-type="float" office:value="0.010714" calcext:value-type="float">
            <text:p>0.010714</text:p>
          </table:table-cell>
          <table:table-cell office:value-type="float" office:value="47" calcext:value-type="float">
            <text:p>47</text:p>
          </table:table-cell>
          <table:table-cell office:value-type="float" office:value="7.201843" calcext:value-type="float">
            <text:p>7.201843</text:p>
          </table:table-cell>
          <table:table-cell office:value-type="float" office:value="0.153231" calcext:value-type="float">
            <text:p>0.153231</text:p>
          </table:table-cell>
          <table:table-cell office:value-type="float" office:value="0.293286" calcext:value-type="float">
            <text:p>0.293286</text:p>
          </table:table-cell>
          <table:table-cell office:value-type="float" office:value="0.010704" calcext:value-type="float">
            <text:p>0.01070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.556493" calcext:value-type="float">
            <text:p>7.556493</text:p>
          </table:table-cell>
          <table:table-cell office:value-type="float" office:value="0.175732" calcext:value-type="float">
            <text:p>0.175732</text:p>
          </table:table-cell>
          <table:table-cell office:value-type="float" office:value="0.29404" calcext:value-type="float">
            <text:p>0.29404</text:p>
          </table:table-cell>
          <table:table-cell office:value-type="float" office:value="0.01148" calcext:value-type="float">
            <text:p>0.01148</text:p>
          </table:table-cell>
          <table:table-cell office:value-type="float" office:value="57" calcext:value-type="float">
            <text:p>57</text:p>
          </table:table-cell>
          <table:table-cell office:value-type="float" office:value="8.532594" calcext:value-type="float">
            <text:p>8.532594</text:p>
          </table:table-cell>
          <table:table-cell office:value-type="float" office:value="0.149695" calcext:value-type="float">
            <text:p>0.149695</text:p>
          </table:table-cell>
          <table:table-cell office:value-type="float" office:value="0.273963" calcext:value-type="float">
            <text:p>0.273963</text:p>
          </table:table-cell>
          <table:table-cell office:value-type="float" office:value="0.010688" calcext:value-type="float">
            <text:p>0.0106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.973118" calcext:value-type="float">
            <text:p>6.973118</text:p>
          </table:table-cell>
          <table:table-cell office:value-type="float" office:value="0.162166" calcext:value-type="float">
            <text:p>0.162166</text:p>
          </table:table-cell>
          <table:table-cell office:value-type="float" office:value="0.306069" calcext:value-type="float">
            <text:p>0.306069</text:p>
          </table:table-cell>
          <table:table-cell office:value-type="float" office:value="0.010697" calcext:value-type="float">
            <text:p>0.010697</text:p>
          </table:table-cell>
          <table:table-cell office:value-type="float" office:value="57" calcext:value-type="float">
            <text:p>57</text:p>
          </table:table-cell>
          <table:table-cell office:value-type="float" office:value="9.125448" calcext:value-type="float">
            <text:p>9.125448</text:p>
          </table:table-cell>
          <table:table-cell office:value-type="float" office:value="0.160096" calcext:value-type="float">
            <text:p>0.160096</text:p>
          </table:table-cell>
          <table:table-cell office:value-type="float" office:value="0.294356" calcext:value-type="float">
            <text:p>0.294356</text:p>
          </table:table-cell>
          <table:table-cell office:value-type="float" office:value="0.01068" calcext:value-type="float">
            <text:p>0.0106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.546354" calcext:value-type="float">
            <text:p>8.546354</text:p>
          </table:table-cell>
          <table:table-cell office:value-type="float" office:value="0.155388" calcext:value-type="float">
            <text:p>0.155388</text:p>
          </table:table-cell>
          <table:table-cell office:value-type="float" office:value="0.273672" calcext:value-type="float">
            <text:p>0.273672</text:p>
          </table:table-cell>
          <table:table-cell office:value-type="float" office:value="0.010946" calcext:value-type="float">
            <text:p>0.010946</text:p>
          </table:table-cell>
          <table:table-cell office:value-type="float" office:value="45" calcext:value-type="float">
            <text:p>45</text:p>
          </table:table-cell>
          <table:table-cell office:value-type="float" office:value="7.807074" calcext:value-type="float">
            <text:p>7.807074</text:p>
          </table:table-cell>
          <table:table-cell office:value-type="float" office:value="0.173491" calcext:value-type="float">
            <text:p>0.173491</text:p>
          </table:table-cell>
          <table:table-cell office:value-type="float" office:value="0.304571" calcext:value-type="float">
            <text:p>0.304571</text:p>
          </table:table-cell>
          <table:table-cell office:value-type="float" office:value="0.010564" calcext:value-type="float">
            <text:p>0.01056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.83086" calcext:value-type="float">
            <text:p>9.83086</text:p>
          </table:table-cell>
          <table:table-cell office:value-type="float" office:value="0.175551" calcext:value-type="float">
            <text:p>0.175551</text:p>
          </table:table-cell>
          <table:table-cell office:value-type="float" office:value="0.306145" calcext:value-type="float">
            <text:p>0.306145</text:p>
          </table:table-cell>
          <table:table-cell office:value-type="float" office:value="0.010785" calcext:value-type="float">
            <text:p>0.010785</text:p>
          </table:table-cell>
          <table:table-cell office:value-type="float" office:value="44" calcext:value-type="float">
            <text:p>44</text:p>
          </table:table-cell>
          <table:table-cell office:value-type="float" office:value="6.595938" calcext:value-type="float">
            <text:p>6.595938</text:p>
          </table:table-cell>
          <table:table-cell office:value-type="float" office:value="0.149908" calcext:value-type="float">
            <text:p>0.149908</text:p>
          </table:table-cell>
          <table:table-cell office:value-type="float" office:value="0.293792" calcext:value-type="float">
            <text:p>0.293792</text:p>
          </table:table-cell>
          <table:table-cell office:value-type="float" office:value="0.010832" calcext:value-type="float">
            <text:p>0.0108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.16283" calcext:value-type="float">
            <text:p>7.16283</text:p>
          </table:table-cell>
          <table:table-cell office:value-type="float" office:value="0.149226" calcext:value-type="float">
            <text:p>0.149226</text:p>
          </table:table-cell>
          <table:table-cell office:value-type="float" office:value="0.304655" calcext:value-type="float">
            <text:p>0.304655</text:p>
          </table:table-cell>
          <table:table-cell office:value-type="float" office:value="0.010719" calcext:value-type="float">
            <text:p>0.010719</text:p>
          </table:table-cell>
          <table:table-cell office:value-type="float" office:value="52" calcext:value-type="float">
            <text:p>52</text:p>
          </table:table-cell>
          <table:table-cell office:value-type="float" office:value="9.290898" calcext:value-type="float">
            <text:p>9.290898</text:p>
          </table:table-cell>
          <table:table-cell office:value-type="float" office:value="0.178671" calcext:value-type="float">
            <text:p>0.178671</text:p>
          </table:table-cell>
          <table:table-cell office:value-type="float" office:value="0.295045" calcext:value-type="float">
            <text:p>0.295045</text:p>
          </table:table-cell>
          <table:table-cell office:value-type="float" office:value="0.010535" calcext:value-type="float">
            <text:p>0.0105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.997693" calcext:value-type="float">
            <text:p>5.997693</text:p>
          </table:table-cell>
          <table:table-cell office:value-type="float" office:value="0.1621" calcext:value-type="float">
            <text:p>0.1621</text:p>
          </table:table-cell>
          <table:table-cell office:value-type="float" office:value="0.293906" calcext:value-type="float">
            <text:p>0.293906</text:p>
          </table:table-cell>
          <table:table-cell office:value-type="float" office:value="0.010469" calcext:value-type="float">
            <text:p>0.010469</text:p>
          </table:table-cell>
          <table:table-cell office:value-type="float" office:value="63" calcext:value-type="float">
            <text:p>63</text:p>
          </table:table-cell>
          <table:table-cell office:value-type="float" office:value="10.486444" calcext:value-type="float">
            <text:p>10.486444</text:p>
          </table:table-cell>
          <table:table-cell office:value-type="float" office:value="0.166451" calcext:value-type="float">
            <text:p>0.166451</text:p>
          </table:table-cell>
          <table:table-cell office:value-type="float" office:value="0.284891" calcext:value-type="float">
            <text:p>0.284891</text:p>
          </table:table-cell>
          <table:table-cell office:value-type="float" office:value="0.010833" calcext:value-type="float">
            <text:p>0.0108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.71697" calcext:value-type="float">
            <text:p>7.71697</text:p>
          </table:table-cell>
          <table:table-cell office:value-type="float" office:value="0.164191" calcext:value-type="float">
            <text:p>0.164191</text:p>
          </table:table-cell>
          <table:table-cell office:value-type="float" office:value="0.27868" calcext:value-type="float">
            <text:p>0.27868</text:p>
          </table:table-cell>
          <table:table-cell office:value-type="float" office:value="0.010562" calcext:value-type="float">
            <text:p>0.010562</text:p>
          </table:table-cell>
          <table:table-cell office:value-type="float" office:value="53" calcext:value-type="float">
            <text:p>53</text:p>
          </table:table-cell>
          <table:table-cell office:value-type="float" office:value="8.778464" calcext:value-type="float">
            <text:p>8.778464</text:p>
          </table:table-cell>
          <table:table-cell office:value-type="float" office:value="0.165631" calcext:value-type="float">
            <text:p>0.165631</text:p>
          </table:table-cell>
          <table:table-cell office:value-type="float" office:value="0.284945" calcext:value-type="float">
            <text:p>0.284945</text:p>
          </table:table-cell>
          <table:table-cell office:value-type="float" office:value="0.010582" calcext:value-type="float">
            <text:p>0.01058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.104181" calcext:value-type="float">
            <text:p>8.104181</text:p>
          </table:table-cell>
          <table:table-cell office:value-type="float" office:value="0.172429" calcext:value-type="float">
            <text:p>0.172429</text:p>
          </table:table-cell>
          <table:table-cell office:value-type="float" office:value="0.284003" calcext:value-type="float">
            <text:p>0.284003</text:p>
          </table:table-cell>
          <table:table-cell office:value-type="float" office:value="0.01068" calcext:value-type="float">
            <text:p>0.01068</text:p>
          </table:table-cell>
          <table:table-cell office:value-type="float" office:value="53" calcext:value-type="float">
            <text:p>53</text:p>
          </table:table-cell>
          <table:table-cell office:value-type="float" office:value="8.411281" calcext:value-type="float">
            <text:p>8.411281</text:p>
          </table:table-cell>
          <table:table-cell office:value-type="float" office:value="0.158703" calcext:value-type="float">
            <text:p>0.158703</text:p>
          </table:table-cell>
          <table:table-cell office:value-type="float" office:value="0.274069" calcext:value-type="float">
            <text:p>0.274069</text:p>
          </table:table-cell>
          <table:table-cell office:value-type="float" office:value="0.010786" calcext:value-type="float">
            <text:p>0.01078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.465139" calcext:value-type="float">
            <text:p>8.465139</text:p>
          </table:table-cell>
          <table:table-cell office:value-type="float" office:value="0.180109" calcext:value-type="float">
            <text:p>0.180109</text:p>
          </table:table-cell>
          <table:table-cell office:value-type="float" office:value="0.315241" calcext:value-type="float">
            <text:p>0.315241</text:p>
          </table:table-cell>
          <table:table-cell office:value-type="float" office:value="0.010595" calcext:value-type="float">
            <text:p>0.010595</text:p>
          </table:table-cell>
          <table:table-cell office:value-type="float" office:value="53" calcext:value-type="float">
            <text:p>53</text:p>
          </table:table-cell>
          <table:table-cell office:value-type="float" office:value="8.11073" calcext:value-type="float">
            <text:p>8.11073</text:p>
          </table:table-cell>
          <table:table-cell office:value-type="float" office:value="0.153033" calcext:value-type="float">
            <text:p>0.153033</text:p>
          </table:table-cell>
          <table:table-cell office:value-type="float" office:value="0.306228" calcext:value-type="float">
            <text:p>0.306228</text:p>
          </table:table-cell>
          <table:table-cell office:value-type="float" office:value="0.010785" calcext:value-type="float">
            <text:p>0.01078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.35662" calcext:value-type="float">
            <text:p>9.35662</text:p>
          </table:table-cell>
          <table:table-cell office:value-type="float" office:value="0.17012" calcext:value-type="float">
            <text:p>0.17012</text:p>
          </table:table-cell>
          <table:table-cell office:value-type="float" office:value="0.282038" calcext:value-type="float">
            <text:p>0.282038</text:p>
          </table:table-cell>
          <table:table-cell office:value-type="float" office:value="0.01061" calcext:value-type="float">
            <text:p>0.01061</text:p>
          </table:table-cell>
          <table:table-cell office:value-type="float" office:value="45" calcext:value-type="float">
            <text:p>45</text:p>
          </table:table-cell>
          <table:table-cell office:value-type="float" office:value="7.24044" calcext:value-type="float">
            <text:p>7.24044</text:p>
          </table:table-cell>
          <table:table-cell office:value-type="float" office:value="0.160899" calcext:value-type="float">
            <text:p>0.160899</text:p>
          </table:table-cell>
          <table:table-cell office:value-type="float" office:value="0.304782" calcext:value-type="float">
            <text:p>0.304782</text:p>
          </table:table-cell>
          <table:table-cell office:value-type="float" office:value="0.010706" calcext:value-type="float">
            <text:p>0.0107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.040158" calcext:value-type="float">
            <text:p>7.040158</text:p>
          </table:table-cell>
          <table:table-cell office:value-type="float" office:value="0.160004" calcext:value-type="float">
            <text:p>0.160004</text:p>
          </table:table-cell>
          <table:table-cell office:value-type="float" office:value="0.275083" calcext:value-type="float">
            <text:p>0.275083</text:p>
          </table:table-cell>
          <table:table-cell office:value-type="float" office:value="0.010625" calcext:value-type="float">
            <text:p>0.010625</text:p>
          </table:table-cell>
          <table:table-cell office:value-type="float" office:value="56" calcext:value-type="float">
            <text:p>56</text:p>
          </table:table-cell>
          <table:table-cell office:value-type="float" office:value="9.587929" calcext:value-type="float">
            <text:p>9.587929</text:p>
          </table:table-cell>
          <table:table-cell office:value-type="float" office:value="0.171213" calcext:value-type="float">
            <text:p>0.171213</text:p>
          </table:table-cell>
          <table:table-cell office:value-type="float" office:value="0.315036" calcext:value-type="float">
            <text:p>0.315036</text:p>
          </table:table-cell>
          <table:table-cell office:value-type="float" office:value="0.010618" calcext:value-type="float">
            <text:p>0.0106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.168018" calcext:value-type="float">
            <text:p>9.168018</text:p>
          </table:table-cell>
          <table:table-cell office:value-type="float" office:value="0.179765" calcext:value-type="float">
            <text:p>0.179765</text:p>
          </table:table-cell>
          <table:table-cell office:value-type="float" office:value="0.283102" calcext:value-type="float">
            <text:p>0.283102</text:p>
          </table:table-cell>
          <table:table-cell office:value-type="float" office:value="0.010708" calcext:value-type="float">
            <text:p>0.010708</text:p>
          </table:table-cell>
          <table:table-cell office:value-type="float" office:value="49" calcext:value-type="float">
            <text:p>49</text:p>
          </table:table-cell>
          <table:table-cell office:value-type="float" office:value="7.623274" calcext:value-type="float">
            <text:p>7.623274</text:p>
          </table:table-cell>
          <table:table-cell office:value-type="float" office:value="0.155577" calcext:value-type="float">
            <text:p>0.155577</text:p>
          </table:table-cell>
          <table:table-cell office:value-type="float" office:value="0.263141" calcext:value-type="float">
            <text:p>0.263141</text:p>
          </table:table-cell>
          <table:table-cell office:value-type="float" office:value="0.010473" calcext:value-type="float">
            <text:p>0.01047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.070586" calcext:value-type="float">
            <text:p>7.070586</text:p>
          </table:table-cell>
          <table:table-cell office:value-type="float" office:value="0.164432" calcext:value-type="float">
            <text:p>0.164432</text:p>
          </table:table-cell>
          <table:table-cell office:value-type="float" office:value="0.273731" calcext:value-type="float">
            <text:p>0.273731</text:p>
          </table:table-cell>
          <table:table-cell office:value-type="float" office:value="0.020432" calcext:value-type="float">
            <text:p>0.020432</text:p>
          </table:table-cell>
          <table:table-cell office:value-type="float" office:value="57" calcext:value-type="float">
            <text:p>57</text:p>
          </table:table-cell>
          <table:table-cell office:value-type="float" office:value="9.771588" calcext:value-type="float">
            <text:p>9.771588</text:p>
          </table:table-cell>
          <table:table-cell office:value-type="float" office:value="0.171431" calcext:value-type="float">
            <text:p>0.171431</text:p>
          </table:table-cell>
          <table:table-cell office:value-type="float" office:value="0.306139" calcext:value-type="float">
            <text:p>0.306139</text:p>
          </table:table-cell>
          <table:table-cell office:value-type="float" office:value="0.010595" calcext:value-type="float">
            <text:p>0.01059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.659871" calcext:value-type="float">
            <text:p>8.659871</text:p>
          </table:table-cell>
          <table:table-cell office:value-type="float" office:value="0.163394" calcext:value-type="float">
            <text:p>0.163394</text:p>
          </table:table-cell>
          <table:table-cell office:value-type="float" office:value="0.275522" calcext:value-type="float">
            <text:p>0.275522</text:p>
          </table:table-cell>
          <table:table-cell office:value-type="float" office:value="0.01076" calcext:value-type="float">
            <text:p>0.01076</text:p>
          </table:table-cell>
          <table:table-cell office:value-type="float" office:value="47" calcext:value-type="float">
            <text:p>47</text:p>
          </table:table-cell>
          <table:table-cell office:value-type="float" office:value="8.183476" calcext:value-type="float">
            <text:p>8.183476</text:p>
          </table:table-cell>
          <table:table-cell office:value-type="float" office:value="0.174117" calcext:value-type="float">
            <text:p>0.174117</text:p>
          </table:table-cell>
          <table:table-cell office:value-type="float" office:value="0.284186" calcext:value-type="float">
            <text:p>0.284186</text:p>
          </table:table-cell>
          <table:table-cell office:value-type="float" office:value="0.010912" calcext:value-type="float">
            <text:p>0.010912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ype: UN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16 NumServers: 7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.941397" calcext:value-type="float">
            <text:p>8.941397</text:p>
          </table:table-cell>
          <table:table-cell office:value-type="float" office:value="0.165581" calcext:value-type="float">
            <text:p>0.165581</text:p>
          </table:table-cell>
          <table:table-cell office:value-type="float" office:value="0.333842" calcext:value-type="float">
            <text:p>0.333842</text:p>
          </table:table-cell>
          <table:table-cell office:value-type="float" office:value="0.01062" calcext:value-type="float">
            <text:p>0.01062</text:p>
          </table:table-cell>
          <table:table-cell office:value-type="float" office:value="46" calcext:value-type="float">
            <text:p>46</text:p>
          </table:table-cell>
          <table:table-cell office:value-type="float" office:value="8.147963" calcext:value-type="float">
            <text:p>8.147963</text:p>
          </table:table-cell>
          <table:table-cell office:value-type="float" office:value="0.17713" calcext:value-type="float">
            <text:p>0.17713</text:p>
          </table:table-cell>
          <table:table-cell office:value-type="float" office:value="0.324887" calcext:value-type="float">
            <text:p>0.324887</text:p>
          </table:table-cell>
          <table:table-cell office:value-type="float" office:value="0.010655" calcext:value-type="float">
            <text:p>0.0106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.362846" calcext:value-type="float">
            <text:p>8.362846</text:p>
          </table:table-cell>
          <table:table-cell office:value-type="float" office:value="0.177933" calcext:value-type="float">
            <text:p>0.177933</text:p>
          </table:table-cell>
          <table:table-cell office:value-type="float" office:value="0.305684" calcext:value-type="float">
            <text:p>0.305684</text:p>
          </table:table-cell>
          <table:table-cell office:value-type="float" office:value="0.010545" calcext:value-type="float">
            <text:p>0.010545</text:p>
          </table:table-cell>
          <table:table-cell office:value-type="float" office:value="53" calcext:value-type="float">
            <text:p>53</text:p>
          </table:table-cell>
          <table:table-cell office:value-type="float" office:value="9.23007" calcext:value-type="float">
            <text:p>9.23007</text:p>
          </table:table-cell>
          <table:table-cell office:value-type="float" office:value="0.174152" calcext:value-type="float">
            <text:p>0.174152</text:p>
          </table:table-cell>
          <table:table-cell office:value-type="float" office:value="0.344403" calcext:value-type="float">
            <text:p>0.344403</text:p>
          </table:table-cell>
          <table:table-cell office:value-type="float" office:value="0.010584" calcext:value-type="float">
            <text:p>0.01058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.982665" calcext:value-type="float">
            <text:p>9.982665</text:p>
          </table:table-cell>
          <table:table-cell office:value-type="float" office:value="0.188352" calcext:value-type="float">
            <text:p>0.188352</text:p>
          </table:table-cell>
          <table:table-cell office:value-type="float" office:value="0.355229" calcext:value-type="float">
            <text:p>0.355229</text:p>
          </table:table-cell>
          <table:table-cell office:value-type="float" office:value="0.010667" calcext:value-type="float">
            <text:p>0.010667</text:p>
          </table:table-cell>
          <table:table-cell office:value-type="float" office:value="47" calcext:value-type="float">
            <text:p>47</text:p>
          </table:table-cell>
          <table:table-cell office:value-type="float" office:value="7.964682" calcext:value-type="float">
            <text:p>7.964682</text:p>
          </table:table-cell>
          <table:table-cell office:value-type="float" office:value="0.169461" calcext:value-type="float">
            <text:p>0.169461</text:p>
          </table:table-cell>
          <table:table-cell office:value-type="float" office:value="0.347374" calcext:value-type="float">
            <text:p>0.347374</text:p>
          </table:table-cell>
          <table:table-cell office:value-type="float" office:value="0.010667" calcext:value-type="float">
            <text:p>0.0106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.386983" calcext:value-type="float">
            <text:p>7.386983</text:p>
          </table:table-cell>
          <table:table-cell office:value-type="float" office:value="0.153895" calcext:value-type="float">
            <text:p>0.153895</text:p>
          </table:table-cell>
          <table:table-cell office:value-type="float" office:value="0.363323" calcext:value-type="float">
            <text:p>0.363323</text:p>
          </table:table-cell>
          <table:table-cell office:value-type="float" office:value="0.010762" calcext:value-type="float">
            <text:p>0.010762</text:p>
          </table:table-cell>
          <table:table-cell office:value-type="float" office:value="52" calcext:value-type="float">
            <text:p>52</text:p>
          </table:table-cell>
          <table:table-cell office:value-type="float" office:value="10.589787" calcext:value-type="float">
            <text:p>10.589787</text:p>
          </table:table-cell>
          <table:table-cell office:value-type="float" office:value="0.20365" calcext:value-type="float">
            <text:p>0.20365</text:p>
          </table:table-cell>
          <table:table-cell office:value-type="float" office:value="0.336637" calcext:value-type="float">
            <text:p>0.336637</text:p>
          </table:table-cell>
          <table:table-cell office:value-type="float" office:value="0.010605" calcext:value-type="float">
            <text:p>0.0106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.907444" calcext:value-type="float">
            <text:p>9.907444</text:p>
          </table:table-cell>
          <table:table-cell office:value-type="float" office:value="0.176919" calcext:value-type="float">
            <text:p>0.176919</text:p>
          </table:table-cell>
          <table:table-cell office:value-type="float" office:value="0.334679" calcext:value-type="float">
            <text:p>0.334679</text:p>
          </table:table-cell>
          <table:table-cell office:value-type="float" office:value="0.010688" calcext:value-type="float">
            <text:p>0.010688</text:p>
          </table:table-cell>
          <table:table-cell office:value-type="float" office:value="44" calcext:value-type="float">
            <text:p>44</text:p>
          </table:table-cell>
          <table:table-cell office:value-type="float" office:value="8.181178" calcext:value-type="float">
            <text:p>8.181178</text:p>
          </table:table-cell>
          <table:table-cell office:value-type="float" office:value="0.185936" calcext:value-type="float">
            <text:p>0.185936</text:p>
          </table:table-cell>
          <table:table-cell office:value-type="float" office:value="0.364772" calcext:value-type="float">
            <text:p>0.364772</text:p>
          </table:table-cell>
          <table:table-cell office:value-type="float" office:value="0.010817" calcext:value-type="float">
            <text:p>0.01081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.090175" calcext:value-type="float">
            <text:p>9.090175</text:p>
          </table:table-cell>
          <table:table-cell office:value-type="float" office:value="0.185514" calcext:value-type="float">
            <text:p>0.185514</text:p>
          </table:table-cell>
          <table:table-cell office:value-type="float" office:value="0.316517" calcext:value-type="float">
            <text:p>0.316517</text:p>
          </table:table-cell>
          <table:table-cell office:value-type="float" office:value="0.010844" calcext:value-type="float">
            <text:p>0.010844</text:p>
          </table:table-cell>
          <table:table-cell office:value-type="float" office:value="51" calcext:value-type="float">
            <text:p>51</text:p>
          </table:table-cell>
          <table:table-cell office:value-type="float" office:value="9.231703" calcext:value-type="float">
            <text:p>9.231703</text:p>
          </table:table-cell>
          <table:table-cell office:value-type="float" office:value="0.181014" calcext:value-type="float">
            <text:p>0.181014</text:p>
          </table:table-cell>
          <table:table-cell office:value-type="float" office:value="0.303955" calcext:value-type="float">
            <text:p>0.303955</text:p>
          </table:table-cell>
          <table:table-cell office:value-type="float" office:value="0.010686" calcext:value-type="float">
            <text:p>0.01068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.517083" calcext:value-type="float">
            <text:p>9.517083</text:p>
          </table:table-cell>
          <table:table-cell office:value-type="float" office:value="0.183021" calcext:value-type="float">
            <text:p>0.183021</text:p>
          </table:table-cell>
          <table:table-cell office:value-type="float" office:value="0.352529" calcext:value-type="float">
            <text:p>0.352529</text:p>
          </table:table-cell>
          <table:table-cell office:value-type="float" office:value="0.011207" calcext:value-type="float">
            <text:p>0.011207</text:p>
          </table:table-cell>
          <table:table-cell office:value-type="float" office:value="48" calcext:value-type="float">
            <text:p>48</text:p>
          </table:table-cell>
          <table:table-cell office:value-type="float" office:value="9.027445" calcext:value-type="float">
            <text:p>9.027445</text:p>
          </table:table-cell>
          <table:table-cell office:value-type="float" office:value="0.188072" calcext:value-type="float">
            <text:p>0.188072</text:p>
          </table:table-cell>
          <table:table-cell office:value-type="float" office:value="0.35692" calcext:value-type="float">
            <text:p>0.35692</text:p>
          </table:table-cell>
          <table:table-cell office:value-type="float" office:value="0.010733" calcext:value-type="float">
            <text:p>0.0107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.779573" calcext:value-type="float">
            <text:p>7.779573</text:p>
          </table:table-cell>
          <table:table-cell office:value-type="float" office:value="0.176808" calcext:value-type="float">
            <text:p>0.176808</text:p>
          </table:table-cell>
          <table:table-cell office:value-type="float" office:value="0.320893" calcext:value-type="float">
            <text:p>0.320893</text:p>
          </table:table-cell>
          <table:table-cell office:value-type="float" office:value="0.010661" calcext:value-type="float">
            <text:p>0.010661</text:p>
          </table:table-cell>
          <table:table-cell office:value-type="float" office:value="56" calcext:value-type="float">
            <text:p>56</text:p>
          </table:table-cell>
          <table:table-cell office:value-type="float" office:value="10.78662" calcext:value-type="float">
            <text:p>10.78662</text:p>
          </table:table-cell>
          <table:table-cell office:value-type="float" office:value="0.192618" calcext:value-type="float">
            <text:p>0.192618</text:p>
          </table:table-cell>
          <table:table-cell office:value-type="float" office:value="0.354739" calcext:value-type="float">
            <text:p>0.354739</text:p>
          </table:table-cell>
          <table:table-cell office:value-type="float" office:value="0.010631" calcext:value-type="float">
            <text:p>0.01063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.09769" calcext:value-type="float">
            <text:p>8.09769</text:p>
          </table:table-cell>
          <table:table-cell office:value-type="float" office:value="0.176037" calcext:value-type="float">
            <text:p>0.176037</text:p>
          </table:table-cell>
          <table:table-cell office:value-type="float" office:value="0.325081" calcext:value-type="float">
            <text:p>0.325081</text:p>
          </table:table-cell>
          <table:table-cell office:value-type="float" office:value="0.010717" calcext:value-type="float">
            <text:p>0.010717</text:p>
          </table:table-cell>
          <table:table-cell office:value-type="float" office:value="54" calcext:value-type="float">
            <text:p>54</text:p>
          </table:table-cell>
          <table:table-cell office:value-type="float" office:value="10.763014" calcext:value-type="float">
            <text:p>10.763014</text:p>
          </table:table-cell>
          <table:table-cell office:value-type="float" office:value="0.199315" calcext:value-type="float">
            <text:p>0.199315</text:p>
          </table:table-cell>
          <table:table-cell office:value-type="float" office:value="0.342715" calcext:value-type="float">
            <text:p>0.342715</text:p>
          </table:table-cell>
          <table:table-cell office:value-type="float" office:value="0.01063" calcext:value-type="float">
            <text:p>0.010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.379153" calcext:value-type="float">
            <text:p>9.379153</text:p>
          </table:table-cell>
          <table:table-cell office:value-type="float" office:value="0.195399" calcext:value-type="float">
            <text:p>0.195399</text:p>
          </table:table-cell>
          <table:table-cell office:value-type="float" office:value="0.346385" calcext:value-type="float">
            <text:p>0.346385</text:p>
          </table:table-cell>
          <table:table-cell office:value-type="float" office:value="0.010604" calcext:value-type="float">
            <text:p>0.010604</text:p>
          </table:table-cell>
          <table:table-cell office:value-type="float" office:value="52" calcext:value-type="float">
            <text:p>52</text:p>
          </table:table-cell>
          <table:table-cell office:value-type="float" office:value="9.542041" calcext:value-type="float">
            <text:p>9.542041</text:p>
          </table:table-cell>
          <table:table-cell office:value-type="float" office:value="0.183501" calcext:value-type="float">
            <text:p>0.183501</text:p>
          </table:table-cell>
          <table:table-cell office:value-type="float" office:value="0.324164" calcext:value-type="float">
            <text:p>0.324164</text:p>
          </table:table-cell>
          <table:table-cell office:value-type="float" office:value="0.010577" calcext:value-type="float">
            <text:p>0.01057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.173046" calcext:value-type="float">
            <text:p>7.173046</text:p>
          </table:table-cell>
          <table:table-cell office:value-type="float" office:value="0.199251" calcext:value-type="float">
            <text:p>0.199251</text:p>
          </table:table-cell>
          <table:table-cell office:value-type="float" office:value="0.343822" calcext:value-type="float">
            <text:p>0.343822</text:p>
          </table:table-cell>
          <table:table-cell office:value-type="float" office:value="0.010885" calcext:value-type="float">
            <text:p>0.010885</text:p>
          </table:table-cell>
          <table:table-cell office:value-type="float" office:value="64" calcext:value-type="float">
            <text:p>64</text:p>
          </table:table-cell>
          <table:table-cell office:value-type="float" office:value="11.758921" calcext:value-type="float">
            <text:p>11.758921</text:p>
          </table:table-cell>
          <table:table-cell office:value-type="float" office:value="0.183733" calcext:value-type="float">
            <text:p>0.183733</text:p>
          </table:table-cell>
          <table:table-cell office:value-type="float" office:value="0.310473" calcext:value-type="float">
            <text:p>0.310473</text:p>
          </table:table-cell>
          <table:table-cell office:value-type="float" office:value="0.010662" calcext:value-type="float">
            <text:p>0.01066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.645515" calcext:value-type="float">
            <text:p>8.645515</text:p>
          </table:table-cell>
          <table:table-cell office:value-type="float" office:value="0.196489" calcext:value-type="float">
            <text:p>0.196489</text:p>
          </table:table-cell>
          <table:table-cell office:value-type="float" office:value="0.33668" calcext:value-type="float">
            <text:p>0.33668</text:p>
          </table:table-cell>
          <table:table-cell office:value-type="float" office:value="0.010657" calcext:value-type="float">
            <text:p>0.010657</text:p>
          </table:table-cell>
          <table:table-cell office:value-type="float" office:value="56" calcext:value-type="float">
            <text:p>56</text:p>
          </table:table-cell>
          <table:table-cell office:value-type="float" office:value="10.317428" calcext:value-type="float">
            <text:p>10.317428</text:p>
          </table:table-cell>
          <table:table-cell office:value-type="float" office:value="0.18424" calcext:value-type="float">
            <text:p>0.18424</text:p>
          </table:table-cell>
          <table:table-cell office:value-type="float" office:value="0.415014" calcext:value-type="float">
            <text:p>0.415014</text:p>
          </table:table-cell>
          <table:table-cell office:value-type="float" office:value="0.011137" calcext:value-type="float">
            <text:p>0.0111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.056721" calcext:value-type="float">
            <text:p>8.056721</text:p>
          </table:table-cell>
          <table:table-cell office:value-type="float" office:value="0.183107" calcext:value-type="float">
            <text:p>0.183107</text:p>
          </table:table-cell>
          <table:table-cell office:value-type="float" office:value="0.334191" calcext:value-type="float">
            <text:p>0.334191</text:p>
          </table:table-cell>
          <table:table-cell office:value-type="float" office:value="0.010737" calcext:value-type="float">
            <text:p>0.010737</text:p>
          </table:table-cell>
          <table:table-cell office:value-type="float" office:value="56" calcext:value-type="float">
            <text:p>56</text:p>
          </table:table-cell>
          <table:table-cell office:value-type="float" office:value="10.927925" calcext:value-type="float">
            <text:p>10.927925</text:p>
          </table:table-cell>
          <table:table-cell office:value-type="float" office:value="0.195142" calcext:value-type="float">
            <text:p>0.195142</text:p>
          </table:table-cell>
          <table:table-cell office:value-type="float" office:value="0.510945" calcext:value-type="float">
            <text:p>0.510945</text:p>
          </table:table-cell>
          <table:table-cell office:value-type="float" office:value="0.010668" calcext:value-type="float">
            <text:p>0.01066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.239621" calcext:value-type="float">
            <text:p>9.239621</text:p>
          </table:table-cell>
          <table:table-cell office:value-type="float" office:value="0.188564" calcext:value-type="float">
            <text:p>0.188564</text:p>
          </table:table-cell>
          <table:table-cell office:value-type="float" office:value="0.32437" calcext:value-type="float">
            <text:p>0.32437</text:p>
          </table:table-cell>
          <table:table-cell office:value-type="float" office:value="0.010709" calcext:value-type="float">
            <text:p>0.010709</text:p>
          </table:table-cell>
          <table:table-cell office:value-type="float" office:value="51" calcext:value-type="float">
            <text:p>51</text:p>
          </table:table-cell>
          <table:table-cell office:value-type="float" office:value="9.754446" calcext:value-type="float">
            <text:p>9.754446</text:p>
          </table:table-cell>
          <table:table-cell office:value-type="float" office:value="0.191264" calcext:value-type="float">
            <text:p>0.191264</text:p>
          </table:table-cell>
          <table:table-cell office:value-type="float" office:value="0.384768" calcext:value-type="float">
            <text:p>0.384768</text:p>
          </table:table-cell>
          <table:table-cell office:value-type="float" office:value="0.010838" calcext:value-type="float">
            <text:p>0.01083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.033402" calcext:value-type="float">
            <text:p>10.033402</text:p>
          </table:table-cell>
          <table:table-cell office:value-type="float" office:value="0.189309" calcext:value-type="float">
            <text:p>0.189309</text:p>
          </table:table-cell>
          <table:table-cell office:value-type="float" office:value="0.334595" calcext:value-type="float">
            <text:p>0.334595</text:p>
          </table:table-cell>
          <table:table-cell office:value-type="float" office:value="0.01067" calcext:value-type="float">
            <text:p>0.01067</text:p>
          </table:table-cell>
          <table:table-cell office:value-type="float" office:value="47" calcext:value-type="float">
            <text:p>47</text:p>
          </table:table-cell>
          <table:table-cell office:value-type="float" office:value="8.970736" calcext:value-type="float">
            <text:p>8.970736</text:p>
          </table:table-cell>
          <table:table-cell office:value-type="float" office:value="0.190867" calcext:value-type="float">
            <text:p>0.190867</text:p>
          </table:table-cell>
          <table:table-cell office:value-type="float" office:value="0.404851" calcext:value-type="float">
            <text:p>0.404851</text:p>
          </table:table-cell>
          <table:table-cell office:value-type="float" office:value="0.011027" calcext:value-type="float">
            <text:p>0.0110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.83254" calcext:value-type="float">
            <text:p>7.83254</text:p>
          </table:table-cell>
          <table:table-cell office:value-type="float" office:value="0.182152" calcext:value-type="float">
            <text:p>0.182152</text:p>
          </table:table-cell>
          <table:table-cell office:value-type="float" office:value="0.37775" calcext:value-type="float">
            <text:p>0.37775</text:p>
          </table:table-cell>
          <table:table-cell office:value-type="float" office:value="0.010679" calcext:value-type="float">
            <text:p>0.010679</text:p>
          </table:table-cell>
          <table:table-cell office:value-type="float" office:value="57" calcext:value-type="float">
            <text:p>57</text:p>
          </table:table-cell>
          <table:table-cell office:value-type="float" office:value="11.244992" calcext:value-type="float">
            <text:p>11.244992</text:p>
          </table:table-cell>
          <table:table-cell office:value-type="float" office:value="0.197281" calcext:value-type="float">
            <text:p>0.197281</text:p>
          </table:table-cell>
          <table:table-cell office:value-type="float" office:value="0.314092" calcext:value-type="float">
            <text:p>0.314092</text:p>
          </table:table-cell>
          <table:table-cell office:value-type="float" office:value="0.010625" calcext:value-type="float">
            <text:p>0.010625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ype: UN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32 NumServers: 3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.29689" calcext:value-type="float">
            <text:p>15.29689</text:p>
          </table:table-cell>
          <table:table-cell office:value-type="float" office:value="0.294171" calcext:value-type="float">
            <text:p>0.294171</text:p>
          </table:table-cell>
          <table:table-cell office:value-type="float" office:value="0.47641" calcext:value-type="float">
            <text:p>0.47641</text:p>
          </table:table-cell>
          <table:table-cell office:value-type="float" office:value="0.010855" calcext:value-type="float">
            <text:p>0.010855</text:p>
          </table:table-cell>
          <table:table-cell office:value-type="float" office:value="48" calcext:value-type="float">
            <text:p>48</text:p>
          </table:table-cell>
          <table:table-cell office:value-type="float" office:value="11.840951" calcext:value-type="float">
            <text:p>11.840951</text:p>
          </table:table-cell>
          <table:table-cell office:value-type="float" office:value="0.246686" calcext:value-type="float">
            <text:p>0.246686</text:p>
          </table:table-cell>
          <table:table-cell office:value-type="float" office:value="0.467397" calcext:value-type="float">
            <text:p>0.467397</text:p>
          </table:table-cell>
          <table:table-cell office:value-type="float" office:value="0.010747" calcext:value-type="float">
            <text:p>0.01074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.852667" calcext:value-type="float">
            <text:p>14.852667</text:p>
          </table:table-cell>
          <table:table-cell office:value-type="float" office:value="0.275049" calcext:value-type="float">
            <text:p>0.275049</text:p>
          </table:table-cell>
          <table:table-cell office:value-type="float" office:value="0.477851" calcext:value-type="float">
            <text:p>0.477851</text:p>
          </table:table-cell>
          <table:table-cell office:value-type="float" office:value="0.02181" calcext:value-type="float">
            <text:p>0.02181</text:p>
          </table:table-cell>
          <table:table-cell office:value-type="float" office:value="46" calcext:value-type="float">
            <text:p>46</text:p>
          </table:table-cell>
          <table:table-cell office:value-type="float" office:value="12.628973" calcext:value-type="float">
            <text:p>12.628973</text:p>
          </table:table-cell>
          <table:table-cell office:value-type="float" office:value="0.274543" calcext:value-type="float">
            <text:p>0.274543</text:p>
          </table:table-cell>
          <table:table-cell office:value-type="float" office:value="0.486735" calcext:value-type="float">
            <text:p>0.486735</text:p>
          </table:table-cell>
          <table:table-cell office:value-type="float" office:value="0.01064" calcext:value-type="float">
            <text:p>0.0106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.636111" calcext:value-type="float">
            <text:p>16.636111</text:p>
          </table:table-cell>
          <table:table-cell office:value-type="float" office:value="0.286829" calcext:value-type="float">
            <text:p>0.286829</text:p>
          </table:table-cell>
          <table:table-cell office:value-type="float" office:value="0.453769" calcext:value-type="float">
            <text:p>0.453769</text:p>
          </table:table-cell>
          <table:table-cell office:value-type="float" office:value="0.010632" calcext:value-type="float">
            <text:p>0.010632</text:p>
          </table:table-cell>
          <table:table-cell office:value-type="float" office:value="42" calcext:value-type="float">
            <text:p>42</text:p>
          </table:table-cell>
          <table:table-cell office:value-type="float" office:value="11.456014" calcext:value-type="float">
            <text:p>11.456014</text:p>
          </table:table-cell>
          <table:table-cell office:value-type="float" office:value="0.272762" calcext:value-type="float">
            <text:p>0.272762</text:p>
          </table:table-cell>
          <table:table-cell office:value-type="float" office:value="0.488173" calcext:value-type="float">
            <text:p>0.488173</text:p>
          </table:table-cell>
          <table:table-cell office:value-type="float" office:value="0.020257" calcext:value-type="float">
            <text:p>0.02025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.504195" calcext:value-type="float">
            <text:p>14.504195</text:p>
          </table:table-cell>
          <table:table-cell office:value-type="float" office:value="0.273664" calcext:value-type="float">
            <text:p>0.273664</text:p>
          </table:table-cell>
          <table:table-cell office:value-type="float" office:value="0.487818" calcext:value-type="float">
            <text:p>0.487818</text:p>
          </table:table-cell>
          <table:table-cell office:value-type="float" office:value="0.011098" calcext:value-type="float">
            <text:p>0.011098</text:p>
          </table:table-cell>
          <table:table-cell office:value-type="float" office:value="47" calcext:value-type="float">
            <text:p>47</text:p>
          </table:table-cell>
          <table:table-cell office:value-type="float" office:value="13.689197" calcext:value-type="float">
            <text:p>13.689197</text:p>
          </table:table-cell>
          <table:table-cell office:value-type="float" office:value="0.29126" calcext:value-type="float">
            <text:p>0.29126</text:p>
          </table:table-cell>
          <table:table-cell office:value-type="float" office:value="0.458212" calcext:value-type="float">
            <text:p>0.458212</text:p>
          </table:table-cell>
          <table:table-cell office:value-type="float" office:value="0.010603" calcext:value-type="float">
            <text:p>0.01060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.913407" calcext:value-type="float">
            <text:p>15.913407</text:p>
          </table:table-cell>
          <table:table-cell office:value-type="float" office:value="0.312028" calcext:value-type="float">
            <text:p>0.312028</text:p>
          </table:table-cell>
          <table:table-cell office:value-type="float" office:value="0.488015" calcext:value-type="float">
            <text:p>0.488015</text:p>
          </table:table-cell>
          <table:table-cell office:value-type="float" office:value="0.011031" calcext:value-type="float">
            <text:p>0.011031</text:p>
          </table:table-cell>
          <table:table-cell office:value-type="float" office:value="49" calcext:value-type="float">
            <text:p>49</text:p>
          </table:table-cell>
          <table:table-cell office:value-type="float" office:value="12.365929" calcext:value-type="float">
            <text:p>12.365929</text:p>
          </table:table-cell>
          <table:table-cell office:value-type="float" office:value="0.252366" calcext:value-type="float">
            <text:p>0.252366</text:p>
          </table:table-cell>
          <table:table-cell office:value-type="float" office:value="0.486239" calcext:value-type="float">
            <text:p>0.486239</text:p>
          </table:table-cell>
          <table:table-cell office:value-type="float" office:value="0.021056" calcext:value-type="float">
            <text:p>0.02105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.343912" calcext:value-type="float">
            <text:p>14.343912</text:p>
          </table:table-cell>
          <table:table-cell office:value-type="float" office:value="0.27064" calcext:value-type="float">
            <text:p>0.27064</text:p>
          </table:table-cell>
          <table:table-cell office:value-type="float" office:value="0.468765" calcext:value-type="float">
            <text:p>0.468765</text:p>
          </table:table-cell>
          <table:table-cell office:value-type="float" office:value="0.02027" calcext:value-type="float">
            <text:p>0.02027</text:p>
          </table:table-cell>
          <table:table-cell office:value-type="float" office:value="47" calcext:value-type="float">
            <text:p>47</text:p>
          </table:table-cell>
          <table:table-cell office:value-type="float" office:value="14.291426" calcext:value-type="float">
            <text:p>14.291426</text:p>
          </table:table-cell>
          <table:table-cell office:value-type="float" office:value="0.304073" calcext:value-type="float">
            <text:p>0.304073</text:p>
          </table:table-cell>
          <table:table-cell office:value-type="float" office:value="0.448486" calcext:value-type="float">
            <text:p>0.448486</text:p>
          </table:table-cell>
          <table:table-cell office:value-type="float" office:value="0.011757" calcext:value-type="float">
            <text:p>0.01175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.482689" calcext:value-type="float">
            <text:p>13.482689</text:p>
          </table:table-cell>
          <table:table-cell office:value-type="float" office:value="0.264366" calcext:value-type="float">
            <text:p>0.264366</text:p>
          </table:table-cell>
          <table:table-cell office:value-type="float" office:value="0.457869" calcext:value-type="float">
            <text:p>0.457869</text:p>
          </table:table-cell>
          <table:table-cell office:value-type="float" office:value="0.011361" calcext:value-type="float">
            <text:p>0.011361</text:p>
          </table:table-cell>
          <table:table-cell office:value-type="float" office:value="49" calcext:value-type="float">
            <text:p>49</text:p>
          </table:table-cell>
          <table:table-cell office:value-type="float" office:value="15.18443" calcext:value-type="float">
            <text:p>15.18443</text:p>
          </table:table-cell>
          <table:table-cell office:value-type="float" office:value="0.309886" calcext:value-type="float">
            <text:p>0.309886</text:p>
          </table:table-cell>
          <table:table-cell office:value-type="float" office:value="0.50846" calcext:value-type="float">
            <text:p>0.50846</text:p>
          </table:table-cell>
          <table:table-cell office:value-type="float" office:value="0.020979" calcext:value-type="float">
            <text:p>0.02097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.191745" calcext:value-type="float">
            <text:p>13.191745</text:p>
          </table:table-cell>
          <table:table-cell office:value-type="float" office:value="0.286777" calcext:value-type="float">
            <text:p>0.286777</text:p>
          </table:table-cell>
          <table:table-cell office:value-type="float" office:value="0.459177" calcext:value-type="float">
            <text:p>0.459177</text:p>
          </table:table-cell>
          <table:table-cell office:value-type="float" office:value="0.010989" calcext:value-type="float">
            <text:p>0.010989</text:p>
          </table:table-cell>
          <table:table-cell office:value-type="float" office:value="54" calcext:value-type="float">
            <text:p>54</text:p>
          </table:table-cell>
          <table:table-cell office:value-type="float" office:value="15.545065" calcext:value-type="float">
            <text:p>15.545065</text:p>
          </table:table-cell>
          <table:table-cell office:value-type="float" office:value="0.287872" calcext:value-type="float">
            <text:p>0.287872</text:p>
          </table:table-cell>
          <table:table-cell office:value-type="float" office:value="0.487974" calcext:value-type="float">
            <text:p>0.487974</text:p>
          </table:table-cell>
          <table:table-cell office:value-type="float" office:value="0.010624" calcext:value-type="float">
            <text:p>0.0106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.930638" calcext:value-type="float">
            <text:p>12.930638</text:p>
          </table:table-cell>
          <table:table-cell office:value-type="float" office:value="0.293878" calcext:value-type="float">
            <text:p>0.293878</text:p>
          </table:table-cell>
          <table:table-cell office:value-type="float" office:value="0.498234" calcext:value-type="float">
            <text:p>0.498234</text:p>
          </table:table-cell>
          <table:table-cell office:value-type="float" office:value="0.020298" calcext:value-type="float">
            <text:p>0.020298</text:p>
          </table:table-cell>
          <table:table-cell office:value-type="float" office:value="56" calcext:value-type="float">
            <text:p>56</text:p>
          </table:table-cell>
          <table:table-cell office:value-type="float" office:value="15.831058" calcext:value-type="float">
            <text:p>15.831058</text:p>
          </table:table-cell>
          <table:table-cell office:value-type="float" office:value="0.282697" calcext:value-type="float">
            <text:p>0.282697</text:p>
          </table:table-cell>
          <table:table-cell office:value-type="float" office:value="0.457692" calcext:value-type="float">
            <text:p>0.457692</text:p>
          </table:table-cell>
          <table:table-cell office:value-type="float" office:value="0.011089" calcext:value-type="float">
            <text:p>0.0110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.584303" calcext:value-type="float">
            <text:p>12.584303</text:p>
          </table:table-cell>
          <table:table-cell office:value-type="float" office:value="0.273572" calcext:value-type="float">
            <text:p>0.273572</text:p>
          </table:table-cell>
          <table:table-cell office:value-type="float" office:value="0.479386" calcext:value-type="float">
            <text:p>0.479386</text:p>
          </table:table-cell>
          <table:table-cell office:value-type="float" office:value="0.011598" calcext:value-type="float">
            <text:p>0.011598</text:p>
          </table:table-cell>
          <table:table-cell office:value-type="float" office:value="54" calcext:value-type="float">
            <text:p>54</text:p>
          </table:table-cell>
          <table:table-cell office:value-type="float" office:value="16.734965" calcext:value-type="float">
            <text:p>16.734965</text:p>
          </table:table-cell>
          <table:table-cell office:value-type="float" office:value="0.309907" calcext:value-type="float">
            <text:p>0.309907</text:p>
          </table:table-cell>
          <table:table-cell office:value-type="float" office:value="0.46775" calcext:value-type="float">
            <text:p>0.46775</text:p>
          </table:table-cell>
          <table:table-cell office:value-type="float" office:value="0.011208" calcext:value-type="float">
            <text:p>0.01120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.873372" calcext:value-type="float">
            <text:p>17.873372</text:p>
          </table:table-cell>
          <table:table-cell office:value-type="float" office:value="0.32497" calcext:value-type="float">
            <text:p>0.32497</text:p>
          </table:table-cell>
          <table:table-cell office:value-type="float" office:value="0.488211" calcext:value-type="float">
            <text:p>0.488211</text:p>
          </table:table-cell>
          <table:table-cell office:value-type="float" office:value="0.020531" calcext:value-type="float">
            <text:p>0.020531</text:p>
          </table:table-cell>
          <table:table-cell office:value-type="float" office:value="45" calcext:value-type="float">
            <text:p>45</text:p>
          </table:table-cell>
          <table:table-cell office:value-type="float" office:value="11.489054" calcext:value-type="float">
            <text:p>11.489054</text:p>
          </table:table-cell>
          <table:table-cell office:value-type="float" office:value="0.255312" calcext:value-type="float">
            <text:p>0.255312</text:p>
          </table:table-cell>
          <table:table-cell office:value-type="float" office:value="0.467336" calcext:value-type="float">
            <text:p>0.467336</text:p>
          </table:table-cell>
          <table:table-cell office:value-type="float" office:value="0.011605" calcext:value-type="float">
            <text:p>0.0116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.359219" calcext:value-type="float">
            <text:p>14.359219</text:p>
          </table:table-cell>
          <table:table-cell office:value-type="float" office:value="0.276139" calcext:value-type="float">
            <text:p>0.276139</text:p>
          </table:table-cell>
          <table:table-cell office:value-type="float" office:value="0.469812" calcext:value-type="float">
            <text:p>0.469812</text:p>
          </table:table-cell>
          <table:table-cell office:value-type="float" office:value="0.010839" calcext:value-type="float">
            <text:p>0.010839</text:p>
          </table:table-cell>
          <table:table-cell office:value-type="float" office:value="48" calcext:value-type="float">
            <text:p>48</text:p>
          </table:table-cell>
          <table:table-cell office:value-type="float" office:value="15.028238" calcext:value-type="float">
            <text:p>15.028238</text:p>
          </table:table-cell>
          <table:table-cell office:value-type="float" office:value="0.313088" calcext:value-type="float">
            <text:p>0.313088</text:p>
          </table:table-cell>
          <table:table-cell office:value-type="float" office:value="0.48899" calcext:value-type="float">
            <text:p>0.48899</text:p>
          </table:table-cell>
          <table:table-cell office:value-type="float" office:value="0.010761" calcext:value-type="float">
            <text:p>0.01076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.437459" calcext:value-type="float">
            <text:p>15.437459</text:p>
          </table:table-cell>
          <table:table-cell office:value-type="float" office:value="0.285879" calcext:value-type="float">
            <text:p>0.285879</text:p>
          </table:table-cell>
          <table:table-cell office:value-type="float" office:value="0.459033" calcext:value-type="float">
            <text:p>0.459033</text:p>
          </table:table-cell>
          <table:table-cell office:value-type="float" office:value="0.011059" calcext:value-type="float">
            <text:p>0.011059</text:p>
          </table:table-cell>
          <table:table-cell office:value-type="float" office:value="46" calcext:value-type="float">
            <text:p>46</text:p>
          </table:table-cell>
          <table:table-cell office:value-type="float" office:value="13.982199" calcext:value-type="float">
            <text:p>13.982199</text:p>
          </table:table-cell>
          <table:table-cell office:value-type="float" office:value="0.303961" calcext:value-type="float">
            <text:p>0.303961</text:p>
          </table:table-cell>
          <table:table-cell office:value-type="float" office:value="0.475236" calcext:value-type="float">
            <text:p>0.475236</text:p>
          </table:table-cell>
          <table:table-cell office:value-type="float" office:value="0.010669" calcext:value-type="float">
            <text:p>0.0106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.667611" calcext:value-type="float">
            <text:p>14.667611</text:p>
          </table:table-cell>
          <table:table-cell office:value-type="float" office:value="0.299339" calcext:value-type="float">
            <text:p>0.299339</text:p>
          </table:table-cell>
          <table:table-cell office:value-type="float" office:value="0.459043" calcext:value-type="float">
            <text:p>0.459043</text:p>
          </table:table-cell>
          <table:table-cell office:value-type="float" office:value="0.021176" calcext:value-type="float">
            <text:p>0.021176</text:p>
          </table:table-cell>
          <table:table-cell office:value-type="float" office:value="51" calcext:value-type="float">
            <text:p>51</text:p>
          </table:table-cell>
          <table:table-cell office:value-type="float" office:value="14.915592" calcext:value-type="float">
            <text:p>14.915592</text:p>
          </table:table-cell>
          <table:table-cell office:value-type="float" office:value="0.292463" calcext:value-type="float">
            <text:p>0.292463</text:p>
          </table:table-cell>
          <table:table-cell office:value-type="float" office:value="0.477028" calcext:value-type="float">
            <text:p>0.477028</text:p>
          </table:table-cell>
          <table:table-cell office:value-type="float" office:value="0.011034" calcext:value-type="float">
            <text:p>0.01103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.949159" calcext:value-type="float">
            <text:p>14.949159</text:p>
          </table:table-cell>
          <table:table-cell office:value-type="float" office:value="0.287484" calcext:value-type="float">
            <text:p>0.287484</text:p>
          </table:table-cell>
          <table:table-cell office:value-type="float" office:value="0.480578" calcext:value-type="float">
            <text:p>0.480578</text:p>
          </table:table-cell>
          <table:table-cell office:value-type="float" office:value="0.013758" calcext:value-type="float">
            <text:p>0.013758</text:p>
          </table:table-cell>
          <table:table-cell office:value-type="float" office:value="48" calcext:value-type="float">
            <text:p>48</text:p>
          </table:table-cell>
          <table:table-cell office:value-type="float" office:value="14.711107" calcext:value-type="float">
            <text:p>14.711107</text:p>
          </table:table-cell>
          <table:table-cell office:value-type="float" office:value="0.306481" calcext:value-type="float">
            <text:p>0.306481</text:p>
          </table:table-cell>
          <table:table-cell office:value-type="float" office:value="0.468925" calcext:value-type="float">
            <text:p>0.468925</text:p>
          </table:table-cell>
          <table:table-cell office:value-type="float" office:value="0.020446" calcext:value-type="float">
            <text:p>0.02044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.290208" calcext:value-type="float">
            <text:p>11.290208</text:p>
          </table:table-cell>
          <table:table-cell office:value-type="float" office:value="0.289493" calcext:value-type="float">
            <text:p>0.289493</text:p>
          </table:table-cell>
          <table:table-cell office:value-type="float" office:value="0.457763" calcext:value-type="float">
            <text:p>0.457763</text:p>
          </table:table-cell>
          <table:table-cell office:value-type="float" office:value="0.010508" calcext:value-type="float">
            <text:p>0.010508</text:p>
          </table:table-cell>
          <table:table-cell office:value-type="float" office:value="61" calcext:value-type="float">
            <text:p>61</text:p>
          </table:table-cell>
          <table:table-cell office:value-type="float" office:value="18.454065" calcext:value-type="float">
            <text:p>18.454065</text:p>
          </table:table-cell>
          <table:table-cell office:value-type="float" office:value="0.302526" calcext:value-type="float">
            <text:p>0.302526</text:p>
          </table:table-cell>
          <table:table-cell office:value-type="float" office:value="0.480481" calcext:value-type="float">
            <text:p>0.480481</text:p>
          </table:table-cell>
          <table:table-cell office:value-type="float" office:value="0.01087" calcext:value-type="float">
            <text:p>0.0108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.009149" calcext:value-type="float">
            <text:p>16.009149</text:p>
          </table:table-cell>
          <table:table-cell office:value-type="float" office:value="0.285878" calcext:value-type="float">
            <text:p>0.285878</text:p>
          </table:table-cell>
          <table:table-cell office:value-type="float" office:value="0.446343" calcext:value-type="float">
            <text:p>0.446343</text:p>
          </table:table-cell>
          <table:table-cell office:value-type="float" office:value="0.012708" calcext:value-type="float">
            <text:p>0.012708</text:p>
          </table:table-cell>
          <table:table-cell office:value-type="float" office:value="44" calcext:value-type="float">
            <text:p>44</text:p>
          </table:table-cell>
          <table:table-cell office:value-type="float" office:value="13.751821" calcext:value-type="float">
            <text:p>13.751821</text:p>
          </table:table-cell>
          <table:table-cell office:value-type="float" office:value="0.312541" calcext:value-type="float">
            <text:p>0.312541</text:p>
          </table:table-cell>
          <table:table-cell office:value-type="float" office:value="0.487536" calcext:value-type="float">
            <text:p>0.487536</text:p>
          </table:table-cell>
          <table:table-cell office:value-type="float" office:value="0.011122" calcext:value-type="float">
            <text:p>0.0111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.925955" calcext:value-type="float">
            <text:p>14.925955</text:p>
          </table:table-cell>
          <table:table-cell office:value-type="float" office:value="0.324477" calcext:value-type="float">
            <text:p>0.324477</text:p>
          </table:table-cell>
          <table:table-cell office:value-type="float" office:value="0.478622" calcext:value-type="float">
            <text:p>0.478622</text:p>
          </table:table-cell>
          <table:table-cell office:value-type="float" office:value="0.020948" calcext:value-type="float">
            <text:p>0.020948</text:p>
          </table:table-cell>
          <table:table-cell office:value-type="float" office:value="54" calcext:value-type="float">
            <text:p>54</text:p>
          </table:table-cell>
          <table:table-cell office:value-type="float" office:value="14.890886" calcext:value-type="float">
            <text:p>14.890886</text:p>
          </table:table-cell>
          <table:table-cell office:value-type="float" office:value="0.275757" calcext:value-type="float">
            <text:p>0.275757</text:p>
          </table:table-cell>
          <table:table-cell office:value-type="float" office:value="0.469554" calcext:value-type="float">
            <text:p>0.469554</text:p>
          </table:table-cell>
          <table:table-cell office:value-type="float" office:value="0.010655" calcext:value-type="float">
            <text:p>0.01065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.271323" calcext:value-type="float">
            <text:p>16.271323</text:p>
          </table:table-cell>
          <table:table-cell office:value-type="float" office:value="0.319046" calcext:value-type="float">
            <text:p>0.319046</text:p>
          </table:table-cell>
          <table:table-cell office:value-type="float" office:value="0.488706" calcext:value-type="float">
            <text:p>0.488706</text:p>
          </table:table-cell>
          <table:table-cell office:value-type="float" office:value="0.011114" calcext:value-type="float">
            <text:p>0.011114</text:p>
          </table:table-cell>
          <table:table-cell office:value-type="float" office:value="49" calcext:value-type="float">
            <text:p>49</text:p>
          </table:table-cell>
          <table:table-cell office:value-type="float" office:value="13.606783" calcext:value-type="float">
            <text:p>13.606783</text:p>
          </table:table-cell>
          <table:table-cell office:value-type="float" office:value="0.277689" calcext:value-type="float">
            <text:p>0.277689</text:p>
          </table:table-cell>
          <table:table-cell office:value-type="float" office:value="0.468016" calcext:value-type="float">
            <text:p>0.468016</text:p>
          </table:table-cell>
          <table:table-cell office:value-type="float" office:value="0.01076" calcext:value-type="float">
            <text:p>0.0107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.367009" calcext:value-type="float">
            <text:p>14.367009</text:p>
          </table:table-cell>
          <table:table-cell office:value-type="float" office:value="0.293204" calcext:value-type="float">
            <text:p>0.293204</text:p>
          </table:table-cell>
          <table:table-cell office:value-type="float" office:value="0.466676" calcext:value-type="float">
            <text:p>0.466676</text:p>
          </table:table-cell>
          <table:table-cell office:value-type="float" office:value="0.020468" calcext:value-type="float">
            <text:p>0.020468</text:p>
          </table:table-cell>
          <table:table-cell office:value-type="float" office:value="51" calcext:value-type="float">
            <text:p>51</text:p>
          </table:table-cell>
          <table:table-cell office:value-type="float" office:value="15.521188" calcext:value-type="float">
            <text:p>15.521188</text:p>
          </table:table-cell>
          <table:table-cell office:value-type="float" office:value="0.304337" calcext:value-type="float">
            <text:p>0.304337</text:p>
          </table:table-cell>
          <table:table-cell office:value-type="float" office:value="0.487715" calcext:value-type="float">
            <text:p>0.487715</text:p>
          </table:table-cell>
          <table:table-cell office:value-type="float" office:value="0.021277" calcext:value-type="float">
            <text:p>0.02127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.875341" calcext:value-type="float">
            <text:p>14.875341</text:p>
          </table:table-cell>
          <table:table-cell office:value-type="float" office:value="0.323377" calcext:value-type="float">
            <text:p>0.323377</text:p>
          </table:table-cell>
          <table:table-cell office:value-type="float" office:value="0.458602" calcext:value-type="float">
            <text:p>0.458602</text:p>
          </table:table-cell>
          <table:table-cell office:value-type="float" office:value="0.012741" calcext:value-type="float">
            <text:p>0.012741</text:p>
          </table:table-cell>
          <table:table-cell office:value-type="float" office:value="54" calcext:value-type="float">
            <text:p>54</text:p>
          </table:table-cell>
          <table:table-cell office:value-type="float" office:value="15.084206" calcext:value-type="float">
            <text:p>15.084206</text:p>
          </table:table-cell>
          <table:table-cell office:value-type="float" office:value="0.279337" calcext:value-type="float">
            <text:p>0.279337</text:p>
          </table:table-cell>
          <table:table-cell office:value-type="float" office:value="0.488255" calcext:value-type="float">
            <text:p>0.488255</text:p>
          </table:table-cell>
          <table:table-cell office:value-type="float" office:value="0.010871" calcext:value-type="float">
            <text:p>0.01087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.246709" calcext:value-type="float">
            <text:p>14.246709</text:p>
          </table:table-cell>
          <table:table-cell office:value-type="float" office:value="0.290749" calcext:value-type="float">
            <text:p>0.290749</text:p>
          </table:table-cell>
          <table:table-cell office:value-type="float" office:value="0.465386" calcext:value-type="float">
            <text:p>0.465386</text:p>
          </table:table-cell>
          <table:table-cell office:value-type="float" office:value="0.02099" calcext:value-type="float">
            <text:p>0.02099</text:p>
          </table:table-cell>
          <table:table-cell office:value-type="float" office:value="51" calcext:value-type="float">
            <text:p>51</text:p>
          </table:table-cell>
          <table:table-cell office:value-type="float" office:value="15.724422" calcext:value-type="float">
            <text:p>15.724422</text:p>
          </table:table-cell>
          <table:table-cell office:value-type="float" office:value="0.308322" calcext:value-type="float">
            <text:p>0.308322</text:p>
          </table:table-cell>
          <table:table-cell office:value-type="float" office:value="0.458853" calcext:value-type="float">
            <text:p>0.458853</text:p>
          </table:table-cell>
          <table:table-cell office:value-type="float" office:value="0.011558" calcext:value-type="float">
            <text:p>0.01155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.419424" calcext:value-type="float">
            <text:p>16.419424</text:p>
          </table:table-cell>
          <table:table-cell office:value-type="float" office:value="0.315758" calcext:value-type="float">
            <text:p>0.315758</text:p>
          </table:table-cell>
          <table:table-cell office:value-type="float" office:value="0.458885" calcext:value-type="float">
            <text:p>0.458885</text:p>
          </table:table-cell>
          <table:table-cell office:value-type="float" office:value="0.021089" calcext:value-type="float">
            <text:p>0.021089</text:p>
          </table:table-cell>
          <table:table-cell office:value-type="float" office:value="48" calcext:value-type="float">
            <text:p>48</text:p>
          </table:table-cell>
          <table:table-cell office:value-type="float" office:value="13.575617" calcext:value-type="float">
            <text:p>13.575617</text:p>
          </table:table-cell>
          <table:table-cell office:value-type="float" office:value="0.282825" calcext:value-type="float">
            <text:p>0.282825</text:p>
          </table:table-cell>
          <table:table-cell office:value-type="float" office:value="0.478308" calcext:value-type="float">
            <text:p>0.478308</text:p>
          </table:table-cell>
          <table:table-cell office:value-type="float" office:value="0.011067" calcext:value-type="float">
            <text:p>0.0110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.769583" calcext:value-type="float">
            <text:p>15.769583</text:p>
          </table:table-cell>
          <table:table-cell office:value-type="float" office:value="0.328533" calcext:value-type="float">
            <text:p>0.328533</text:p>
          </table:table-cell>
          <table:table-cell office:value-type="float" office:value="0.477788" calcext:value-type="float">
            <text:p>0.477788</text:p>
          </table:table-cell>
          <table:table-cell office:value-type="float" office:value="0.010748" calcext:value-type="float">
            <text:p>0.010748</text:p>
          </table:table-cell>
          <table:table-cell office:value-type="float" office:value="52" calcext:value-type="float">
            <text:p>52</text:p>
          </table:table-cell>
          <table:table-cell office:value-type="float" office:value="14.291553" calcext:value-type="float">
            <text:p>14.291553</text:p>
          </table:table-cell>
          <table:table-cell office:value-type="float" office:value="0.274838" calcext:value-type="float">
            <text:p>0.274838</text:p>
          </table:table-cell>
          <table:table-cell office:value-type="float" office:value="0.459335" calcext:value-type="float">
            <text:p>0.459335</text:p>
          </table:table-cell>
          <table:table-cell office:value-type="float" office:value="0.011038" calcext:value-type="float">
            <text:p>0.01103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.59418" calcext:value-type="float">
            <text:p>10.59418</text:p>
          </table:table-cell>
          <table:table-cell office:value-type="float" office:value="0.252242" calcext:value-type="float">
            <text:p>0.252242</text:p>
          </table:table-cell>
          <table:table-cell office:value-type="float" office:value="0.458212" calcext:value-type="float">
            <text:p>0.458212</text:p>
          </table:table-cell>
          <table:table-cell office:value-type="float" office:value="0.011152" calcext:value-type="float">
            <text:p>0.011152</text:p>
          </table:table-cell>
          <table:table-cell office:value-type="float" office:value="58" calcext:value-type="float">
            <text:p>58</text:p>
          </table:table-cell>
          <table:table-cell office:value-type="float" office:value="19.51162" calcext:value-type="float">
            <text:p>19.51162</text:p>
          </table:table-cell>
          <table:table-cell office:value-type="float" office:value="0.336407" calcext:value-type="float">
            <text:p>0.336407</text:p>
          </table:table-cell>
          <table:table-cell office:value-type="float" office:value="0.478822" calcext:value-type="float">
            <text:p>0.478822</text:p>
          </table:table-cell>
          <table:table-cell office:value-type="float" office:value="0.022713" calcext:value-type="float">
            <text:p>0.02271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.302424" calcext:value-type="float">
            <text:p>14.302424</text:p>
          </table:table-cell>
          <table:table-cell office:value-type="float" office:value="0.310922" calcext:value-type="float">
            <text:p>0.310922</text:p>
          </table:table-cell>
          <table:table-cell office:value-type="float" office:value="0.468849" calcext:value-type="float">
            <text:p>0.468849</text:p>
          </table:table-cell>
          <table:table-cell office:value-type="float" office:value="0.02224" calcext:value-type="float">
            <text:p>0.02224</text:p>
          </table:table-cell>
          <table:table-cell office:value-type="float" office:value="54" calcext:value-type="float">
            <text:p>54</text:p>
          </table:table-cell>
          <table:table-cell office:value-type="float" office:value="15.85673" calcext:value-type="float">
            <text:p>15.85673</text:p>
          </table:table-cell>
          <table:table-cell office:value-type="float" office:value="0.293643" calcext:value-type="float">
            <text:p>0.293643</text:p>
          </table:table-cell>
          <table:table-cell office:value-type="float" office:value="0.477952" calcext:value-type="float">
            <text:p>0.477952</text:p>
          </table:table-cell>
          <table:table-cell office:value-type="float" office:value="0.010712" calcext:value-type="float">
            <text:p>0.0107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.220761" calcext:value-type="float">
            <text:p>15.220761</text:p>
          </table:table-cell>
          <table:table-cell office:value-type="float" office:value="0.292707" calcext:value-type="float">
            <text:p>0.292707</text:p>
          </table:table-cell>
          <table:table-cell office:value-type="float" office:value="0.480342" calcext:value-type="float">
            <text:p>0.480342</text:p>
          </table:table-cell>
          <table:table-cell office:value-type="float" office:value="0.01073" calcext:value-type="float">
            <text:p>0.01073</text:p>
          </table:table-cell>
          <table:table-cell office:value-type="float" office:value="48" calcext:value-type="float">
            <text:p>48</text:p>
          </table:table-cell>
          <table:table-cell office:value-type="float" office:value="14.984085" calcext:value-type="float">
            <text:p>14.984085</text:p>
          </table:table-cell>
          <table:table-cell office:value-type="float" office:value="0.312168" calcext:value-type="float">
            <text:p>0.312168</text:p>
          </table:table-cell>
          <table:table-cell office:value-type="float" office:value="0.467676" calcext:value-type="float">
            <text:p>0.467676</text:p>
          </table:table-cell>
          <table:table-cell office:value-type="float" office:value="0.041057" calcext:value-type="float">
            <text:p>0.04105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.121996" calcext:value-type="float">
            <text:p>15.121996</text:p>
          </table:table-cell>
          <table:table-cell office:value-type="float" office:value="0.29651" calcext:value-type="float">
            <text:p>0.29651</text:p>
          </table:table-cell>
          <table:table-cell office:value-type="float" office:value="0.4779" calcext:value-type="float">
            <text:p>0.4779</text:p>
          </table:table-cell>
          <table:table-cell office:value-type="float" office:value="0.011186" calcext:value-type="float">
            <text:p>0.011186</text:p>
          </table:table-cell>
          <table:table-cell office:value-type="float" office:value="49" calcext:value-type="float">
            <text:p>49</text:p>
          </table:table-cell>
          <table:table-cell office:value-type="float" office:value="15.246698" calcext:value-type="float">
            <text:p>15.246698</text:p>
          </table:table-cell>
          <table:table-cell office:value-type="float" office:value="0.311157" calcext:value-type="float">
            <text:p>0.311157</text:p>
          </table:table-cell>
          <table:table-cell office:value-type="float" office:value="0.478503" calcext:value-type="float">
            <text:p>0.478503</text:p>
          </table:table-cell>
          <table:table-cell office:value-type="float" office:value="0.010925" calcext:value-type="float">
            <text:p>0.0109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.002768" calcext:value-type="float">
            <text:p>20.002768</text:p>
          </table:table-cell>
          <table:table-cell office:value-type="float" office:value="0.307735" calcext:value-type="float">
            <text:p>0.307735</text:p>
          </table:table-cell>
          <table:table-cell office:value-type="float" office:value="0.489408" calcext:value-type="float">
            <text:p>0.489408</text:p>
          </table:table-cell>
          <table:table-cell office:value-type="float" office:value="0.02114" calcext:value-type="float">
            <text:p>0.02114</text:p>
          </table:table-cell>
          <table:table-cell office:value-type="float" office:value="35" calcext:value-type="float">
            <text:p>35</text:p>
          </table:table-cell>
          <table:table-cell office:value-type="float" office:value="10.383348" calcext:value-type="float">
            <text:p>10.383348</text:p>
          </table:table-cell>
          <table:table-cell office:value-type="float" office:value="0.296667" calcext:value-type="float">
            <text:p>0.296667</text:p>
          </table:table-cell>
          <table:table-cell office:value-type="float" office:value="0.478215" calcext:value-type="float">
            <text:p>0.478215</text:p>
          </table:table-cell>
          <table:table-cell office:value-type="float" office:value="0.011304" calcext:value-type="float">
            <text:p>0.0113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.309798" calcext:value-type="float">
            <text:p>15.309798</text:p>
          </table:table-cell>
          <table:table-cell office:value-type="float" office:value="0.306196" calcext:value-type="float">
            <text:p>0.306196</text:p>
          </table:table-cell>
          <table:table-cell office:value-type="float" office:value="0.485725" calcext:value-type="float">
            <text:p>0.485725</text:p>
          </table:table-cell>
          <table:table-cell office:value-type="float" office:value="0.012424" calcext:value-type="float">
            <text:p>0.012424</text:p>
          </table:table-cell>
          <table:table-cell office:value-type="float" office:value="50" calcext:value-type="float">
            <text:p>50</text:p>
          </table:table-cell>
          <table:table-cell office:value-type="float" office:value="15.083455" calcext:value-type="float">
            <text:p>15.083455</text:p>
          </table:table-cell>
          <table:table-cell office:value-type="float" office:value="0.301669" calcext:value-type="float">
            <text:p>0.301669</text:p>
          </table:table-cell>
          <table:table-cell office:value-type="float" office:value="0.467758" calcext:value-type="float">
            <text:p>0.467758</text:p>
          </table:table-cell>
          <table:table-cell office:value-type="float" office:value="0.011258" calcext:value-type="float">
            <text:p>0.0112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.017027" calcext:value-type="float">
            <text:p>13.017027</text:p>
          </table:table-cell>
          <table:table-cell office:value-type="float" office:value="0.289267" calcext:value-type="float">
            <text:p>0.289267</text:p>
          </table:table-cell>
          <table:table-cell office:value-type="float" office:value="0.507364" calcext:value-type="float">
            <text:p>0.507364</text:p>
          </table:table-cell>
          <table:table-cell office:value-type="float" office:value="0.010721" calcext:value-type="float">
            <text:p>0.010721</text:p>
          </table:table-cell>
          <table:table-cell office:value-type="float" office:value="55" calcext:value-type="float">
            <text:p>55</text:p>
          </table:table-cell>
          <table:table-cell office:value-type="float" office:value="17.402031" calcext:value-type="float">
            <text:p>17.402031</text:p>
          </table:table-cell>
          <table:table-cell office:value-type="float" office:value="0.316401" calcext:value-type="float">
            <text:p>0.316401</text:p>
          </table:table-cell>
          <table:table-cell office:value-type="float" office:value="0.468159" calcext:value-type="float">
            <text:p>0.468159</text:p>
          </table:table-cell>
          <table:table-cell office:value-type="float" office:value="0.010895" calcext:value-type="float">
            <text:p>0.01089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.180676" calcext:value-type="float">
            <text:p>17.180676</text:p>
          </table:table-cell>
          <table:table-cell office:value-type="float" office:value="0.318161" calcext:value-type="float">
            <text:p>0.318161</text:p>
          </table:table-cell>
          <table:table-cell office:value-type="float" office:value="0.468928" calcext:value-type="float">
            <text:p>0.468928</text:p>
          </table:table-cell>
          <table:table-cell office:value-type="float" office:value="0.01059" calcext:value-type="float">
            <text:p>0.01059</text:p>
          </table:table-cell>
          <table:table-cell office:value-type="float" office:value="46" calcext:value-type="float">
            <text:p>46</text:p>
          </table:table-cell>
          <table:table-cell office:value-type="float" office:value="13.2694" calcext:value-type="float">
            <text:p>13.2694</text:p>
          </table:table-cell>
          <table:table-cell office:value-type="float" office:value="0.288465" calcext:value-type="float">
            <text:p>0.288465</text:p>
          </table:table-cell>
          <table:table-cell office:value-type="float" office:value="0.468412" calcext:value-type="float">
            <text:p>0.468412</text:p>
          </table:table-cell>
          <table:table-cell office:value-type="float" office:value="0.010713" calcext:value-type="float">
            <text:p>0.010713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ype: UN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32 NumServers: 5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.353229" calcext:value-type="float">
            <text:p>14.353229</text:p>
          </table:table-cell>
          <table:table-cell office:value-type="float" office:value="0.299026" calcext:value-type="float">
            <text:p>0.299026</text:p>
          </table:table-cell>
          <table:table-cell office:value-type="float" office:value="0.557659" calcext:value-type="float">
            <text:p>0.557659</text:p>
          </table:table-cell>
          <table:table-cell office:value-type="float" office:value="0.010693" calcext:value-type="float">
            <text:p>0.010693</text:p>
          </table:table-cell>
          <table:table-cell office:value-type="float" office:value="52" calcext:value-type="float">
            <text:p>52</text:p>
          </table:table-cell>
          <table:table-cell office:value-type="float" office:value="14.03174" calcext:value-type="float">
            <text:p>14.03174</text:p>
          </table:table-cell>
          <table:table-cell office:value-type="float" office:value="0.269841" calcext:value-type="float">
            <text:p>0.269841</text:p>
          </table:table-cell>
          <table:table-cell office:value-type="float" office:value="0.619964" calcext:value-type="float">
            <text:p>0.619964</text:p>
          </table:table-cell>
          <table:table-cell office:value-type="float" office:value="0.010622" calcext:value-type="float">
            <text:p>0.0106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.927269" calcext:value-type="float">
            <text:p>13.927269</text:p>
          </table:table-cell>
          <table:table-cell office:value-type="float" office:value="0.309495" calcext:value-type="float">
            <text:p>0.309495</text:p>
          </table:table-cell>
          <table:table-cell office:value-type="float" office:value="0.621111" calcext:value-type="float">
            <text:p>0.621111</text:p>
          </table:table-cell>
          <table:table-cell office:value-type="float" office:value="0.010884" calcext:value-type="float">
            <text:p>0.010884</text:p>
          </table:table-cell>
          <table:table-cell office:value-type="float" office:value="55" calcext:value-type="float">
            <text:p>55</text:p>
          </table:table-cell>
          <table:table-cell office:value-type="float" office:value="16.534148" calcext:value-type="float">
            <text:p>16.534148</text:p>
          </table:table-cell>
          <table:table-cell office:value-type="float" office:value="0.300621" calcext:value-type="float">
            <text:p>0.300621</text:p>
          </table:table-cell>
          <table:table-cell office:value-type="float" office:value="0.550045" calcext:value-type="float">
            <text:p>0.550045</text:p>
          </table:table-cell>
          <table:table-cell office:value-type="float" office:value="0.010574" calcext:value-type="float">
            <text:p>0.01057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.784152" calcext:value-type="float">
            <text:p>14.784152</text:p>
          </table:table-cell>
          <table:table-cell office:value-type="float" office:value="0.301717" calcext:value-type="float">
            <text:p>0.301717</text:p>
          </table:table-cell>
          <table:table-cell office:value-type="float" office:value="0.559217" calcext:value-type="float">
            <text:p>0.559217</text:p>
          </table:table-cell>
          <table:table-cell office:value-type="float" office:value="0.010629" calcext:value-type="float">
            <text:p>0.010629</text:p>
          </table:table-cell>
          <table:table-cell office:value-type="float" office:value="51" calcext:value-type="float">
            <text:p>51</text:p>
          </table:table-cell>
          <table:table-cell office:value-type="float" office:value="15.930316" calcext:value-type="float">
            <text:p>15.930316</text:p>
          </table:table-cell>
          <table:table-cell office:value-type="float" office:value="0.312359" calcext:value-type="float">
            <text:p>0.312359</text:p>
          </table:table-cell>
          <table:table-cell office:value-type="float" office:value="0.598581" calcext:value-type="float">
            <text:p>0.598581</text:p>
          </table:table-cell>
          <table:table-cell office:value-type="float" office:value="0.010795" calcext:value-type="float">
            <text:p>0.01079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.791766" calcext:value-type="float">
            <text:p>13.791766</text:p>
          </table:table-cell>
          <table:table-cell office:value-type="float" office:value="0.313449" calcext:value-type="float">
            <text:p>0.313449</text:p>
          </table:table-cell>
          <table:table-cell office:value-type="float" office:value="0.55032" calcext:value-type="float">
            <text:p>0.55032</text:p>
          </table:table-cell>
          <table:table-cell office:value-type="float" office:value="0.010694" calcext:value-type="float">
            <text:p>0.010694</text:p>
          </table:table-cell>
          <table:table-cell office:value-type="float" office:value="56" calcext:value-type="float">
            <text:p>56</text:p>
          </table:table-cell>
          <table:table-cell office:value-type="float" office:value="17.056518" calcext:value-type="float">
            <text:p>17.056518</text:p>
          </table:table-cell>
          <table:table-cell office:value-type="float" office:value="0.304581" calcext:value-type="float">
            <text:p>0.304581</text:p>
          </table:table-cell>
          <table:table-cell office:value-type="float" office:value="0.581989" calcext:value-type="float">
            <text:p>0.581989</text:p>
          </table:table-cell>
          <table:table-cell office:value-type="float" office:value="0.010638" calcext:value-type="float">
            <text:p>0.01063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.197311" calcext:value-type="float">
            <text:p>16.197311</text:p>
          </table:table-cell>
          <table:table-cell office:value-type="float" office:value="0.284163" calcext:value-type="float">
            <text:p>0.284163</text:p>
          </table:table-cell>
          <table:table-cell office:value-type="float" office:value="0.600946" calcext:value-type="float">
            <text:p>0.600946</text:p>
          </table:table-cell>
          <table:table-cell office:value-type="float" office:value="0.010757" calcext:value-type="float">
            <text:p>0.010757</text:p>
          </table:table-cell>
          <table:table-cell office:value-type="float" office:value="43" calcext:value-type="float">
            <text:p>43</text:p>
          </table:table-cell>
          <table:table-cell office:value-type="float" office:value="14.712181" calcext:value-type="float">
            <text:p>14.712181</text:p>
          </table:table-cell>
          <table:table-cell office:value-type="float" office:value="0.342144" calcext:value-type="float">
            <text:p>0.342144</text:p>
          </table:table-cell>
          <table:table-cell office:value-type="float" office:value="0.52734" calcext:value-type="float">
            <text:p>0.52734</text:p>
          </table:table-cell>
          <table:table-cell office:value-type="float" office:value="0.010596" calcext:value-type="float">
            <text:p>0.0105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.824708" calcext:value-type="float">
            <text:p>13.824708</text:p>
          </table:table-cell>
          <table:table-cell office:value-type="float" office:value="0.314198" calcext:value-type="float">
            <text:p>0.314198</text:p>
          </table:table-cell>
          <table:table-cell office:value-type="float" office:value="0.590657" calcext:value-type="float">
            <text:p>0.590657</text:p>
          </table:table-cell>
          <table:table-cell office:value-type="float" office:value="0.010526" calcext:value-type="float">
            <text:p>0.010526</text:p>
          </table:table-cell>
          <table:table-cell office:value-type="float" office:value="56" calcext:value-type="float">
            <text:p>56</text:p>
          </table:table-cell>
          <table:table-cell office:value-type="float" office:value="17.411366" calcext:value-type="float">
            <text:p>17.411366</text:p>
          </table:table-cell>
          <table:table-cell office:value-type="float" office:value="0.310917" calcext:value-type="float">
            <text:p>0.310917</text:p>
          </table:table-cell>
          <table:table-cell office:value-type="float" office:value="0.5373" calcext:value-type="float">
            <text:p>0.5373</text:p>
          </table:table-cell>
          <table:table-cell office:value-type="float" office:value="0.010468" calcext:value-type="float">
            <text:p>0.01046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.283602" calcext:value-type="float">
            <text:p>12.283602</text:p>
          </table:table-cell>
          <table:table-cell office:value-type="float" office:value="0.272969" calcext:value-type="float">
            <text:p>0.272969</text:p>
          </table:table-cell>
          <table:table-cell office:value-type="float" office:value="0.53819" calcext:value-type="float">
            <text:p>0.53819</text:p>
          </table:table-cell>
          <table:table-cell office:value-type="float" office:value="0.010721" calcext:value-type="float">
            <text:p>0.010721</text:p>
          </table:table-cell>
          <table:table-cell office:value-type="float" office:value="55" calcext:value-type="float">
            <text:p>55</text:p>
          </table:table-cell>
          <table:table-cell office:value-type="float" office:value="19.133227" calcext:value-type="float">
            <text:p>19.133227</text:p>
          </table:table-cell>
          <table:table-cell office:value-type="float" office:value="0.347877" calcext:value-type="float">
            <text:p>0.347877</text:p>
          </table:table-cell>
          <table:table-cell office:value-type="float" office:value="0.590878" calcext:value-type="float">
            <text:p>0.590878</text:p>
          </table:table-cell>
          <table:table-cell office:value-type="float" office:value="0.010686" calcext:value-type="float">
            <text:p>0.0106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.587461" calcext:value-type="float">
            <text:p>12.587461</text:p>
          </table:table-cell>
          <table:table-cell office:value-type="float" office:value="0.292732" calcext:value-type="float">
            <text:p>0.292732</text:p>
          </table:table-cell>
          <table:table-cell office:value-type="float" office:value="0.568364" calcext:value-type="float">
            <text:p>0.568364</text:p>
          </table:table-cell>
          <table:table-cell office:value-type="float" office:value="0.0107" calcext:value-type="float">
            <text:p>0.0107</text:p>
          </table:table-cell>
          <table:table-cell office:value-type="float" office:value="57" calcext:value-type="float">
            <text:p>57</text:p>
          </table:table-cell>
          <table:table-cell office:value-type="float" office:value="19.07774" calcext:value-type="float">
            <text:p>19.07774</text:p>
          </table:table-cell>
          <table:table-cell office:value-type="float" office:value="0.334697" calcext:value-type="float">
            <text:p>0.334697</text:p>
          </table:table-cell>
          <table:table-cell office:value-type="float" office:value="0.619061" calcext:value-type="float">
            <text:p>0.619061</text:p>
          </table:table-cell>
          <table:table-cell office:value-type="float" office:value="0.01078" calcext:value-type="float">
            <text:p>0.010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.764895" calcext:value-type="float">
            <text:p>14.764895</text:p>
          </table:table-cell>
          <table:table-cell office:value-type="float" office:value="0.320976" calcext:value-type="float">
            <text:p>0.320976</text:p>
          </table:table-cell>
          <table:table-cell office:value-type="float" office:value="0.537223" calcext:value-type="float">
            <text:p>0.537223</text:p>
          </table:table-cell>
          <table:table-cell office:value-type="float" office:value="0.010741" calcext:value-type="float">
            <text:p>0.010741</text:p>
          </table:table-cell>
          <table:table-cell office:value-type="float" office:value="54" calcext:value-type="float">
            <text:p>54</text:p>
          </table:table-cell>
          <table:table-cell office:value-type="float" office:value="17.020535" calcext:value-type="float">
            <text:p>17.020535</text:p>
          </table:table-cell>
          <table:table-cell office:value-type="float" office:value="0.315195" calcext:value-type="float">
            <text:p>0.315195</text:p>
          </table:table-cell>
          <table:table-cell office:value-type="float" office:value="0.589328" calcext:value-type="float">
            <text:p>0.589328</text:p>
          </table:table-cell>
          <table:table-cell office:value-type="float" office:value="0.010736" calcext:value-type="float">
            <text:p>0.0107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.965003" calcext:value-type="float">
            <text:p>15.965003</text:p>
          </table:table-cell>
          <table:table-cell office:value-type="float" office:value="0.325816" calcext:value-type="float">
            <text:p>0.325816</text:p>
          </table:table-cell>
          <table:table-cell office:value-type="float" office:value="0.537569" calcext:value-type="float">
            <text:p>0.537569</text:p>
          </table:table-cell>
          <table:table-cell office:value-type="float" office:value="0.010517" calcext:value-type="float">
            <text:p>0.010517</text:p>
          </table:table-cell>
          <table:table-cell office:value-type="float" office:value="51" calcext:value-type="float">
            <text:p>51</text:p>
          </table:table-cell>
          <table:table-cell office:value-type="float" office:value="16.07502" calcext:value-type="float">
            <text:p>16.07502</text:p>
          </table:table-cell>
          <table:table-cell office:value-type="float" office:value="0.315196" calcext:value-type="float">
            <text:p>0.315196</text:p>
          </table:table-cell>
          <table:table-cell office:value-type="float" office:value="0.538401" calcext:value-type="float">
            <text:p>0.538401</text:p>
          </table:table-cell>
          <table:table-cell office:value-type="float" office:value="0.010701" calcext:value-type="float">
            <text:p>0.01070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7.193414" calcext:value-type="float">
            <text:p>17.193414</text:p>
          </table:table-cell>
          <table:table-cell office:value-type="float" office:value="0.350886" calcext:value-type="float">
            <text:p>0.350886</text:p>
          </table:table-cell>
          <table:table-cell office:value-type="float" office:value="0.590122" calcext:value-type="float">
            <text:p>0.590122</text:p>
          </table:table-cell>
          <table:table-cell office:value-type="float" office:value="0.010748" calcext:value-type="float">
            <text:p>0.010748</text:p>
          </table:table-cell>
          <table:table-cell office:value-type="float" office:value="51" calcext:value-type="float">
            <text:p>51</text:p>
          </table:table-cell>
          <table:table-cell office:value-type="float" office:value="15.170405" calcext:value-type="float">
            <text:p>15.170405</text:p>
          </table:table-cell>
          <table:table-cell office:value-type="float" office:value="0.297459" calcext:value-type="float">
            <text:p>0.297459</text:p>
          </table:table-cell>
          <table:table-cell office:value-type="float" office:value="0.58855" calcext:value-type="float">
            <text:p>0.58855</text:p>
          </table:table-cell>
          <table:table-cell office:value-type="float" office:value="0.010865" calcext:value-type="float">
            <text:p>0.0108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.171563" calcext:value-type="float">
            <text:p>14.171563</text:p>
          </table:table-cell>
          <table:table-cell office:value-type="float" office:value="0.283431" calcext:value-type="float">
            <text:p>0.283431</text:p>
          </table:table-cell>
          <table:table-cell office:value-type="float" office:value="0.546867" calcext:value-type="float">
            <text:p>0.546867</text:p>
          </table:table-cell>
          <table:table-cell office:value-type="float" office:value="0.010695" calcext:value-type="float">
            <text:p>0.010695</text:p>
          </table:table-cell>
          <table:table-cell office:value-type="float" office:value="50" calcext:value-type="float">
            <text:p>50</text:p>
          </table:table-cell>
          <table:table-cell office:value-type="float" office:value="18.233577" calcext:value-type="float">
            <text:p>18.233577</text:p>
          </table:table-cell>
          <table:table-cell office:value-type="float" office:value="0.364672" calcext:value-type="float">
            <text:p>0.364672</text:p>
          </table:table-cell>
          <table:table-cell office:value-type="float" office:value="0.631122" calcext:value-type="float">
            <text:p>0.631122</text:p>
          </table:table-cell>
          <table:table-cell office:value-type="float" office:value="0.010919" calcext:value-type="float">
            <text:p>0.01091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8.328651" calcext:value-type="float">
            <text:p>18.328651</text:p>
          </table:table-cell>
          <table:table-cell office:value-type="float" office:value="0.339419" calcext:value-type="float">
            <text:p>0.339419</text:p>
          </table:table-cell>
          <table:table-cell office:value-type="float" office:value="0.55817" calcext:value-type="float">
            <text:p>0.55817</text:p>
          </table:table-cell>
          <table:table-cell office:value-type="float" office:value="0.01078" calcext:value-type="float">
            <text:p>0.01078</text:p>
          </table:table-cell>
          <table:table-cell office:value-type="float" office:value="46" calcext:value-type="float">
            <text:p>46</text:p>
          </table:table-cell>
          <table:table-cell office:value-type="float" office:value="14.147574" calcext:value-type="float">
            <text:p>14.147574</text:p>
          </table:table-cell>
          <table:table-cell office:value-type="float" office:value="0.307556" calcext:value-type="float">
            <text:p>0.307556</text:p>
          </table:table-cell>
          <table:table-cell office:value-type="float" office:value="0.579518" calcext:value-type="float">
            <text:p>0.579518</text:p>
          </table:table-cell>
          <table:table-cell office:value-type="float" office:value="0.010632" calcext:value-type="float">
            <text:p>0.0106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.32306" calcext:value-type="float">
            <text:p>16.32306</text:p>
          </table:table-cell>
          <table:table-cell office:value-type="float" office:value="0.340064" calcext:value-type="float">
            <text:p>0.340064</text:p>
          </table:table-cell>
          <table:table-cell office:value-type="float" office:value="0.617721" calcext:value-type="float">
            <text:p>0.617721</text:p>
          </table:table-cell>
          <table:table-cell office:value-type="float" office:value="0.010865" calcext:value-type="float">
            <text:p>0.010865</text:p>
          </table:table-cell>
          <table:table-cell office:value-type="float" office:value="52" calcext:value-type="float">
            <text:p>52</text:p>
          </table:table-cell>
          <table:table-cell office:value-type="float" office:value="16.173322" calcext:value-type="float">
            <text:p>16.173322</text:p>
          </table:table-cell>
          <table:table-cell office:value-type="float" office:value="0.311025" calcext:value-type="float">
            <text:p>0.311025</text:p>
          </table:table-cell>
          <table:table-cell office:value-type="float" office:value="0.620682" calcext:value-type="float">
            <text:p>0.620682</text:p>
          </table:table-cell>
          <table:table-cell office:value-type="float" office:value="0.010659" calcext:value-type="float">
            <text:p>0.0106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.247154" calcext:value-type="float">
            <text:p>14.247154</text:p>
          </table:table-cell>
          <table:table-cell office:value-type="float" office:value="0.316603" calcext:value-type="float">
            <text:p>0.316603</text:p>
          </table:table-cell>
          <table:table-cell office:value-type="float" office:value="0.630571" calcext:value-type="float">
            <text:p>0.630571</text:p>
          </table:table-cell>
          <table:table-cell office:value-type="float" office:value="0.010687" calcext:value-type="float">
            <text:p>0.010687</text:p>
          </table:table-cell>
          <table:table-cell office:value-type="float" office:value="55" calcext:value-type="float">
            <text:p>55</text:p>
          </table:table-cell>
          <table:table-cell office:value-type="float" office:value="18.269713" calcext:value-type="float">
            <text:p>18.269713</text:p>
          </table:table-cell>
          <table:table-cell office:value-type="float" office:value="0.332177" calcext:value-type="float">
            <text:p>0.332177</text:p>
          </table:table-cell>
          <table:table-cell office:value-type="float" office:value="0.548688" calcext:value-type="float">
            <text:p>0.548688</text:p>
          </table:table-cell>
          <table:table-cell office:value-type="float" office:value="0.011003" calcext:value-type="float">
            <text:p>0.01100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.251397" calcext:value-type="float">
            <text:p>15.251397</text:p>
          </table:table-cell>
          <table:table-cell office:value-type="float" office:value="0.311253" calcext:value-type="float">
            <text:p>0.311253</text:p>
          </table:table-cell>
          <table:table-cell office:value-type="float" office:value="0.590216" calcext:value-type="float">
            <text:p>0.590216</text:p>
          </table:table-cell>
          <table:table-cell office:value-type="float" office:value="0.011116" calcext:value-type="float">
            <text:p>0.011116</text:p>
          </table:table-cell>
          <table:table-cell office:value-type="float" office:value="51" calcext:value-type="float">
            <text:p>51</text:p>
          </table:table-cell>
          <table:table-cell office:value-type="float" office:value="17.315204" calcext:value-type="float">
            <text:p>17.315204</text:p>
          </table:table-cell>
          <table:table-cell office:value-type="float" office:value="0.339514" calcext:value-type="float">
            <text:p>0.339514</text:p>
          </table:table-cell>
          <table:table-cell office:value-type="float" office:value="0.550087" calcext:value-type="float">
            <text:p>0.550087</text:p>
          </table:table-cell>
          <table:table-cell office:value-type="float" office:value="0.010648" calcext:value-type="float">
            <text:p>0.01064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.876345" calcext:value-type="float">
            <text:p>19.876345</text:p>
          </table:table-cell>
          <table:table-cell office:value-type="float" office:value="0.325842" calcext:value-type="float">
            <text:p>0.325842</text:p>
          </table:table-cell>
          <table:table-cell office:value-type="float" office:value="0.609507" calcext:value-type="float">
            <text:p>0.609507</text:p>
          </table:table-cell>
          <table:table-cell office:value-type="float" office:value="0.010609" calcext:value-type="float">
            <text:p>0.010609</text:p>
          </table:table-cell>
          <table:table-cell office:value-type="float" office:value="39" calcext:value-type="float">
            <text:p>39</text:p>
          </table:table-cell>
          <table:table-cell office:value-type="float" office:value="12.793065" calcext:value-type="float">
            <text:p>12.793065</text:p>
          </table:table-cell>
          <table:table-cell office:value-type="float" office:value="0.328027" calcext:value-type="float">
            <text:p>0.328027</text:p>
          </table:table-cell>
          <table:table-cell office:value-type="float" office:value="0.548807" calcext:value-type="float">
            <text:p>0.548807</text:p>
          </table:table-cell>
          <table:table-cell office:value-type="float" office:value="0.010763" calcext:value-type="float">
            <text:p>0.01076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.056629" calcext:value-type="float">
            <text:p>20.056629</text:p>
          </table:table-cell>
          <table:table-cell office:value-type="float" office:value="0.345804" calcext:value-type="float">
            <text:p>0.345804</text:p>
          </table:table-cell>
          <table:table-cell office:value-type="float" office:value="0.601901" calcext:value-type="float">
            <text:p>0.601901</text:p>
          </table:table-cell>
          <table:table-cell office:value-type="float" office:value="0.010577" calcext:value-type="float">
            <text:p>0.010577</text:p>
          </table:table-cell>
          <table:table-cell office:value-type="float" office:value="42" calcext:value-type="float">
            <text:p>42</text:p>
          </table:table-cell>
          <table:table-cell office:value-type="float" office:value="12.816086" calcext:value-type="float">
            <text:p>12.816086</text:p>
          </table:table-cell>
          <table:table-cell office:value-type="float" office:value="0.305145" calcext:value-type="float">
            <text:p>0.305145</text:p>
          </table:table-cell>
          <table:table-cell office:value-type="float" office:value="0.529243" calcext:value-type="float">
            <text:p>0.529243</text:p>
          </table:table-cell>
          <table:table-cell office:value-type="float" office:value="0.010829" calcext:value-type="float">
            <text:p>0.01082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.893391" calcext:value-type="float">
            <text:p>17.893391</text:p>
          </table:table-cell>
          <table:table-cell office:value-type="float" office:value="0.344104" calcext:value-type="float">
            <text:p>0.344104</text:p>
          </table:table-cell>
          <table:table-cell office:value-type="float" office:value="0.601799" calcext:value-type="float">
            <text:p>0.601799</text:p>
          </table:table-cell>
          <table:table-cell office:value-type="float" office:value="0.010593" calcext:value-type="float">
            <text:p>0.010593</text:p>
          </table:table-cell>
          <table:table-cell office:value-type="float" office:value="48" calcext:value-type="float">
            <text:p>48</text:p>
          </table:table-cell>
          <table:table-cell office:value-type="float" office:value="15.090089" calcext:value-type="float">
            <text:p>15.090089</text:p>
          </table:table-cell>
          <table:table-cell office:value-type="float" office:value="0.314377" calcext:value-type="float">
            <text:p>0.314377</text:p>
          </table:table-cell>
          <table:table-cell office:value-type="float" office:value="0.537062" calcext:value-type="float">
            <text:p>0.537062</text:p>
          </table:table-cell>
          <table:table-cell office:value-type="float" office:value="0.010663" calcext:value-type="float">
            <text:p>0.01066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9.516986" calcext:value-type="float">
            <text:p>19.516986</text:p>
          </table:table-cell>
          <table:table-cell office:value-type="float" office:value="0.368245" calcext:value-type="float">
            <text:p>0.368245</text:p>
          </table:table-cell>
          <table:table-cell office:value-type="float" office:value="0.629463" calcext:value-type="float">
            <text:p>0.629463</text:p>
          </table:table-cell>
          <table:table-cell office:value-type="float" office:value="0.01071" calcext:value-type="float">
            <text:p>0.01071</text:p>
          </table:table-cell>
          <table:table-cell office:value-type="float" office:value="47" calcext:value-type="float">
            <text:p>47</text:p>
          </table:table-cell>
          <table:table-cell office:value-type="float" office:value="13.4976" calcext:value-type="float">
            <text:p>13.4976</text:p>
          </table:table-cell>
          <table:table-cell office:value-type="float" office:value="0.287183" calcext:value-type="float">
            <text:p>0.287183</text:p>
          </table:table-cell>
          <table:table-cell office:value-type="float" office:value="0.516747" calcext:value-type="float">
            <text:p>0.516747</text:p>
          </table:table-cell>
          <table:table-cell office:value-type="float" office:value="0.010915" calcext:value-type="float">
            <text:p>0.0109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.713373" calcext:value-type="float">
            <text:p>16.713373</text:p>
          </table:table-cell>
          <table:table-cell office:value-type="float" office:value="0.327713" calcext:value-type="float">
            <text:p>0.327713</text:p>
          </table:table-cell>
          <table:table-cell office:value-type="float" office:value="0.591429" calcext:value-type="float">
            <text:p>0.591429</text:p>
          </table:table-cell>
          <table:table-cell office:value-type="float" office:value="0.010638" calcext:value-type="float">
            <text:p>0.010638</text:p>
          </table:table-cell>
          <table:table-cell office:value-type="float" office:value="49" calcext:value-type="float">
            <text:p>49</text:p>
          </table:table-cell>
          <table:table-cell office:value-type="float" office:value="16.310152" calcext:value-type="float">
            <text:p>16.310152</text:p>
          </table:table-cell>
          <table:table-cell office:value-type="float" office:value="0.33286" calcext:value-type="float">
            <text:p>0.33286</text:p>
          </table:table-cell>
          <table:table-cell office:value-type="float" office:value="0.550946" calcext:value-type="float">
            <text:p>0.550946</text:p>
          </table:table-cell>
          <table:table-cell office:value-type="float" office:value="0.010771" calcext:value-type="float">
            <text:p>0.01077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.880516" calcext:value-type="float">
            <text:p>16.880516</text:p>
          </table:table-cell>
          <table:table-cell office:value-type="float" office:value="0.330991" calcext:value-type="float">
            <text:p>0.330991</text:p>
          </table:table-cell>
          <table:table-cell office:value-type="float" office:value="0.637437" calcext:value-type="float">
            <text:p>0.637437</text:p>
          </table:table-cell>
          <table:table-cell office:value-type="float" office:value="0.010592" calcext:value-type="float">
            <text:p>0.010592</text:p>
          </table:table-cell>
          <table:table-cell office:value-type="float" office:value="49" calcext:value-type="float">
            <text:p>49</text:p>
          </table:table-cell>
          <table:table-cell office:value-type="float" office:value="16.26525" calcext:value-type="float">
            <text:p>16.26525</text:p>
          </table:table-cell>
          <table:table-cell office:value-type="float" office:value="0.331944" calcext:value-type="float">
            <text:p>0.331944</text:p>
          </table:table-cell>
          <table:table-cell office:value-type="float" office:value="0.588633" calcext:value-type="float">
            <text:p>0.588633</text:p>
          </table:table-cell>
          <table:table-cell office:value-type="float" office:value="0.010672" calcext:value-type="float">
            <text:p>0.01067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.180009" calcext:value-type="float">
            <text:p>13.180009</text:p>
          </table:table-cell>
          <table:table-cell office:value-type="float" office:value="0.306512" calcext:value-type="float">
            <text:p>0.306512</text:p>
          </table:table-cell>
          <table:table-cell office:value-type="float" office:value="0.549214" calcext:value-type="float">
            <text:p>0.549214</text:p>
          </table:table-cell>
          <table:table-cell office:value-type="float" office:value="0.010792" calcext:value-type="float">
            <text:p>0.010792</text:p>
          </table:table-cell>
          <table:table-cell office:value-type="float" office:value="57" calcext:value-type="float">
            <text:p>57</text:p>
          </table:table-cell>
          <table:table-cell office:value-type="float" office:value="20.223335" calcext:value-type="float">
            <text:p>20.223335</text:p>
          </table:table-cell>
          <table:table-cell office:value-type="float" office:value="0.354795" calcext:value-type="float">
            <text:p>0.354795</text:p>
          </table:table-cell>
          <table:table-cell office:value-type="float" office:value="0.561619" calcext:value-type="float">
            <text:p>0.561619</text:p>
          </table:table-cell>
          <table:table-cell office:value-type="float" office:value="0.010694" calcext:value-type="float">
            <text:p>0.01069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2.551194" calcext:value-type="float">
            <text:p>22.551194</text:p>
          </table:table-cell>
          <table:table-cell office:value-type="float" office:value="0.363729" calcext:value-type="float">
            <text:p>0.363729</text:p>
          </table:table-cell>
          <table:table-cell office:value-type="float" office:value="0.580872" calcext:value-type="float">
            <text:p>0.580872</text:p>
          </table:table-cell>
          <table:table-cell office:value-type="float" office:value="0.010673" calcext:value-type="float">
            <text:p>0.010673</text:p>
          </table:table-cell>
          <table:table-cell office:value-type="float" office:value="38" calcext:value-type="float">
            <text:p>38</text:p>
          </table:table-cell>
          <table:table-cell office:value-type="float" office:value="10.8802" calcext:value-type="float">
            <text:p>10.8802</text:p>
          </table:table-cell>
          <table:table-cell office:value-type="float" office:value="0.286321" calcext:value-type="float">
            <text:p>0.286321</text:p>
          </table:table-cell>
          <table:table-cell office:value-type="float" office:value="0.518481" calcext:value-type="float">
            <text:p>0.518481</text:p>
          </table:table-cell>
          <table:table-cell office:value-type="float" office:value="0.010716" calcext:value-type="float">
            <text:p>0.0107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.573152" calcext:value-type="float">
            <text:p>19.573152</text:p>
          </table:table-cell>
          <table:table-cell office:value-type="float" office:value="0.337468" calcext:value-type="float">
            <text:p>0.337468</text:p>
          </table:table-cell>
          <table:table-cell office:value-type="float" office:value="0.580087" calcext:value-type="float">
            <text:p>0.580087</text:p>
          </table:table-cell>
          <table:table-cell office:value-type="float" office:value="0.010801" calcext:value-type="float">
            <text:p>0.010801</text:p>
          </table:table-cell>
          <table:table-cell office:value-type="float" office:value="42" calcext:value-type="float">
            <text:p>42</text:p>
          </table:table-cell>
          <table:table-cell office:value-type="float" office:value="13.880919" calcext:value-type="float">
            <text:p>13.880919</text:p>
          </table:table-cell>
          <table:table-cell office:value-type="float" office:value="0.330498" calcext:value-type="float">
            <text:p>0.330498</text:p>
          </table:table-cell>
          <table:table-cell office:value-type="float" office:value="0.561863" calcext:value-type="float">
            <text:p>0.561863</text:p>
          </table:table-cell>
          <table:table-cell office:value-type="float" office:value="0.011157" calcext:value-type="float">
            <text:p>0.0111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8.424592" calcext:value-type="float">
            <text:p>18.424592</text:p>
          </table:table-cell>
          <table:table-cell office:value-type="float" office:value="0.341196" calcext:value-type="float">
            <text:p>0.341196</text:p>
          </table:table-cell>
          <table:table-cell office:value-type="float" office:value="0.561572" calcext:value-type="float">
            <text:p>0.561572</text:p>
          </table:table-cell>
          <table:table-cell office:value-type="float" office:value="0.011976" calcext:value-type="float">
            <text:p>0.011976</text:p>
          </table:table-cell>
          <table:table-cell office:value-type="float" office:value="46" calcext:value-type="float">
            <text:p>46</text:p>
          </table:table-cell>
          <table:table-cell office:value-type="float" office:value="15.170272" calcext:value-type="float">
            <text:p>15.170272</text:p>
          </table:table-cell>
          <table:table-cell office:value-type="float" office:value="0.329789" calcext:value-type="float">
            <text:p>0.329789</text:p>
          </table:table-cell>
          <table:table-cell office:value-type="float" office:value="0.540418" calcext:value-type="float">
            <text:p>0.540418</text:p>
          </table:table-cell>
          <table:table-cell office:value-type="float" office:value="0.010688" calcext:value-type="float">
            <text:p>0.01068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.777899" calcext:value-type="float">
            <text:p>15.777899</text:p>
          </table:table-cell>
          <table:table-cell office:value-type="float" office:value="0.328706" calcext:value-type="float">
            <text:p>0.328706</text:p>
          </table:table-cell>
          <table:table-cell office:value-type="float" office:value="0.587588" calcext:value-type="float">
            <text:p>0.587588</text:p>
          </table:table-cell>
          <table:table-cell office:value-type="float" office:value="0.010765" calcext:value-type="float">
            <text:p>0.010765</text:p>
          </table:table-cell>
          <table:table-cell office:value-type="float" office:value="52" calcext:value-type="float">
            <text:p>52</text:p>
          </table:table-cell>
          <table:table-cell office:value-type="float" office:value="17.867465" calcext:value-type="float">
            <text:p>17.867465</text:p>
          </table:table-cell>
          <table:table-cell office:value-type="float" office:value="0.343605" calcext:value-type="float">
            <text:p>0.343605</text:p>
          </table:table-cell>
          <table:table-cell office:value-type="float" office:value="0.581936" calcext:value-type="float">
            <text:p>0.581936</text:p>
          </table:table-cell>
          <table:table-cell office:value-type="float" office:value="0.010769" calcext:value-type="float">
            <text:p>0.0107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8.028028" calcext:value-type="float">
            <text:p>18.028028</text:p>
          </table:table-cell>
          <table:table-cell office:value-type="float" office:value="0.321929" calcext:value-type="float">
            <text:p>0.321929</text:p>
          </table:table-cell>
          <table:table-cell office:value-type="float" office:value="0.592149" calcext:value-type="float">
            <text:p>0.592149</text:p>
          </table:table-cell>
          <table:table-cell office:value-type="float" office:value="0.010959" calcext:value-type="float">
            <text:p>0.010959</text:p>
          </table:table-cell>
          <table:table-cell office:value-type="float" office:value="44" calcext:value-type="float">
            <text:p>44</text:p>
          </table:table-cell>
          <table:table-cell office:value-type="float" office:value="15.627674" calcext:value-type="float">
            <text:p>15.627674</text:p>
          </table:table-cell>
          <table:table-cell office:value-type="float" office:value="0.355174" calcext:value-type="float">
            <text:p>0.355174</text:p>
          </table:table-cell>
          <table:table-cell office:value-type="float" office:value="0.587259" calcext:value-type="float">
            <text:p>0.587259</text:p>
          </table:table-cell>
          <table:table-cell office:value-type="float" office:value="0.010713" calcext:value-type="float">
            <text:p>0.0107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.649271" calcext:value-type="float">
            <text:p>19.649271</text:p>
          </table:table-cell>
          <table:table-cell office:value-type="float" office:value="0.363875" calcext:value-type="float">
            <text:p>0.363875</text:p>
          </table:table-cell>
          <table:table-cell office:value-type="float" office:value="0.599257" calcext:value-type="float">
            <text:p>0.599257</text:p>
          </table:table-cell>
          <table:table-cell office:value-type="float" office:value="0.010456" calcext:value-type="float">
            <text:p>0.010456</text:p>
          </table:table-cell>
          <table:table-cell office:value-type="float" office:value="46" calcext:value-type="float">
            <text:p>46</text:p>
          </table:table-cell>
          <table:table-cell office:value-type="float" office:value="14.027436" calcext:value-type="float">
            <text:p>14.027436</text:p>
          </table:table-cell>
          <table:table-cell office:value-type="float" office:value="0.304944" calcext:value-type="float">
            <text:p>0.304944</text:p>
          </table:table-cell>
          <table:table-cell office:value-type="float" office:value="0.548887" calcext:value-type="float">
            <text:p>0.548887</text:p>
          </table:table-cell>
          <table:table-cell office:value-type="float" office:value="0.010813" calcext:value-type="float">
            <text:p>0.0108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.939265" calcext:value-type="float">
            <text:p>17.939265</text:p>
          </table:table-cell>
          <table:table-cell office:value-type="float" office:value="0.39865" calcext:value-type="float">
            <text:p>0.39865</text:p>
          </table:table-cell>
          <table:table-cell office:value-type="float" office:value="0.619634" calcext:value-type="float">
            <text:p>0.619634</text:p>
          </table:table-cell>
          <table:table-cell office:value-type="float" office:value="0.01061" calcext:value-type="float">
            <text:p>0.01061</text:p>
          </table:table-cell>
          <table:table-cell office:value-type="float" office:value="55" calcext:value-type="float">
            <text:p>55</text:p>
          </table:table-cell>
          <table:table-cell office:value-type="float" office:value="15.777174" calcext:value-type="float">
            <text:p>15.777174</text:p>
          </table:table-cell>
          <table:table-cell office:value-type="float" office:value="0.286858" calcext:value-type="float">
            <text:p>0.286858</text:p>
          </table:table-cell>
          <table:table-cell office:value-type="float" office:value="0.60855" calcext:value-type="float">
            <text:p>0.60855</text:p>
          </table:table-cell>
          <table:table-cell office:value-type="float" office:value="0.010696" calcext:value-type="float">
            <text:p>0.01069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.713361" calcext:value-type="float">
            <text:p>15.713361</text:p>
          </table:table-cell>
          <table:table-cell office:value-type="float" office:value="0.285697" calcext:value-type="float">
            <text:p>0.285697</text:p>
          </table:table-cell>
          <table:table-cell office:value-type="float" office:value="0.550734" calcext:value-type="float">
            <text:p>0.550734</text:p>
          </table:table-cell>
          <table:table-cell office:value-type="float" office:value="0.010783" calcext:value-type="float">
            <text:p>0.010783</text:p>
          </table:table-cell>
          <table:table-cell office:value-type="float" office:value="45" calcext:value-type="float">
            <text:p>45</text:p>
          </table:table-cell>
          <table:table-cell office:value-type="float" office:value="18.014862" calcext:value-type="float">
            <text:p>18.014862</text:p>
          </table:table-cell>
          <table:table-cell office:value-type="float" office:value="0.40033" calcext:value-type="float">
            <text:p>0.40033</text:p>
          </table:table-cell>
          <table:table-cell office:value-type="float" office:value="0.581856" calcext:value-type="float">
            <text:p>0.581856</text:p>
          </table:table-cell>
          <table:table-cell office:value-type="float" office:value="0.02104" calcext:value-type="float">
            <text:p>0.021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.179355" calcext:value-type="float">
            <text:p>16.179355</text:p>
          </table:table-cell>
          <table:table-cell office:value-type="float" office:value="0.323587" calcext:value-type="float">
            <text:p>0.323587</text:p>
          </table:table-cell>
          <table:table-cell office:value-type="float" office:value="0.569069" calcext:value-type="float">
            <text:p>0.569069</text:p>
          </table:table-cell>
          <table:table-cell office:value-type="float" office:value="0.010654" calcext:value-type="float">
            <text:p>0.010654</text:p>
          </table:table-cell>
          <table:table-cell office:value-type="float" office:value="50" calcext:value-type="float">
            <text:p>50</text:p>
          </table:table-cell>
          <table:table-cell office:value-type="float" office:value="17.578012" calcext:value-type="float">
            <text:p>17.578012</text:p>
          </table:table-cell>
          <table:table-cell office:value-type="float" office:value="0.35156" calcext:value-type="float">
            <text:p>0.35156</text:p>
          </table:table-cell>
          <table:table-cell office:value-type="float" office:value="0.557728" calcext:value-type="float">
            <text:p>0.557728</text:p>
          </table:table-cell>
          <table:table-cell office:value-type="float" office:value="0.010842" calcext:value-type="float">
            <text:p>0.010842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ype: UN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32 NumServers: 7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.165193" calcext:value-type="float">
            <text:p>17.165193</text:p>
          </table:table-cell>
          <table:table-cell office:value-type="float" office:value="0.317874" calcext:value-type="float">
            <text:p>0.317874</text:p>
          </table:table-cell>
          <table:table-cell office:value-type="float" office:value="0.588111" calcext:value-type="float">
            <text:p>0.588111</text:p>
          </table:table-cell>
          <table:table-cell office:value-type="float" office:value="0.01042" calcext:value-type="float">
            <text:p>0.01042</text:p>
          </table:table-cell>
          <table:table-cell office:value-type="float" office:value="46" calcext:value-type="float">
            <text:p>46</text:p>
          </table:table-cell>
          <table:table-cell office:value-type="float" office:value="16.515628" calcext:value-type="float">
            <text:p>16.515628</text:p>
          </table:table-cell>
          <table:table-cell office:value-type="float" office:value="0.359035" calcext:value-type="float">
            <text:p>0.359035</text:p>
          </table:table-cell>
          <table:table-cell office:value-type="float" office:value="0.637646" calcext:value-type="float">
            <text:p>0.637646</text:p>
          </table:table-cell>
          <table:table-cell office:value-type="float" office:value="0.010373" calcext:value-type="float">
            <text:p>0.01037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.833664" calcext:value-type="float">
            <text:p>18.833664</text:p>
          </table:table-cell>
          <table:table-cell office:value-type="float" office:value="0.362186" calcext:value-type="float">
            <text:p>0.362186</text:p>
          </table:table-cell>
          <table:table-cell office:value-type="float" office:value="0.661463" calcext:value-type="float">
            <text:p>0.661463</text:p>
          </table:table-cell>
          <table:table-cell office:value-type="float" office:value="0.010557" calcext:value-type="float">
            <text:p>0.010557</text:p>
          </table:table-cell>
          <table:table-cell office:value-type="float" office:value="48" calcext:value-type="float">
            <text:p>48</text:p>
          </table:table-cell>
          <table:table-cell office:value-type="float" office:value="15.666478" calcext:value-type="float">
            <text:p>15.666478</text:p>
          </table:table-cell>
          <table:table-cell office:value-type="float" office:value="0.326385" calcext:value-type="float">
            <text:p>0.326385</text:p>
          </table:table-cell>
          <table:table-cell office:value-type="float" office:value="0.603863" calcext:value-type="float">
            <text:p>0.603863</text:p>
          </table:table-cell>
          <table:table-cell office:value-type="float" office:value="0.010636" calcext:value-type="float">
            <text:p>0.01063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8.560528" calcext:value-type="float">
            <text:p>18.560528</text:p>
          </table:table-cell>
          <table:table-cell office:value-type="float" office:value="0.331438" calcext:value-type="float">
            <text:p>0.331438</text:p>
          </table:table-cell>
          <table:table-cell office:value-type="float" office:value="0.690631" calcext:value-type="float">
            <text:p>0.690631</text:p>
          </table:table-cell>
          <table:table-cell office:value-type="float" office:value="0.010589" calcext:value-type="float">
            <text:p>0.010589</text:p>
          </table:table-cell>
          <table:table-cell office:value-type="float" office:value="44" calcext:value-type="float">
            <text:p>44</text:p>
          </table:table-cell>
          <table:table-cell office:value-type="float" office:value="16.356328" calcext:value-type="float">
            <text:p>16.356328</text:p>
          </table:table-cell>
          <table:table-cell office:value-type="float" office:value="0.371735" calcext:value-type="float">
            <text:p>0.371735</text:p>
          </table:table-cell>
          <table:table-cell office:value-type="float" office:value="0.613774" calcext:value-type="float">
            <text:p>0.613774</text:p>
          </table:table-cell>
          <table:table-cell office:value-type="float" office:value="0.010461" calcext:value-type="float">
            <text:p>0.01046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.898131" calcext:value-type="float">
            <text:p>17.898131</text:p>
          </table:table-cell>
          <table:table-cell office:value-type="float" office:value="0.331447" calcext:value-type="float">
            <text:p>0.331447</text:p>
          </table:table-cell>
          <table:table-cell office:value-type="float" office:value="0.603273" calcext:value-type="float">
            <text:p>0.603273</text:p>
          </table:table-cell>
          <table:table-cell office:value-type="float" office:value="0.010644" calcext:value-type="float">
            <text:p>0.010644</text:p>
          </table:table-cell>
          <table:table-cell office:value-type="float" office:value="46" calcext:value-type="float">
            <text:p>46</text:p>
          </table:table-cell>
          <table:table-cell office:value-type="float" office:value="17.366018" calcext:value-type="float">
            <text:p>17.366018</text:p>
          </table:table-cell>
          <table:table-cell office:value-type="float" office:value="0.377522" calcext:value-type="float">
            <text:p>0.377522</text:p>
          </table:table-cell>
          <table:table-cell office:value-type="float" office:value="0.640008" calcext:value-type="float">
            <text:p>0.640008</text:p>
          </table:table-cell>
          <table:table-cell office:value-type="float" office:value="0.010489" calcext:value-type="float">
            <text:p>0.01048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.919418" calcext:value-type="float">
            <text:p>17.919418</text:p>
          </table:table-cell>
          <table:table-cell office:value-type="float" office:value="0.331841" calcext:value-type="float">
            <text:p>0.331841</text:p>
          </table:table-cell>
          <table:table-cell office:value-type="float" office:value="0.6776" calcext:value-type="float">
            <text:p>0.6776</text:p>
          </table:table-cell>
          <table:table-cell office:value-type="float" office:value="0.010422" calcext:value-type="float">
            <text:p>0.010422</text:p>
          </table:table-cell>
          <table:table-cell office:value-type="float" office:value="46" calcext:value-type="float">
            <text:p>46</text:p>
          </table:table-cell>
          <table:table-cell office:value-type="float" office:value="17.423023" calcext:value-type="float">
            <text:p>17.423023</text:p>
          </table:table-cell>
          <table:table-cell office:value-type="float" office:value="0.378761" calcext:value-type="float">
            <text:p>0.378761</text:p>
          </table:table-cell>
          <table:table-cell office:value-type="float" office:value="0.680867" calcext:value-type="float">
            <text:p>0.680867</text:p>
          </table:table-cell>
          <table:table-cell office:value-type="float" office:value="0.010756" calcext:value-type="float">
            <text:p>0.0107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.609538" calcext:value-type="float">
            <text:p>12.609538</text:p>
          </table:table-cell>
          <table:table-cell office:value-type="float" office:value="0.360273" calcext:value-type="float">
            <text:p>0.360273</text:p>
          </table:table-cell>
          <table:table-cell office:value-type="float" office:value="0.608997" calcext:value-type="float">
            <text:p>0.608997</text:p>
          </table:table-cell>
          <table:table-cell office:value-type="float" office:value="0.010706" calcext:value-type="float">
            <text:p>0.010706</text:p>
          </table:table-cell>
          <table:table-cell office:value-type="float" office:value="65" calcext:value-type="float">
            <text:p>65</text:p>
          </table:table-cell>
          <table:table-cell office:value-type="float" office:value="23.058116" calcext:value-type="float">
            <text:p>23.058116</text:p>
          </table:table-cell>
          <table:table-cell office:value-type="float" office:value="0.35474" calcext:value-type="float">
            <text:p>0.35474</text:p>
          </table:table-cell>
          <table:table-cell office:value-type="float" office:value="0.658785" calcext:value-type="float">
            <text:p>0.658785</text:p>
          </table:table-cell>
          <table:table-cell office:value-type="float" office:value="0.010373" calcext:value-type="float">
            <text:p>0.0103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.969133" calcext:value-type="float">
            <text:p>16.969133</text:p>
          </table:table-cell>
          <table:table-cell office:value-type="float" office:value="0.361045" calcext:value-type="float">
            <text:p>0.361045</text:p>
          </table:table-cell>
          <table:table-cell office:value-type="float" office:value="0.67705" calcext:value-type="float">
            <text:p>0.67705</text:p>
          </table:table-cell>
          <table:table-cell office:value-type="float" office:value="0.010671" calcext:value-type="float">
            <text:p>0.010671</text:p>
          </table:table-cell>
          <table:table-cell office:value-type="float" office:value="53" calcext:value-type="float">
            <text:p>53</text:p>
          </table:table-cell>
          <table:table-cell office:value-type="float" office:value="18.739859" calcext:value-type="float">
            <text:p>18.739859</text:p>
          </table:table-cell>
          <table:table-cell office:value-type="float" office:value="0.353582" calcext:value-type="float">
            <text:p>0.353582</text:p>
          </table:table-cell>
          <table:table-cell office:value-type="float" office:value="0.633056" calcext:value-type="float">
            <text:p>0.633056</text:p>
          </table:table-cell>
          <table:table-cell office:value-type="float" office:value="0.010612" calcext:value-type="float">
            <text:p>0.0106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.86075" calcext:value-type="float">
            <text:p>17.86075</text:p>
          </table:table-cell>
          <table:table-cell office:value-type="float" office:value="0.357215" calcext:value-type="float">
            <text:p>0.357215</text:p>
          </table:table-cell>
          <table:table-cell office:value-type="float" office:value="0.988812" calcext:value-type="float">
            <text:p>0.988812</text:p>
          </table:table-cell>
          <table:table-cell office:value-type="float" office:value="0.010615" calcext:value-type="float">
            <text:p>0.010615</text:p>
          </table:table-cell>
          <table:table-cell office:value-type="float" office:value="50" calcext:value-type="float">
            <text:p>50</text:p>
          </table:table-cell>
          <table:table-cell office:value-type="float" office:value="18.073612" calcext:value-type="float">
            <text:p>18.073612</text:p>
          </table:table-cell>
          <table:table-cell office:value-type="float" office:value="0.361472" calcext:value-type="float">
            <text:p>0.361472</text:p>
          </table:table-cell>
          <table:table-cell office:value-type="float" office:value="0.650535" calcext:value-type="float">
            <text:p>0.650535</text:p>
          </table:table-cell>
          <table:table-cell office:value-type="float" office:value="0.010736" calcext:value-type="float">
            <text:p>0.01073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.715902" calcext:value-type="float">
            <text:p>16.715902</text:p>
          </table:table-cell>
          <table:table-cell office:value-type="float" office:value="0.363389" calcext:value-type="float">
            <text:p>0.363389</text:p>
          </table:table-cell>
          <table:table-cell office:value-type="float" office:value="0.649292" calcext:value-type="float">
            <text:p>0.649292</text:p>
          </table:table-cell>
          <table:table-cell office:value-type="float" office:value="0.010441" calcext:value-type="float">
            <text:p>0.010441</text:p>
          </table:table-cell>
          <table:table-cell office:value-type="float" office:value="54" calcext:value-type="float">
            <text:p>54</text:p>
          </table:table-cell>
          <table:table-cell office:value-type="float" office:value="19.248555" calcext:value-type="float">
            <text:p>19.248555</text:p>
          </table:table-cell>
          <table:table-cell office:value-type="float" office:value="0.356455" calcext:value-type="float">
            <text:p>0.356455</text:p>
          </table:table-cell>
          <table:table-cell office:value-type="float" office:value="0.640325" calcext:value-type="float">
            <text:p>0.640325</text:p>
          </table:table-cell>
          <table:table-cell office:value-type="float" office:value="0.010545" calcext:value-type="float">
            <text:p>0.01054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3.763762" calcext:value-type="float">
            <text:p>23.763762</text:p>
          </table:table-cell>
          <table:table-cell office:value-type="float" office:value="0.377203" calcext:value-type="float">
            <text:p>0.377203</text:p>
          </table:table-cell>
          <table:table-cell office:value-type="float" office:value="0.666961" calcext:value-type="float">
            <text:p>0.666961</text:p>
          </table:table-cell>
          <table:table-cell office:value-type="float" office:value="0.010581" calcext:value-type="float">
            <text:p>0.010581</text:p>
          </table:table-cell>
          <table:table-cell office:value-type="float" office:value="37" calcext:value-type="float">
            <text:p>37</text:p>
          </table:table-cell>
          <table:table-cell office:value-type="float" office:value="12.595586" calcext:value-type="float">
            <text:p>12.595586</text:p>
          </table:table-cell>
          <table:table-cell office:value-type="float" office:value="0.340421" calcext:value-type="float">
            <text:p>0.340421</text:p>
          </table:table-cell>
          <table:table-cell office:value-type="float" office:value="0.624232" calcext:value-type="float">
            <text:p>0.624232</text:p>
          </table:table-cell>
          <table:table-cell office:value-type="float" office:value="0.01051" calcext:value-type="float">
            <text:p>0.010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.916013" calcext:value-type="float">
            <text:p>22.916013</text:p>
          </table:table-cell>
          <table:table-cell office:value-type="float" office:value="0.381934" calcext:value-type="float">
            <text:p>0.381934</text:p>
          </table:table-cell>
          <table:table-cell office:value-type="float" office:value="0.656726" calcext:value-type="float">
            <text:p>0.656726</text:p>
          </table:table-cell>
          <table:table-cell office:value-type="float" office:value="0.010425" calcext:value-type="float">
            <text:p>0.010425</text:p>
          </table:table-cell>
          <table:table-cell office:value-type="float" office:value="40" calcext:value-type="float">
            <text:p>40</text:p>
          </table:table-cell>
          <table:table-cell office:value-type="float" office:value="13.534656" calcext:value-type="float">
            <text:p>13.534656</text:p>
          </table:table-cell>
          <table:table-cell office:value-type="float" office:value="0.338366" calcext:value-type="float">
            <text:p>0.338366</text:p>
          </table:table-cell>
          <table:table-cell office:value-type="float" office:value="0.669355" calcext:value-type="float">
            <text:p>0.669355</text:p>
          </table:table-cell>
          <table:table-cell office:value-type="float" office:value="0.010538" calcext:value-type="float">
            <text:p>0.0105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6559" calcext:value-type="float">
            <text:p>15.6559</text:p>
          </table:table-cell>
          <table:table-cell office:value-type="float" office:value="0.355816" calcext:value-type="float">
            <text:p>0.355816</text:p>
          </table:table-cell>
          <table:table-cell office:value-type="float" office:value="0.62617" calcext:value-type="float">
            <text:p>0.62617</text:p>
          </table:table-cell>
          <table:table-cell office:value-type="float" office:value="0.010595" calcext:value-type="float">
            <text:p>0.010595</text:p>
          </table:table-cell>
          <table:table-cell office:value-type="float" office:value="56" calcext:value-type="float">
            <text:p>56</text:p>
          </table:table-cell>
          <table:table-cell office:value-type="float" office:value="20.977567" calcext:value-type="float">
            <text:p>20.977567</text:p>
          </table:table-cell>
          <table:table-cell office:value-type="float" office:value="0.374599" calcext:value-type="float">
            <text:p>0.374599</text:p>
          </table:table-cell>
          <table:table-cell office:value-type="float" office:value="0.656706" calcext:value-type="float">
            <text:p>0.656706</text:p>
          </table:table-cell>
          <table:table-cell office:value-type="float" office:value="0.010457" calcext:value-type="float">
            <text:p>0.01045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.964544" calcext:value-type="float">
            <text:p>19.964544</text:p>
          </table:table-cell>
          <table:table-cell office:value-type="float" office:value="0.35651" calcext:value-type="float">
            <text:p>0.35651</text:p>
          </table:table-cell>
          <table:table-cell office:value-type="float" office:value="0.620438" calcext:value-type="float">
            <text:p>0.620438</text:p>
          </table:table-cell>
          <table:table-cell office:value-type="float" office:value="0.010578" calcext:value-type="float">
            <text:p>0.010578</text:p>
          </table:table-cell>
          <table:table-cell office:value-type="float" office:value="44" calcext:value-type="float">
            <text:p>44</text:p>
          </table:table-cell>
          <table:table-cell office:value-type="float" office:value="16.725972" calcext:value-type="float">
            <text:p>16.725972</text:p>
          </table:table-cell>
          <table:table-cell office:value-type="float" office:value="0.380136" calcext:value-type="float">
            <text:p>0.380136</text:p>
          </table:table-cell>
          <table:table-cell office:value-type="float" office:value="0.678695" calcext:value-type="float">
            <text:p>0.678695</text:p>
          </table:table-cell>
          <table:table-cell office:value-type="float" office:value="0.010628" calcext:value-type="float">
            <text:p>0.0106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.026626" calcext:value-type="float">
            <text:p>18.026626</text:p>
          </table:table-cell>
          <table:table-cell office:value-type="float" office:value="0.360533" calcext:value-type="float">
            <text:p>0.360533</text:p>
          </table:table-cell>
          <table:table-cell office:value-type="float" office:value="0.666512" calcext:value-type="float">
            <text:p>0.666512</text:p>
          </table:table-cell>
          <table:table-cell office:value-type="float" office:value="0.010531" calcext:value-type="float">
            <text:p>0.010531</text:p>
          </table:table-cell>
          <table:table-cell office:value-type="float" office:value="50" calcext:value-type="float">
            <text:p>50</text:p>
          </table:table-cell>
          <table:table-cell office:value-type="float" office:value="18.89071" calcext:value-type="float">
            <text:p>18.89071</text:p>
          </table:table-cell>
          <table:table-cell office:value-type="float" office:value="0.377814" calcext:value-type="float">
            <text:p>0.377814</text:p>
          </table:table-cell>
          <table:table-cell office:value-type="float" office:value="0.647661" calcext:value-type="float">
            <text:p>0.647661</text:p>
          </table:table-cell>
          <table:table-cell office:value-type="float" office:value="0.010547" calcext:value-type="float">
            <text:p>0.01054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.830399" calcext:value-type="float">
            <text:p>18.830399</text:p>
          </table:table-cell>
          <table:table-cell office:value-type="float" office:value="0.384294" calcext:value-type="float">
            <text:p>0.384294</text:p>
          </table:table-cell>
          <table:table-cell office:value-type="float" office:value="0.629819" calcext:value-type="float">
            <text:p>0.629819</text:p>
          </table:table-cell>
          <table:table-cell office:value-type="float" office:value="0.010616" calcext:value-type="float">
            <text:p>0.010616</text:p>
          </table:table-cell>
          <table:table-cell office:value-type="float" office:value="51" calcext:value-type="float">
            <text:p>51</text:p>
          </table:table-cell>
          <table:table-cell office:value-type="float" office:value="18.177437" calcext:value-type="float">
            <text:p>18.177437</text:p>
          </table:table-cell>
          <table:table-cell office:value-type="float" office:value="0.35642" calcext:value-type="float">
            <text:p>0.35642</text:p>
          </table:table-cell>
          <table:table-cell office:value-type="float" office:value="0.653688" calcext:value-type="float">
            <text:p>0.653688</text:p>
          </table:table-cell>
          <table:table-cell office:value-type="float" office:value="0.010564" calcext:value-type="float">
            <text:p>0.01056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.262379" calcext:value-type="float">
            <text:p>20.262379</text:p>
          </table:table-cell>
          <table:table-cell office:value-type="float" office:value="0.382309" calcext:value-type="float">
            <text:p>0.382309</text:p>
          </table:table-cell>
          <table:table-cell office:value-type="float" office:value="0.647087" calcext:value-type="float">
            <text:p>0.647087</text:p>
          </table:table-cell>
          <table:table-cell office:value-type="float" office:value="0.010403" calcext:value-type="float">
            <text:p>0.010403</text:p>
          </table:table-cell>
          <table:table-cell office:value-type="float" office:value="47" calcext:value-type="float">
            <text:p>47</text:p>
          </table:table-cell>
          <table:table-cell office:value-type="float" office:value="16.961254" calcext:value-type="float">
            <text:p>16.961254</text:p>
          </table:table-cell>
          <table:table-cell office:value-type="float" office:value="0.360878" calcext:value-type="float">
            <text:p>0.360878</text:p>
          </table:table-cell>
          <table:table-cell office:value-type="float" office:value="0.629247" calcext:value-type="float">
            <text:p>0.629247</text:p>
          </table:table-cell>
          <table:table-cell office:value-type="float" office:value="0.010587" calcext:value-type="float">
            <text:p>0.01058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.185289" calcext:value-type="float">
            <text:p>17.185289</text:p>
          </table:table-cell>
          <table:table-cell office:value-type="float" office:value="0.373593" calcext:value-type="float">
            <text:p>0.373593</text:p>
          </table:table-cell>
          <table:table-cell office:value-type="float" office:value="0.657389" calcext:value-type="float">
            <text:p>0.657389</text:p>
          </table:table-cell>
          <table:table-cell office:value-type="float" office:value="0.010676" calcext:value-type="float">
            <text:p>0.010676</text:p>
          </table:table-cell>
          <table:table-cell office:value-type="float" office:value="54" calcext:value-type="float">
            <text:p>54</text:p>
          </table:table-cell>
          <table:table-cell office:value-type="float" office:value="20.22063" calcext:value-type="float">
            <text:p>20.22063</text:p>
          </table:table-cell>
          <table:table-cell office:value-type="float" office:value="0.374456" calcext:value-type="float">
            <text:p>0.374456</text:p>
          </table:table-cell>
          <table:table-cell office:value-type="float" office:value="0.690695" calcext:value-type="float">
            <text:p>0.690695</text:p>
          </table:table-cell>
          <table:table-cell office:value-type="float" office:value="0.010695" calcext:value-type="float">
            <text:p>0.01069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.900452" calcext:value-type="float">
            <text:p>21.900452</text:p>
          </table:table-cell>
          <table:table-cell office:value-type="float" office:value="0.39108" calcext:value-type="float">
            <text:p>0.39108</text:p>
          </table:table-cell>
          <table:table-cell office:value-type="float" office:value="0.676159" calcext:value-type="float">
            <text:p>0.676159</text:p>
          </table:table-cell>
          <table:table-cell office:value-type="float" office:value="0.01052" calcext:value-type="float">
            <text:p>0.01052</text:p>
          </table:table-cell>
          <table:table-cell office:value-type="float" office:value="44" calcext:value-type="float">
            <text:p>44</text:p>
          </table:table-cell>
          <table:table-cell office:value-type="float" office:value="15.806855" calcext:value-type="float">
            <text:p>15.806855</text:p>
          </table:table-cell>
          <table:table-cell office:value-type="float" office:value="0.359247" calcext:value-type="float">
            <text:p>0.359247</text:p>
          </table:table-cell>
          <table:table-cell office:value-type="float" office:value="0.661361" calcext:value-type="float">
            <text:p>0.661361</text:p>
          </table:table-cell>
          <table:table-cell office:value-type="float" office:value="0.010484" calcext:value-type="float">
            <text:p>0.0104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.544855" calcext:value-type="float">
            <text:p>20.544855</text:p>
          </table:table-cell>
          <table:table-cell office:value-type="float" office:value="0.410897" calcext:value-type="float">
            <text:p>0.410897</text:p>
          </table:table-cell>
          <table:table-cell office:value-type="float" office:value="0.649513" calcext:value-type="float">
            <text:p>0.649513</text:p>
          </table:table-cell>
          <table:table-cell office:value-type="float" office:value="0.010596" calcext:value-type="float">
            <text:p>0.010596</text:p>
          </table:table-cell>
          <table:table-cell office:value-type="float" office:value="50" calcext:value-type="float">
            <text:p>50</text:p>
          </table:table-cell>
          <table:table-cell office:value-type="float" office:value="17.223294" calcext:value-type="float">
            <text:p>17.223294</text:p>
          </table:table-cell>
          <table:table-cell office:value-type="float" office:value="0.344466" calcext:value-type="float">
            <text:p>0.344466</text:p>
          </table:table-cell>
          <table:table-cell office:value-type="float" office:value="0.646487" calcext:value-type="float">
            <text:p>0.646487</text:p>
          </table:table-cell>
          <table:table-cell office:value-type="float" office:value="0.010485" calcext:value-type="float">
            <text:p>0.0104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.43575" calcext:value-type="float">
            <text:p>13.43575</text:p>
          </table:table-cell>
          <table:table-cell office:value-type="float" office:value="0.335894" calcext:value-type="float">
            <text:p>0.335894</text:p>
          </table:table-cell>
          <table:table-cell office:value-type="float" office:value="0.674317" calcext:value-type="float">
            <text:p>0.674317</text:p>
          </table:table-cell>
          <table:table-cell office:value-type="float" office:value="0.010551" calcext:value-type="float">
            <text:p>0.010551</text:p>
          </table:table-cell>
          <table:table-cell office:value-type="float" office:value="60" calcext:value-type="float">
            <text:p>60</text:p>
          </table:table-cell>
          <table:table-cell office:value-type="float" office:value="24.537432" calcext:value-type="float">
            <text:p>24.537432</text:p>
          </table:table-cell>
          <table:table-cell office:value-type="float" office:value="0.408957" calcext:value-type="float">
            <text:p>0.408957</text:p>
          </table:table-cell>
          <table:table-cell office:value-type="float" office:value="1.066766" calcext:value-type="float">
            <text:p>1.066766</text:p>
          </table:table-cell>
          <table:table-cell office:value-type="float" office:value="0.010749" calcext:value-type="float">
            <text:p>0.0107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.846436" calcext:value-type="float">
            <text:p>15.846436</text:p>
          </table:table-cell>
          <table:table-cell office:value-type="float" office:value="0.396161" calcext:value-type="float">
            <text:p>0.396161</text:p>
          </table:table-cell>
          <table:table-cell office:value-type="float" office:value="0.647943" calcext:value-type="float">
            <text:p>0.647943</text:p>
          </table:table-cell>
          <table:table-cell office:value-type="float" office:value="0.010546" calcext:value-type="float">
            <text:p>0.010546</text:p>
          </table:table-cell>
          <table:table-cell office:value-type="float" office:value="60" calcext:value-type="float">
            <text:p>60</text:p>
          </table:table-cell>
          <table:table-cell office:value-type="float" office:value="22.191691" calcext:value-type="float">
            <text:p>22.191691</text:p>
          </table:table-cell>
          <table:table-cell office:value-type="float" office:value="0.369862" calcext:value-type="float">
            <text:p>0.369862</text:p>
          </table:table-cell>
          <table:table-cell office:value-type="float" office:value="0.690799" calcext:value-type="float">
            <text:p>0.690799</text:p>
          </table:table-cell>
          <table:table-cell office:value-type="float" office:value="0.010543" calcext:value-type="float">
            <text:p>0.01054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9.238605" calcext:value-type="float">
            <text:p>19.238605</text:p>
          </table:table-cell>
          <table:table-cell office:value-type="float" office:value="0.377228" calcext:value-type="float">
            <text:p>0.377228</text:p>
          </table:table-cell>
          <table:table-cell office:value-type="float" office:value="0.676171" calcext:value-type="float">
            <text:p>0.676171</text:p>
          </table:table-cell>
          <table:table-cell office:value-type="float" office:value="0.010469" calcext:value-type="float">
            <text:p>0.010469</text:p>
          </table:table-cell>
          <table:table-cell office:value-type="float" office:value="49" calcext:value-type="float">
            <text:p>49</text:p>
          </table:table-cell>
          <table:table-cell office:value-type="float" office:value="18.838287" calcext:value-type="float">
            <text:p>18.838287</text:p>
          </table:table-cell>
          <table:table-cell office:value-type="float" office:value="0.384455" calcext:value-type="float">
            <text:p>0.384455</text:p>
          </table:table-cell>
          <table:table-cell office:value-type="float" office:value="0.627268" calcext:value-type="float">
            <text:p>0.627268</text:p>
          </table:table-cell>
          <table:table-cell office:value-type="float" office:value="0.010717" calcext:value-type="float">
            <text:p>0.0107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.594118" calcext:value-type="float">
            <text:p>20.594118</text:p>
          </table:table-cell>
          <table:table-cell office:value-type="float" office:value="0.411882" calcext:value-type="float">
            <text:p>0.411882</text:p>
          </table:table-cell>
          <table:table-cell office:value-type="float" office:value="0.914516" calcext:value-type="float">
            <text:p>0.914516</text:p>
          </table:table-cell>
          <table:table-cell office:value-type="float" office:value="0.010424" calcext:value-type="float">
            <text:p>0.010424</text:p>
          </table:table-cell>
          <table:table-cell office:value-type="float" office:value="50" calcext:value-type="float">
            <text:p>50</text:p>
          </table:table-cell>
          <table:table-cell office:value-type="float" office:value="17.620557" calcext:value-type="float">
            <text:p>17.620557</text:p>
          </table:table-cell>
          <table:table-cell office:value-type="float" office:value="0.352411" calcext:value-type="float">
            <text:p>0.352411</text:p>
          </table:table-cell>
          <table:table-cell office:value-type="float" office:value="0.661349" calcext:value-type="float">
            <text:p>0.661349</text:p>
          </table:table-cell>
          <table:table-cell office:value-type="float" office:value="0.010419" calcext:value-type="float">
            <text:p>0.01041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.367793" calcext:value-type="float">
            <text:p>20.367793</text:p>
          </table:table-cell>
          <table:table-cell office:value-type="float" office:value="0.399368" calcext:value-type="float">
            <text:p>0.399368</text:p>
          </table:table-cell>
          <table:table-cell office:value-type="float" office:value="0.680619" calcext:value-type="float">
            <text:p>0.680619</text:p>
          </table:table-cell>
          <table:table-cell office:value-type="float" office:value="0.010657" calcext:value-type="float">
            <text:p>0.010657</text:p>
          </table:table-cell>
          <table:table-cell office:value-type="float" office:value="49" calcext:value-type="float">
            <text:p>49</text:p>
          </table:table-cell>
          <table:table-cell office:value-type="float" office:value="17.913893" calcext:value-type="float">
            <text:p>17.913893</text:p>
          </table:table-cell>
          <table:table-cell office:value-type="float" office:value="0.36559" calcext:value-type="float">
            <text:p>0.36559</text:p>
          </table:table-cell>
          <table:table-cell office:value-type="float" office:value="0.65944" calcext:value-type="float">
            <text:p>0.65944</text:p>
          </table:table-cell>
          <table:table-cell office:value-type="float" office:value="0.010628" calcext:value-type="float">
            <text:p>0.0106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9.527016" calcext:value-type="float">
            <text:p>19.527016</text:p>
          </table:table-cell>
          <table:table-cell office:value-type="float" office:value="0.368434" calcext:value-type="float">
            <text:p>0.368434</text:p>
          </table:table-cell>
          <table:table-cell office:value-type="float" office:value="0.658707" calcext:value-type="float">
            <text:p>0.658707</text:p>
          </table:table-cell>
          <table:table-cell office:value-type="float" office:value="0.010702" calcext:value-type="float">
            <text:p>0.010702</text:p>
          </table:table-cell>
          <table:table-cell office:value-type="float" office:value="47" calcext:value-type="float">
            <text:p>47</text:p>
          </table:table-cell>
          <table:table-cell office:value-type="float" office:value="18.826507" calcext:value-type="float">
            <text:p>18.826507</text:p>
          </table:table-cell>
          <table:table-cell office:value-type="float" office:value="0.400564" calcext:value-type="float">
            <text:p>0.400564</text:p>
          </table:table-cell>
          <table:table-cell office:value-type="float" office:value="0.668648" calcext:value-type="float">
            <text:p>0.668648</text:p>
          </table:table-cell>
          <table:table-cell office:value-type="float" office:value="0.010461" calcext:value-type="float">
            <text:p>0.01046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1.867854" calcext:value-type="float">
            <text:p>21.867854</text:p>
          </table:table-cell>
          <table:table-cell office:value-type="float" office:value="0.383647" calcext:value-type="float">
            <text:p>0.383647</text:p>
          </table:table-cell>
          <table:table-cell office:value-type="float" office:value="1.157361" calcext:value-type="float">
            <text:p>1.157361</text:p>
          </table:table-cell>
          <table:table-cell office:value-type="float" office:value="0.010601" calcext:value-type="float">
            <text:p>0.010601</text:p>
          </table:table-cell>
          <table:table-cell office:value-type="float" office:value="43" calcext:value-type="float">
            <text:p>43</text:p>
          </table:table-cell>
          <table:table-cell office:value-type="float" office:value="16.505821" calcext:value-type="float">
            <text:p>16.505821</text:p>
          </table:table-cell>
          <table:table-cell office:value-type="float" office:value="0.383856" calcext:value-type="float">
            <text:p>0.383856</text:p>
          </table:table-cell>
          <table:table-cell office:value-type="float" office:value="0.60559" calcext:value-type="float">
            <text:p>0.60559</text:p>
          </table:table-cell>
          <table:table-cell office:value-type="float" office:value="0.01101" calcext:value-type="float">
            <text:p>0.011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.899617" calcext:value-type="float">
            <text:p>17.899617</text:p>
          </table:table-cell>
          <table:table-cell office:value-type="float" office:value="0.380843" calcext:value-type="float">
            <text:p>0.380843</text:p>
          </table:table-cell>
          <table:table-cell office:value-type="float" office:value="0.61682" calcext:value-type="float">
            <text:p>0.61682</text:p>
          </table:table-cell>
          <table:table-cell office:value-type="float" office:value="0.010484" calcext:value-type="float">
            <text:p>0.010484</text:p>
          </table:table-cell>
          <table:table-cell office:value-type="float" office:value="53" calcext:value-type="float">
            <text:p>53</text:p>
          </table:table-cell>
          <table:table-cell office:value-type="float" office:value="20.484879" calcext:value-type="float">
            <text:p>20.484879</text:p>
          </table:table-cell>
          <table:table-cell office:value-type="float" office:value="0.386507" calcext:value-type="float">
            <text:p>0.386507</text:p>
          </table:table-cell>
          <table:table-cell office:value-type="float" office:value="0.65979" calcext:value-type="float">
            <text:p>0.65979</text:p>
          </table:table-cell>
          <table:table-cell office:value-type="float" office:value="0.010545" calcext:value-type="float">
            <text:p>0.01054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2.396043" calcext:value-type="float">
            <text:p>22.396043</text:p>
          </table:table-cell>
          <table:table-cell office:value-type="float" office:value="0.379594" calcext:value-type="float">
            <text:p>0.379594</text:p>
          </table:table-cell>
          <table:table-cell office:value-type="float" office:value="0.663003" calcext:value-type="float">
            <text:p>0.663003</text:p>
          </table:table-cell>
          <table:table-cell office:value-type="float" office:value="0.010492" calcext:value-type="float">
            <text:p>0.010492</text:p>
          </table:table-cell>
          <table:table-cell office:value-type="float" office:value="41" calcext:value-type="float">
            <text:p>41</text:p>
          </table:table-cell>
          <table:table-cell office:value-type="float" office:value="16.039036" calcext:value-type="float">
            <text:p>16.039036</text:p>
          </table:table-cell>
          <table:table-cell office:value-type="float" office:value="0.391196" calcext:value-type="float">
            <text:p>0.391196</text:p>
          </table:table-cell>
          <table:table-cell office:value-type="float" office:value="0.601453" calcext:value-type="float">
            <text:p>0.601453</text:p>
          </table:table-cell>
          <table:table-cell office:value-type="float" office:value="0.010493" calcext:value-type="float">
            <text:p>0.01049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2.89041" calcext:value-type="float">
            <text:p>22.89041</text:p>
          </table:table-cell>
          <table:table-cell office:value-type="float" office:value="0.3692" calcext:value-type="float">
            <text:p>0.3692</text:p>
          </table:table-cell>
          <table:table-cell office:value-type="float" office:value="0.641394" calcext:value-type="float">
            <text:p>0.641394</text:p>
          </table:table-cell>
          <table:table-cell office:value-type="float" office:value="0.010645" calcext:value-type="float">
            <text:p>0.010645</text:p>
          </table:table-cell>
          <table:table-cell office:value-type="float" office:value="38" calcext:value-type="float">
            <text:p>38</text:p>
          </table:table-cell>
          <table:table-cell office:value-type="float" office:value="15.583375" calcext:value-type="float">
            <text:p>15.583375</text:p>
          </table:table-cell>
          <table:table-cell office:value-type="float" office:value="0.410089" calcext:value-type="float">
            <text:p>0.410089</text:p>
          </table:table-cell>
          <table:table-cell office:value-type="float" office:value="0.690888" calcext:value-type="float">
            <text:p>0.690888</text:p>
          </table:table-cell>
          <table:table-cell office:value-type="float" office:value="0.010543" calcext:value-type="float">
            <text:p>0.01054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.285232" calcext:value-type="float">
            <text:p>18.285232</text:p>
          </table:table-cell>
          <table:table-cell office:value-type="float" office:value="0.380942" calcext:value-type="float">
            <text:p>0.380942</text:p>
          </table:table-cell>
          <table:table-cell office:value-type="float" office:value="0.678743" calcext:value-type="float">
            <text:p>0.678743</text:p>
          </table:table-cell>
          <table:table-cell office:value-type="float" office:value="0.010668" calcext:value-type="float">
            <text:p>0.010668</text:p>
          </table:table-cell>
          <table:table-cell office:value-type="float" office:value="52" calcext:value-type="float">
            <text:p>52</text:p>
          </table:table-cell>
          <table:table-cell office:value-type="float" office:value="20.205909" calcext:value-type="float">
            <text:p>20.205909</text:p>
          </table:table-cell>
          <table:table-cell office:value-type="float" office:value="0.388575" calcext:value-type="float">
            <text:p>0.388575</text:p>
          </table:table-cell>
          <table:table-cell office:value-type="float" office:value="0.611263" calcext:value-type="float">
            <text:p>0.611263</text:p>
          </table:table-cell>
          <table:table-cell office:value-type="float" office:value="0.010855" calcext:value-type="float">
            <text:p>0.0108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.123576" calcext:value-type="float">
            <text:p>20.123576</text:p>
          </table:table-cell>
          <table:table-cell office:value-type="float" office:value="0.386992" calcext:value-type="float">
            <text:p>0.386992</text:p>
          </table:table-cell>
          <table:table-cell office:value-type="float" office:value="0.639085" calcext:value-type="float">
            <text:p>0.639085</text:p>
          </table:table-cell>
          <table:table-cell office:value-type="float" office:value="0.010826" calcext:value-type="float">
            <text:p>0.010826</text:p>
          </table:table-cell>
          <table:table-cell office:value-type="float" office:value="48" calcext:value-type="float">
            <text:p>48</text:p>
          </table:table-cell>
          <table:table-cell office:value-type="float" office:value="18.410062" calcext:value-type="float">
            <text:p>18.410062</text:p>
          </table:table-cell>
          <table:table-cell office:value-type="float" office:value="0.383543" calcext:value-type="float">
            <text:p>0.383543</text:p>
          </table:table-cell>
          <table:table-cell office:value-type="float" office:value="0.677867" calcext:value-type="float">
            <text:p>0.677867</text:p>
          </table:table-cell>
          <table:table-cell office:value-type="float" office:value="0.010579" calcext:value-type="float">
            <text:p>0.01057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.062028" calcext:value-type="float">
            <text:p>22.062028</text:p>
          </table:table-cell>
          <table:table-cell office:value-type="float" office:value="0.393965" calcext:value-type="float">
            <text:p>0.393965</text:p>
          </table:table-cell>
          <table:table-cell office:value-type="float" office:value="1.068649" calcext:value-type="float">
            <text:p>1.068649</text:p>
          </table:table-cell>
          <table:table-cell office:value-type="float" office:value="0.010577" calcext:value-type="float">
            <text:p>0.010577</text:p>
          </table:table-cell>
          <table:table-cell office:value-type="float" office:value="44" calcext:value-type="float">
            <text:p>44</text:p>
          </table:table-cell>
          <table:table-cell office:value-type="float" office:value="16.515146" calcext:value-type="float">
            <text:p>16.515146</text:p>
          </table:table-cell>
          <table:table-cell office:value-type="float" office:value="0.375344" calcext:value-type="float">
            <text:p>0.375344</text:p>
          </table:table-cell>
          <table:table-cell office:value-type="float" office:value="0.676085" calcext:value-type="float">
            <text:p>0.676085</text:p>
          </table:table-cell>
          <table:table-cell office:value-type="float" office:value="0.011061" calcext:value-type="float">
            <text:p>0.0110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3T16:06:25.917974078</dc:date>
    <meta:generator>LibreOffice/4.2.3.3$Linux_X86_64 LibreOffice_project/420m0$Build-3</meta:generator>
    <meta:editing-duration>PT7M33S</meta:editing-duration>
    <meta:editing-cycles>9</meta:editing-cycles>
    <meta:document-statistic meta:table-count="2" meta:cell-count="4080" meta:object-count="0"/>
  </office:meta>
</office:document-meta>
</file>